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text-properties style:font-name="Times" fo:font-size="12.0pt" fo:background-color="#868686"/>
    </style:style>
    <style:style style:name="P5" style:family="paragraph" style:parent-style-name="Standard">
      <style:paragraph-properties fo:margin-bottom="0.1667in"/>
      <style:text-properties style:font-name="LiSong Pro Light" fo:font-size="12.0pt" fo:background-color="#ececec"/>
    </style:style>
    <style:style style:name="P6" style:family="paragraph" style:parent-style-name="Standard">
      <style:paragraph-properties fo:margin-bottom="0.1667in"/>
      <style:text-properties style:font-name="LiSong Pro Light" fo:font-size="12.0pt" fo:background-color="#e0e0e0"/>
    </style:style>
    <style:style style:name="P7" style:family="paragraph" style:parent-style-name="Standard">
      <style:paragraph-properties fo:margin-bottom="0.1667in"/>
      <style:text-properties style:font-name="STSong" fo:font-size="12.0pt" fo:background-color="#e0e0e0"/>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text-properties style:font-name="Times" fo:font-size="12.0pt" fo:background-color="#e0e0e0"/>
    </style:style>
    <style:style style:name="P10" style:family="paragraph" style:parent-style-name="Standard">
      <style:text-properties style:font-name="LiSong Pro Light" fo:font-size="12.0pt" fo:background-color="#e0e0e0"/>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fo:margin-bottom="0.1667in"/>
      <style:text-properties style:font-name="STSong" fo:font-size="12.0pt" fo:background-color="#ececec"/>
    </style:style>
    <style:style style:name="T1" style:family="text">
      <style:text-properties fo:color="#032726"/>
    </style:style>
    <style:style style:name="T2" style:family="text">
      <style:text-properties style:font-name="Apple Color Emoji"/>
    </style:style>
    <style:style style:name="T3" style:family="text">
      <style:text-properties style:font-name="LiSong Pro Light"/>
    </style:style>
    <style:style style:name="T4" style:family="text">
      <style:text-properties fo:color="#052726"/>
    </style:style>
    <style:style style:name="T5" style:family="text">
      <style:text-properties style:font-name="Times"/>
    </style:style>
    <style:style style:name="T6" style:family="text">
      <style:text-properties style:font-name="STSong"/>
    </style:style>
    <style:style style:name="T7" style:family="text">
      <style:text-properties style:font-name="Lucida Grande"/>
    </style:style>
    <style:style style:name="T8" style:family="text">
      <style:text-properties style:font-name="Hiragino Kaku Gothic ProN"/>
    </style:style>
    <style:style style:name="TableColumn1" style:family="table-column">
      <style:table-column-properties style:column-width="3.4625in" style:rel-column-width="32767*"/>
    </style:style>
  </office:automatic-styles>
  <office:body>
    <office:text>
      <text:p text:style-name="P1">老羊   |  2019.08.31 03:39   |   <text:a xlink:type="simple" xlink:href="http://palinfo.habago.org/Entry?Command=Information_PrintForum&amp;iPage=3#FORUM37835"><text:span text:style-name="T1">#</text:span></text:a></text:p>
      <text:p text:style-name="P2">梁同學： <text:line-break/><text:line-break/>先請問你認為哪些「優秀的傳統中華文化」在今日的大陸已經不復存在，或是非常稀缺？其中又有多少可能與「不民主的大陸」和「民主的台灣」有關，而不是因為經濟活動、生產方式、或是資源分配的變化必然帶來的改變？ <text:line-break/><text:line-break/></text:p>
      <text:p text:style-name="P1">陳真   |  2019.08.31 03:25   |   <text:a xlink:type="simple" xlink:href="http://palinfo.habago.org/Entry?Command=Information_PrintForum&amp;iPage=3#FORUM37834"><text:span text:style-name="T1">#</text:span></text:a></text:p>
      <text:p text:style-name="P3">成功你好。 <text:line-break/><text:line-break/>剛哄完小孩入睡，洗完衣，晾完衣服，忙了些家事，現在才有點自己的時間。不過，看錶已經三點五分，細節的部份，只能改天再回答了。我得爭取更多睡眠時間。 <text:line-break/><text:line-break/>雖然我常說：敵人給我們洗腦，那我們也該努力洗回去，最好是直接宣佈答案，直接灌輸群眾就行，別叫他們懷疑，只需讓人們直接記住答案就行，不要讓人們有太多思索的機會，畢竟他們其實也思索不來。 <text:line-break/><text:line-break/>話雖這麼說，但我個人卻希望當別人看我寫的東西時，最好能保持一種懷疑主義的精神。並不是要大家懷疑我的文字之內在真實性，而是希望大家得懷疑自己從文字中所得到的心得或結論，別太快就以為我是在說些什麼。 <text:line-break/><text:line-break/>為什麼呢？因為我相信每個字都是詩。這是21年前我來到英國念書，在系上第一次迎新會議上臨時演說的自我介紹詞。記得有個好像是美國史丹佛來的同學站起來說："我來劍橋念哲學是因為，維根斯坦是我的英雄 (Wittgenstein is my man.)"。下一個輪到我，我一時不知道該說什麼，於是就說，"我來念哲學是因為，我經常連自己究竟是在說什麼都感到很困惑"，引起哄堂大笑。於是我就接著補充了一句："因為我覺得語言本身就是詩，每一個字都是。我們都是詩人。"。話一說完，全班師生頓時沉默了。 <text:line-break/><text:line-break/>思索，是世上很罕見的一件事。我從小一直以為自己很有思考能力，但直到出國念書後才知道原來我過去36年從未使用過大腦。我自認為在留學的第一年就已經學會了思考，就好像一種 "誕生"，自己把自己從自己的蛹裏頭給生出來了，至於剩下的9年求學時光，就只是一種年歲的成長，經驗的累積，沒什麼特殊性了。於是，第二年我便找上范光棣，問他我該何去何從。 <text:line-break/><text:line-break/>我從沒見過幾個具有思考能力的人。我講這話不帶絲毫的驕傲或批判與嘲弄之意，而只是陳述事實。我甚至一點都不推崇思考的價值。許多時候，我覺得它是有害的，它甚至會傷害了一個人最寶貴的單純人性。誰會思考，誰就會成為它的第一個受害者。要是我能有所選擇，我想我會選擇另一條與思考和語言全然無關的人生道路。 <text:line-break/><text:line-break/>人事物像海一樣，總該具有一種深度。當我們想適當理解某種人事物，往往得先有個前提，那就是在某種深度上先產生了理解。因此，很多 "題外話" 恰恰就是某種主題或某種人事物的前提，它雖在題 "外"，卻是理解該人事物的一種 "基礎"。倒過來說也一樣，當我們不了解這項 "基礎" 時，很多自以為是的理解，無非只是一種更加不可挽救的荒唐誤解。 <text:line-break/><text:line-break/>回到我原先想說的事，我一直很怕讀者，因為我並不想傷害人，但人們實際上卻很可能被我的文字所誤導，從而對人事物產生更多的誤解。這裏頭既牽涉到表達能力的問題。我雖儘可能在公眾面前講大白話，避免語意的含糊、微妙與不確定性。問題是，語言終究是語言。語言就是詩，我們都是詩人。我們最好要意識到這一點。 <text:line-break/><text:line-break/>有句話說，不知者無罪。語言的罪刑卻剛好相反："知者無罪"。我知道我是個 "詩人"，我知道我在胡說八道，因此，我在語言裏頭被赦免了。那些不明白這一點的人，卻遭到審判。(待續) </text:p>
      <text:p text:style-name="P1">梁成功   |  2019.08.31 01:44   |   <text:a xlink:type="simple" xlink:href="http://palinfo.habago.org/Entry?Command=Information_PrintForum&amp;iPage=3#FORUM37833"><text:span text:style-name="T1">#</text:span></text:a></text:p>
      <text:p text:style-name="P2">陈医师，我不久前补完了您之前推荐的那部KevinShipp的演讲，大概能知道您给我的回复是什么意思了。我是一个社会知识很少的高中生，之前对美国的军工复合体有十分模糊的概念，也知道美国“完全公认地”推动了智利等地军人政府的建立（也听说过一些别的罪行，但都不像智利那样责任主体完全没有争议）但直到看了那部演讲才第一次把前因后果串起来。 <text:line-break/>刚刚回家，客厅茶几上放着最近一期的《凤凰周刊》，封面故事：台湾初选乱象。其中一位主笔人霍安治（特约撰稿）用笔老到，在介绍黑韩产业链的发展时，指出了主流媒体对韩舆论转向的关键节点在四月以及资本对主流媒体的控制作用，在提及某人之前，结论就已呼之欲出。网络上却总有一些言论认为，韩国瑜支持者在没有“证据”的情况下就抨击某人收买媒体是一种造谣抹黑，我现在倒是明白了，很多事情的确定真的无需什么“证据” <text:line-break/>当初我第一次看到您的文章是通过转载（卡韩政变97）第一感觉是真诚与犀利，有种类似于之前读叔本华随笔时的感觉。说句实话，您讲到CIA的作用时我疑虑您在宣扬的是阴谋论，不是说反对，而是说您的观点毕竟牵涉到了比较根本的问题，在接受前还是应该保持谨慎。尽管我当时对您的观点颇有疑虑，但出于对您，以及对自己“见文识人”能力的信任，还是翻了几十页留言版，找到了您的许多阐述及一些有关资料的推荐，谢谢！ <text:line-break/>我一个小孩，看问题与说话的方式都比较琐碎，别见怪。 <text:line-break/>我很久以来有一个问题始终萦绕于心。小时候就已经听说，台湾在保存中华优秀传统文化方面做得比大陆好，尤其是民风淳美（那时2010年左右）而大了一些后又接触了一些不同的观点。网友们对这个问题讨论得很激烈，但很多时候却流于口水。曾经看过一篇大陆人写的长文分析，但那位网友的价值观比较右，我无法接受，或者说，他的分析让人感觉缺乏人文关怀，流于“庸俗的乐观主义”。我想问的是，蒋家的统治是否真的使台湾在民族文化保存与社会风气建设上优于大陆？如果有，表现是什么，时至今日，蒋家统治在这方面的遗产多大程度上还在？多大程度上已经消失？</text:p>
      <text:p text:style-name="P1">林炤育   |  2019.08.30 06:06   |   <text:a xlink:type="simple" xlink:href="http://palinfo.habago.org/Entry?Command=Information_PrintForum&amp;iPage=3#FORUM37832"><text:span text:style-name="T1">#</text:span></text:a></text:p>
      <text:p text:style-name="P3">當大王喊 WIN WIN WIN 時，那節奏讓我想起這首義大利歌 Bella Ciao <text:line-break/>https://youtu.be/O6oR4xK6xe8 <text:line-break/><text:line-break/><text:line-break/>啊朋友再见（意大利歌曲） <text:line-break/>bella ciao <text:line-break/><text:line-break/>(翻譯轉自大陸論壇--佚名) <text:line-break/><text:line-break/>那一天早晨，从梦中醒来， 啊朋友再见吧、再见吧、再见吧！ 一天早晨，从梦中醒来， 侵略者闯进我家乡； <text:line-break/><text:line-break/>啊游击队呀，快带我走吧， 啊朋友再见吧、 吧、再见吧！ 游击队呀，快带我走吧， 我实在不能再忍受； <text:line-break/><text:line-break/>啊如果我在，战斗中牺牲， 啊朋友再见吧、再见吧、再见吧！ 如果我在，战斗中牺牲， 你一定把我来埋葬； <text:line-break/><text:line-break/>请把我埋在，高高的山岗， 啊朋友再见吧、再见吧、再见吧！ 把我埋在，高高的山岗， 再插上一朵美丽的花； <text:line-break/><text:line-break/>啊每当人们，从这里走过， 啊朋友再见吧、再见吧、再见吧！ 每当人们，从这里走过， 都说啊多么美丽的花； <text:line-break/><text:line-break/>-------------------------------------------- <text:line-break/><text:line-break/>这花属于， 游击队 啊朋友再见吧、再见吧、再见吧！ 这花属于，游击队战士 他为自由献出生命 <text:line-break/><text:line-break/>那一天早晨，从梦中醒来， 啊姑娘再见吧、再见吧、再见吧！ 那天早晨，从梦中醒来， 我不得不背井离乡； <text:line-break/><text:line-break/>青青的牧场，高高的山岗， 啊姑娘再见吧、再见吧、再见吧！ 故乡风云，伴随我成长， 磨难会使人更坚强； <text:line-break/><text:line-break/>啊家山北望，常泪眼迷茫， 啊姑娘再见吧、再见吧、再见吧！ 年迈双亲，会痛断离肠， 请代我宽慰爹和娘； <text:line-break/><text:line-break/>啊山高水长，望前路茫茫， 啊姑娘再见吧、再见吧、再见吧！ 热血男儿，要志在四方， 人生路越走越宽广； <text:line-break/><text:line-break/>这万里云天，都任我翱翔， 啊姑娘再见吧、再见吧、再见吧！ 有朝一日，将成就辉煌， 再举杯欢聚在一堂。 <text:line-break/><text:line-break/>------------ <text:line-break/><text:line-break/>1944年，第二次世界大戰接近尾聲，面臨東西夾擊的德國已走到了失敗的邊緣，然而他們仍不死心，為了挽救危局，德軍計劃從希臘經南斯拉夫撤回本國，為了能夠順利地撤退，他們要竭力保住一座撤退途中必經的橋樑。與此同時，一小隊南斯拉夫游擊隊員奉命前去炸毀這座橋樑，橋又高又險，任務極其艱鉅。如果能炸掉這座大橋，將阻斷德軍的退路，更有利於反攻。德軍當然也明白這座具有戰略意義的大橋的重要性，他們部署了一個團的軍力守衛，還安排了對付游擊隊的專家黨衛軍上校霍夫曼坐鎮在軍營中，大橋四周可謂戒備森嚴。游擊隊在步步逼近目標的秘密潛入過程中，不幸被德軍守備隊發現，一名戰士為了掩護全體戰友脫險，孤身留守阻擋頑敵，不幸負傷後又大聲呼叫退走的戰友將手榴彈投向自己，殺身成仁，不當俘虜。為了炸橋， 游擊隊找到了一個工程師，但這個工程師恰恰是橋的設計者。經過一系列周密的安排和驚險曲折的鬥爭後，最終工程師親手炸掉了自己設計建造的橋。 <text:line-break/><text:line-break/>這部影片由南斯拉夫波斯納電影製片廠出品，導演是哈克爾瓦瓦茨，由著名的南斯拉夫功勳演員巴日沃伊諾維奇出演主角游擊隊少校老虎。影片承襲了南斯拉夫電影的一貫風格，情節跌宕起伏，人物形象鮮明，飛機大炮加游擊隊，突出英雄人物。這部電影最早於七十年代在中國放映，那是一個極度缺乏精神食糧的年代。所以生於七十年代的人對這部電影留下了永難磨滅的印象，他們津津樂道於劇情和台詞，學吹口哨和口琴並高唱這首著名的插曲——《啊！朋友！再見》。</text:p>
      <text:p text:style-name="P1">孫從輔   |  2019.08.30 03:55   |   <text:a xlink:type="simple" xlink:href="http://palinfo.habago.org/Entry?Command=Information_PrintForum&amp;iPage=3#FORUM37831"><text:span text:style-name="T1">#</text:span></text:a></text:p>
      <text:p text:style-name="P2">Nathan Rich (火鍋大王) 最新的評論又到了一個新境界 <text:line-break/><text:line-break/>https://youtu.be/vkShSujdao4 <text:line-break/><text:line-break/>視頻中他扮演一個"新軸心國媒體"的主持人，用超諷刺的口吻大談如何在"自由的幌子"下分裂中國的方法。超好笑的，而且句句都是大實話，句句令人警醒。</text:p>
      <text:p text:style-name="P1">陳真   |  2019.08.30 01:52   |   <text:a xlink:type="simple" xlink:href="http://palinfo.habago.org/Entry?Command=Information_PrintForum&amp;iPage=4#FORUM37830"><text:span text:style-name="T1">#</text:span></text:a></text:p>
      <text:p text:style-name="P2">卡韓政變 (157)：中時與我 <text:line-break/><text:line-break/>陳真 2019. 08. 30. <text:line-break/><text:line-break/><text:line-break/>法輪功不是宗教，而是 CIA 資助扶持的反華政治組織，在台灣無孔不入，到處都有，包括百貨公司、各級學校、各種觀光景點及各項會議現場如醫學會等，資源充沛，錢好像多到用不完。 <text:line-break/><text:line-break/>連台灣這麼仇中反華的地方，CIA尚且永不止息地如此用心經營洗腦作業，甚至這幾年更是不斷瘋狂加強洗腦力道，祖國卻始終一點點作為也沒有，不知道這是出於過度自信還是出於完全無能？我常為此百思不解。許多時候，我真是很懷疑祖國負責對台工作的那些人或單位，究竟有無用心？竟跟台灣社會如此脫節。 <text:line-break/><text:line-break/>祖國在台灣有一些完全稱不上代理人的友好對象，但這些人或團體 (恕不點名)，其實大多很難寄以厚望。我是說，他們之於台灣社會其實缺乏說服力，太八股了，連我這麼熱愛祖國的人都聽不下去，更不用說那些已經中毒很深的腦殘們；其中有些所謂親中團體，根本就是絲毫不值得關注的騙子，比方說佔據宮廟升五星旗之類的，但是居然照樣獲得對岸官媒的青睞，真是不可思議。 <text:line-break/><text:line-break/>在台親中團體中，最值得稱頌的之一就是中國時報。其實我長年以來很少看報紙，因為我自己就是一個雷達；不管島內外，世界上那些我該知道、想知道的事，似乎自然就會知道，我有自己的一套理解世界發展與變動的方法。總之，我並沒有購買或閱讀報紙的需求。但是，這些年來，除了之前在診所固定訂閱中國時報之外，私下我也常掏錢買中國時報，然後把它放在一些餐廳或早餐店桌上給別的顧客看；一來幫忙傳播真相、捍衛是非公義，二來也希望中國時報能撐久一點，別虧太多錢。 <text:line-break/><text:line-break/>很難想像會有這麼一天，我居然會稱讚中國時報。黨外時期，它和聯合報就是最惡劣的兩大無恥媒體。因為吾友柏楊先生的關係，在個人方面我很尊敬余紀忠先生，感謝他善待我的忘年之交柏楊先生。但是，撇開余老先生不談，黨外時期的中國時報，基本上就是經常顛倒是非黑白的國民黨黨報，呼風喚雨，人手一報，洗腦洗得很厲害，醜化黨外不遺餘力。曾有一段時間，我自己就是中國時報 (以及聯合報、民生報等等) 抹黑的對象。 <text:line-break/><text:line-break/>黨外期間，我寫過上百萬字的稿子，除了黨外雜誌外，報紙方面我都是交給那些名不見經傳或極少人閱讀的媒體刊登，例如民眾日報、台灣時報、教會公報以及一些已經消失的媒體。一直到了大約1996年左右，可能是因為貪污漢奸老賊李登輝當上總統，開始大搞去中、仇中，我注意到 "中時" 似乎才有了一點 "從良" 的變化，於是我就史無前例地把幾篇文章投給它。刊登之後，真是很難想像，幾乎所有同學、同事和朋友全都看到了文章；由此你就能知道中國時報在當年壓倒性的洗腦威力。我在其它小眾媒體寫了幾百萬字，從來都只有極少數圈內人閱讀，可是，一投到 "中時"，竟然馬上人人皆知。 <text:line-break/><text:line-break/>總之，改朝換代後，"中時" 和 "聯合" 都改邪歸正了，不再造謠，不再抹黑，不再昧著良心充當政治傳聲筒。特別是蔡衍明入主之後的中國時報，更是值得尊敬。雖然在論述能力、說服力及觀照層次與深度等方面似乎還是有點弱，但它至少扮演了當下黑暗時代的一盞明燈。特別是它對於這場極端惡質的黑韓選舉，在完全一面倒的抹黑潮流及仇中反華的逆流中，保留了媒體人應有的基本良知與勇氣。 <text:line-break/><text:line-break/>有時早上去超商買吃的，看到架上還有沒賣完的中國時報，我都很想當場對著架上的報紙給它鞠個躬，表達我內心由衷的感謝與敬意。</text:p>
      <text:p text:style-name="P1">林炤育   |  2019.08.29 13:42   |   <text:a xlink:type="simple" xlink:href="http://palinfo.habago.org/Entry?Command=Information_PrintForum&amp;iPage=4#FORUM37829"><text:span text:style-name="T1">#</text:span></text:a></text:p>
      <text:p text:style-name="P3">「罷韓」混進高雄某高中校園？ <text:line-break/><text:line-break/>https://bit.ly/2ZphOMK <text:line-break/><text:line-break/>Wecare高雄與公民割草行動聯合發起罷免韓國瑜活動，據網友爆料，該活動竟然混進校園，高雄的一所高級中學在社團活動中，疑似有人在講台上談韓國瑜與大陸關係，海報圖片是韓國瑜與習近平相互擁抱COS照。 <text:line-break/><text:line-break/>台灣這種政治洗腦甚至已進入小學校園，有次無意中點開一個小學的網站，網頁裡有個推薦網站連結，裡面的連接竟然是大紀元、新唐城、法輪功等反華網站。</text:p>
      <text:p text:style-name="P1">陳真   |  2019.08.29 02:12   |   <text:a xlink:type="simple" xlink:href="http://palinfo.habago.org/Entry?Command=Information_PrintForum&amp;iPage=4#FORUM37828"><text:span text:style-name="T1">#</text:span></text:a></text:p>
      <text:p text:style-name="P2">卡韓政變 (156)：為什麼 "必須" 投給韓國瑜 <text:line-break/><text:line-break/>陳真 2019. 08. 29. <text:line-break/><text:line-break/><text:line-break/>選舉理當是這樣，你要選誰是你家的事，你高興就好。就跟足球賽一樣，你愛支持哪一隊就去支持，你高興就好。但是，台灣的選舉卻完全不是這樣，完全都是靠奧步，靠抹黑，靠造謠，無所不用其極。人渣黨是這方面的一代天王，這不用說了，至於其外圍份子或同路人，同樣也是奧步高手，比方說柯文哲與郭台銘。 <text:line-break/><text:line-break/>當一個比賽如此荒腔走板奧步連連時，選誰就不再只是一種相對意義，而是道德之必然了。比方說一場拳擊賽，有一方拿扁鑽、帶刀子上場，或是一百個打一個，這時候，你還能說支持誰只是一種相對性的抉擇嗎？當然不能。因為它已經失去比賽應有的基本意義，那不叫拳擊賽，那叫圍毆，那叫企圖謀殺。 <text:line-break/><text:line-break/>就如同你看一場棋賽，如果有一方完全不照應有的棋賽規則進行，那還能叫做比賽嗎？這時候，支持誰就不再只是一種相對意義的理性抉擇，而是一種道德義務。 <text:line-break/><text:line-break/>黨外時，流傳這麼一句話我覺得挺有道理，那句話是說，哪怕黨外推出的候選人只是一隻蜥蜴，我們還是應該把票投給牠。為什麼呢？因為面對殺人、關人無所不用其極的國民黨，就算投給一隻蜥蜴，也必然是一種道德義務，更不用說黨外候選人的人品操守往往遠遠勝舊國民黨那一大堆充滿敗行劣跡的黑金候選人。 <text:line-break/><text:line-break/>韓國瑜的這場選舉也一樣。今天就算韓國瑜不是一個人，而是一隻貓頭鷹，我們也仍然還是 "必須" 支持他。這個 "必須"，英文叫做 must，指的就是一種道德義務。為什麼 "必須" 投給他呢？因為這還能稱得上是一場公平正直的比賽嗎？每天就是各路人馬動用幾乎所有媒體無日無之無時無刻地抹黑、造謠與醜化韓國瑜。台語有句話說 "路見不平，氣死閒人"，就是這樣。就算我根本不想投給韓國瑜，在道德義務上我還是必須投給他，因為這樣一種純粹靠奧步的 "比賽"，實在太荒唐太卑鄙太齷齪了，我不支持韓國瑜，難道要支持蔡英文、柯文哲和郭台銘等等這些行事齷齪不擇手段者？ <text:line-break/><text:line-break/>比方說郭台銘，你想當總統是你的自由，那你就去選啊，但你的參選方式卻是始終依靠抹黑與造謠。然後現在初選輸了卻又不認帳，故意想用各種假民調及拖字訣，看能不能把韓國瑜給拉下馬。倘若有人連郭這樣一種猥猥瑣瑣的陰暗卑鄙參賽者居然也能支持，那我真不知道他到底還在不在乎任何一種比賽的基本正當性。 <text:line-break/><text:line-break/>比方說，我如果帶個手榴彈去跟人比賽拳擊，然後我贏了，因為我把對手炸得粉身碎骨了，然後觀眾們難道也要稱讚我是世界拳王嗎？這樣的觀眾會不會太低級太荒唐了點？ <text:line-break/><text:line-break/>至於奧步天王柯文哲，每次選舉就是出奧步，非常齷齪無恥。在這次選舉中，他要怎麼玩陰的，只要不使壞，自然也都是他的自由。但是，可別說什麼這叫做超越藍綠。柯文哲基本上就是在幫蔡英文及人渣黨消滅韓國瑜。方式就是：柯蔡雙方經常假裝鬥嘴演雙簧，並透過拉攏另一個奧步天王郭台銘，先把第一名韓國瑜拖垮再說。只要幹掉了韓國瑜，國民黨在往後幾年內大概都很難再出現足以與人抗衡的人選，至於什麼燕子、漢子，那樣一些平庸到不能再平庸跟路人甲沒兩樣的人，如果能成氣候，我把陳真倒過來寫。 <text:line-break/><text:line-break/>簡單這麼說，目前的狀況就是：柯、蔡等綠營人士結合藍營權貴菁英，拼命拉抬郭台銘，大家忙著一起先消滅韓國瑜再說。一旦成功消滅，然後大家再來分贓天下；往後若干年，也許八年、十年或更久，都很難再有競爭者，大家喬官位喬利益將可隨心所欲。 <text:line-break/><text:line-break/>郭台銘不管選不選，總之就是慢慢拖，最久可以拖到十一月，把你韓國瑜拖到垮為止。除了郭柯王蔡，可別忘了還有大內高手宋楚瑜。所謂物以類聚，這話很有道理，品性、氣味一樣的人，終究都還是會聚在一起。 <text:line-break/><text:line-break/>有個名嘴叫黃暐瀚，我看是個不錯的人，但他最近竟然說柯文哲的盤算是絕不能讓蔡英文當選。這就是胡扯。柯怎麼會怕蔡當選？倘若這是他的目的，那他就直接支持韓國瑜不就好了？怎麼反而還拼命藉著抬舉郭台銘來分裂國民黨，並且拼命攻擊韓國瑜，目的就是想為綠營立下第一戰功，日後再來封官鬻爵或是下回自己上場。 <text:line-break/><text:line-break/>我很不喜歡講這類細節，因為意義不大。台灣政治雖然遠比外行人所了解的要複雜許多，但你若熟知這個圈子三、四十年，其實一切幾乎都一目了然。 <text:line-break/><text:line-break/>至於綠媒每天報導什麼韓國瑜民調已經崩盤，已經大輸，鼓勵國民黨趕快換瑜。這真是鬼扯蛋。韓國瑜如果已經崩盤，綠營還會每天想方設法抹黑他嗎？韓國瑜如果已經崩盤，美國人根本也不可能想鳥他了。 <text:line-break/><text:line-break/>CIA的民調很厲害，據說精準到小數點第一位。我不知道韓的真實民調如何，但是，從美國人對他的 "興趣"，可想而知，他當選的可能性依舊高度存在。 <text:line-break/><text:line-break/>韓流只能摧毀於一時，但無法永久摧毀，因為那是某種非關人為塑造之真實民意，反映了兩岸的基本困境。當它一時無法摧毀，美國人就會想辦法吸收、操弄並轉化這樣一種民意。韓國瑜突然又被美國人叫去問話，過一陣子聽說還得再度去美國面試，無非就是因為美國人想要掌握一切發展的可能性。我沒法判斷裏頭細節，我只能判斷：韓國瑜依舊還存活在棋局之中，尚未出局。最近市面上那些民調，全是假的。</text:p>
      <text:p text:style-name="P1">陳真   |  2019.08.28 20:00   |   <text:a xlink:type="simple" xlink:href="http://palinfo.habago.org/Entry?Command=Information_PrintForum&amp;iPage=4#FORUM37827"><text:span text:style-name="T1">#</text:span></text:a></text:p>
      <text:p text:style-name="P3">Alex 你好。 <text:line-break/><text:line-break/>做為一個 "前" 反核元老，我對反核運動知之甚詳。但我當然不可能詳述 (那得寫成一本書)，只能簡單說： <text:line-break/><text:line-break/>一開始反核 (大約八零年代中期) 是出於安全考量，畢竟台灣這麼小的島，核電廠密度卻這麼高，加上台電及當時的國民黨政權習慣性刻意隱瞞安全資訊與環境風險，而且從不考慮 "萬一"；萬一發生核災，如何應變如何逃難等等，相關計畫一切都是空白。 <text:line-break/><text:line-break/>當時的反核初衷大概是這樣，後來才又加深論述，包括幾個面向，例如反美、反獨裁與反貪污等等等。 <text:line-break/><text:line-break/>黨外其實是反美的。黨外的理想就跟巴勒網的理想沒兩樣，反戰，反侵略，反帝國主義，反殖民，反美反日，反種族歧視，反族群操弄，反資本主義剝削、弱勢者優先、重視庶民利益與農漁工權利等等等。而核電廠所涉及的諸多黑箱運作與利益輸送及官商勾結與美帝施壓等，恰恰就是反美、反獨裁與反貪污等等黨外理想的基本面向。 <text:line-break/><text:line-break/>簡單說，台灣的核電政策之主導者就是美國。美國就是當年 "萬惡國民黨" 的爸爸，每天讚美國民黨是世界民主的燈塔。 <text:line-break/><text:line-break/>黨外反核的同時，勢必也得反美，因為兩者可以畫等號。至於反獨裁及反貪污就更不用說了，相關利益與回扣，金額非常龐大。 <text:line-break/><text:line-break/>到了民進黨成立，依舊反核，藉以打擊國民黨，打它貪污與不安全等等，常提的訴求之一就是說核四造價如何如何昂貴，貴到不合理，一定是貪污云云。但你知道，民進黨不管反什麼或支持什麼全是假的，主要是看有無利益可圖，隨時可以調整說法。 <text:line-break/><text:line-break/>1994年左右，林義雄介入反核運動，成立核四公投促進會，表面上不說反核，而是主張重大議題應由公民投票決定，讓大家做 "主人"。反核於是變成一種所謂直接民主的公投議題。 <text:line-break/><text:line-break/>林義雄因為是民進黨的神，於是反核一時之間又升級成為一種道德議題 ("不反核就是不愛台灣、就是敵人" 之類)，藉以掠奪政治利益。在林義雄帶領的 "千里苦行" 環島徒步反核運動中，我還曾經跟阿扁一起走在街頭上反核苦行，真是很諷刺。 <text:line-break/><text:line-break/>2000年，阿扁騙得政權，在林義雄壓力下停建核四，造成股市崩盤及經濟恐慌，於是又復建核四。不但復建，過去不是一直罵說核四預算如何昂貴不合理嗎？民進黨自己一掌權，卻馬上追加預算，預算三級跳，雨露均霑。 <text:line-break/><text:line-break/>蘇啥小昌和蔡啥小等人擔任所謂行政院長及副院長時，不但追加核四預算，而且要求趕工，如期完成。 <text:line-break/><text:line-break/>總而言之，人渣黨執政期間，對於反核就是一下反，一下不反，早上反，下午不反，甚至還一方面推動核四興建，一方面竟然參加反核大遊行，荒唐錯亂之無恥程度，難以想像。 <text:line-break/><text:line-break/>後來，2008年，馬英九當總統。這下子民進黨一定又要來大大反核了，於是反核又再度成為神聖的道德議題，不反核者簡直就是畜生，根本不是人。 <text:line-break/><text:line-break/>這時候，核四都蓋好了，大家該撈的錢也都撈了，剩下的利用價值就是做為一種攻擊國民黨的政治工具，藉以奪取政權。 <text:line-break/><text:line-break/>兩年後，美國 CIA和人渣黨推動大腸花佔領立法院，然後林義雄絕食抗議，以死相逼，馬英九被迫停建核四。 <text:line-break/><text:line-break/>2016年，人渣黨奪權成功，要不要反核於是又變成不一定了；嘴裏說反核，卻又不斷重新啟動舊有的核電機組，甚至反過頭來責怪馬英九停建核四，這個人渣黨的無恥程度，真是破表。 <text:line-break/><text:line-break/>這時候的所謂反核，其實就只是 "只要是國民黨執政，我就反核"，純粹就是一種政治騙術與政治動員手段。 <text:line-break/><text:line-break/>在整個反核運動中，你很清楚可以看到，只有黨外時期的反核具有某種真實意義，但它很快就變成一種藉以奪權撈錢的政治工具。 <text:line-break/><text:line-break/>至於後來人渣黨之所謂非核家園與能源政策等等，除了瞎掰，還是瞎掰，純屬詐騙，以人民健康握為撈錢奪權的代價；空污越來越嚴重，特別是南部地區，死於空污者不知凡幾，而這一切從來都不是藍綠各黨的基本考量。特别是人渣黨，存心就是以反核行騙，藉以奪權撈錢。 <text:line-break/><text:line-break/>我講這個只是簡略版，其實遠比這些還複雜，比方說，在反核的同時就說要發展綠能，例如什麼風力發電，但其運作過程卻機關重重，層層黑幕，利益輸送官商勾結的嫌疑很重。</text:p>
      <text:p text:style-name="P1">陳真   |  2019.08.28 17:24   |   <text:a xlink:type="simple" xlink:href="http://palinfo.habago.org/Entry?Command=Information_PrintForum&amp;iPage=4#FORUM37826"><text:span text:style-name="T1">#</text:span></text:a></text:p>
      <text:p text:style-name="P2">卡韓政變 (155)：成為作者 <text:line-break/><text:line-break/>陳真 2019. 08. 28. <text:line-break/><text:line-break/><text:line-break/>香港的 "自由"，到了一種非常荒唐、根本不設防的地步。全世界除了台灣，大概找不到這樣一種名為回歸、實則仍是殖民地的城市，任由敵人操控媒體與教材；一如台灣，認賊做父，仇視自己的骨肉同胞，醜化自己的祖先，卻甘為敵人之人肉炸彈，然後以為自己是在追求什麼民主。 <text:line-break/><text:line-break/>我常覺得，人類智能之普遍低下，只能以匪夷所思來形容。"基本理性" 這東西，乍聽平常，實則罕見。 <text:line-break/><text:line-break/>過去二十幾年來，美國在全世界各地不斷加強大搞這類動亂，以民主之名，行顛覆之實，藉以侵略或擴張地盤，消滅異己。但我不相信中美對抗中祖國會輸了這一局；港台這兩顆人肉炸彈，引信不拆，其實傷不了大局走向，只會害了自己。我們不幸成為港台成員，只能盡力自救。 <text:line-break/><text:line-break/>"卡韓政變 (152)：阿桑吉與我 " 中提到： <text:line-break/><text:line-break/>"腦殘雖佔人口的絕大多數，但仍有極少數的後知後覺者；他們仍有慧根，腦子還沒完全壞掉，而這些人就是你的訴求對象。這些人雖然為數不多，但你知道嗎？一種價值體系或判斷架構的改變，往往在短時間內發生，就好像堤防潰堤一般，說垮就垮。造成這樣一種改變，往往只需要不到百分之一的人口，甚至百分一或千分之一就夠了。一如海水沖垮堤防，並不需要全部的海水量，而僅僅需要其中極小部份，一波接一波，假以時日，就能沖倒堤防。" 堤防不需要整個破掉，只需要破個小洞，整個就會垮。 <text:line-break/><text:line-break/>我想說的是這樣：比方說巴勒網，小貓兩三隻，沒什麼作用，但假若類似巴勒網這樣的網站不是一個，而是一百個或一千個，雖然仍是台灣總人口的極少數，也許萬分之一的百分比都不到，但它事實上卻足以改變現狀。 <text:line-break/><text:line-break/>很多人似乎總以為自己很渺小，並且深信某種立即可見的所謂 "效果"，其實這些都是錯覺。敵人並沒有特別強大，一己之力也沒有想像中那般渺小。至於所謂 "效果"，原本很多事就是需要時間。你想，光是學習一項運動或一種樂器或一套外語，得花多少時間？光想著什麼立竿見影的效果是很荒唐的。 <text:line-break/><text:line-break/>每次靜站，常有這類質疑，說我們站在這裏沒有效果。對此我只能說，你有多少努力就有多少效果。大力水手菠菜罐頭一吃，立即力大無窮，但那是卡通，不是現實情況。 <text:line-break/><text:line-break/>再說，如果你真的那麼在乎效果，那你也來貢獻一己之力，效果不就加倍了嗎？小貓兩三隻變成五六隻，總是有它的加乘意義。其實說穿了，效果云云，往往只是一種錯覺與遁詞，為自己的偷懶與冷漠給個合理化的藉口。 <text:line-break/><text:line-break/>比方說我也不是什麼專家，但我不也一樣可以寫出很多東西；很不想出名，卻不管躲到哪都有人認識，或多或少也有某種所謂 "影響力"。連我都能做出一點成績，各位當然也能做到，只是看你做不做而已。 <text:line-break/><text:line-break/>什麼都不做當然也沒關係，但若一方面抱怨處境，一方面卻又不想改變它；一方面痛恨不義，一方面卻又不肯做點什麼，那不是很奇怪嗎？ <text:line-break/><text:line-break/>像我主內又主外，光是柴米油鹽洗衣買菜當司機每天就忙到快出人命，比方說過去這三天一共睡不到8小時，平均一天壓縮到剩下不到3小時的睡眠，我不也一樣還是可以利用零碎時間做一些事。這其實都不是什麼能力問題。寫點公眾事務，全是大白話，需要什麼能力？而且有那麼多荒唐事可以寫不是嗎？ <text:line-break/><text:line-break/>比方說藍綠人渣每天抹黑韓國瑜，你既然路見不平，難道就不能拔滑鼠相助？幫他發出各種不平之鳴，為他澄清抹黑，或是抽空去湊個人場喊喊凍蒜也好啊不是嗎？ <text:line-break/><text:line-break/>若真要寫，能寫的事情可多了不是嗎？你每天看那些鳥人之卑鄙作為，不會生氣嗎？光生悶氣有用嗎？ <text:line-break/><text:line-break/>轉貼別人寫的東西很好，但你自己其實也可以寫啊，甚至可以針對各種議題做點研究不是嗎？例如要研究香港鳥人們和 CIA的關係有什麼難？要研究比方說人渣黨之分贓政治有什麼難？要研究人渣黨之各種倒行逆施有什麼難？ <text:line-break/><text:line-break/>重點是：你得真的站出來，成為 "作者"，而不是永遠躲在幕後當個不痛不癢的 "讀者"。"作者" 不用多，總人口的百萬分之一其實就足以改變很多事。 <text:line-break/><text:line-break/>力量是中性的，既可為善，亦能作惡。比方說，如今惡貫滿盈貪婪無度的 "新潮流"，呼風喚雨，為非作歹，權傾一時，但你知道當年新潮流的前身 "黨外編輯作家聯誼會" 有多少人嗎？差不多就十來個。 <text:line-break/><text:line-break/>我要說的是，一己之力其實並不渺小，只是看你願不願意做而已。倘若不願意做，你當然永遠都能找到無數說詞，"沒有效果" 就是其中最大的一個藉口。</text:p>
      <text:p text:style-name="P1">Alex Wang   |  2019.08.28 17:05   |   <text:a xlink:type="simple" xlink:href="http://palinfo.habago.org/Entry?Command=Information_PrintForum&amp;iPage=4#FORUM37825"><text:span text:style-name="T1">#</text:span></text:a></text:p>
      <text:p text:style-name="P3">一事不明！ <text:line-break/><text:line-break/>民進黨操弄反核，對他們有什麼政治利益麼？核電和經濟都是中性的東西，把核電都停掉了，對他們有什麼政治和經濟利益上好處？ <text:line-break/><text:line-break/>今天看到Dcard上說，台電網核能月刊全下架，是為下一步什麼做鋪墊麼？！ <text:line-break/><text:line-break/><text:span text:style-name="T2">⚠️</text:span>台灣價值國家機器啟動 台電網核能月刊全下架！<text:span text:style-name="T2">⚠️</text:span> <text:line-break/>https://www.dcard.tw/f/trending/p/231953691 <text:line-break/></text:p>
      <text:p text:style-name="P1">鄭豐遠   |  2019.08.28 11:25   |   <text:a xlink:type="simple" xlink:href="http://palinfo.habago.org/Entry?Command=Information_PrintForum&amp;iPage=4#FORUM37824"><text:span text:style-name="T1">#</text:span></text:a></text:p>
      <text:p text:style-name="P2">講點題外話，上禮拜六和鈺錠去公園吃午飯，見路旁有兩隻狗被栓著沒人管，我於是上前用中文攀談，順便上下其手，後來主人出現，是個洋人，笑著用英文問我從哪裡來 (還好沒說請不要吃我的狗)，我說中國，停了兩秒又補充 ”是台灣，不過對我來說沒差啦”。 <text:line-break/><text:line-break/>就在前一天晚上，我才在和鈺錠說，每次只要一和別人說自己來自台灣，十之八九洋人就會說 “喔那你們很辛苦喔，中國大陸對你們那麼壞，很不好受吧，你們要加油喔，早日脫離魔掌喔， blabla…”。想不到隔天這老外真的就像人工智能一樣，吐出一模一樣的台詞! 我聽到當下，差點馬上轉頭用中文和鈺錠說:「妳看吧，老外就是這麼傻B。」還好克制住了沒說出口，因為這老外下一秒就用流利的中文說 ”我其實懂一點中文，因為我到中國許多城市工作過，blabla…＂，讓我捏了一把冷汗。 <text:line-break/><text:line-break/>以上只是無數生活插曲之一。出過國念書或工作的人，或許比較能夠體會語言與人的心理狀態的種種微妙關係。透過觀察本地人及各種移民特別是華人，我發現了幾件事: <text:line-break/><text:line-break/>(1) 洋狗可用中文溝通，沒有語言障礙 (but主要靠肢體語言)。 <text:line-break/><text:line-break/>(2) 英國人確實如陳真所說那樣。我和英國人八字不合。 <text:line-break/><text:line-break/>(3) 非英語母語的不同移民之間也沒有語言障礙，聽起來也許很神奇，但也許是因為大家都是非母語者，所以相當能體諒彼此，溝通不是靠一張嘴，而是靠一種意願和善意。來澳洲三年多了，我們的好朋友大多都也是移民。 <text:line-break/><text:line-break/>(4) 澳洲人和英國人也許有那麼一點像，從小聽慣了各種參差不齊的英文口音，在學校時和各地的同學朝夕相處，也許還有那麼一點包容，但一出社會就會露出英國人的真面目。你很難和澳洲人成為真正朋友的。 <text:line-break/><text:line-break/>(5) 語言不但和智能無關，和人理解事物的品質也無關。一個到中國工作多年進而學會一口流利中文的洋人， 說起中國仍然還是可能與一個普通的西方傻B無異。 <text:line-break/><text:line-break/>(6) 許多外國人學中文純綷基於實用理由，要說出於對中國文化有所認同或仰慕而學中文，那你真的想太多了 (不懂中文前要怎麼欣賞中國文化? 不合邏輯吧)。多數人只是基於一種實用理由 (甚至是反中理由) 而學。這就像音樂班的學生也許很會彈鋼琴，但他/她不一定對音樂很有熱情的道理是一樣的。 <text:line-break/><text:line-break/>(7) 說到底，人們對語言的評價往往和語言或文化本身無關，而是和語言使用者本身所屬的一整個群體的強弱有關。華人往往推崇英語，以會英語為榮，但在我看英語遠遠比不上許多語言如俄語，更別說中文或台語了。中蘇交好的舊時代，中國人得學俄語，俄語是唯一外語，等到世態一變，人們就紛紛棄俄語轉學英語了。人基於現實利害作出種種決定沒什麼不對 (不然我幹麻要學英語)，但處於弱勢一方與強勢一方的心態往往會有巨大差別，弱者往往會顯露出自卑，強者則是展現出傲慢。 <text:line-break/><text:line-break/>出國前為了英文雅思考試，在台灣上了幾個月的補習班，當時有個外籍老師讓我留下深刻印象。英國人，號稱念哲學的，來台灣娶妻生子多年，一句中文都不會說 (似乎是英國人特色，除了英語啥也不願學)，而且臉上永遠掛著一種傲慢和怒氣，不知道在氣什麼。有次下課我隨口問他你是研究哪個哲學家，想不到他說維根思坦，我很訝異，我說維根思坦是個好人對吧? 想不到他竟然說維根思坦是個討人厭的混蛋，淘淘不絕當我的面把維根思坦臭罵了一頓。我雖然不認識維根思坦，但當下我感覺就好像自己的親人受辱一樣，於是我立刻就把這臭傻B在心中劃上一個大叉叉。 <text:line-break/><text:line-break/>兩個月前回台，有天進便利商店買東西，想不到看到這臭傻B也在裡面。他不記得我，但我可記得他了，我觀察他走路結帳和講話的樣子，明白了一件事: 臭傻B放得再久還是臭傻B。 <text:line-break/><text:line-break/>(8) 話雖如此，撇除強弱的因素，中國社會仍比西方社會來得包容許多。或許是出於文化、宗教種種複雜理由，對於外來者，華人一向是友好地對待，把你當作珍貴的客人; 反觀西方，要嘛視你為次等人種，要嘛就視你為異教徒 (當然嘴上絕不會這麼講，但是出過國你就懂的)。 <text:line-break/><text:line-break/>我不想和人互扯口水，我說的只是一種明明白白的普遍現象和整體氛圍，如果有人說他/她不懂，說我都在亂講，說洋人都是很 NICE 的，那我建議不妨親自出個國，待個兩個月看看，如果能找份工作做做看更好，你就會懂我在說什麼了。 <text:line-break/><text:line-break/></text:p>
      <text:p text:style-name="P1">力民   |  2019.08.28 10:31   |   <text:a xlink:type="simple" xlink:href="http://palinfo.habago.org/Entry?Command=Information_PrintForum&amp;iPage=4#FORUM37823"><text:span text:style-name="T1">#</text:span></text:a></text:p>
      <text:p text:style-name="P3">各位可以看看香港的教育發生什麼問題，有個大陸人花了幾千塊買了好幾本香港課本，裡面的內容比台灣的本土化教育還誇張，幾乎已經是反政府份子養成教育了，內容需要搭配課本照片，我就不貼上來了，我不知道為什麼特區政府沒有作干涉，就像馬英九在這方面也是極為失敗，到底是無能還是境外勢力滲透到骨子裡了？ <text:line-break/>https://mp.weixin.qq.com/s/-bBonh5ku68WB8PF6N65fQ</text:p>
      <text:p text:style-name="P1">陳真   |  2019.08.28 04:36   |   <text:a xlink:type="simple" xlink:href="http://palinfo.habago.org/Entry?Command=Information_PrintForum&amp;iPage=4#FORUM37822"><text:span text:style-name="T1">#</text:span></text:a></text:p>
      <text:p text:style-name="P2">卡韓政變 (154)：誰會笑死？ <text:line-break/><text:line-break/>陳真 2019. 08. 28. <text:line-break/><text:line-break/><text:line-break/>30年前，醫學院剛畢業時，接到 PHR (Physicians for Human Rights) 的一封邀請函，邀請我去哈佛大學參加一個 "醫療與人權" 的國際研討會，有數十個國家的人員參與，為期數天。 <text:line-break/><text:line-break/>那是我生平第二次搭飛機出國，也是人生唯一一次去美國。我當時的英文程度大約跟國中生差不多 (我指的是 "說" 的部份)，但所謂初生之犢不畏虎，我照樣接受了邀請，照樣與會，照樣事後寫出許多報告，照樣主動認識了許多國家的參與者，就像花蝴蝶一樣，充滿熱情。那是當年的我，跟現在的 "自閉" 和 "冷漠" 心境判若兩人。 <text:line-break/><text:line-break/>現場有位紐約時報的記者，一聽到我是台灣來的，很驚訝，立即請我去一旁單獨談話，說我應該是與會者之中最年輕的，還說我來自 "最遙遠的地區"，因此想訪問我，但我最後還是拒絕了，因為不想掛一漏萬；我覺得我無法用國中程度的英文完整表達我比現場大多數參與者應該都還更加豐富的政治歷練與人權經驗。 <text:line-break/><text:line-break/>我明白那位記者所說的 "最遙遠" 一詞的意涵，一來是地理上的遙遠，一來是人權本身的遙遠。當年的台灣，基本上就是一個人權沙漠；別說什麼捍衛人權之舉，光是 "人權" 這兩個字本身都犯了根本大忌。 <text:line-break/><text:line-break/>我這篇文字不是要講人權，而是要講陳姥姥進大觀園。那是我第一次去到洋人社會，我很驚訝地發現一件事，原來我們自認為不堪聞問的 "國中程度" 英文，幾乎每個美國人都誇說 "你英文好棒哦"。我明白那是美國人開朗、好客的天性使然，不能當真。那就好像我們在台灣聽到洋人講上幾句怪腔怪調的台語或中文，往往也會很驚喜，會誇他說 "哇！你台語(或中文) 講得很好耶"。差不多就是那樣一個意思。 <text:line-break/><text:line-break/>若是英國人就不一定是這樣，甚至相反。任憑你英文再好，英國人往往會認為那只是 "應該的"，倘若你真的是國中程度的英文，很多英國人會馬上露出尷尬表情或皺起眉頭，以表不耐，絕不會像美國人那樣你幾乎只要會說幾句 How are you、fine、thank you，他就會興奮地誇你英文好棒。 <text:line-break/><text:line-break/>而我要說的是，不管是 "亂誇一通" 的美式反應或者是 "視英文為人類唯一語言" 的英式反應，洋人聽你講英文，即便你是國中程度的英文，也不會有什麼 "笑死人" 的反應。為什麼呢？因為一個洋人即便目不識丁，即便智商只有兩歲程度，照樣會講英文講得嚇嚇叫。為什麼？因為那是他們的母語啊。就好像台灣腦殘人士那麼多，每一個腦殘者的普通話相信也都講得很流利。 <text:line-break/><text:line-break/>這意味著什麼？意味著會不會講英文或會不會講中文跟智能無關。而且，當一個人使用自己的母語時，他絕不會因此感到很驕傲很得意。各位看得懂中文，聽得懂普通話或台語，難道每天會因此而自我陶醉？難道會因此而 "笑死" 那些不是以中文為母語的人？ <text:line-break/><text:line-break/>什麼樣的人，才會覺得應該 "笑死" 對方呢？就是那些一面對西方人就自動矮上一大截充滿自卑感的人。自卑和自大是同一回事，你有多少自大，就有多少自卑。也就是說，這類人士往往很喜歡炫耀比方說 "我英文很厲害哦"。炫耀的同時，自然也就覺得西方人會 "笑死" 英文不好的人。 <text:line-break/><text:line-break/>可是，西方人真的會笑死嗎？就我十多年的洋人社會經驗，相信是不會，而是大約有上述英式與美式兩種反應。 <text:line-break/><text:line-break/>之所以不會 "笑死" 是因為，洋人還不至於蠢到以為會講英文是一種很厲害的能力。連洋人養的狗也都是聽英文啊。我曾幫人養過一隻洋狗，溝通上還真有點彆扭，讓我快要 "笑死"，比方說，要她轉圈圈就要說 turn，要她坐下就要說 sit，她有乖乖聽話就摸摸她的頭說 good girl，不乖搞破壞就大聲罵她 BAD！語言是連狗都懂的一種東西，而不是好像意味著什麼能力似的。沒出息的人才會有那種自卑心態，在毫無意義的事情上頭作文章，以示高人一等。 <text:line-break/><text:line-break/>人渣黨抹黑韓國瑜真的是抹到連他一天吃幾頓飯、喝幾杯水、小便是否超過五次都要加以羞辱與嘲笑。看來，韓國瑜真是找不到什麼缺點了，才會連什麼中英夾雜也要嘲笑。 <text:line-break/><text:line-break/>你看，人渣黨那些低能政客，例如所謂行政院長蘇啥小昌的，說什麼韓國瑜的英文多爛，美國人聽了會 "笑死"。我沒聽過蘇、韓兩人講英文，但是語言發音與措詞這種東西，許多時候你聽他講母語或使用母語的深度就能略知一二。我相信，韓國瑜應該遠勝蘇啥小昌或陳 GM 的英文能力才對，但這些低能下三濫政客卻居然連這種無聊事也要把它搞成好像韓國瑜的什麼可笑污點似的。 <text:line-break/><text:line-break/>再說，韓國瑜是英文系 ("英國語文與英國文學" 系) 畢業，他的能力與所學理當是表現在更深一層的文學掌握能力上，而不是專程上大學僅僅只是去學習 "講英文"。上大學有這麼低能幼稚嗎？又不是去念幼兒園美語班。人渣黨那些真正意義上的低能草包，知不知道自己在嘲笑什麼？ <text:line-break/><text:line-break/>我見過一些研究中國各朝代歷史與思想(例如孔子與老莊)的西方學者，他們講中文的能力，很可能比我們的小學生還不如(說不定還輸給我們家四歲小娃)，但是你聽他們講中文會 "笑死" 嗎？人渣草包們炒作這個東西來羞辱人，其實只是自曝其短不是嗎？ <text:line-break/><text:line-break/>我常想，對岸同胞看到台灣這種 "民主自由"，每天無時無刻就是搞這些低能到爆的無聊抹黑，我不相信有幾個大陸人會羨慕；絕大部份人恐怕都是抱著看笑話的態度看待台灣所自傲的所謂 "民主自由" 吧。 <text:line-break/><text:line-break/>台獨陣營有位著名學者叫陳隆志，我跟他私下曾有幾面之緣，還上過他的課。頭一次上他的課，大約是25年前，課堂上聽他講英文真是很有趣，我回家趕緊就轉述給學姊聽，比方說華盛頓 (Washington)，陳隆志念起來變成 "襪訓懂"，很多發音都挺有 "特色"，很不標準。我特別喜歡學他講話，感覺很有趣，但我不相信洋人聽了陳隆志的英文會 "笑死"。</text:p>
      <text:p text:style-name="P4"><text:span text:style-name="T3">陳真</text:span><text:s/>  |  2019.08.26 03:22   |   <text:a xlink:type="simple" xlink:href="http://palinfo.habago.org/Entry?Command=Information_PrintForum&amp;iPage=1#FORUM37821"><text:span text:style-name="T4">#</text:span></text:a></text:p>
      <text:p text:style-name="P5">卡韓政變<text:span text:style-name="T5"><text:s/>(153)</text:span>：韓國瑜，覺悟吧！<text:span text:style-name="T5"><text:s/><text:line-break/><text:line-break/></text:span>陳真<text:span text:style-name="T5"><text:s/>2019. 08. 26. <text:line-break/><text:line-break/><text:line-break/></text:span>並不是所有人都是腦殘。你用肚臍想也知道，韓國瑜如果真的那麼爛、那麼無能，那麼草包，那麼智障，那麼偷懶，那麼猥瑣而不堪聞問，那麼不得民心，民進黨應該會很歡迎他代表國民黨出來選總統才對，根本不會有人想要去抹黑他，怎麼可能持續一整年、藍綠人渣總動員每天無時無刻造謠抹黑羞辱之，怕的就是他出來選。<text:span text:style-name="T5"><text:s/><text:line-break/><text:line-break/></text:span>同理，郭、柯、王、朱等人如果那麼強，那麼優秀，那麼讓民進黨害怕，那麼，今天被暗黑勢力萬箭穿心的就是郭、柯、王、朱等人，而不會所有攻擊力道史無前例地全部集中在一個人身上，藍綠人渣有志一同，甚至動用國家機器、情治力量與無數暗黑網軍，每天無時無刻就是硬要瞎掰造謠來抹黑抹黃抹紅韓國瑜；連毫無意義的一大堆無聊小事也要影射、渲染成天大的罪狀<text:span text:style-name="T5"><text:s/>(</text:span>其實由此更可見韓國瑜之乾淨與正直；要是真有什麼污點，老早一槍斃命<text:span text:style-name="T5">)</text:span>。<text:span text:style-name="T5"><text:s/><text:line-break/><text:line-break/></text:span>而我要說的是：韓國瑜醒一醒吧！輸贏是一回事，認清現實又是另一回事，別再幻想什麼團結國民黨，更不用幻想郭台銘等人<text:span text:style-name="T5"><text:s/>(</text:span>特別是郭台銘<text:span text:style-name="T5">) </text:span>會跟你團結；他<text:span text:style-name="T5">(</text:span>們<text:span text:style-name="T5">) </text:span>只會一路把你往死裏打，事實始終就是如此顯而易見；郭恰恰就是那些抹黑你的人之背後主要勢力之一。這些暗黑勢力，一定會這樣一直搞你搞到最後一刻。<text:span text:style-name="T5"><text:s/><text:line-break/><text:line-break/></text:span>韓國瑜很聰明，我估計他應該也懂得這些基本事實，只是不方便輕易開戰，但也不該假裝得太過火，以後萬一得開戰將不好轉圜。<text:span text:style-name="T5"><text:s/><text:line-break/><text:line-break/></text:span>另一方面，很多支持韓國瑜的人可能就真的很單純了，也許真會相信什麼應該想辦法把郭、王等人拉回來之類的傻話。我跟你說，不可能有這回事，除非重大利益交換。<text:span text:style-name="T5"><text:s/><text:line-break/><text:line-break/></text:span>民進黨始終很團結，自古已然，於今尤烈。這個人渣黨之所以如此團結的原因只有一個，那就是完全奉行分贓政治！任何人只要向人渣黨靠攏，請問哪一個沒有官位？哪一個沒有得到各式各樣的好處？台灣雖小，但總統可以分贓指派的職位至少就有上萬個；再怎麼小咖，只要效忠，都必然有好處可得，有官可做，至少也能當個董事長什麼的，啥事也不用做，坐領高薪。<text:span text:style-name="T5"><text:s/><text:line-break/><text:line-break/></text:span>改革之後的國民黨，之所以不可能團結，恰恰就是因為它不流行分贓政治，而比較重視黨國血統。韓國瑜的出現，等於進一步瓦解了最後的一點黨國利益結構，當然更不可能團結了；黨國權貴們就跟民進黨一樣，只會視你韓國瑜為敵。<text:span text:style-name="T5"><text:s/><text:line-break/><text:line-break/></text:span>韓想要勝選，只有一途，那就是忘記或乾脆拋棄國民黨，訴諸全民，以廣大人民的利益為依歸，別再想什麼黨內團結這類鬼話。我的意思是說，黨內會團結的人自然就會團結，根本不用你來拜託；至於無法團結的，就丟一邊吧，畢竟人民才是你的唯一依靠。<text:span text:style-name="T5"><text:s/><text:line-break/><text:line-break/></text:span>當然，回歸人民依然不一定會贏，但這畢竟才比較有可能激發應有的熱情，回歸應有的是非善惡與正義。否則，每天光看國民黨這些下三濫的權貴包括吳敦義等人私心作祟搞些有的沒的，歹戲拖棚，醜態百出，人民的基本熱情還能經得起多少消耗？遲早得煙消雲散；而這恰恰也是民進黨的唯一目的。<text:span text:style-name="T5"><text:s/><text:line-break/><text:line-break/></text:span>一個沒有人民支持的韓國瑜，其實就跟一個路人甲根本沒兩樣。藍綠人渣們所要做的，就是讓你把力氣耗盡在無窮無盡的抹黑與無謂的黨內團結爛戲之中，從而把你韓國瑜打回路人甲的原形。<text:span text:style-name="T5"><text:s/><text:line-break/><text:line-break/></text:span>聰明如韓國瑜者，理當清楚這一點；因此，該怎麼做就怎麼做，方為上策。至於勝負就不用太在意了，因為在意也沒用。難道你以為低聲下氣裝窩囊，你的敵人就會因此放你一馬？至於假裝台獨，當然也不會有用，反而只會讓原本支持你的人感到受挫，因為那很<text:span text:style-name="T5"><text:s/>"</text:span>不<text:span text:style-name="T5">" </text:span>韓國瑜。<text:span text:style-name="T5"><text:s/><text:line-break/><text:line-break/></text:span>韓流之興起，無非也只是因為你的真誠與勇氣以及人民利益至上之初心，而不是聽你開始搞修辭、玩政治、當政客，甚至連幾千億軍購這種對人民極端不利的醜事居然也要力挺，而且還中英文感謝川普呢。這類造假與把戲，其實只是一種政治自殺，因為它傷害了韓流之所以興起的基礎誠信與勇氣；當人民從而喪失了熱情，韓國瑜其實也就一無所有。<text:span text:style-name="T5"><text:s/><text:line-break/><text:line-break/></text:span>台灣人渣政客比蟑螂還多，難道還缺你一個韓國瑜？總之，拿出勇氣來，覺悟吧！該怎麼打就怎麼打，別往政客的方向走。要不就退選算了，讓人渣們互相去狗咬狗也不錯，好歹勝過一再傷害韓流對你韓國瑜的基本信任與熱情。<text:span text:style-name="T5"><text:s/><text:line-break/><text:line-break/>================ <text:line-break/><text:line-break/></text:span>韓國瑜臉書<text:span text:style-name="T5"><text:s/><text:line-break/><text:line-break/>2019. 08. 25. <text:line-break/><text:line-break/></text:span>【黑韓可包容<text:span text:style-name="T5"><text:s/></text:span>黑函零容忍】<text:span text:style-name="T5"><text:s/><text:line-break/><text:line-break/></text:span>說真的，每天紅黑黃我韓國瑜到底對國家、對社會到底有什麼幫助？又有什麼意義？<text:span text:style-name="T5"><text:s/><text:line-break/><text:line-break/></text:span>我一直很認真、很誠心而且很努力地，懷抱愛與包容面對所有的攻擊與敵意。但所有的感情和善意都應該是雙向的、互相的。從去年到今天，台灣社會似乎有一群冥頑不靈、習慣陰狠惡毒的人，就是無法對不同陣營的人抱以一丁點的愛與包容，他們的口裡和筆下只有無邊的攻擊和污衊。<text:span text:style-name="T5"><text:s/><text:line-break/><text:line-break/></text:span>這些日子我的人格和家庭都遭到無情、惡質的醜化和鞭撻，現在連大學學歷這種白紙黑字的簡單事實都要造謠抹黑，令人匪夷所思！<text:span text:style-name="T5"><text:s/><text:line-break/><text:line-break/></text:span>日前我在演講時，提到自己夜晚課餘時間打工，有心人士未經查證，空口白話先捏造我是夜間部學生，再指控我夜晚打工是「說謊被抓包」，這樣自編自導的「黑函」行為，實在令我啼笑皆非、亦忍無可忍。<text:span text:style-name="T5"><text:s/><text:line-break/><text:line-break/></text:span>我的愛與包容是出於心、發於誠，既然有些人天生無法領會什麼是愛與包容，那我也不會再浪費我的真心與善意。<text:span text:style-name="T5"><text:s/><text:line-break/><text:line-break/></text:span>我只能透過法律程序來捍衛正義與尊嚴。</text:p>
      <text:p text:style-name="P4"><text:span text:style-name="T3">陳真</text:span><text:s/>  |  2019.08.25 01:50   |   <text:a xlink:type="simple" xlink:href="http://palinfo.habago.org/Entry?Command=Information_PrintForum&amp;iPage=1#FORUM37820"><text:span text:style-name="T4">#</text:span></text:a></text:p>
      <text:p text:style-name="P6">成功你好，謝謝你問我問題，但我很難回答。<text:span text:style-name="T5"><text:s/><text:line-break/><text:line-break/></text:span>難在三部份：<text:span text:style-name="T5"><text:s/><text:line-break/><text:line-break/></text:span>一是：那是<text:span text:style-name="T5"><text:s/>"</text:span>你的<text:span text:style-name="T5">" </text:span>問題。也就是說，如何作答恐怕還是只能由你自己來回答，而我基本上並不會以那樣一種方式看事情；太戲劇化，太<text:span text:style-name="T5"><text:s/>"</text:span>單純<text:span text:style-name="T5">" </text:span>了，聽起來像好萊塢電影，但現實政治不可能這麼單純。再說，台灣人就是美國人眼中的狗，用以打擊祖國之狗肉炸彈。你覺得狗主人會這麼卑微嗎？主人還需要跟狗談條件？主人對每一條狗其實都不錯，但狗就是狗，人狗地位不同。<text:span text:style-name="T5"><text:s/><text:line-break/><text:line-break/></text:span>二，你不是問了<text:span text:style-name="T5"><text:s/>"</text:span>一個<text:span text:style-name="T5">" </text:span>問題，而是問了<text:span text:style-name="T5"><text:s/>"</text:span>無數<text:span text:style-name="T5">" </text:span>問題，這就如同問說美國整個政治體系如何進行帝國侵略操作那般難以回答。<text:span text:style-name="T5"><text:s/><text:line-break/><text:line-break/></text:span>三，至於所謂提供證據，也許可以這麼說。周星馳的<text:span text:style-name="T5"><text:s/>"</text:span>西遊降魔<text:span text:style-name="T5">" </text:span>中，黃渤扮演的孫悟空誇舒淇身材很好。唐三藏問為什麼？孫悟空說，因為我有眼睛，我看見了。一整個政治操作就在眼前，明明白白，會有什麼證據？<text:span text:style-name="T5"><text:s/><text:line-break/><text:line-break/></text:span>我是說，我們先學習加法減法再學乘除，然後再慢慢擴及整個算數與各種數學，整個過程中有各種證據做為學習依據。這是學習一套技術或知識的幹法。但是，理解政治卻不是這樣，我們並不是像機器人那樣根據一個又一個所謂證據，機械化地逐步形成一整套理解架構。我不是說沒有證據，而是說它無法窮盡，掛一漏萬。<text:span text:style-name="T5"><text:s/><text:line-break/><text:line-break/></text:span>黨外時期，常有懷抱善意者想知道我們為何要反國民黨。他們最常問的一句話就是要我拿出證據證明<text:span text:style-name="T5"><text:s/>"</text:span>國民黨哪裏不好<text:span text:style-name="T5">?" </text:span>我不是沒有證據，問題是，證據千千萬萬，而且就在眼前，只是你有看沒有見。那其實就好像問說豬八戒哪裏醜？請拿出證據！證據就在眼前不是嗎？若真要舉證，根本無法窮盡。<text:span text:style-name="T5"><text:s/><text:line-break/><text:line-break/></text:span>我說的這一點，說來很瑣碎；思考上也許意義充沛，但現實上卻沒什麼好計較，基本上我懂你的意思，但這就好像對岸同胞對於共產黨肯定有很多深入的了解，構成一整套認知，而這套認知架構的形成，並非一步接一步隨著所謂證據而建立，不是走這樣一種機械化路線。旁人倘若要求<text:span text:style-name="T5"><text:s/>"</text:span>證據<text:span text:style-name="T5">"</text:span>，他將啞口無言，並非沒有證據，而是證據千千萬萬根本無法窮盡，哪講得完？</text:p>
      <text:p text:style-name="P4"><text:span text:style-name="T3">陳真</text:span><text:s/>  |  2019.08.25 01:32   |   <text:a xlink:type="simple" xlink:href="http://palinfo.habago.org/Entry?Command=Information_PrintForum&amp;iPage=1#FORUM37819"><text:span text:style-name="T4">#</text:span></text:a></text:p>
      <text:p text:style-name="P5">卡韓政變<text:span text:style-name="T5"><text:s/>(152)</text:span>：阿桑吉與我<text:span text:style-name="T5"><text:s/><text:line-break/><text:line-break/></text:span>陳真<text:span text:style-name="T5"><text:s/>2019. 08. 25. <text:line-break/><text:line-break/><text:line-break/></text:span>對，是<text:span text:style-name="T5">Laura Poitras </text:span>拍的<text:span text:style-name="T5"><text:s/>"Risk"</text:span>。我在<text:span text:style-name="T5"><text:s/>netflix</text:span>上看的<text:span text:style-name="T5"><text:s/>(</text:span>家裏最近買了電視<text:span text:style-name="T5">)</text:span>，不過今天要再找出來時已經找不到這片子。阿桑吉那些話出現這片中，除了有關<text:span text:style-name="T5"><text:s/>"</text:span>透明<text:span text:style-name="T5">" </text:span>的說法之外。<text:span text:style-name="T5"><text:s/><text:line-break/><text:line-break/>"</text:span>透明<text:span text:style-name="T5">" </text:span>是阿桑吉經常提起的一個主要想法。簡單說，差不多就像蟑螂怕光那樣，燈一打開，那些在黑暗裏頭運作的事就很難繼續運作下去了。因此，只要我們想辦法讓光照進黑暗角落，人渣們將會像蟑螂一樣，立即四處逃竄，整個黑暗體系也將瓦解，世界於是就被移除了一個阿桑吉所說的<text:span text:style-name="T5"><text:s/>"</text:span>不良成份<text:span text:style-name="T5">" (</text:span>亦即<text:span text:style-name="T5"><text:s/>"</text:span>不透明<text:span text:style-name="T5">")</text:span>，從而也將變得更好。<text:span text:style-name="T5"><text:s/><text:line-break/><text:line-break/></text:span>跟阿桑吉一樣，黨外時，我也曾經這麼相信。所以，我一上大學就開始寫一本書，寫了好幾年，厚厚一堆筆記本，幾乎可以出版成系列叢書。現在看來很可笑。裏頭全寫著舊國民黨與蔣家在台灣與大陸罄竹難書的罪狀。即便難書，即便罄竹，我當時仍然還是打算想要以愚公移山的精神把它們儘可能寫下來。我先寫成條目，然後再於每個條目下擴充細節說明，差不多就像在寫一本舊國民黨與蔣家的罪惡史百科全書。<text:span text:style-name="T5"><text:s/><text:line-break/><text:line-break/></text:span>我當時的想法是：人們之所以如此愚昧地對著一群歹徒或獨裁者高喊民主燈塔與人類救星，那是因為他們根本不知道真相。倘若我能一一使真相攤在陽光下，那麼，國民黨及蔣家政權將瞬間土崩瓦解，失去人們的支持。<text:span text:style-name="T5"><text:s/><text:line-break/><text:line-break/></text:span>我這行為，以現在的眼光看來之所以顯得可笑是因為幾個原因：<text:span text:style-name="T5"><text:s/><text:line-break/><text:line-break/></text:span>一，當時那個年代<text:span text:style-name="T5"><text:s/>(</text:span>八零年代初期<text:span text:style-name="T5">)</text:span>，沒有網路或電腦這種東西，書籍雜誌報紙等媒體資訊控制得完全滴水不漏，那真的是徹底黑暗不透明的一種世界。在那樣一種完全沒有一絲光線的世界下，我之從事蔣家政權罪行之紀實寫作，雖是土法煉鋼，乍看蚍蜉撼樹，其實也不是真的那麼可笑。<text:span text:style-name="T5"><text:s/><text:line-break/><text:line-break/></text:span>二，有句俗話說：<text:span text:style-name="T5">"</text:span>證據會說話<text:span text:style-name="T5">"</text:span>。其實我錯了。證據根本不會說話，會說話的是人，不是證據。只要你有麥克風，哪需要什麼證據，照樣可以型塑輿論，創造真實。而且，人們根本不會因為證據而改變態度；誰是主流，誰講的話就算數。<text:span text:style-name="T5"><text:s/><text:line-break/><text:line-break/></text:span>比方說人渣黨之貪婪無度及政治詐騙行徑如此明顯而卑鄙齷齪，支持者哪會管你什麼證據，照挺不誤，至死不渝。同理，良善一方例如韓國瑜，哪來什麼負面證據？人們照打不誤，把他醜化成完全不符事實的醜陋形象。<text:span text:style-name="T5"><text:s/></text:span>為什麼呢？因為主流媒體一片綠油油，而且個個存心造謠。<text:span text:style-name="T5"><text:s/><text:line-break/><text:line-break/></text:span>因此，當我以為人們乃是根據證據與事實來判斷是非善惡，因此而致力於想要在黑暗中帶來一絲真實的光芒時，我的前提假設顯然是錯的。於今看來，當然很可笑。<text:span text:style-name="T5"><text:s/><text:line-break/><text:line-break/></text:span>遠的不說，你看香港，從過去的所謂<text:span text:style-name="T5"><text:s/>"</text:span>佔中<text:span text:style-name="T5">" </text:span>或什麼<text:span text:style-name="T5"><text:s/>"</text:span>雨傘革命<text:span text:style-name="T5">"</text:span>，一直到現在以<text:span text:style-name="T5"><text:s/>"</text:span>反送中<text:span text:style-name="T5">" </text:span>為名、<text:span text:style-name="T5">"</text:span>反中<text:span text:style-name="T5">" </text:span>為實的動亂，純粹就是長久以來由<text:span text:style-name="T5"><text:s/>CIA </text:span>所明目張膽一手策畫的各種顛覆行徑，證據多到我根本不知道該怎麼下筆。而且，那是一種擺明的公然舉動，而非全然偷偷摸摸的私下陰謀勾結，甚至是在大太陽底下所進行的顛覆與製造動亂，但是，腦殘人們照樣蠢血沸騰熱烈響應；就算你提供多少證據也不會有用，要不然腦殘也不叫做腦殘了。<text:span text:style-name="T5"><text:s/><text:line-break/><text:line-break/></text:span>香港各種所謂文明指標，例如各種向度之自由與清廉指數等等，名列世界前矛，台灣哪能相比？但一個好好的香港卻硬是被說成彷彿人間煉獄那般不自由不民主沒人權，而向來極端敵視少數異議之聲、資訊極端封閉的台灣，卻被型塑成什麼民主自由多元開放的人間天堂，真是很不可思議。<text:span text:style-name="T5"><text:s/><text:line-break/><text:line-break/></text:span>但是，你去問任何一個腦殘，問他支持香港動亂到底是在支持個什麼碗糕？他即便什麼也答不上來，依然還是會繼續蠢血沸騰個不停，不斷覆誦那幾句民主自由的蠢話。你就算提供多少證據證明他之荒唐也絕不會有用，要不然也不叫做腦殘了。<text:span text:style-name="T5"><text:s/><text:line-break/><text:line-break/></text:span>如果我以上所言是對的，那就等於說，其實不管我們做什麼都沒用。事實上當然不是這樣。這話至少能有一百種說法，我姑且用最淺顯的說法談其中幾種。<text:span text:style-name="T5"><text:s/><text:line-break/><text:line-break/></text:span>一，單一證據或少數證據無法改變既有的思維架構與價值判斷，因為人們很容易就能把它視為一種異例，也就是視為例外或特殊狀況。唯有當所謂證據之質與量普遍化到難以以<text:span text:style-name="T5"><text:s/>"</text:span>異例<text:span text:style-name="T5">" </text:span>來打發時，才有可能修正既有的價值體系與判斷架構。因此，愚公移山還是有意義的，講一次不夠，那麼，講一百萬次呢？一個證據不夠，那麼，一千萬個證據呢？你還能說那是例外嗎？<text:span text:style-name="T5"><text:s/><text:line-break/><text:line-break/></text:span>二，主流與異類在證據提供上是完全不對等的。主流搞宣傳，無中都能生有，哪需要證據？比方說你看韓國瑜，我相信任何一個人只要不是腦殘，應該很清楚就能看見抹黑力量之可怕與無堅不摧；好好一個正正直直極端聰明而且滿腔熱血充滿利他精神的人，史無前例地給這社會帶來一股新生的希望，卻被抹黑成那樣一種與之真實樣貌完全截然相反的醜陋形象。<text:span text:style-name="T5"><text:s/><text:line-break/><text:line-break/></text:span>今天倘若主流異位，或是比方說讓我來控制美國的主流媒體，我保證絕對能夠同樣以民主自由與人權之名，讓美國整個國家天天雞犬不寧、動蕩不安，甚至分裂成幾百個小國或陷入長年血腥內戰。<text:span text:style-name="T5"><text:s/><text:line-break/><text:line-break/></text:span>反之，少數異類要講個話就很難，難如登天，你得用一百萬分的力氣、提供一千萬倍的資訊，然後看能不能產生一分的效果。因此，我常說，控制媒體與教育極端重要。比方說，美國卡管<text:span text:style-name="T5"><text:s/>(</text:span>管中閔<text:span text:style-name="T5">) </text:span>不是卡好玩的，雖然一個大學校長根本沒有多少權力，但台大校長一職卻控制了一所龍頭大學，除了象徵意義，更控制了龐大教育資源與人事內涵。<text:span text:style-name="T5"><text:s/><text:line-break/><text:line-break/></text:span>或是比方說蘋果日報。各位應該知道十多年前我是蘋果的常客。蘋果日報剛進到台灣時，很中立，社長打越洋電話來英國邀稿，我寫什麼他們就登什麼，一字不改，合作愉快。可是，大約自<text:span text:style-name="T5"><text:s/>8 </text:span>年前起，我就一個字再也不幫他們寫了<text:span text:style-name="T5"><text:s/>(</text:span>就算寫，我看也不會登<text:span text:style-name="T5">)</text:span>，為什麼呢？因為我不是白痴，我知道<text:span text:style-name="T5"><text:s/>CIA </text:span>政治黑手伸進來開始搞洗腦搞抹黑了。這已經不是一份報紙，而是一個政治文宣機構，專搞抹黑。<text:span text:style-name="T5"><text:s/><text:line-break/><text:line-break/></text:span>總之，只要掌握麥克風，那麼，所謂證據，根本一點意義也沒有。你愛說什麼就說什麼，香臭由你定義，善惡任你決定，社會大眾隨便你洗腦。洗一次如果不夠，每天洗，多洗幾次就成了，再荒唐的謊話都能讓人們蠢血沸騰。<text:span text:style-name="T5"><text:s/><text:line-break/><text:line-break/></text:span>三，腦殘雖佔人口的絕大多數，但仍有極少數的後知後覺者；他們仍有慧根，腦子還沒完全壞掉，而這些人就是你的訴求對象。這些人雖然為數不多，但你知道嗎？一種價值體系或判斷架構的改變，往往在短時間內發生，就好像堤防潰堤一般，說垮就垮。造成這樣一種改變，往往只需要不到百分之一的人口，甚至百分一或千分之一就夠了，就足以帶起一種具有革命性的潮流。一如海水沖垮堤防，並不需要全部的海水量，而僅僅需要其中極小部份，一波接一波，假以時日，就能沖倒堤防。<text:span text:style-name="T5"><text:s/><text:line-break/><text:line-break/></text:span>換個方式說，腦殘之所以是腦殘，是因為他們沒有腦子，他們只是拿香跟拜；<text:span text:style-name="T5">"</text:span>大家<text:span text:style-name="T5">" </text:span>怎麼說，他們就怎麼拜，他們始終跟著風向走，而風向卻僅僅只是極少數人所帶起。<text:span text:style-name="T5"><text:s/><text:line-break/><text:line-break/></text:span>四，最後也是最重要的一件事就是意願。一加二等於三，也許不需要意願就能認同，但人事是非卻不是這樣一種性質的東西，在其所謂認知的背後，並非單純理性，而是願意或意願，簡單說就是：我是否願意用這樣一種方式看待世界。<text:span text:style-name="T5"><text:s/><text:line-break/><text:line-break/></text:span>聽起來就好像傳教一般，信或不信並非單純理性，而是某種意願起了作用。所謂證據或真相或真實本身並沒有道德強制力；我不得不承認一加一等於二，但是，我就算清楚地知道美國天天姦殺擄掠殺掉幾千萬人，我要不要把它視為一種邪惡事物，主導權依然還是在於我的意志，而非在於我的理性。<text:span text:style-name="T5"><text:s/><text:line-break/><text:line-break/></text:span>馬克思不是嘲笑哲學家只會描述世界卻無能改變世界嗎？如果我說的這第四點能成立，那麼，也許真正能改變世界的是像哲學家或宗教家那樣的人才對，因為他們也許才具有最終的說服力，說服人們願意用某種可能較為良好的方式看世界。當我們看待世界的根本方式改變，其實也就改變了世界。<text:span text:style-name="T5"><text:s/><text:line-break/><text:line-break/></text:span>這樣一種改變，短期內也許看不見它的力量，但如果你把一己生命融入江河萬古流，而非以數十寒暑之一時成敗做為依據，那麼，也許它是比較具有長久意義的一種改變，而非隨著改朝換代而移轉。</text:p>
      <text:p text:style-name="P4"><text:span text:style-name="T3">梁成功</text:span><text:s/>  |  2019.08.24 14:14   |   <text:a xlink:type="simple" xlink:href="http://palinfo.habago.org/Entry?Command=Information_PrintForum&amp;iPage=1#FORUM37818"><text:span text:style-name="T4">#</text:span></text:a></text:p>
      <text:p text:style-name="P7"><text:span text:style-name="T3">最近看</text:span>韩国瑜状态很不佳（可能他已经接近心态崩溃）而<text:span text:style-name="T5">AIT</text:span><text:span text:style-name="T3">又</text:span>频频向韩示好，可能美方看到了韩国瑜正处于十分脆弱的窘境中，正想乘虚而入。有人说<text:span text:style-name="T5">AIT</text:span><text:span text:style-name="T3">已经在保</text:span>韩国瑜上总统位，但目前只能确定<text:span text:style-name="T5">AIT</text:span><text:span text:style-name="T3">要</text:span>维持韩国瑜在国民党中的位置<text:span text:style-name="T5">——</text:span><text:span text:style-name="T3">甚至</text:span><text:span text:style-name="T5">AIT</text:span><text:span text:style-name="T3">事实上也</text:span>许已放弃国民党，只是表面上玩另一套？<text:span text:style-name="T5">——</text:span><text:span text:style-name="T3">我是</text:span>觉得美方很有可能仍在待价而沽。<text:span text:style-name="T5"><text:s/></text:span>陈真医师<text:span text:style-name="T5">,</text:span><text:span text:style-name="T3">我想</text:span>问的问题是：<text:span text:style-name="T5">AIT</text:span><text:span text:style-name="T3">会</text:span>给韩开出怎样的条件（也许已经开出？），以及能否介绍一下美国在台进行政治操作的整套体系？（最好能提供相关证据）<text:span text:style-name="T5"><text:s/></text:span></text:p>
      <text:p text:style-name="P4"><text:span text:style-name="T3">孫從輔</text:span><text:s/>  |  2019.08.24 07:14   |   <text:a xlink:type="simple" xlink:href="http://palinfo.habago.org/Entry?Command=Information_PrintForum&amp;iPage=1#FORUM37817"><text:span text:style-name="T4">#</text:span></text:a></text:p>
      <text:p text:style-name="P5">板上常分享的火鍋大王<text:span text:style-name="T5"><text:s/>Nathan Rich </text:span>昨天針對紐約時報的香港報導逐句駁斥，非常精采<text:span text:style-name="T5">(</text:span>從<text:span text:style-name="T5">1:27</text:span>開始<text:span text:style-name="T5">) : <text:line-break/><text:line-break/>https://youtu.be/zMm_7jb3Cds?t=87 <text:line-break/><text:line-break/></text:span>即便這些論點已是淺到不能淺的常識，但若能在<text:span text:style-name="T5">100</text:span>個腦殘中喚醒<text:span text:style-name="T5">1</text:span>個，就是大好事。紐約時報已墮落至極，中文網頁居然有報導標題為<text:span text:style-name="T5"><text:s/></text:span>「香港媒體大亨黎智英，一個<text:span text:style-name="T5">“</text:span>有良心的攪局者<text:span text:style-name="T5">”</text:span>」，實在有夠噁心。我就不貼連結了，因為內容更是不堪，會壞了大家的胃口。<text:span text:style-name="T5"><text:s/></text:span></text:p>
      <text:p text:style-name="P4"><text:span text:style-name="T3">陳真</text:span><text:s/>  |  2019.08.24 02:42   |   <text:a xlink:type="simple" xlink:href="http://palinfo.habago.org/Entry?Command=Information_PrintForum&amp;iPage=1#FORUM37816"><text:span text:style-name="T4">#</text:span></text:a></text:p>
      <text:p text:style-name="P6">對，是<text:span text:style-name="T5">Laura Poitras </text:span>拍的<text:span text:style-name="T5"><text:s/>Risk</text:span>。我在<text:span text:style-name="T5"><text:s/>netflix</text:span>上看的<text:span text:style-name="T5"><text:s/>(</text:span>家裏最近買了電視<text:span text:style-name="T5">)</text:span>，不過今天要再找出來時已經找不到這片子。阿桑吉那些話出現這片中，除了有關<text:span text:style-name="T5"><text:s/>"</text:span>透明<text:span text:style-name="T5">" </text:span>的說法之外。<text:span text:style-name="T5"><text:s/><text:line-break/><text:line-break/>"</text:span>透明<text:span text:style-name="T5">" </text:span>是阿桑吉經常提起的一個主要想法。簡單說，差不多就像蟑螂怕光那樣，燈一打開，那些在黑暗裏頭運作的事就很難運作了。因此，只要我們想辦法讓光照進黑暗角落，人渣們將會像蟑螂一樣，立即四處逃竄，整個黑暗組織也將瓦解。世界於是就被移除了一個所謂<text:span text:style-name="T5"><text:s/>"</text:span>不良成份<text:span text:style-name="T5">" (</text:span>亦即不透明<text:span text:style-name="T5">)</text:span>，從而也將變得更好。<text:span text:style-name="T5"><text:s/><text:line-break/><text:line-break/></text:span>跟阿桑吉一樣，黨外時，我也曾經這麼相信。所以，我一上大學就開始寫一本書，寫了好幾年，厚厚一堆筆記本，幾乎可以出版成系列叢書。現在看來很可笑。裏頭全寫著舊國民黨與蔣家罄竹難書的無數罪狀。即便難書，即便罄竹，我當時還是打算想要以愚公移山的精神把它們儘可能寫下來。我先寫成條目，然後再於每個條目下補充細節說明。<text:span text:style-name="T5"><text:s/><text:line-break/><text:line-break/></text:span>我當時的想法是：人們之所以如此愚昧地對著一群政治歹徒或獨裁者高喊民主燈塔、人類救星，那是因為他們根本不知道真相。倘若我能一一使真相曝光，國民黨及蔣家政權將瞬間土崩瓦解，失去人們的支持。<text:span text:style-name="T5"><text:s/><text:line-break/><text:line-break/></text:span>現在看來之所以可笑是因為幾個原因：<text:span text:style-name="T5"><text:s/><text:line-break/><text:line-break/></text:span>一，當時那個年代<text:span text:style-name="T5"><text:s/>(</text:span>八零年代初期<text:span text:style-name="T5">)</text:span>，沒有網路或電腦這種東西，書籍雜誌報紙等媒體資訊控制得完全滴水不漏，那真的是徹底黑暗不透明的一種世界。在那樣一種完全沒有一絲光線的世界下，我之從事蔣家政權罪行之紀實寫作，其實也不是真的那麼可笑。<text:span text:style-name="T5"><text:s/><text:line-break/><text:line-break/></text:span>二，有句俗話說：證據會說話。其實我錯了。證據根本不會說話，會說話的人，不是證據。只要你有麥克風，你哪需要什麼證據，你照樣可以型塑輿論，創造真實。人們根本不會因為證據而改變態度。比方說人渣黨之貪婪無度及政治詐騙行為如此明顯而卑鄙齷齪，支持者哪會管你什麼證據，照挺不誤，至死不渝。同理，良善一方例如韓國瑜，哪來什麼負面證據，人們照打不誤，把他醜化成完全不符事實的醜陋形象。<text:span text:style-name="T5"><text:s/><text:line-break/><text:line-break/></text:span>因此，當我以為人們乃是根據證據與事實來判斷是非善惡，因此而致力於想要在黑暗中帶來一絲真實的光芒時，我的前提假設顯然是錯的。於今看來，當然很可笑。<text:span text:style-name="T5"><text:s/><text:line-break/><text:line-break/></text:span>遠的不說，你看香港，從過去的所謂<text:span text:style-name="T5"><text:s/>"</text:span>佔中<text:span text:style-name="T5">" </text:span>或什麼<text:span text:style-name="T5"><text:s/>"</text:span>雨傘革命<text:span text:style-name="T5">"</text:span>，一直到現在以<text:span text:style-name="T5"><text:s/>"</text:span>反送中<text:span text:style-name="T5">" </text:span>為名、<text:span text:style-name="T5">"</text:span>反中<text:span text:style-name="T5">" </text:span>為實的動亂，純粹就是長久以來由<text:span text:style-name="T5">CIA</text:span>所明目張膽一手策畫的各種顛覆行徑，證據多到我根本不知道該怎麼下筆。而且，那是一種擺明的公然舉動，而非全然偷偷摸摸的私下陰謀勾結，甚至是在大太陽底下所進行的顛覆與製造動亂，但是，腦殘人們照樣蠢血沸騰熱烈響應；就算你提供多少證據也不會有用，要不然腦殘也不叫做腦殘了。<text:span text:style-name="T5"><text:s/><text:line-break/><text:line-break/></text:span>香港各種所謂文明指標，例如各種向度之自由與清廉等等，名列世界前茅，台灣哪能相比？但一個好好的香港卻硬是被說成彷彿人間煉獄那般不自由不民主沒人權，而向來極端敵視少數異議之聲、資訊極端封閉的台灣，卻被型塑成什麼民主自由多元開放的人間天堂，真是很不可思議。<text:span text:style-name="T5"><text:s/><text:line-break/><text:line-break/></text:span>但是，你去問任何一個腦殘，問他支持香港動亂到底是在支持個什麼碗糕，他即便什麼也答不上來，依然還是會蠢血繼續沸騰個不停。你就算提供多少證據證明他之荒唐也絕不會有用，要不然也不叫做腦殘了。<text:span text:style-name="T5"><text:s/><text:line-break/><text:line-break/></text:span>很累，語無倫次先寫這樣，得打起精神來做家事了，一堆衣服還沒晾，擱了兩三天的剩菜也必須趕緊吃完。待續。</text:p>
      <text:p text:style-name="P4"><text:span text:style-name="T3">林書楷</text:span><text:s/>  |  2019.08.24 01:42   |   <text:a xlink:type="simple" xlink:href="http://palinfo.habago.org/Entry?Command=Information_PrintForum&amp;iPage=1#FORUM37815"><text:span text:style-name="T4">#</text:span></text:a></text:p>
      <text:p text:style-name="P5">謝謝小慧，找到了。</text:p>
      <text:p text:style-name="P4"><text:span text:style-name="T3">葉小慧</text:span><text:s/>  |  2019.08.23 11:00   |   <text:a xlink:type="simple" xlink:href="http://palinfo.habago.org/Entry?Command=Information_PrintForum&amp;iPage=1#FORUM37814"><text:span text:style-name="T4">#</text:span></text:a></text:p>
      <text:p text:style-name="P8"><text:span text:style-name="T3">書楷，</text:span><text:s/><text:line-break/><text:line-break/><text:span text:style-name="T3">阿桑奇的紀錄片是</text:span>2016<text:span text:style-name="T3">年由</text:span>Laura Poitras<text:span text:style-name="T3">導演的「</text:span>Risk<text:span text:style-name="T3">」。</text:span></text:p>
      <text:p text:style-name="P4"><text:span text:style-name="T3">林書楷</text:span><text:s/>  |  2019.08.23 10:01   |   <text:a xlink:type="simple" xlink:href="http://palinfo.habago.org/Entry?Command=Information_PrintForum&amp;iPage=1#FORUM37813"><text:span text:style-name="T4">#</text:span></text:a></text:p>
      <text:p text:style-name="P5">可以麻煩陳醫師貼阿桑吉紀錄片的連結或名稱嗎？還蠻想聽聽看他原文是怎麼說的。</text:p>
      <text:p text:style-name="P4"><text:span text:style-name="T3">林炤育</text:span><text:s/>  |  2019.08.23 08:52   |   <text:a xlink:type="simple" xlink:href="http://palinfo.habago.org/Entry?Command=Information_PrintForum&amp;iPage=1#FORUM37812"><text:span text:style-name="T4">#</text:span></text:a></text:p>
      <text:p text:style-name="P6">陳映真：《我眼中的殖民時代香港》讀後<text:span text:style-name="T5"><text:s/><text:line-break/><text:line-break/></text:span>在第二次大戰前，全世界有百分之七十五以上的地區和國家淪為西方列強的殖民地。殖民地，在十六世紀西方<text:span text:style-name="T5">“</text:span>地理大發現<text:span text:style-name="T5">”</text:span>時代重商主義的掠奪，意味著對黃金﹑白銀等貴重金屬的搶掠﹑奴隸勞動的貿易和殘酷役使﹑殖民主義貿易的商品作物的榨取，以滅族為代價的土地掠奪。迨十九世紀中葉西方工業資本帝國主義的瓜分地球，則意味著強行鴉片貿易，毒害全民族；也意味著不平等條約的重重枷鎖下獨占海關﹑路權﹑內河航行權，劃分勢力範圍和租界，割佔殖民地，傾銷宗主國的工業產品；政治﹑軍事的控制；使殖民地經濟完全附屬於宗主國獨占資本主義的利益，更不必說對殖民地心靈﹑文化﹑歷史和傳統的嚴重挫傷和扭曲。<text:span text:style-name="T5"><text:s/><text:line-break/><text:line-break/></text:span>二次大戰結束後，一些宗主國如德﹑意﹑日﹑英等在戰爭中受挫，力不從心。以蘇聯爲中心的世界民族解放運動風起雲湧，戰前的殖民制度無以為繼，帝國主義各國採取了新的方略，企圖保持和延續昔日殖民地的利益。於是在殖民地反帝鬥爭的浪潮下，佯為給與前殖民地形式上的政治獨立，骨子里拉攏舊殖民地時代培養的買辦精英，保證前宗主國在前殖民地的利權，是謂之<text:span text:style-name="T5">“</text:span>新殖民主義<text:span text:style-name="T5">”</text:span>。<text:span text:style-name="T5"><text:s/><text:line-break/><text:line-break/></text:span>二戰末期，蔣介石曾向同盟國表示過戰後自英國收回香港的意向，據說也獲美國同意。但丘吉爾堅持繼續殖民英軍根本無法保護使之免於淪日的香港，在列強姑息﹑蔣介石無力力爭情況下，當日章旗在戰後香港降下，大英帝國的米字旗又在香港戰後的天空飄揚！<text:span text:style-name="T5"><text:s/><text:line-break/><text:line-break/></text:span>一九五〇年六月，韓戰爆發。東西冷戰達於高峰。以美國為首的資本霸權主義，在遼闊的第三世界前殖民地打擊反新殖民主義的民族‧民主運動，扶持和鞏固親美英的反共法西斯政權，以白色恐怖的<text:span text:style-name="T5">“</text:span>國家恐怖<text:span text:style-name="T5">”</text:span>﹙<text:span text:style-name="T5">Stateterrorism</text:span>﹚殘酷清洗自戰前殖民地時代以來就進行反帝﹑反封﹑反殖的人﹑歷史﹑思想和價值。而在舊殖民地時代中與殖民勢力合作的買辦精英，則在極端反共意識形態統治一切的時代，不僅得以延命，而且與新殖民主義外國主子和其國內的代理人相溫存而輝煌騰達。<text:span text:style-name="T5"><text:s/><text:line-break/><text:line-break/></text:span>而於是殖民制度<text:span text:style-name="T5">“</text:span>結束<text:span text:style-name="T5">”</text:span>﹑恢復了政治<text:span text:style-name="T5">“</text:span>獨立<text:span text:style-name="T5">”</text:span>後，對殖民歷史徹底反思和清理的機會，因反共冷戰體制的統治而喪失。殖民主義下悲慘﹑抑壓的歷史，一變而為<text:span text:style-name="T5">“</text:span>落後<text:span text:style-name="T5">”</text:span>的殖民地化前的社會帶來<text:span text:style-name="T5">“</text:span>現代化<text:span text:style-name="T5">”</text:span>的歷史。日本人說，日本侵略東南亞的戰爭為今日亞洲的獨立和經濟發展奠基。日本人和少數不肖的台灣人，異口同聲說，日本統治帶來以日語為<text:span text:style-name="T5">“</text:span>國語<text:span text:style-name="T5">”</text:span>共同語的製度，帶來現代文官制度下廉潔﹑效率的統治；帶來了公共衛生，現代教育<text:span text:style-name="T5">……</text:span>。總之，殖民化即現代化！<text:span text:style-name="T5"><text:s/><text:line-break/><text:line-break/></text:span>一﹑殖民地香港普遍﹑深重的腐敗<text:span text:style-name="T5"><text:s/><text:line-break/></text:span>戰後，在廣大亞非拉地區前殖民地作家﹑思想家﹑社會活動家有不少人以文學作品﹑評論的形式，揭發和控訴殖民地歷史中的傷痕與罪行。在日據下的台灣新文學作品中，絕大多數──除了一九四〇年初極少數<text:span text:style-name="T5">“</text:span>皇民化文學<text:span text:style-name="T5">”</text:span>的<text:span text:style-name="T5">“</text:span>作品<text:span text:style-name="T5">”</text:span>外，都描寫日本殖民地下台灣生活的壓迫﹑艱難﹑貧困化和反抗，寫日本統治者的殘暴與腐敗。但這些文學，在一九五〇年後，都被歸類為<text:span text:style-name="T5">“</text:span>左派<text:span text:style-name="T5">”</text:span>文學，橫遭台灣國府當局禁閱，而逐漸湮滅。一九五〇年後編入反共<text:span text:style-name="T5">“</text:span>自由世界<text:span text:style-name="T5">”</text:span>的台灣，受美﹑英﹑西方反共﹑西化思潮的統治，滿腦子親美思想，根本沒有脫殖民和殖民史批判意識。而重新淪為英國殖民地的香港，知識分子成為對宗主國效忠，編入英殖民地統治下政治和文教官僚體系，成為殖民地<text:span text:style-name="T5">“</text:span>合作精英<text:span text:style-name="T5">”</text:span>﹙<text:span text:style-name="T5">Collaboratingelites</text:span>﹚，從而也長期沒有激活<text:span text:style-name="T5">“</text:span>脫殖民<text:span text:style-name="T5">”</text:span>的思想理論工程。因此，一九五〇年後的台灣，<text:span text:style-name="T5">“</text:span>殖民主義有功<text:span text:style-name="T5">”</text:span>﹑<text:span text:style-name="T5">“</text:span>殖民制度帶來現代化<text:span text:style-name="T5">”</text:span>之論，在精英中占主流地位，和前宗主國<text:span text:style-name="T5">“</text:span>學界<text:span text:style-name="T5">”</text:span>互相唱和。在台灣，誰要主張殖民地體制的不是，誰就是<text:span text:style-name="T5">“</text:span>共產黨<text:span text:style-name="T5">”</text:span>﹑<text:span text:style-name="T5">“</text:span>民族主義份子<text:span text:style-name="T5">”</text:span>和<text:span text:style-name="T5">“</text:span>親中派<text:span text:style-name="T5">”……</text:span>。<text:span text:style-name="T5"><text:s/><text:line-break/><text:line-break/></text:span>就在這樣的歷史脈絡中，去年八月，在香港居住了五十四年﹙一九五一<text:span text:style-name="T5">—</text:span>﹚的英國人杜葉錫恩﹙<text:span text:style-name="T5">ElsieTu1913—</text:span>﹚女士出版了一本對<text:span text:style-name="T5">“</text:span>殖民地後<text:span text:style-name="T5">”</text:span>的歷史都不曾清理過的港台皆有重要思想與現實意義的書﹕《我眼中的殖民時代香港》﹙英文原著書名《<text:span text:style-name="T5">Colonial Hong Kong In the Eyes of Elsie Tu</text:span>》，香港大學出版社。中文版隋麗君譯，香港文匯出版社﹚，瀝述了一個有堅定的正義感﹑追求公平正義不妥協，批評英國在港殖民制度的歧視﹑腐敗不遺餘力，對當前以美國為首的<text:span text:style-name="T5">“</text:span>經濟殖民主義<text:span text:style-name="T5">”</text:span>懷抱憂思和儆惕，一心一意維護一九九七年香港在恪守《基本法》基礎上順利回歸過渡的﹑香港著名社會活動家和政治家對香港正式回歸前五十年──包括回歸前夜的回憶，表現殖民地香港英國人極少見的正氣﹑執著﹑誠實和理想。<text:span text:style-name="T5"><text:s/><text:line-break/><text:line-break/></text:span>英國是老牌的資產階級<text:span text:style-name="T5">“</text:span>民主<text:span text:style-name="T5">”</text:span>國家，實踐資產階級民主革命，高唱<text:span text:style-name="T5">“</text:span>民主<text:span text:style-name="T5">”</text:span>﹑<text:span text:style-name="T5">“</text:span>自由<text:span text:style-name="T5">”</text:span>﹑<text:span text:style-name="T5">“</text:span>平等<text:span text:style-name="T5">”</text:span>三百年。英國又是老牌帝國主義國家，有長期的殖民地統治技術上的經驗。一般都說英國殖民方策很<text:span text:style-name="T5">“</text:span>現代化<text:span text:style-name="T5">”</text:span>﹑開明，殖民地官僚和當地親英國化精英合作，以現代文官官僚統治，廉能而公正。然而作者卻告訴我們，一九五一年後她到香港之後所見，是貪污腐敗和賄賂公行，無處不在，像病毒一般蔓延，感染了殖民地香港社會的全構造！<text:span text:style-name="T5"><text:s/><text:line-break/><text:line-break/></text:span>當時的香港公安政法機關，和當地黑社會<text:span text:style-name="T5">“</text:span>三合會<text:span text:style-name="T5">”</text:span>共生，魚肉人民。五﹑六〇年代香港公共交通施設不足，私人為生活<text:span text:style-name="T5">“</text:span>非法<text:span text:style-name="T5">”</text:span>經營小巴﹑小客車者眾，這些升斗小民，自然成為<text:span text:style-name="T5">“</text:span>三合會<text:span text:style-name="T5">”</text:span>勒索敲詐的對象。在警察環伺下，三合會在車站站點公開收取保護費，警察卻視若無睹，因為三合會收的錢，會和警察分贓。此外，舉凡開店﹑擺攤要上牌﹑取得許可，都必須直接或通過三合會賄賂。甚至於要辦學﹑在醫院要求照料，找一份差事，取得<text:span text:style-name="T5">“</text:span>公屋<text:span text:style-name="T5">”</text:span>居住權，公職職位買賣，郵寄包裹﹑批發場的交易，都要給某一個或多個關節賄賂打點。更糟的是，賄賂層層分贓，非但貪得無厭，整個公安﹑官僚機關的權力反而成為殖民地香港巨大貪瀆結構的保護體。任何人向公檢機關舉發，往往收到<text:span text:style-name="T5">“</text:span>查無實據<text:span text:style-name="T5">”</text:span>的回函，甚至召來三合會份子毆打﹑打砸。於是<text:span text:style-name="T5">“</text:span>政法加三合會<text:span text:style-name="T5">”</text:span>的罪惡﹑黑暗結構變成了肆無忌憚的大吸血蟲，附著在香港廣大升斗小民身上，盡情吸食其膏血，而殖民當局歷任總督竟視若無睹。到了一九六〇年代，香港幾乎成了一個自上而下的貪瀆機器，終於引爆了一九六六年和六七年的市民暴動事件。<text:span text:style-name="T5"><text:s/><text:line-break/><text:line-break/></text:span>受到市民暴動的影響﹙大陸文革只是暴動的外因﹚，港英當局在一九七四年推出了<text:span text:style-name="T5">“</text:span>廉政公署<text:span text:style-name="T5">”</text:span>，基本上打擊了殖民地香港腐敗結構。然而據本書作者指出，由於<text:span text:style-name="T5">“</text:span>廉政公署<text:span text:style-name="T5">”</text:span>沒有起訴權和審判權，不免有為德不卒之處，使殖民地高層白人貪官享受殖民政策下對白人﹑英人官吏的<text:span text:style-name="T5">“</text:span>治外法權<text:span text:style-name="T5">”</text:span>，讓他們秘密辭官，帶著貪瀆積累的巨富<text:span text:style-name="T5">“</text:span>退休<text:span text:style-name="T5">”</text:span>回到歐洲。香港的貪腐今日也許基本遏制住了。和貪風斗爭了五十年的作者，語重心長地要今日香港為政者，心存<text:span text:style-name="T5">“</text:span>為人民服務<text:span text:style-name="T5">”</text:span>之志，汲取教訓，更好地保證杜絕腐敗的惡疾！<text:span text:style-name="T5"><text:s/><text:line-break/><text:line-break/></text:span>二﹑<text:span text:style-name="T5">“</text:span>民主<text:span text:style-name="T5">”</text:span>在香港<text:span text:style-name="T5"><text:s/><text:line-break/></text:span>作者在書中多次著重指出，老牌的資產階級民主國家英國，終一百五十年對港統治，從來沒有在香港施行過民主，總是以保證香港的<text:span text:style-name="T5">“</text:span>穩定<text:span text:style-name="T5">”</text:span>﹑<text:span text:style-name="T5">“</text:span>繁榮<text:span text:style-name="T5">”</text:span>為藉口﹙一九六六﹑六七市民暴動後，又以香港在一九九七回歸中國在即，已經沒有足夠時間進行民主改革為託辭﹚，拒絕在區議會和立法會安排幾個民選的議員。<text:span text:style-name="T5"><text:s/><text:line-break/><text:line-break/></text:span>作者自一九六三年至一九九五年任香港任市政局議員，一九九五年任立法局議員，一九九七年至九八年被選入保證香港和平回歸過渡的<text:span text:style-name="T5">“</text:span>臨時立法局<text:span text:style-name="T5">”</text:span>議員。估計除了一九九〇年代中後經由民選擔任公職，也有由港英當局指定的任期。這樣的港英當局，在一九九七年，為了聯合在港親英反中的精英，破壞香港和平有序的回歸，達成滯留港英殖民勢力，破壞中國將香港和平回歸的既定﹙依中英協議的<text:span text:style-name="T5">“</text:span>基本法<text:span text:style-name="T5">”</text:span>﹚政策，在彭定康策動下，突然在一九九七年主張直選立法局議員和區議會的<text:span text:style-name="T5">“</text:span>突然民主化<text:span text:style-name="T5">”</text:span>政策，使作者感到港英殖民者的偽善與險惡。作者披露，當英國確定其對香港的<text:span text:style-name="T5">“</text:span>租期<text:span text:style-name="T5">”</text:span>將於一九九七年結束，<text:span text:style-name="T5">“</text:span>香港突然冒出一類新政客<text:span text:style-name="T5">”</text:span>，其中有人與美國關係密切，自稱<text:span text:style-name="T5">“</text:span>民主派<text:span text:style-name="T5">”</text:span>。但這些人在殖民地香港腐敗統治下荼毒港人的時候從來不曾對社會不正義過問過。作者指出他們根本不是什麼<text:span text:style-name="T5">“</text:span>民主派<text:span text:style-name="T5">”</text:span>，而是一群親英﹙美﹚﹑<text:span text:style-name="T5">“</text:span>反中的積極份子<text:span text:style-name="T5">”</text:span>。他們和殖民當局一道，力圖為香港的回歸設置障礙。他們先是要求主權歸還，治權歸英國，只在香港升中國五星紅旗。遭到中方拒絕後，又提出<text:span text:style-name="T5">“</text:span>延長<text:span text:style-name="T5">”</text:span>英國治港三十年，又遭峻拒。中國堅決主張一切依一九八四年《中英聯合聲明》，在一九九七年回歸。而<text:span text:style-name="T5">“……</text:span>令所有的人意外的是，在中國治理下，香港人民享受了比英國人統治下更為民主的製度<text:span text:style-name="T5">……</text:span>。<text:span text:style-name="T5">” <text:line-break/><text:line-break/></text:span>一九九二年，英國當局突然陣前換將，將原定留任到一九九七回歸時的衛奕信總督撤下，換上了殖民主義者彭定康，帶著一籃子阻撓和平順利過渡的計劃來港履任末代總督。其來港行前，還在英國首相府，與首相共同會見兩個今日香港<text:span text:style-name="T5">“</text:span>著名<text:span text:style-name="T5">”</text:span>的<text:span text:style-name="T5">“</text:span>民主派<text:span text:style-name="T5">”</text:span>，打算不惜違背《基本法》規定改變市政局﹑區議會﹑行政局和立法會的結構與功能，結果經歷了鬥爭，被中國打銷，回到《基本法》的方針上來。<text:span text:style-name="T5"><text:s/><text:line-break/><text:line-break/></text:span>作者杜葉錫恩對英國殖民主義體制深惡痛絕，對香港終能光復回歸中國深為高興與祝福。在書中，他對古巴﹑北朝鮮和中國革命表達了同情和理解，但她卻絕不是一個激進的革命派。她出身英國工人階級。一九四八年來中國傳教，不久就對在華西方教會的民族歧視和信仰上的偽善心生厭惡。四九年大陸解放，五一年隨教會撤到香港。一九五五年她因長期來眼見教會的偽善﹑種族歧視和令人窒息的原教旨主義﹙<text:span text:style-name="T5">fundamentalism</text:span>﹚，宣布離開教會，繼而從事為香港社會深為貧困和不公義所苦的弱勢者的利益奔忙的工作，飽受打擊和挫折，卻只能使她逾戰彌勇。長年為民眾奔波使她得以躋身區議會而立法會議員──雖然她坦白自承她的白人背景使她免於受到打壓或遞解出境的報復。<text:span text:style-name="T5"><text:s/><text:line-break/><text:line-break/></text:span>她不相信形式上<text:span text:style-name="T5">“</text:span>一人一票<text:span text:style-name="T5">”</text:span>的普選能保證<text:span text:style-name="T5">“</text:span>民主<text:span text:style-name="T5">”</text:span>。她認為花大錢﹑媚俗煽動，接受企業<text:span text:style-name="T5">“</text:span>政治捐款<text:span text:style-name="T5">”</text:span>的<text:span text:style-name="T5">“</text:span>競選<text:span text:style-name="T5">”</text:span>只能欺騙選民，強化權力與﹙企業﹚金錢的苟合。在她看來，民主﹙<text:span text:style-name="T5">democracy</text:span>﹚是真正使人民群眾﹙<text:span text:style-name="T5">demos</text:span>﹚作主的製度，是挑選真正能<text:span text:style-name="T5">“</text:span>為人民服務<text:span text:style-name="T5">”</text:span>，心中常存人民的疾苦﹑深入民眾和他們的生活中，調查和研究深重的民瘼，從而提出具體針對的改革立法和方案。她批評高高在上的英國殖民當局﹑立法會議員，都不了解香港和港人的真實問題和實態，尤其是那一幫跟著彭定康<text:span text:style-name="T5">“</text:span>突然<text:span text:style-name="T5">”</text:span>登上政治舞台的一些<text:span text:style-name="T5">“</text:span>突然出現的<text:span text:style-name="T5">'</text:span>民主派<text:span text:style-name="T5">'”</text:span>。在她看來，他們是親英反中的急先鋒，<text:span text:style-name="T5">“</text:span>相信其中有人和<text:span text:style-name="T5">CIA</text:span>關係密切<text:span text:style-name="T5">”</text:span>。<text:span text:style-name="T5"><text:s/><text:line-break/><text:line-break/></text:span>但她也不相信革命。在一切改革﹑改良陷於明明白白的絕望，人們容易選擇革命。<text:span text:style-name="T5">“</text:span>但革命也帶來令人惋惜的負面結果<text:span text:style-name="T5">”</text:span>。在基本上，作者是一個誠實﹑身體力行﹑堅定不移的改良主義者。而她的改良主義也確實成就了許多在香港的卓著的政治和社會改革。她明白的說，在殖民地香港，只有英國人統治階級和在港白人﹑以及極少數親英華人豪商享有<text:span text:style-name="T5">“</text:span>民主<text:span text:style-name="T5">”</text:span>。而她正是利用了殖民地白人享有的<text:span text:style-name="T5">“</text:span>民主<text:span text:style-name="T5">”</text:span>，為被殖民地非理生活所迫﹑所苦的港人呼號改革。她不主張當下企圖擾亂香港的﹑一步到位的<text:span text:style-name="T5">“</text:span>直選<text:span text:style-name="T5">”</text:span>民主。她讚揚中國堅守一國兩制，恪守《基本法》不動搖的漸進﹑有步驟的民主工程。<text:span text:style-name="T5"><text:s/><text:line-break/><text:line-break/></text:span>三﹑儆戒新的<text:span text:style-name="T5">“</text:span>經濟殖民主義<text:span text:style-name="T5">”</text:span>﹙<text:span text:style-name="T5">Economic Colonialism</text:span>﹚<text:span text:style-name="T5"><text:s/><text:line-break/></text:span>作者指出，帝國英國，曾為了加強自己的霸權，而不擇一切手段達成富國強兵﹑統制宇內﹑奴役他人的目的。希特勒的帝國，二戰時的日本都做過相同的迷夢，但無不在戰敗和衰落中結束。二次大戰之後，美國做為新興大國崛起，自恃其無可匹敵的財富和巨大殺傷性武器，戰後五十年來，不斷發動侵略戰爭，任意施加經濟封鎖，殃及無數老幼婦孺，發動政變，蹂躪民主和人權。美國並且組織<text:span text:style-name="T5">“</text:span>世界銀行<text:span text:style-name="T5">”</text:span>﹑<text:span text:style-name="T5">“</text:span>國際貨幣基金會<text:span text:style-name="T5">”</text:span>和<text:span text:style-name="T5">“</text:span>世界貿易組織<text:span text:style-name="T5">”</text:span>，做為乾預他國財經政策，為其跨國公司謀利，進一步擴大世界範圍內嚴峻的貧富差距，業已引起第三世界國家忿怒的反撥。美國，像歷史上的大帝國一樣，深信自己有統治和征服世界的<text:span text:style-name="T5">“</text:span>道義責任<text:span text:style-name="T5">”</text:span>。<text:span text:style-name="T5"><text:s/><text:line-break/><text:line-break/></text:span>作者杜葉錫恩女士更認為<text:span text:style-name="T5">“</text:span>二次大戰後的法西斯主義<text:span text:style-name="T5">”</text:span>正在興起。在冷戰體制下，美國支持各扈從反共獨裁國家進行了以清除共產黨人為名的﹑組織性的人權蹂躪運動，殺害了數百萬人。美國以販毒﹑走私﹑武器買賣支付全世界反共親美戰爭與政變，設立國際性恐怖訓練學校，秘密培訓酷刑拷打強暴逼供的<text:span text:style-name="T5">“</text:span>科技<text:span text:style-name="T5">”</text:span>。作者也側重指控了美國及其包括英國在內的<text:span text:style-name="T5">“</text:span>聯軍<text:span text:style-name="T5">”</text:span>對伊拉克絲毫不顧及國際正義和法律的恣意侵略，對無辜的伊拉克老弱婦孺造成重大傷害，而對世界輿論的譴責不屑一顧。總之，作者把這種以重武裝﹑跨國大企業﹑國際金融工具為手段干涉和控制世界以滿足帝國霸權利益者，為<text:span text:style-name="T5">“</text:span>經濟殖民主義<text:span text:style-name="T5">”</text:span>。<text:span text:style-name="T5"><text:s/><text:line-break/><text:line-break/></text:span>四﹑從台灣回看香港<text:span text:style-name="T5"><text:s/><text:line-break/></text:span>關於<text:span text:style-name="T5">“</text:span>殖民地現代性<text:span text:style-name="T5">”</text:span>的分析，思想家馬克思早在距今一百五十多年前就作過非常科學的分析。他在論及英國對印度斯坦的統治時，就說殖民主義對殖民地同時表現破壞性作用和<text:span text:style-name="T5">“</text:span>建設性作用<text:span text:style-name="T5">”</text:span>。破壞性──掠奪﹑壓迫﹑榨取﹑種族歧視和壓抑，使殖民地政治社會﹑經濟和心靈附庸於宗主國，破壞傳統文化<text:span text:style-name="T5">……</text:span>而這些作用，是為宗主國獨占資本的肥大化所必要之蓄意的營為。至於其<text:span text:style-name="T5">“</text:span>建設性作用<text:span text:style-name="T5">”</text:span>──基礎設施，少數殖民地精英的教育培養﹑並不普及的下﹑初級教育﹑以殖民者社區為中心的公共衛生設施，鐵路公路的鋪設﹑傳統封建宗法制度的破壞和利用各地封建宗族階級歧視制度﹑發展殖民地商品農業，使傳統農民為農業無產階級和債務奴隸<text:span text:style-name="T5">……</text:span>凡此，都是為了殖民者利益，發展殖民資本主義必要的配套，是非蓄意的營為，總體上是增進殖民地的庸屬化和奴隸化，絕不是現代化和文明開化。而被殖民各族人民，只有通過革命的批判，才能將殖民者非蓄意的<text:span text:style-name="T5">“</text:span>建設性<text:span text:style-name="T5">”</text:span>遺產，為我所有，供我利用。<text:span text:style-name="T5"><text:s/><text:line-break/><text:line-break/></text:span>八〇年代以來，台灣少數老一代皇民遺老和日本反動學者政客一道，為日本殖民下台灣<text:span text:style-name="T5">“</text:span>現代化<text:span text:style-name="T5">”</text:span>大唱讚歌，和一八九五年以降至一九四五年間台灣人民在武裝游擊抗日和非武裝抗日，四五年後澀谷抗暴﹑反美扶日﹑一直到新民主主義鬥爭中光輝磅礡的愛國主義大相徑庭。去歲我滯港二月餘，也知道了一九八四年《中英聯合聲明》被決定香港在一九九七年回歸後，突然出現的一批親英﹑親美﹑親西方，反共反華的<text:span text:style-name="T5">“</text:span>突然民主派<text:span text:style-name="T5">”</text:span>，和以彭定康為代表的舊殖民者百般勾結，處心積慮破壞香港依中英協議的《基本法》順利結束香港殖民地制度，回歸中國，並以殖民統治為<text:span text:style-name="T5">“</text:span>現代化<text:span text:style-name="T5">”</text:span>和<text:span text:style-name="T5">“</text:span>文明開化<text:span text:style-name="T5">”</text:span>，倡言<text:span text:style-name="T5">“</text:span>香港意識<text:span text:style-name="T5">”</text:span>，甚至以英國人自居自詡的殖民地遺老遺少精英階級感到十分詫異。本書作者談到這一小撮假英國人﹑<text:span text:style-name="T5">“</text:span>民主派<text:span text:style-name="T5">”</text:span>語聲沉痛不屑，令中國讀者讀之汗顏，從而深刻地感受到前殖民地在<text:span text:style-name="T5">“</text:span>解放<text:span text:style-name="T5">”</text:span>後，有意識﹑有目標﹑有步驟和有政策地展開<text:span text:style-name="T5">“</text:span>脫殖民<text:span text:style-name="T5">”</text:span>運動，是事關民族團結與自立，事關去奴性化的千秋大業，絕不可等閒視之！<text:span text:style-name="T5"><text:s/><text:line-break/><text:line-break/></text:span>五﹑寄希望於新生一代<text:span text:style-name="T5"><text:s/><text:line-break/></text:span>作者談了今日霸權大國如何以<text:span text:style-name="T5">“</text:span>經濟殖民主義<text:span text:style-name="T5">”</text:span>制霸世界，旨在說明今天全球範圍內的民主與自由在現實上正受大帝國的嚴重威脅，意在對面向這個大氣候不但視若無睹，又實際上對這帝國極盡斜肩諂笑之能事，在香港政治生活的末節上挑弄不必要的矛盾的香港<text:span text:style-name="T5">“</text:span>民主派<text:span text:style-name="T5">”</text:span>，有嚴厲的批評。<text:span text:style-name="T5"><text:s/><text:line-break/><text:line-break/></text:span>然而，這本書又絕不是寫給<text:span text:style-name="T5">“</text:span>民主派<text:span text:style-name="T5">”</text:span>看的書。在卷末，作者表露了對年輕香港學生和青年一代的關心，希望年輕的一代人能明辨是非，看見偏執宣傳的迷霧背後的歷史真相與前行的正確方向。高齡八十二歲的外國老太太，作者杜葉錫恩女士對中國和中國新生代青年的寄望之殷﹑關懷之切，真情流露，力透紙背，讀之動容。而凡中國人，多麼應該懷著深深的自省和感謝，通讀這本充滿道德力量﹑真知洞見又勇於實踐精神的好書。<text:span text:style-name="T5"><text:s/><text:line-break/><text:line-break/></text:span>二〇〇五年三月三十日<text:span text:style-name="T5"><text:s/><text:line-break/><text:line-break/></text:span>【本文原載《人文與社會》，原標題為《陳映真：傾聽充滿正氣和洞見的聲音<text:span text:style-name="T5">——&lt; </text:span>我眼中的殖民時代香港<text:span text:style-name="T5">&gt;</text:span>讀後》】</text:p>
      <text:p text:style-name="P4"><text:span text:style-name="T3">陳真</text:span><text:s/>  |  2019.08.22 11:09   |   <text:a xlink:type="simple" xlink:href="http://palinfo.habago.org/Entry?Command=Information_PrintForum&amp;iPage=1#FORUM37811"><text:span text:style-name="T4">#</text:span></text:a></text:p>
      <text:p text:style-name="P5">卡韓政變<text:span text:style-name="T5"><text:s/>(151)</text:span>：假如你是<text:span text:style-name="T5">... <text:line-break/><text:line-break/></text:span>陳真<text:span text:style-name="T5"><text:s/>2019. 08. 22. <text:line-break/><text:line-break/><text:line-break/></text:span>台灣政治史上，從未有過一個政治人物像韓國瑜那樣，長達一整年每天被幾乎所有媒體及所有黨派抹黑醜化到這種地步。<text:span text:style-name="T5"><text:s/><text:line-break/><text:line-break/></text:span>前幾天吃早餐，看到報紙上說，柯文哲的太太<text:span text:style-name="T5"><text:s/>"</text:span>怒嗆<text:span text:style-name="T5">" </text:span>記者，痛罵記者怎麼可以寫<text:span text:style-name="T5"><text:s/>"</text:span>有位網友<text:span text:style-name="T5">" </text:span>說她<text:span text:style-name="T5"><text:s/>"</text:span>比柯文哲還討人厭<text:span text:style-name="T5">"</text:span>。柯太太罵了很多，罵得很有道理，比方她說<text:span text:style-name="T5"><text:s/>"</text:span>什麼叫做有位網友說<text:span text:style-name="T5">"</text:span>，這哪叫報導？報導可以這樣損人嗎？<text:span text:style-name="T5"><text:s/><text:line-break/><text:line-break/></text:span>柯太太顯然是懂得道理的，問題是，他老公柯文哲之所作所為卻遠比這個記者還齷齪卑鄙一萬億倍。<text:span text:style-name="T5">Charles Bukowski </text:span>真是說得很對，<text:span text:style-name="T5">"</text:span>唯有當不義降臨在自己身上時，人們才會意識到不義的存在。<text:span text:style-name="T5">" </text:span>平常時候根本不在乎。不但不在乎，傷害起別人時，千百萬倍的卑鄙齷齪都無所謂，照傷害不誤。<text:span text:style-name="T5"><text:s/><text:line-break/><text:line-break/></text:span>而我想說的是，你有沒有想過，假如你是韓國瑜，遭受這樣一種無日無之、全面抹黑造謠醜化的處境，你將做何感想？你受不受得了？我倒是完全可以體會韓國瑜的痛苦，因為韓僅僅被抹黑一年，而我卻是三、四十年來都是處於這樣一種面對千夫指任人糟蹋羞辱的處境，百般冤屈與誤解，非常痛苦，只是不想多說而已；絕大多數時候我連學姊也不說，只期待哪天死亡快快來臨，好結束這一切。<text:span text:style-name="T5"><text:s/><text:line-break/><text:line-break/></text:span>當你承受過某種痛苦，你就不會想要去苛責受苦者為何不能更堅強更勇敢。因此，不管韓國瑜怎麼胡說八道一些違心之論，個人層面上我是不怪他的，只是對不義人事物之橫行無阻感到很可悲。你看郭台銘、柯文哲、王金平以及根本數不清的藍綠鳥人，個個貪得無饜，不擇手段，為所欲為，而這就是所謂偉大的民主自由？我們一般人每天工作賺錢那麼辛苦，繳那麼多稅，然後卻養出這麼一大堆鳥人來傷害整個社會，任其爭權奪利為所欲為。<text:span text:style-name="T5"><text:s/><text:line-break/><text:line-break/></text:span>不用求神問卦，<text:span text:style-name="T5">"</text:span>未來<text:span text:style-name="T5">" </text:span>其實是很容易可以看見的。一個社會當下的作為，無非就預設了它宿命般的未來。<text:span text:style-name="T5"><text:s/><text:line-break/><text:line-break/></text:span>昨天半夜看阿桑吉的一部記錄片，他提到說自己習慣於把世界看成一種整體的全球現象，找出系統上的問題，想辦法移除裏頭不好的成份，使之更完善，而不是僅僅侷限在一種局部現象。他說，如果你只在乎某個花園，那你就自然會把時間花在那個花園上，擔心哪裏長出雜草；但是如果你把世界看成一個整體，你就會有完全不同的作為。<text:span text:style-name="T5"><text:s/><text:line-break/><text:line-break/></text:span>他還說，每個事情、做或不做都有風險。如果你一整天什麼也不做，那你會有什麼風險？你的風險就是你的生命過了一天就消失了一天；消失的那一天，你事實上就跟死人沒兩樣。因此，他說，他寧可把握時間去做他該做、想做的事。<text:span text:style-name="T5"><text:s/><text:line-break/><text:line-break/></text:span>他還說，相信某種原則的人，往往活不久。我們都希望這一類人能夠長命百歲，但卻往往事與願違。說到底，我們應該好好過每一天，去做你該做、想做的事，不要浪費光陰。<text:span text:style-name="T5"><text:s/><text:line-break/><text:line-break/></text:span>阿桑吉講話往往具有某種曖昧與微妙，你很難確切轉述，只能粗糙表達，心領神會。我特別能認同<text:span text:style-name="T5"><text:s/>"</text:span>全球現象<text:span text:style-name="T5">" </text:span>這個說法，如果用我的話來說，那就像數學；我並不在乎某個買賣之演算，一切演算只是做為一種例子，而所有例子都將指向某個法則與原理。因此，只要我們確實掌握了<text:span text:style-name="T5"><text:s/>1</text:span>，我們其實就掌握了所有的數字，掌握了一套體系。因此，<text:span text:style-name="T5">1</text:span>很重要，<text:span text:style-name="T5">1</text:span>等於<text:span text:style-name="T5"><text:s/>1</text:span>也很重要，因為這些定理一旦失效，系統便整個瓦解。反之，我們只要把原理和異例描述清楚了，事實上便預設了某個系統存在的可能性。<text:span text:style-name="T5"><text:s/><text:line-break/><text:line-break/></text:span>把這類抽象的想法套用在現實上，你也許可以這麼說：例如你看歷史，古代的，現代的，本國的，它國的，相似性卻非常高，幾乎就像同一齣戲反覆上演，悲劇不斷。倘若我們想要修改不幸的結局，勢必得更動某種劇情發展脈絡與人物性格，也就是阿桑吉所說的找出整體世界裏頭不好的成份，想辦法把它移除。<text:span text:style-name="T5"><text:s/><text:line-break/><text:line-break/></text:span>阿桑吉相信，透明可以減少為惡，使為惡系統崩盤。我不知道這想法對不對，姑且相信它是對的。至於我自己，我有自己的想法，只是哲學家終究不是鬥士，哲學僅僅從事描述，難以規範現實，遑論修改不良成份。<text:span text:style-name="T5"><text:s/><text:line-break/><text:line-break/></text:span>人類歷史上大概很難再找到像阿桑吉這樣一個人，被全世界幾十個國家幾百個情治單位天涯海角地追殺，那得需要多大的耐力才能承受？假如你是阿桑吉，你做何感想？<text:span text:style-name="T5"><text:s/><text:line-break/><text:line-break/></text:span>不過，這記錄片拍得實在有夠爛，所以我就不推薦了。片尾居然出現一個人叫做什麼女神卡卡，我曾聽過這個人，但是頭一次見到，看起來是個好人，只是有點<text:span text:style-name="T5"><text:s/>"</text:span>單純<text:span text:style-name="T5">"</text:span>。她扮演記者<text:span text:style-name="T5"><text:s/>"</text:span>採訪<text:span text:style-name="T5">" </text:span>阿桑吉，一直追問阿桑吉被全世界追殺有什麼感受？倫家很想知道餒。阿桑吉說，<text:span text:style-name="T5">"</text:span>我的感受有誰會在乎嗎？連我自己也不在乎。<text:span text:style-name="T5">" <text:line-break/><text:line-break/></text:span>這話聽起來很悲愴，命中我心。</text:p>
      <text:p text:style-name="P4"><text:span text:style-name="T3">王修亮</text:span><text:s/>  |  2019.08.22 10:52   |   <text:a xlink:type="simple" xlink:href="http://palinfo.habago.org/Entry?Command=Information_PrintForum&amp;iPage=2#FORUM37810"><text:span text:style-name="T4">#</text:span></text:a></text:p>
      <text:p text:style-name="P5">我相信很多中華民國人民認為自己此生不會遇到戰爭。<text:span text:style-name="T5"><text:s/><text:line-break/></text:span>可能有些笨蛋認為戰爭也沒什麼好怕的，反正美國會幫忙。<text:span text:style-name="T5"><text:s/><text:line-break/></text:span>可能還有人認為，我不怕死，戰爭來啊<text:span text:style-name="T5">! <text:line-break/><text:line-break/></text:span>不怕死和不希望戰爭是兩回事<text:span text:style-name="T5">! <text:line-break/></text:span>願意為戰爭而死和值不值得為這場戰爭犧牲也是兩回事<text:span text:style-name="T5">! <text:line-break/><text:line-break/></text:span>真實和謊言，為甚麼總是輕易以相反的外貌出現<text:span text:style-name="T5">? <text:line-break/></text:span>或者，人並不是不知道那些是謊言，但是需要謊言來成就自己空虛的真實吧<text:span text:style-name="T5">! <text:line-break/><text:line-break/></text:span>我年輕時認為人性是美好善良的，只要教育得法，一定都能克己復禮。然後逐漸明白，欲望的誘惑如此強烈，人會刻意合理化自己的黑暗其實是一種光明。現在，我認為人性是無善無惡的，人之所謂善，只是比動物多了一種深層思考學習的能力，這能力是善的本質，之後仍然看自我的選擇。<text:span text:style-name="T5"><text:s/><text:line-break/><text:line-break/></text:span>教育只能做到讓人類理解，當選擇傷害性的作法時，終究會反噬己身。<text:span text:style-name="T5"><text:s/><text:line-break/></text:span>然而通常的狀況，是人無法自覺需要選擇，或是直接選擇眼前當下的利益。<text:span text:style-name="T5"><text:s/><text:line-break/><text:line-break/></text:span>如果教育都是無用的，那我生命的存在有什麼意義<text:span text:style-name="T5">? <text:line-break/></text:span>留下這些經驗與心得，又有什麼意義<text:span text:style-name="T5">? <text:line-break/></text:span>有知覺的並不需要教育，需要教育的卻幾乎不受教育影響。<text:span text:style-name="T5"><text:s/><text:line-break/><text:line-break/></text:span>一個教師沒有豐沛的情感，是無法成為學生良伴的，而一個教師情感太豐沛時，就是不斷在失望與絕望中成灰。<text:span text:style-name="T5"><text:s/><text:line-break/></text:span>越到年長，越是無法解釋這一切，我仍然只能繼續，把這些歸諸於自己的愚昧笨拙吧<text:span text:style-name="T5">!</text:span></text:p>
      <text:p text:style-name="P4"><text:span text:style-name="T3">陳真</text:span><text:s/>  |  2019.08.22 02:14   |   <text:a xlink:type="simple" xlink:href="http://palinfo.habago.org/Entry?Command=Information_PrintForum&amp;iPage=1#FORUM37809"><text:span text:style-name="T4">#</text:span></text:a></text:p>
      <text:p text:style-name="P5">卡韓政變<text:span text:style-name="T5"><text:s/>(150)</text:span>：危險的不歸路<text:span text:style-name="T5"><text:s/><text:line-break/><text:line-break/></text:span>陳真<text:span text:style-name="T5"><text:s/>2019. 08. 22. <text:line-break/><text:line-break/><text:line-break/></text:span>做為<text:span text:style-name="T5"><text:s/>CIA</text:span>的線民，朱立倫幾乎是毫不遮掩的。他上個星期去了美國幾天，回來之後整個人馬上變了，因為老闆給了他新指令。朱立倫向來大力支持九二共識，從美國回來之後竟然呼籲國民黨別再講九二共識了，說什麼台灣年輕人熱愛民主，不愛聽這東西。<text:span text:style-name="T5"><text:s/><text:line-break/><text:line-break/></text:span>朱還要求國民黨應全黨一致大力支持香港人反送中的種種抗爭，「絕不妥協」，並呼籲台美應進一步建立「實質外交」，建立部長級以上官員互訪機制，並表明國民黨熱愛民主自由，「親美立場堅定不移」云云；甚至還很荒唐地呼籲台灣人不要中了中共企圖分化台灣人的陰謀「陷阱」，「應團結一致持續反送中」。<text:span text:style-name="T5"><text:s/><text:line-break/><text:line-break/></text:span>朱立倫說，反送中事件最重要的原因就是中國「違反了民主與人權」，呼籲「台灣人必須要站出來聲援反送中」，「我才不管你北京高不高興，這就是我們台灣的民主，這就是我們堅持的立場」。<text:span text:style-name="T5"><text:s/><text:line-break/><text:line-break/></text:span>這一番慷慨激昂，連綠營聽了都自嘆弗如。韓國瑜原本把反送中定位為一場「動亂」，呼籲示威者適可而止。如今面對朱立倫的慷慨激昂，竟然也說支持朱立倫的說法。<text:span text:style-name="T5"><text:s/><text:line-break/><text:line-break/></text:span>我不用看報紙，光用肚臍猜也猜得出來朱立倫去美國找誰，比方說<text:span text:style-name="T5"><text:s/>Project 2049 Institute</text:span>。這個機構我就不多說了，請用留言板右上角的搜尋功能自行查詢，包括查詢我常講的阿米塔吉<text:span text:style-name="T5"><text:s/>(Richard Armitage)</text:span>。這些人渣和人渣機構，基本上就是美國對台<text:span text:style-name="T5"><text:s/>"</text:span>人肉炸彈<text:span text:style-name="T5">" </text:span>製造中心，同時也是軍火掮客聯盟，主其事者例如這位<text:span text:style-name="T5"><text:s/>Richard Armitage</text:span>，長年在世界各地鼓吹戰爭與侵略，製造動亂，血洗敵國。<text:span text:style-name="T5"><text:s/><text:line-break/><text:line-break/></text:span>這個人渣機構也經常發表一些「鼓勵」台灣和對岸勇敢開戰的言論，或是散播各種中共武力犯台的假新聞，甚至還出書說什麼他們已經取得中共的什麼「絕對機密密件」，說中國政府已經擬定「<text:span text:style-name="T5">2020</text:span>年攻台的秘密軍事計劃」。這些戰爭販子軍火人渣每隔一段時間就會在台灣散播這類言論，鼓勵台灣人勇敢充當美國的人肉炸彈，勇敢和對岸開戰，還經常出具什麼戰力研究報告說台灣將在兩岸戰爭中獲勝，並胡扯說美國至少會有<text:span text:style-name="T5">90%</text:span>的機率出兵捍衛台灣，和中國開戰。<text:span text:style-name="T5"><text:s/><text:line-break/><text:line-break/></text:span>韓國瑜「曾經」給台灣帶來一種希望。我不知道是否該加上「曾經」二字，但我至少看見這個希望似乎已經逐漸遭到消滅。其實，與其說這股企圖走向新生的希望是被消滅，不如說是這股希望所投射的代表人韓國瑜，似乎走在一個指向「理想」抑或是「權力」的十字路口。當這樣一個希望被徹底殲滅，依我看，台灣將走向一條危險的不歸路。</text:p>
      <text:p text:style-name="P4"><text:span text:style-name="T3">王修亮</text:span><text:s/>  |  2019.08.21 21:49   |   <text:a xlink:type="simple" xlink:href="http://palinfo.habago.org/Entry?Command=Information_PrintForum&amp;iPage=1#FORUM37808"><text:span text:style-name="T4">#</text:span></text:a></text:p>
      <text:p text:style-name="P6">國小教育裡的文字遊戲<text:span text:style-name="T5">(</text:span>二<text:span text:style-name="T5">)</text:span>相似與相反的對照均衡<text:span text:style-name="T5"><text:s/><text:line-break/><text:line-break/></text:span>文字、語言是表情達意的。<text:span text:style-name="T5"><text:s/><text:line-break/></text:span>說起表情達意，得先察覺這個「情意」起自何源？發於何物？映照於何境？<text:span text:style-name="T5"><text:s/><text:line-break/></text:span>情意是一種感覺，一種直接本能的感覺，通常是無意識的，能掌握自我意識貫穿於心→身，內→外，人→己，物→我，並能清晰的列其脈絡，是國小文字課程的基礎學習。<text:span text:style-name="T5"><text:s/><text:line-break/><text:line-break/></text:span>到了群性發展時則是反過來，觀人之表象以推人之內心。<text:span text:style-name="T5"><text:s/><text:line-break/></text:span>不論是時間連續性的「視其所以，觀其所由，察其所安。人焉瘦哉？」<text:span text:style-name="T5"><text:s/><text:line-break/></text:span>還是直觀性的「存乎人者，莫良於眸子；眸子不能掩其惡。胸中正，則眸子瞭焉；胸中不正，則眸子眊焉。聽其言也，觀其眸子，人焉廋哉？」<text:span text:style-name="T5"><text:s/><text:line-break/></text:span>聽其言查其行觀其貌，若是沒有從自身經驗做過練習，群性的反推學習幾乎是不可能的。但是僅以自身經驗反推他人，又會因為經驗單一而導致狹隘。<text:span text:style-name="T5"><text:s/><text:line-break/><text:line-break/></text:span>舉個例子來說：所謂的「以小人之心度君子之腹」，就是指小人以自我經驗去觀察群體，認為大家都會和自己一樣貪婪小氣，所以提防的不得了。這還是有自覺的，有思想的。還有的小人會認為大家都笨得看不出來自己的貪婪小氣，不知道別人只是不想或無法跟他計較，佔了便宜還洋洋得意，這就是沒有自知自覺。<text:span text:style-name="T5"><text:s/><text:line-break/></text:span>「可逝也，不可陷也」的君子，並不是天賦聰敏，自然就能避免陷害，而是「學思」的功夫做得好，從文史生活中吸取大量的間接經驗與反省，才能避免愚騃。<text:span text:style-name="T5"><text:s/><text:line-break/><text:line-break/></text:span>風生於地，起於青萍之末，細微得不易察覺。自我意識也是如此，我們因為甚麼原因而堅持一種價值？唾棄一種概念？愛一個黨派？恨另外一個國家？很難追本探源，追探到的往往不是道理，而是模糊的失憶。<text:span text:style-name="T5"><text:s/><text:line-break/></text:span>「人一<text:span text:style-name="T5">X</text:span>，腦就殘。」「人生病了就要吃藥！」<text:span text:style-name="T5"><text:s/><text:line-break/></text:span>這都是很好的例子。<text:span text:style-name="T5"><text:s/><text:line-break/></text:span>自知自覺畢竟是不容易的，依賴的就是「學思」與「反省」。才能跳脫一己個性的束縛，多元擴張、加深加廣對自我與群體的觀察認知能力。這是整個小學的目的，以後慢慢說來。<text:span text:style-name="T5"><text:s/><text:line-break/><text:line-break/></text:span>如何能讓剛入學的孩子開啟心智，發現自己其實是由外形所受引動內情之感，而內在情受又會依照某種程序表現於外在，內在本質的情受又因何需要文飾，才好「文質彬彬」均衡的表達？這需要一點技巧來引動，引動「情意所感」「情意所發」的脈絡。<text:span text:style-name="T5"><text:s/><text:line-break/><text:line-break/></text:span>「外」在五官的「形」很容易察知，五官的「感」也就是眼耳鼻舌身，色聲香味觸。非常具體，非常知識，但是因為太具體了，孩子的記憶也會鮮明深刻。若是從外形認知反覆的提示「感」，這是紅色啊！很堅硬啊！很香啊！孩子的思考脈絡很快就只剩下「知識性情受」。<text:span text:style-name="T5"><text:s/><text:line-break/></text:span>可情受所感從來不是知識，「感」是極為個性的內在觸動，無善無惡，無是無非。孩子不會因為一個有趣的玩具不屬於自己就不想得到他。「想得到」是自然本能，「是不是屬於我」是之後透過人文學習才建立的概念與修飾。<text:span text:style-name="T5"><text:s/><text:line-break/></text:span>「想得到」是誠意。<text:span text:style-name="T5"><text:s/><text:line-break/></text:span>「是不是屬於我」是正心。<text:span text:style-name="T5"><text:s/><text:line-break/><text:line-break/></text:span>所以我通常不會從五官的感受直接切入情意，而是找個方法觸動那個「不知不覺」的「意」，正因為不知不覺，所以發現的剎那，才會震驚而恍然，「情意知覺」需要的就是那個難以言喻的恍然剎那，才夠深刻。<text:span text:style-name="T5"><text:s/><text:line-break/><text:line-break/></text:span>談到這裡，不得不另行說明一個教育根本的概念：<text:span text:style-name="T5"><text:s/><text:line-break/><text:line-break/></text:span>人格養成的課程不可能只針對一個項目進行專門學習，例如我所談論的文法系列，這只是一種「紙上談兵」，刻意針對文字、語詞、句型、解析、段落等等分門別類釐清其技巧與知識，這並不是真實的正常課程，僅針對教師家長相互交流。<text:span text:style-name="T5"><text:s/><text:line-break/></text:span>將語文課程撕裂為閱讀、作文、文法、說話等等項目，就像將一個人撕裂成身體與心靈，身體還再撕裂成皮肉、內臟、骨骼、血脈，心靈還撕裂成理性與感性。<text:span text:style-name="T5"><text:s/><text:line-break/><text:line-break/></text:span>人格是一個整體，語文也是一個整體，視各種情境的需要，在不同時空學生中應用。<text:span text:style-name="T5"><text:s/><text:line-break/></text:span>某些項目或許佔的比例較重，或是採用某種形式切入，但這些只是權變，作為教育核心的「人格」一直貫穿於課程內，簡單講就是「忠恕」，執中於己心之反省，推析於彼心之如同。<text:span text:style-name="T5"><text:s/><text:line-break/></text:span>所以所謂的課綱本需要有這種大観的貫徹能力。<text:span text:style-name="T5"><text:s/><text:line-break/></text:span>能力指標本身切割得太明確太細碎，知識的需求就會太狹隘而限定，反而成為一種撕裂，這樣的撕裂同時也是一種綑綁與僵化，將教師綑綁成傳遞知識技能的工具，而不是使用工具帶領學生創意的人。<text:span text:style-name="T5"><text:s/><text:line-break/><text:line-break/></text:span>「君子之德風，小人之德草，草行風上，必偃。」即使在沒有正式學校的歷史年代，教育可以有各種形式，但就是不能缺乏了大觀與創意。無拘無束、寓教於樂的民間戲曲、說唱、傳奇，形式不同，人格是一體的，以歷史的脈絡深浸民心，不知不覺者得其模範，自知自覺者得其思考，維繫著群的穩定。<text:span text:style-name="T5"><text:s/><text:line-break/><text:line-break/></text:span>要尋回教育的本質當然不容易。<text:span text:style-name="T5"><text:s/><text:line-break/></text:span>如果教師沒有課程綱要的大觀能力，教師需要再教育，這並不難，教師在智能上都是菁英，只是因為政策而呆滯了，慵懶了，放棄了，並不是沒有思考能力。<text:span text:style-name="T5"><text:s/><text:line-break/></text:span>如果教師擁有大觀與創造能力，政府就不該刻意束縛。<text:span text:style-name="T5"><text:s/><text:line-break/><text:line-break/></text:span>即使是希求教師能體諒國家狀態，強調某些教育的變通，那也該在「國民教育」的法規上和教師們明辯深察，確立共識。以期國民能在教育下逐層達到「自知自覺」。<text:span text:style-name="T5"><text:s/><text:line-break/></text:span>一個沒有大觀創意的教師，表示其本身就缺乏自知自覺，又怎可能引導出國民的自知自覺？而教育出整群只能聽風向行事，人格切割破碎，毫無思考脈絡的國民，最終形成的只是一群盲動的本能群體，這種國家即使另立菁英學校，菁英也無法控制得了絕大多數的本能盲動群體。要不就是不斷向內在決口淹潰的脆弱堤防，要不就是不斷承受外辱的侵蝕，國家在百年之內就會出現充塞著戰亂與混亂，奪權與被奪權的徵兆。<text:span text:style-name="T5"><text:s/><text:line-break/><text:line-break/></text:span>所以我的實務課程從來不會只有一個課程目標，後面貫穿的都是人格。<text:span text:style-name="T5"><text:s/><text:line-break/></text:span>一個詞義的學習，當下效果是相對性思考，最終目的仍然是人格整體的知覺。<text:span text:style-name="T5"><text:s/><text:line-break/><text:line-break/></text:span>實物比圖片的效果好，但是實物有其限制，不太方便運送，例如整棵大樹。通常我會因為整體學習而使用植物和種子。在國小初始的課程來說，「想」與「思」是誠意、正心的啟蒙，用樹木和種子是非常合適的材料。當然我也用過別的方式，例如一條曲線的意義，但這比較適合年紀稍長的人，高年級學生，低年級還是動物植物素材好。<text:span text:style-name="T5"><text:s/><text:line-break/><text:line-break/></text:span>種子的撿拾幾乎沒有爭議，即使在國家公園，為了教學申請幾顆種子也是合法合理的事。樹本身的需求在都市很麻煩，如果校園環境有結了不同果實的各種植物當然甚佳，再不，能有許多植物、果實盆栽也不錯。<text:span text:style-name="T5"><text:s/><text:line-break/></text:span>「折枝」看狀況，活生生的折枝我都先和學生們商量，也同時向大樹商借，這情境很微妙，還連結著相關的情境探討：<text:span text:style-name="T5"><text:s/><text:line-break/></text:span>「大樹是否值得為此課程而犧牲一小段樹枝？」<text:span text:style-name="T5"><text:s/><text:line-break/></text:span>「動物呢？為甚麼？」<text:span text:style-name="T5"><text:s/><text:line-break/></text:span>「教育到底有多重要？」<text:span text:style-name="T5"><text:s/><text:line-break/></text:span>「怎樣能完成理性與感性的商借？」<text:span text:style-name="T5"><text:s/><text:line-break/></text:span>等等學習，關係著人與環境的關係，這部分需要先有思想能力的基礎，否則難以討論，所以「折枝」的商借，我不會放在國小一年級，至少都要到三年級，開始進行人與他人、環境的整體結構時。<text:span text:style-name="T5"><text:s/><text:line-break/><text:line-break/></text:span>切花比較沒有爭議，但是仍然有某些探討，一個已經在社會成形的、貌似正常的植物種植與買賣行為，寵物的繁殖與買賣行為，在學習中還牽涉到哪些價值觀的轉換？這我比較會放在二年級「朋友」「內外親情與友情」的部分，來探討人與萬物之情，所以我也不會在一年級用切花。<text:span text:style-name="T5"><text:s/><text:line-break/><text:line-break/></text:span>撿來的枯枝與種子是我在都市最常使用的，爭議性最低，如果是連著種子的枯枝最好，這需要多方收集，我有機會就會向相關的朋友討來，春末夏初颱風將來，鄉市公所修剪路樹時是不錯的機會<text:span text:style-name="T5">(</text:span>路樹該如何修剪是另一種討論<text:span text:style-name="T5">)</text:span>。當然這又涉及到「教師是否熟悉課綱與一脈而下的實務課程」，所以日常才能敏銳的發現「這裡有哪個年段哪種課程的教材！快收集起來留著用！」<text:span text:style-name="T5"><text:s/><text:line-break/></text:span>教師的腦袋裡難免有一個不小的空間，充斥著教材收集與資訊結構。<text:span text:style-name="T5"><text:s/><text:line-break/><text:line-break/></text:span>我有一塊颱風時倒木的樟樹連皮切片，有一塊垃圾堆撿來的菊花木切片，還有一堆幾十年來收集的各種種籽，相當好用，用了十幾二十年，要很小心保藏，否則會被白蟻類吃掉。<text:span text:style-name="T5"><text:s/><text:line-break/></text:span>我會請學生觀察樟木片，不是請他摸摸嗅嗅，而是先請他「看」「想」。<text:span text:style-name="T5"><text:s/><text:line-break/></text:span>「他從哪裡來的？我以前見過嗎？」<text:span text:style-name="T5"><text:s/><text:line-break/></text:span>生命的根源與歷史，當然難免一些學生巴拉巴拉獎一堆有關樟樹的知識。所以我會先行打預防針：「請說你親身經驗喔！真是自己親自看見的。你對他的感情，你怎樣喜歡或不喜歡。」<text:span text:style-name="T5"><text:s/><text:line-break/></text:span>「那是很高大的樹啊！我見過他青翠的葉子。」<text:span text:style-name="T5"><text:s/><text:line-break/></text:span>「我在那樣的大樹下乘過涼。」「我在那樣的樹皮裂縫裡看過螞蟻。」<text:span text:style-name="T5"><text:s/><text:line-break/></text:span>自我的經驗與樹的關係，這樣，「情意」開始現形。<text:span text:style-name="T5"><text:s/><text:line-break/><text:line-break/></text:span>「想」，木，目，心。<text:span text:style-name="T5"><text:s/><text:line-break/></text:span>「你用眼睛看到這塊木，你心裡想的是甚麼情感？」<text:span text:style-name="T5"><text:s/><text:line-break/></text:span>這是「想」。<text:span text:style-name="T5"><text:s/><text:line-break/></text:span>「為甚麼會這樣想？你以前有看過，所以有這種經驗，每個人經驗不同，想的會一樣嗎？」<text:span text:style-name="T5"><text:s/><text:line-break/></text:span>「看的是外在，外在的木和外在的眼睛，可是你的『想』從哪裡出來？」<text:span text:style-name="T5"><text:s/><text:line-break/></text:span>先解析出「想」的線形脈絡。<text:span text:style-name="T5"><text:s/><text:line-break/><text:line-break/></text:span>我會挑選一些非常特殊的植物種子引起孩子們的驚奇，他們會發出「哇！」的驚嘆聲。我會立刻提問：「那一聲『哇』的當下，你心中有甚麼想嗎？」<text:span text:style-name="T5"><text:s/><text:line-break/></text:span>通常在討論之後，孩子會發現「沒有甚麼想，就不知不覺『啊』出來了，然後才會想到好好玩、好有趣、好可愛。」<text:span text:style-name="T5"><text:s/><text:line-break/></text:span>教師要引導出來的體會就是「不知不覺」啊！才能讓孩子們明白甚麼叫「知覺」。<text:span text:style-name="T5"><text:s/><text:line-break/><text:line-break/></text:span>「無思無想就表現出來的感受是很特別的情感，很真誠，很直接，你想，所有的人有沒有這種情感呢？古代人有沒有？第一次聽到巨大的驚蟄？第一次看到熱烈的森林大火？你怎麼形容這種感受？孔子給他一個形容：『誠意』。所以，人的感受常常是從不知不覺開始的，你以前有發現這種不知不覺嗎？接著你會想甚麼？再接著呢？」<text:span text:style-name="T5"><text:s/><text:line-break/></text:span>「這個好可愛！」<text:span text:style-name="T5"><text:s/><text:line-break/></text:span>「我好想要一個！」<text:span text:style-name="T5"><text:s/><text:line-break/></text:span>「可以給我一個嗎？這有好多。」<text:span text:style-name="T5"><text:s/><text:line-break/><text:line-break/></text:span>「你們剛剛的的誠意是很直覺的情感，想要一個，已經開始『想』了喔！你們的『想』是很好的，自然而然的，可是你們認為，老師怎樣『想』？別的教室裡的學生怎樣『想』？種子怎樣『想』？可以每位教師每次上一個班級的課，就把種子都送給學生嗎？那需要多少樹的種子？樹，可以無限制的一直把種子送給人類收藏嗎？如果只給你？別人會怎樣？如果種子都消失了，世界上的植物會怎樣？動物和人類會怎樣？你會怎樣？」<text:span text:style-name="T5"><text:s/><text:line-break/><text:line-break/></text:span>種子種在田裡，抽芽展枝，往各種方向生長，孩子們在討論中，明白當兩個以上不同的「想」碰撞在一起時，彷彿種下了不同的種籽，「思」出不同的發展。<text:span text:style-name="T5"><text:s/><text:line-break/></text:span>人當然可以享受自我的「想」，那是誠意所發。<text:span text:style-name="T5"><text:s/><text:line-break/></text:span>當群想並列時，就需要思考多元的方向，選擇最均衡的那一個。<text:span text:style-name="T5"><text:s/><text:line-break/></text:span>不一定偏向自我，也不一定偏向群體，「思想」是相對群己兩個極端的自由與拘束，自己需要探索均衡，依賴經驗之下的自我選擇，並且甘願承受選擇的後果。<text:span text:style-name="T5"><text:s/><text:line-break/></text:span>思想當然也可以完全只在自我內運轉，但是在國民教育裡，在群性教育裡，感受之想，可以自由自在，思，屬於學的一部份，連結著實踐，所有的實踐必然與外界有關，無法不觸及群體。<text:span text:style-name="T5"><text:s/><text:line-break/></text:span>「學而不思則罔，思而不學則殆。」<text:span text:style-name="T5"><text:s/><text:line-break/></text:span>由學而思，這是「正心」。<text:span text:style-name="T5"><text:s/><text:line-break/><text:line-break/></text:span>教師只引導思想，不給答案，答案是孩子自我的選擇，未來累積成他的自我價值。教育只能教導選擇，不能也無法填塞價值。兩者必然二選一，給價值就失去思考，給思考就不可能強迫價值，當教育奢望兩者齊備時，產出的就是扭曲的機器或魔獸，無智慧無變通的效忠或無窮的叛亂。<text:span text:style-name="T5"><text:s/><text:line-break/><text:line-break/></text:span>「扣其兩端而竭焉。」<text:span text:style-name="T5"><text:s/><text:line-break/></text:span>思想是兩端，兩端的探索看似是非題，其實並非二選一，而是從兩端是非逐漸拉近的均衡。<text:span text:style-name="T5"><text:s/><text:line-break/></text:span>不僅僅是「是非」「對錯」這麼明確的日常兩端，「悲歡」「離合」「行止」「坐臥」也是兩端，在真實的生活裡，孩子們如何從經驗理解其各自的情境，如何說明、判斷情境中的運用？如何在不同的情境選擇均衡？<text:span text:style-name="T5"><text:s/><text:line-break/></text:span>「喜悅」「憤怒」「善良」「邪惡」是另一種兩端，外在動作與內在情意的兩端，內如何形於外？有需要強烈表達的情境嗎？還是不論如何都必須忍耐？<text:span text:style-name="T5"><text:s/><text:line-break/><text:line-break/></text:span>相似與相反的認識與對照，並非僅是「相似詞」「相反詞」在考試卷或作業上的知識，而是最基礎的解析與生活運用。同樣的學習，在不同的目的：知識或人格學習目的下，教師進行的引導方式完全不同。<text:span text:style-name="T5"><text:s/><text:line-break/></text:span>這是教師的整體大觀能力，設計與實踐課程的能力，專業能力。<text:span text:style-name="T5"><text:s/><text:line-break/><text:line-break/></text:span>沒事時和孩子玩玩語詞的對照與比較吧！問問他的選擇與均衡何在。無須灌輸他道理，只用生活情境向他提問，讓他明白感知的情意何所自來？後果的產生可能如何？自我選擇後如何擔負？<text:span text:style-name="T5"><text:s/><text:line-break/><text:line-break/></text:span>這樣的討論當然是容易太過嚴肅的，我在教室裡也不會如此急迫，在思與想的探討之後，我會以「對對子」的方式玩起詞語遊戲。<text:span text:style-name="T5"><text:s/><text:line-break/></text:span>「光明，光和明很相似，有甚麼差別呢？來自哪兩端？光明這個詞，又和哪一個詞是相對的兩端？」<text:span text:style-name="T5"><text:s/><text:line-break/></text:span>「黑暗」嗎？黑暗的甚麼東西呢？黑暗的心？那光明的是甚麼？光明的情！<text:span text:style-name="T5"><text:s/><text:line-break/></text:span>黑暗的邪惡之心，光明的善良之情。<text:span text:style-name="T5"><text:s/><text:line-break/></text:span>黑暗一定邪惡嗎？光明一定善良嗎？為甚麼？<text:span text:style-name="T5"><text:s/><text:line-break/></text:span>黑暗的善良之心，光明的邪惡之情。有甚麼情境經驗、歷史經驗相對照嗎？例如黃帝殺死了刑天？<text:span text:style-name="T5"><text:s/><text:line-break/></text:span>那中間有甚麼可能的光明與黑暗？人和人相處，有可能絕對的光明與黑暗嗎？你從來都只有光明，沒有過黑暗之心嗎？<text:span text:style-name="T5"><text:s/><text:line-break/></text:span>我們會單純的屬於邪惡或善良嗎？<text:span text:style-name="T5"><text:s/><text:line-break/></text:span>怎樣定位我這個人？<text:span text:style-name="T5"><text:s/><text:line-break/><text:line-break/></text:span>藍天白雲，可不可以呢？<text:span text:style-name="T5"><text:s/><text:line-break/></text:span>黑水碧山？<text:span text:style-name="T5"><text:s/><text:line-break/></text:span>不同的色彩景觀，引起怎樣不同的感受？<text:span text:style-name="T5"><text:s/><text:line-break/><text:line-break/></text:span>誠意與正心，啟蒙的起點，想與思，身與心，兩端之間的均衡選擇。</text:p>
      <text:p text:style-name="P4"><text:span text:style-name="T3">陳真</text:span><text:s/>  |  2019.08.21 20:35   |   <text:a xlink:type="simple" xlink:href="http://palinfo.habago.org/Entry?Command=Information_PrintForum&amp;iPage=1#FORUM37807"><text:span text:style-name="T4">#</text:span></text:a></text:p>
      <text:p text:style-name="P5">卡韓政變<text:span text:style-name="T5"><text:s/>(149)</text:span>：韓國瑜是精神錯亂了嗎？<text:span text:style-name="T5"><text:s/><text:line-break/><text:line-break/></text:span>陳真<text:span text:style-name="T5"><text:s/>2019. 08. 21. <text:line-break/><text:line-break/><text:line-break/></text:span>為了騙選票，韓國瑜說，<text:span text:style-name="T5">"</text:span>國防靠美國<text:span text:style-name="T5">"</text:span>。最近人渣黨跟美國買了幾千億的武器，韓國瑜馬上發表中英文感謝狀，感謝川普。<text:span text:style-name="T5"><text:s/><text:line-break/><text:line-break/></text:span>所謂軍購，其實就是美國對台灣的一項勒索，動輒幾千億，就像黑道魚肉鄉民收取保護費那樣。其實大家心知肚明，如果兩岸開火，台灣只能撐上幾天，那麼，長年以來，勒緊褲腰帶，花幾兆幾千億的錢買武器，有意義嗎？<text:span text:style-name="T5"><text:s/><text:line-break/><text:line-break/></text:span>黨外及民進黨在野時期的主要訴求之一，就是反軍購，甚至包括台獨聯盟，當時也都反軍購；而且經常告訴人民說，兩岸應該友好交流，如果因此可以取消軍購這麼一大筆支出，我們大家就可以有更好的生活了，我們的下一代就有更好的福利了，所以我們應該推翻國民黨。可是，一旦自己掌權，或是為了操弄反中騙選票，反不反軍購就不一定了，完全說不準了。<text:span text:style-name="T5"><text:s/><text:line-break/><text:line-break/></text:span>藍綠都一樣，在軍購議題上向來都採取一種反覆無常的政治操弄態度。但是，不管怎麼操弄，不管反或不反，或是一下反一下不反，變來變去，這筆天文數字般的殖民勒索始終跑不掉。台灣就像美國的獵物一樣，為其禁錮，供其吸血。<text:span text:style-name="T5"><text:s/><text:line-break/><text:line-break/></text:span>韓國瑜不是神仙，就算當上所謂總統，一時之間還是得接受這筆巨額勒索。我有政治現實感，我並不苛責這一點。但是，被勒索和積極表態畢竟是兩回事；韓國瑜居然大聲歌頌這樣一種勒索，以討好美國。這不會太荒唐、太精神錯亂嗎？<text:span text:style-name="T5"><text:s/><text:line-break/><text:line-break/></text:span>不管是韓國瑜或國民黨，到底是在何種程度及何種意義上反或不反軍購，基本態度得講清楚；你不能一下反一下不反、早上反下午不反，那是發神經；你也不能反完之後突然又發表感謝狀，磕頭稱謝；你也不能一方面說要改善兩岸關係，一方面卻又<text:span text:style-name="T5"><text:s/>"</text:span>感謝<text:span text:style-name="T5">" </text:span>美國以凱子天價販售攻擊性武器以升級兩岸軍事對抗；你更不可能一方面說要發大財，一方面卻又朝著根本不可能發大財的舊方向積極表態。<text:span text:style-name="T5"><text:s/><text:line-break/><text:line-break/></text:span>比方說，韓國瑜說：<text:span text:style-name="T5">"</text:span>死都不可能接受<text:span text:style-name="T5">" (over my dead body) </text:span>一國兩制。那你到底是支持什麼？我真是被你搞得好亂；一方面反台獨，一方面也反對維持現狀，一方面又<text:span text:style-name="T5"><text:s/>"</text:span>死都不可能接受<text:span text:style-name="T5">" </text:span>一國兩制，一方面卻又<text:span text:style-name="T5"><text:s/>"</text:span>強烈支持<text:span text:style-name="T5">" </text:span>九二共識。可是，九二共識的基本定義就是一國，一個中國。一國可以一制，也可以兩制，如果死都不要兩制，那就只有一制的選項不是嗎？<text:span text:style-name="T5"><text:s/><text:line-break/><text:line-break/></text:span>既然是一國一制，那就應該表明朝兩岸統一的方向走不是嗎？但是韓國瑜如今卻表現得比台獨還台獨。騙選票有必要騙到連自己的基本態度與所謂發大財的路線都全部推翻嗎？<text:span text:style-name="T5"><text:s/><text:line-break/><text:line-break/></text:span>人渣黨之所以令人厭惡是因為他為了權力而毫無原則，從來都不是以大眾福祉為思考核心，而是以如何騙得權力為唯一考量，難道韓國瑜也要如此作為？<text:span text:style-name="T5"><text:s/><text:line-break/><text:line-break/></text:span>在政治上，我從來都不是一個理想主義者；我相信務實，不相信理想<text:span text:style-name="T5">--</text:span>如果理想意味著一種跳脫現實的空洞期待的話。但是，務實本身不是目的，而是手段，它仍然還是得有個基本方向與原則做為一種目標，要不然，請問韓國瑜這樣一種精神錯亂的兩岸政策，究竟和人渣黨有何差別？<text:span text:style-name="T5"><text:s/><text:line-break/><text:line-break/></text:span>韓國瑜的問題，更是整個國民黨的問題，特別是在吳敦義這類政治投機份子所當權之下的國民黨，更是如此。國民黨裏頭，僅剩一、二忠良，例如洪秀柱，她的無私及重視理念原則與善惡價值，恰恰就是國民黨所最缺乏的。<text:span text:style-name="T5"><text:s/><text:line-break/><text:line-break/></text:span>說來很諷刺，我對洪秀柱的種種認知與好感，最早卻是來自於將近<text:span text:style-name="T5">30</text:span>年前剛當上民進黨立委的戴振耀。那時我在林口長庚和淡水馬偕醫院工作，阿耀常打電話來我宿舍，聊一些立法院裏的事；幾乎罵遍每個國民黨立委，卻對洪秀柱大表讚賞，說她是非分明，很有正義感。<text:span text:style-name="T5"><text:s/><text:line-break/><text:line-break/></text:span>洪秀柱所提出的一中同表，不過就只是九二共識的一個加強性說法，基本精神無非就是一中。但是，吳敦義那個混蛋卻說一中同表是一種<text:span text:style-name="T5"><text:s/>"</text:span>邪惡<text:span text:style-name="T5">" </text:span>的思想，持有此一想法者，<text:span text:style-name="T5">"</text:span>沒有資格做為一個國民黨員<text:span text:style-name="T5">"</text:span>。我常想，既然如此，洪秀柱為什麼不退黨呢？韓國瑜為什麼還要留在這樣一個猥猥瑣瑣的投機爛黨裏頭呢？<text:span text:style-name="T5"><text:s/><text:line-break/><text:line-break/></text:span>洪秀柱說得對，我們不應該因為害怕一時流失選票而放棄根本的理想。做為一個民進黨的建黨黨員，我很清楚地見識到整個黨的迅速腐敗過程。民進黨之所以壯大，並不是因為它的政治初衷與理想獲得人民的認同，而是他迅速背棄理想與初衷，效法舊國民黨的所有卑劣腐敗齷齪作風，從而爛得比舊國民黨還徹底，因此而壯大。<text:span text:style-name="T5"><text:s/><text:line-break/><text:line-break/></text:span>反之，國民黨之所以日益萎縮，是因為它進行了改革，企圖揚棄過去各種卑劣作法，因此而喪失選票。<text:span text:style-name="T5"><text:s/><text:line-break/><text:line-break/></text:span>我相信，不管是個人或黨都一樣，奪取功名利祿與權位最迅速有效的作法就是扯濫污，學習各種齷齪卑劣的作法，保證很快就能壯大<text:span text:style-name="T5"><text:s/>(</text:span>柯文哲就是一個典型例子<text:span text:style-name="T5">)</text:span>。問題是，這樣一種壯大，對於大眾福祉有何意義可言？<text:span text:style-name="T5"><text:s/><text:line-break/><text:line-break/></text:span>韓國瑜也一樣，如果背棄理念而能奪權成功，請問這樣一種勝利，縱然是個人的勝利，但是對於台灣的長久未來與大眾福祉，又有何意義可言？<text:span text:style-name="T5"><text:s/><text:line-break/><text:line-break/></text:span>很多人以為，等我騙得選票，奪權成功，再來實行理想也不遲。這其實就是自欺欺人。一個人如果在選前都無法堅持最基本的理想與信念，等他成功奪權之後，各方壓力只會更大，不會更小，更不可能回到初衷。<text:span text:style-name="T5"><text:s/><text:line-break/><text:line-break/></text:span>這回輸了，還有下回，選舉一時的勝負是不重要的，重要的是我們究竟是在哪些選項中進行選擇？我們究竟是透過選舉要走向哪一條道路？如果選舉只是迎合既定的舊思維，那就讓人渣黨繼續執政豈不是更加名正言順？不如讓他把仇中反華的自掘墳墓路線貫徹始終，把充當美國人肉炸彈的理念進行到底，看看台灣人會不會從災難與痛苦中頓然醒悟，從選舉的空洞欺瞞遊戲中醒來，從而真正去想一想自己的真實未來。</text:p>
      <text:p text:style-name="P4"><text:span text:style-name="T3">小豪</text:span><text:s/>  |  2019.08.21 12:47   |   <text:a xlink:type="simple" xlink:href="http://palinfo.habago.org/Entry?Command=Information_PrintForum&amp;iPage=1#FORUM37806"><text:span text:style-name="T4">#</text:span></text:a></text:p>
      <text:p text:style-name="P8"><text:span text:style-name="T3">一位日本學者親歷香港遊行後所撰寫的報導</text:span><text:s/><text:line-break/><text:line-break/>https://twgreatdaily.com/EmaJmmwBvvf6VcSZV9Yy.html</text:p>
      <text:p text:style-name="P4"><text:span text:style-name="T3">陳真</text:span><text:s/>  |  2019.08.21 02:22   |   <text:a xlink:type="simple" xlink:href="http://palinfo.habago.org/Entry?Command=Information_PrintForum&amp;iPage=1#FORUM37805"><text:span text:style-name="T4">#</text:span></text:a></text:p>
      <text:p text:style-name="P5">卡韓政變<text:span text:style-name="T5"><text:s/>(148)</text:span>：<text:span text:style-name="T5"><text:s/></text:span>如何解決羅素的難題？<text:span text:style-name="T5"><text:s/><text:line-break/><text:line-break/></text:span>陳真<text:span text:style-name="T5"><text:s/>2019. 08. 21. <text:line-break/><text:line-break/><text:line-break/></text:span>大學班上一位好朋友傳另一位同學的臉書給我看，上面寫著：<text:span text:style-name="T5"><text:s/><text:line-break/><text:line-break/>"</text:span>香港人，在波瀾壯闊的反抗極權運動中，毫無懸念地站在自由的最前鋒。<text:span text:style-name="T5"><text:s/><text:line-break/><text:line-break/></text:span>香港人，不再只是南國邊陲的子民，而是吹響民主號角的世界公民。<text:span text:style-name="T5"><text:s/><text:line-break/><text:line-break/></text:span>香港人，歷史會記憶這最動人的語彙，是二十一世紀初人類最美麗的印記。<text:span text:style-name="T5">" <text:line-break/><text:line-break/></text:span>這些蠢話，其實就跟歌頌納粹是人類最美麗的歷史篇章沒兩樣。但你如何可能在歷史依舊行進的當下對著烏合之眾說出哪怕最為微不足道的一點點基本是非？比方說，你有可能在蔣介石呼風喚雨的年代，對著一群高喊蔣總統萬歲的群眾說蔣是個血腥獨裁者嗎？你有可能在比方說美麗島事件發生的當下，對你周遭為之<text:span text:style-name="T5"><text:s/>"</text:span>義憤填膺<text:span text:style-name="T5">" </text:span>的同學們說美麗島事件是<text:span text:style-name="T5"><text:s/>"</text:span>偉大的國民黨政府<text:span text:style-name="T5">" </text:span>所自導自演的嗎？<text:span text:style-name="T5"><text:s/><text:line-break/><text:line-break/></text:span>很多惡事與惡勢力都會成為過去，惟有西方帝國勢力至今塗炭生靈，彷彿永無止息。<text:span text:style-name="T5"><text:s/><text:line-break/><text:line-break/></text:span>中午跟學姊吃飯，談起香港動亂，不禁悲從中來，覺得特別感慨：中國為什麼得承受那麼多的苦難與折磨？究竟何日方休？為什麼西方國家如此卑鄙可恨？是被撒旦附身還是怎樣？怎麼會這麼邪惡？怎麼會如此泯滅天良毫無人性？到底要到何年何月何日，西方的惡行才能被制止？是非善惡才能回到它應有的評價？無辜的人才能免於傷害？侵略戰火方能止息？<text:span text:style-name="T5"><text:s/><text:line-break/><text:line-break/></text:span>面對美帝罄竹難書的惡行，羅素經常感嘆腦殘是人類無數悲劇的一個基本根源。年少時，我對這話比較無感，反倒相信所謂獨立思考。四十年後的今天，我給羅素的<text:span text:style-name="T5"><text:s/>"</text:span>腦殘論<text:span text:style-name="T5">" </text:span>投下神聖的一票：你不要期待人們的什麼獨立思考，沒這回事，可能性是零。你應該效法西方社會，用盡一切手段，掌控媒體和教育，主導文化話語權，無時無刻像在打仗那樣，進行宣傳戰，洗腦洗腦再洗腦，洗你千遍也不厭倦，滴水不漏地掌控資訊，塑造輿論，從小徹底愚化下一代。<text:span text:style-name="T5"><text:s/><text:line-break/><text:line-break/></text:span>這聽起來很難聽，但是，除此之外，難道你還有什麼法子可以解決羅素的難題？<text:span text:style-name="T5">(</text:span>亦即腦殘的普世根源問題<text:span text:style-name="T5">) </text:span>難道你還真的相信什麼<text:span text:style-name="T5"><text:s/>"</text:span>真理越辯越明<text:span text:style-name="T5">" </text:span>的鬼話？真理越辯越明只存在於特定的個人與個人之間，而且雙方必須具有足以溝通的同等智能水平。<text:span text:style-name="T5"><text:s/><text:line-break/><text:line-break/></text:span>再說，就連所謂科學尚且充滿協商性質及高度人為選擇性，更何況非關所謂客觀真理的人世是非；它恰恰就是由極少數人所協商與建構出來，然後再把已經概念化的標準答案灌輸給腦殘們，就像散播福音那樣，讓他們去遵守，去追求，去渴望。於是，腦殘的人有福了，因為標準答案已經公佈了，你們不用思索，直接膜拜、不斷覆述就行，就像和尚念經那樣；經文沒什麼好討論；就算要討論也輪不到腦殘們來討論。<text:span text:style-name="T5"><text:s/><text:line-break/><text:line-break/></text:span>有關真理與思索，有關善惡與是非，聽起來真是很悲觀。但我其實還相信另一條路，這條路很直接，很直覺，就跟欣賞風景一樣，不用訴諸概念。當然，它其實也是一種操弄腦殘的手段。但是，手段本身畢竟是中性的，既可造孽，亦可引導向善。<text:span text:style-name="T5"><text:s/><text:line-break/><text:line-break/></text:span>十多年前，著名哲學家<text:span text:style-name="T5"><text:s/>Richard Rorty </text:span>來劍橋演講，我並不喜歡其人其思，但仍前往聽講。那天師生聽眾人潮洶湧，我晚到，被迫只好坐到第一排直接面對講者，不好意思神遊，只好仔細聽講。<text:span text:style-name="T5"><text:s/><text:line-break/><text:line-break/></text:span>記得那天<text:span text:style-name="T5"><text:s/>Rorty </text:span>講了一些話，我還頗能認同。他說他覺得動物權相關概念缺乏說服力，並批評<text:span text:style-name="T5">Peter Singer</text:span>寫的<text:span text:style-name="T5"><text:s/>"</text:span>動物解放<text:span text:style-name="T5">" </text:span>一書有點<text:span text:style-name="T5"><text:s/>"</text:span>腦殘<text:span text:style-name="T5">" (</text:span>我的措詞，但與其原意相去不遠<text:span text:style-name="T5">)</text:span>。但他說，他<text:span text:style-name="T5"><text:s/>"</text:span>終究還是被動物解放那本書所感動<text:span text:style-name="T5">"</text:span>，並不是因為書裏頭的那些概念，而是因為書中那些承受劇烈痛苦的動物。<text:span text:style-name="T5"><text:s/><text:line-break/><text:line-break/></text:span>大家懂我的意思嗎？簡單這麼說：我常覺得，很多腦殘者似乎很喜歡講概念，比方說一聽到什麼民主與自由等等幾個關鍵詞，馬上就會高潮。我家阿憨也一樣，牠只聽懂台語，每聽到<text:span text:style-name="T5"><text:s/></text:span>我說<text:span text:style-name="T5"><text:s/>"</text:span>七桃桃<text:span text:style-name="T5">" (</text:span>台語出去玩的意思<text:span text:style-name="T5">)</text:span>，或甚至當我只發出<text:span text:style-name="T5"><text:s/>"</text:span>七<text:span text:style-name="T5">" </text:span>這個音、<text:span text:style-name="T5">"</text:span>桃桃<text:span text:style-name="T5">" </text:span>二字都還沒說出口時，牠馬上就會受不了了，狂奔亂竄很興奮、猛吐舌頭裝可愛。<text:span text:style-name="T5"><text:s/><text:line-break/><text:line-break/></text:span>腦殘者差不多就是這樣。你問他到底是在高潮什麼？到底你是在蠢血沸騰個什麼碗糕？他絕對答不出來，他只會像和尚念<text:span text:style-name="T5"><text:s/>"</text:span>阿彌陀佛<text:span text:style-name="T5">" </text:span>那樣不斷念著<text:span text:style-name="T5"><text:s/>"</text:span>民主自由<text:span text:style-name="T5">"</text:span>；不斷覆述電視和報紙灌輸給他的那些概念辭彙，至於概念內涵則管它娘了，更不用說現實狀況如何以及相關概念如何用以理解現實，統統管它娘了，反正就是不斷念經、搞修辭。<text:span text:style-name="T5"><text:s/><text:line-break/><text:line-break/></text:span>愛因斯坦或維根斯坦或<text:span text:style-name="T5"><text:s/>Noam Chomsky </text:span>或<text:span text:style-name="T5"><text:s/>Assange (</text:span>阿桑吉<text:span text:style-name="T5">) </text:span>之類的人，智商之高，眼光之深，經常讓我感到很驚訝，人怎麼會聰明到那種程度？但是，讓我更驚訝的是腦殘們，不管怎麼騙都能騙，人居然會愚蠢到那種程度，實在不可思議。<text:span text:style-name="T5"><text:s/><text:line-break/><text:line-break/></text:span>我想呼籲腦殘們的是：別再念經了，快快揚棄空洞概念，多看看真實血肉吧！難道你真的像山頂洞人一樣，連世界幾百年來發生了什麼事都完全不知道？連美國侵略幾十個國家、殺害上千萬人的事也不知道？撒旦每天對著你念阿彌陀佛，你就傻到真把他當菩薩了？反之，一種極其珍貴良善的人事物，例如中國，撒旦每天黑他，然後你就傻到真把他當惡魔了？<text:span text:style-name="T5"><text:s/><text:line-break/><text:line-break/></text:span>剛下班，晚上<text:span text:style-name="T5">12</text:span>點才吃晚餐。在這極端疲憊的深夜裏，硬是抽出睡眠時間，匆匆提筆寫下這篇文字，是因為看到底下這些影像：<text:span text:style-name="T5"><text:s/><text:line-break/><text:line-break/></text:span>一個庫德族小男孩：<text:span text:style-name="T5">https://bit.ly/2NjoMvb <text:line-break/><text:line-break/></text:span>文字解說：<text:span text:style-name="T5">https://bit.ly/2z9ugAv <text:line-break/><text:line-break/></text:span>我並不打算拿這些影像訴說一些什麼具體的說法，而僅僅只是想跟腦殘們說：你曾經花一秒鐘想過地球或世界這回事嗎？你想過真實血肉嗎？你清楚概念之為物嗎？你讀過書、思考過事情嗎？你知道自己在高潮個什麼碗糕嗎？你知道自己在為虎作倀嗎？你知道自己是腦殘嗎？你知道腦殘給人類帶來無數悲劇嗎？</text:p>
      <text:p text:style-name="P4"><text:span text:style-name="T3">陳真</text:span><text:s/>  |  2019.08.20 02:03   |   <text:a xlink:type="simple" xlink:href="http://palinfo.habago.org/Entry?Command=Information_PrintForum&amp;iPage=1#FORUM37804"><text:span text:style-name="T4">#</text:span></text:a></text:p>
      <text:p text:style-name="P9"/>
      <text:p text:style-name="P10">時間過很快，轉眼即逝，像會飛似的，很多東西改變了，但仍然有些東西似乎亙古不變。活著很辛苦，許多時候更是充滿誤解與孤獨，但是只要想到有那麼一些永恆的東西存在，我就不害怕繼續活著，因為有一天，死亡自然就會把我們帶到那個永遠的世界。<text:span text:style-name="T5"><text:s/></text:span></text:p>
      <text:p text:style-name="P9"/>
      <text:p text:style-name="P9"><text:span text:style-name="T3">陳真</text:span><text:s/>2019. 08. 20. </text:p>
      <text:p text:style-name="P9"/>
      <text:p text:style-name="P9">============== </text:p>
      <text:p text:style-name="P5">從沙鹿到門諾<text:span text:style-name="T5"><text:s/><text:line-break/><text:line-break/></text:span>陳真<text:span text:style-name="T5"><text:s/>1995. 7. 28. <text:line-break/><text:line-break/></text:span>（原載門諾院訊及中國時報）<text:span text:style-name="T5"><text:s/><text:line-break/><text:line-break/></text:span>一年半前<text:span text:style-name="T5"><text:s/>(1993</text:span>年<text:span text:style-name="T5">)</text:span>，甫通過專科醫師考試，逐漸有能力擺脫大學時代以來的貧窮之後，便自告奮勇來門諾醫院開辦精神科，並且每周末義務看診。除了不支薪，為了進一步表示我對這所「美國仔醫院」的敬意，我也拒絕了一切食住及交通安排；我並沒有去住院方所提供靠海的漂亮大飯店，而是自己看電線桿廣告，找了一間大約一兩坪大、月租一千二的密閉「雅房」。沒有窗戶，沒有床，木板隔間，就睡在地上。<text:span text:style-name="T5"><text:s/><text:line-break/><text:line-break/></text:span>這種房間我住得挺習慣，住起來就像「回到家」的感覺。唯一不習慣的是，夜裏，走廊通道上經常東倒西歪躺著好幾個喝醉酒、「來不及」回到自己房間就睡著的原住民室友；出入必須小心繞過他們，以免踩到。（頭一天，我還以為發生命案。）<text:span text:style-name="T5"><text:s/><text:line-break/><text:line-break/></text:span>每周五，在沙鹿童綜合醫院看完門診，便帶著乾糧或便當趕搭中午十二點多的火車。為了省錢，我絕不搭自強號，只搭復興或莒光號；通常不會有座位，只能一路站著。先從沙鹿站到台北，然後再從晚上<text:span text:style-name="T5">8 </text:span>點多的台北站到深夜<text:span text:style-name="T5"><text:s/>1 </text:span>點多的花蓮。隔天再循原路折返，然後在深夜<text:span text:style-name="T5"><text:s/>2</text:span>點<text:span text:style-name="T5">47 </text:span>分準時回到沙鹿火車站。<text:span text:style-name="T5"><text:s/><text:line-break/><text:line-break/></text:span>一兩年來，風雨無阻，我的所有假日完全是在一連串疲憊不堪的旅程中度過。唯一「看得到」的收穫是滿滿一抽屜的火車票。每一張就像一封情書，年月日若干，收信人不詳，上面寫著全世界只有我自己能解讀的密碼。<text:span text:style-name="T5"><text:s/><text:line-break/><text:line-break/></text:span>如果繞台灣一圈以一千公里計，再努力多繞個兩年，總長度就足以抵達月球了。也就是說，我一路搭著「『復興號』太空船」，只要時間夠長，竟然也能抵達另一個星球。<text:span text:style-name="T5"><text:s/><text:line-break/><text:line-break/></text:span>於是，經常有人好奇問起我的動機，為什麼要大老遠往返、每週坐火車繞行台灣一圈？發問者多半善意地在心裏先為我「準備」了一些「勵志性的標準答案」，比方說「為了服務東部偏遠民眾」、「為了關懷原住民」、「為了實踐某種精神」云云，每每聞之難堪而無言以對，場面尷尬。<text:span text:style-name="T5"><text:s/><text:line-break/><text:line-break/></text:span>有些記者更是根本不必發問，光憑想像就能寫出「讚美」之辭，但我並沒有懷抱如此「實際」的念頭。不管我了些做什麼，這類「偉大」的念頭從沒有一刻出現在我內心。<text:span text:style-name="T5"><text:s/><text:line-break/><text:line-break/></text:span>那麼，為什麼要做這些徒勞無功之事呢？無言以對之餘，我常想起一段泰戈爾的故事：一位爸爸處理完太太的喪事，返回家中，小兒子從窗戶裏看見爸爸遠遠走來，高興地跑出屋外迎接。爸爸一把抱起，坐在肩上，不懂人事的小兒子問：「媽媽呢？」爸爸往天上一指，小兒子抬頭一看，哇！好漂亮的滿天繁星。星星就像點點熱淚，高掛黑暗的天空。<text:span text:style-name="T5"><text:s/><text:line-break/><text:line-break/></text:span>如果拿這故事來做為回答，好像有點「答非所問」，可我想不出來更好的回答。滔滔人世，任何一位相信生命本身存在著某種價值的人，踏在泥土上，看著周圍人事哀樂，難道不會有上面故事中這樣一種心情和希望？從沙鹿到門諾，大約也是如此。<text:span text:style-name="T5"><text:s/><text:line-break/><text:line-break/></text:span>每次到花蓮都已深夜一點多，夜深人靜裏，經常騎著機車在人車稀少的街道上漫無目的地繞著，清涼的空氣，驚人的浪濤聲，天上繁星閃爍，我經常因此覺得心中彷彿擁有一個天大的祕密，而這秘密只有我自己才能明白。我彷彿體會到真實，感受到生命，明白了快樂和痛苦，觸摸到光陰的流動，看見世上美麗之物，發現人性的一樣和不一樣以及那有限和無限的。<text:span text:style-name="T5"><text:s/><text:line-break/><text:line-break/></text:span>東部的星光異常明亮，凝望久了，四周泛起光暈，恍如淚光。中國有位著名音樂家叫王洛賓，黑獄十八年，一生坎坷，但樂曲浪漫如故、熱情依然。有一段話，在我腦海始終揮之不去，他說：「我的心裏有一架鋼琴，無日無夜不在演奏樂曲，手斷了，心還在彈，沒有人能使我離開音樂。」<text:span text:style-name="T5"><text:s/><text:line-break/><text:line-break/></text:span>歲月如流，飛奔而去。人事縱然滄桑，總有所愛，難以磨滅。世上會有什麼力量，能拿得走我心裏深沉的愛戀？幽暗的夜空，點點星光背後，彷彿有人們不變的真情與夢想。<text:span text:style-name="T5"><text:s/><text:line-break/><text:line-break/>================ <text:line-break/></text:span>沒錢看病「帳都算我的」薄退休後仍掛念弱小貧病<text:span text:style-name="T5"><text:s/><text:line-break/><text:line-break/></text:span>更生日報<text:span text:style-name="T5"><text:s/>2019</text:span>年<text:span text:style-name="T5">08</text:span>月<text:span text:style-name="T5">19</text:span>日<text:span text:style-name="T5"><text:s/><text:line-break/><text:line-break/></text:span>圖：擔任門諾醫院院長時，薄柔纜實施讓原住民「一人一元」就可看病的方案，改善部落的醫療環境。<text:span text:style-name="T5"><text:s/></text:span>（門諾醫院／提供）<text:span text:style-name="T5"><text:s/><text:line-break/><text:line-break/></text:span>替原住民看病「一人一元」自己卻不支薪<text:span text:style-name="T5"><text:s/><text:line-break/><text:line-break/></text:span>記者謝宗璋／報導<text:span text:style-name="T5"><text:s/><text:line-break/><text:line-break/></text:span>門諾醫院初立前八年，擔任院長的薄柔纜實施讓原住民只要「一人一元」就可看病的方案，不只看病，也可以開刀。他曾說：「疾病之前，人人平等」，不希望民眾因為貧窮，而得不到好的治療。<text:span text:style-name="T5"><text:s/></text:span>源自於「山地巡迴醫療隊」的門諾醫院，成立醫院後仍堅持照顧原住民鄉親，遇到民眾窮到付不起醫藥費，薄柔纜總是瀟灑地說：「<text:span text:style-name="T5">Charge to me</text:span>（帳算我的）。」於是後來才有「一元看病」的服務。<text:span text:style-name="T5"><text:s/><text:line-break/><text:line-break/></text:span>如此慷慨地對待病患，薄柔纜自己返美省親卻連機票錢都付不出，得先由教會生活費預支。大多時候，他騎著偉士牌摩托車穿梭花蓮，擔任院長期間也從來沒有支領過任何來自醫院的薪水，每月生活費就是門諾會給他的微薄津貼。<text:span text:style-name="T5"><text:s/><text:line-break/><text:line-break/></text:span>退休後不願增加臺灣的負擔<text:span text:style-name="T5"><text:s/></text:span>不帶分毫離開心愛的臺灣<text:span text:style-name="T5"><text:s/><text:line-break/><text:line-break/></text:span>不同於一般醫院都設在最熱鬧、人最多的市區，門諾醫院照顧的都是最弱勢的民眾。薄柔纜還在秀林鄉開設「肺病療養院」，提供肺結核患者醫療療養服務；政府普設衛生所前，他就在山地區設置「牛奶站」，讓偏鄉的孩子上學途中，可免費領取牛奶補充營養。<text:span text:style-name="T5"><text:s/></text:span>薄柔纜在院長任內還陸續成立「洗腎俱樂部」、「推輪俱樂部」、「開心俱樂部」、「早產兒基金」和「血癌基金」等。<text:span text:style-name="T5"><text:s/><text:line-break/><text:line-break/></text:span>他的妻子也積極投入教會及社會服務事工，協助門諾會美崙教會創設幼稚園、興辦英文小學讓宣教士子女就學；在「花蓮未婚媽媽之家」，重建未婚懷孕少女的身心靈；還專程返美攻讀特殊教育，以便幫助「黎明啟智中心」。<text:span text:style-name="T5"><text:s/></text:span>一九九四年薄柔纜正式退休，選擇離開心愛的臺灣，返回美國堪薩斯州定居，原因竟是「不願增加臺灣的負擔」。<text:span text:style-name="T5"><text:s/><text:line-break/><text:line-break/></text:span>他在臨別時說：「臨別前，我有一個請求，我為中國人擺上一生，我的父親也為中國人獻上四十年光陰，你肯不肯為自己的兄弟捐獻一點點錢，讓這個慈善醫院能夠繼續幫助貧困的病患？」心心念念的仍是弱小貧病。<text:span text:style-name="T5"><text:s/></text:span>離開臺灣時不帶分毫，返美後連住進養老院的積蓄都沒有，由學生、朋友捐七萬美元，才得以在堪薩斯州購屋。</text:p>
      <text:p text:style-name="P4"><text:span text:style-name="T3">洋洋</text:span><text:s/>  |  2019.08.19 18:11   |   <text:a xlink:type="simple" xlink:href="http://palinfo.habago.org/Entry?Command=Information_PrintForum&amp;iPage=1#FORUM37803"><text:span text:style-name="T4">#</text:span></text:a></text:p>
      <text:p text:style-name="P6">他為大象彈鋼琴<text:span text:style-name="T5">8</text:span>年：替人類還債<text:span text:style-name="T5"><text:s/>He Played the Piano to Elephants for 8 Years: Paying Human’s Debt <text:line-break/><text:line-break/>https://youtu.be/Of0dyV6_Bsg <text:line-break/><text:line-break/></text:span>英國藝術家<text:span text:style-name="T5">Paul</text:span>在泰國生活了<text:span text:style-name="T5">24</text:span>年。五十歲生日那天，他決定開始為退休和傷病的大象彈奏鋼琴。<text:span text:style-name="T5">8</text:span>年來，<text:span text:style-name="T5">Paul</text:span>不買衣服、不用手機，把錢都花在為大象辦音樂會上，清晨彈輕快樂曲，深夜為它們奏入眠曲，<text:span text:style-name="T5">“</text:span>大象已經為我們人類付出太多了，我想向它們道歉，希望能給它們帶來一絲安慰。<text:span text:style-name="T5">”</text:span></text:p>
      <text:p text:style-name="P4"><text:span text:style-name="T3">王修亮</text:span><text:s/>  |  2019.08.19 11:21   |   <text:a xlink:type="simple" xlink:href="http://palinfo.habago.org/Entry?Command=Information_PrintForum&amp;iPage=1#FORUM37802"><text:span text:style-name="T4">#</text:span></text:a></text:p>
      <text:p text:style-name="P5">如果我們不一樣，只因我們文化不同<text:span text:style-name="T5"><text:s/><text:line-break/><text:line-break/>(</text:span>一<text:span text:style-name="T5">)</text:span>文化<text:span text:style-name="T5"><text:s/><text:line-break/></text:span>先父母在戰亂中渡過艱困的一生，家國顛沛，流離千里。<text:span text:style-name="T5"><text:s/><text:line-break/></text:span>戰亂是歷史中無可避免的循環，也許數十年，也許百多年，但是不論多久、多遠，故鄉的懷想在祖親子孫的傳承中殷殷轉述。<text:span text:style-name="T5"><text:s/><text:line-break/><text:line-break/></text:span>「祖宗從大槐樹底來的。」<text:span text:style-name="T5"><text:s/><text:line-break/></text:span>「咱村子是在山溝裡，一大片都是棗樹。」<text:span text:style-name="T5"><text:s/><text:line-break/></text:span>「那裏窮啊！」「那兒可美的！」<text:span text:style-name="T5"><text:s/><text:line-break/></text:span>「落葉歸根！有天總要回去看看。」<text:span text:style-name="T5"><text:s/><text:line-break/><text:line-break/></text:span>公公出生於日據時代，求知若渴的少年時，想盡辦法到日本留學。<text:span text:style-name="T5"><text:s/><text:line-break/></text:span>「在日本讀書時，每天都有人到教室問，有沒有人要去從軍？」<text:span text:style-name="T5"><text:s/><text:line-break/></text:span>「您怎沒想過參軍啊？」<text:span text:style-name="T5"><text:s/><text:line-break/></text:span>「我不是日本人！」<text:span text:style-name="T5"><text:s/><text:line-break/></text:span>國民黨實施土地改革，數十甲良田只剩下三甲，從未耕種過的家族頓時陷入貧困，溫厚的公公以「不出仕」表達心情，從沒在口頭責罵過。<text:span text:style-name="T5"><text:s/><text:line-break/></text:span>兩岸開放後，公公和族人組團，探望祖先所來的廣東泗縣，一團人平均年齡超過八十歲。<text:span text:style-name="T5"><text:s/><text:line-break/></text:span>政治從來無法拘束祖先與故鄉。<text:span text:style-name="T5"><text:s/><text:line-break/><text:line-break/></text:span>在朝日、黃昏或星月之下，絮絮的語言描繪的是對過往先祖傳說的各種懷想，與回歸的盼望，是所以塑造成後代生命真實存在的本質之一。<text:span text:style-name="T5"><text:s/><text:line-break/></text:span>我有祖先呢！他們從哪兒來，曾經如何，父母因此如何，我未來又如何，直到後代。或許我會在新的地方落戶，但我知道自己在這一條長河裡，並且可能創造新的支流。有一天，我會探本溯源，找尋那個開啟之處。<text:span text:style-name="T5"><text:s/><text:line-break/><text:line-break/></text:span>文化！<text:span text:style-name="T5"><text:s/><text:line-break/><text:line-break/></text:span>即使沒有讀過歷史，飽浸於父母的愛，祖先就是一本歷史，這文化就紮根長葉，茂盛於當下。<text:span text:style-name="T5"><text:s/><text:line-break/></text:span>讀過了歷史，文化更與列祖列宗支系旁系串聯起來，形成豐沛的長河脈絡，生命的渺小與偉大，因為祖親子孫的延續，奇蹟的並存在人格之中。<text:span text:style-name="T5"><text:s/><text:line-break/></text:span>對陌生的大群興起同袍之感，對土地與發源處興起緬懷之情。惻隱與同情擴張到遙遠之處，對長河之中共同進行的人，倍感親切，不僅僅是同族，還有世界，心，就不自覺寬厚起來。<text:span text:style-name="T5"><text:s/><text:line-break/><text:line-break/></text:span>所以「慎終追遠，民德歸厚」。<text:span text:style-name="T5"><text:s/><text:line-break/></text:span>這是文化。<text:span text:style-name="T5"><text:s/><text:line-break/><text:line-break/></text:span>慎終追遠的文化原來都是一樣的，不說中國或台灣，原住民同樣頌唱著歷史，不願遺忘祖靈。<text:span text:style-name="T5"><text:s/><text:line-break/></text:span>若是無法體會我的情懷，只能說我們的文化不同。<text:span text:style-name="T5"><text:s/><text:line-break/></text:span>或許你是日本人，或許你是荷蘭人，但終究你仍有自己的情懷，遺傳自列祖列宗。即使不同，我們仍彼此尊重。<text:span text:style-name="T5"><text:s/><text:line-break/><text:line-break/>(</text:span>二<text:span text:style-name="T5">)</text:span>生存<text:span text:style-name="T5"><text:s/><text:line-break/></text:span>「君子懷德，小人懷土。」<text:span text:style-name="T5"><text:s/><text:line-break/><text:line-break/></text:span>對常民來說，衣食溫飽的平安通常都是一種奢望。政治是不可能完美的，即使領導者智慧通天，也總是有想和他爭奪大位的人，以人民作為工具，引起各種紛爭與動亂。戰鬥是歷史的日常，人性慾望的日常，人民總在夾縫裡求全，求得短暫的平衡。<text:span text:style-name="T5"><text:s/><text:line-break/></text:span>興替的權位，滿含著小民在土地上的血淚。<text:span text:style-name="T5"><text:s/><text:line-break/><text:line-break/></text:span>領導者的智慧，起於充分理解小民寄生於土地的辛勞艱困。小民殷殷於家庭生計，難有深廣的眼光觀看大局，整體的生存有賴君子的打理。這是文明形成後的自然發展，從人文定位開始，生計就是小民的權利，君子任重道遠的職責。<text:span text:style-name="T5"><text:s/><text:line-break/><text:line-break/></text:span>「倉廩實而知禮節，衣食足而後知榮辱。」<text:span text:style-name="T5"><text:s/><text:line-break/></text:span>榮辱是小民飽暖之後的群體價值，這個價值還必須「上服度」、「下令如流水之原，令順民心。」。<text:span text:style-name="T5"><text:s/><text:line-break/></text:span>領導者自身必須遵循法度，深體人民的需求。<text:span text:style-name="T5"><text:s/><text:line-break/><text:line-break/></text:span>「足食，足兵，民信之矣。」<text:span text:style-name="T5"><text:s/><text:line-break/></text:span>「必不得已而去，於斯二者何先？」「去食。自古皆有死，民無信不立。」<text:span text:style-name="T5"><text:s/><text:line-break/><text:line-break/></text:span>人民可以暫時忍飢忍戰，「信」的是所愛的家人親族可以在未來安居樂業。人民是因為「家」，祖親子孫一脈相傳的家，才會愛「國」，而不是為黨為派的虛幻理想。<text:span text:style-name="T5"><text:s/><text:line-break/></text:span>如果相信「國」之後，帶來的不是安居樂業，這個「信」當然迅速崩解，榮辱的能力迅速消失，回歸到本能。<text:span text:style-name="T5"><text:s/><text:line-break/></text:span>領導者享有特權與高位，卻不肯或無能體察小民的本質，強行要求小民懷德知辱，「對內團結」「對外抵抗」，也就是無理或愚蠢。<text:span text:style-name="T5"><text:s/><text:line-break/><text:line-break/></text:span>所謂的「理想」「理念」，通常是衣食無憂的文人、掌握財富的商人、駕馭權謀的政客為自我慾望創造的概念，不是人民的日常。<text:span text:style-name="T5"><text:s/><text:line-break/></text:span>人民求的就是足衣足食平安，所以才會給予領導者信任。沒有先足食足兵，這個「信」還沒有建立起來之前，無法「去食」。<text:span text:style-name="T5"><text:s/><text:line-break/><text:line-break/></text:span>這是生存。<text:span text:style-name="T5"><text:s/><text:line-break/><text:line-break/>(</text:span>三<text:span text:style-name="T5">)</text:span>忠誠<text:span text:style-name="T5"><text:s/><text:line-break/></text:span>幼年時先父同袍常常聚集在家中，年節必來合慶，我默默聽著他們閒聊裡的故事，很少提問，在那個年代，於大人談話中插嘴，是很不禮貌的事。<text:span text:style-name="T5"><text:s/><text:line-break/><text:line-break/></text:span>「想當年啊！經過<text:span text:style-name="T5">X</text:span>地的時候，<text:span text:style-name="T5">XX</text:span>你在門口看熱鬧，一把抓了就走。不是被抓到台灣來，留在那兒你早被鬥死了。」<text:span text:style-name="T5"><text:s/><text:line-break/></text:span>「我是在田裡被帶來的，口袋裡還裝著一把花生。」<text:span text:style-name="T5"><text:s/><text:line-break/><text:line-break/></text:span>被我尊稱叔伯的這些長輩，泰半是抓伕來的小民，只有兩個人認得字，一個人寫得文。他們當時都只有十四、五六歲，槍桿子通常比身體高，不曾來得及和家人告別，到台灣之後，也大都沒有結婚，多病傷殘的軍旅之身，幾乎都沒能等到兩岸解凍，回不得家鄉，孤獨老死於萬里之外。<text:span text:style-name="T5"><text:s/><text:line-break/><text:line-break/></text:span>一個月不到萬把塊的退休俸，非自願的擄掠，換得一生的流離寂寞。<text:span text:style-name="T5"><text:s/><text:line-break/></text:span>他們需要效忠誰？誰有權力要他們效忠？<text:span text:style-name="T5"><text:s/><text:line-break/><text:line-break/></text:span>「爸，你們為甚麼要把這些叔叔們抓來當兵啊？他們父母很傷心啊！」<text:span text:style-name="T5"><text:s/><text:line-break/><text:line-break/></text:span>迴異於描述對日抗爭時的氣勢凜然，父親從來沒有回答過這個問題，表情是蒼涼嗎？那不是我生命中能有的經驗。<text:span text:style-name="T5"><text:s/><text:line-break/></text:span>抵抗外族是為了保護自己的家人親友，抗日的殺戮理直氣壯。<text:span text:style-name="T5"><text:s/><text:line-break/></text:span>而內戰是沒有正義的，分到哪一邊立腳是小卒的命運，勝負王寇也是小卒的命運。<text:span text:style-name="T5"><text:s/><text:line-break/></text:span>「軍人唄！叫你去哪兒就去哪，死了算！」<text:span text:style-name="T5"><text:s/><text:line-break/></text:span>內戰的小卒終止於無義的虛空。<text:span text:style-name="T5"><text:s/><text:line-break/><text:line-break/></text:span>漢賊翻轉著位置，得失都是上位者的得失，小卒只是個底層消耗的工具。<text:span text:style-name="T5"><text:s/><text:line-break/><text:line-break/>(</text:span>四<text:span text:style-name="T5">)</text:span>我<text:span text:style-name="T5"><text:s/><text:line-break/></text:span>文化與生存，我的家教，我生命中最基礎的自信與自尊。<text:span text:style-name="T5"><text:s/><text:line-break/><text:line-break/></text:span>歷史是循環的，大觀的，戰亂過後，和平本應該是眾人的企盼，至於誰成為領袖，除了誰能帶來和平，還要看那個「信」字，根源於足食足兵的信，根源於「上服度」、「下令如流水之原，令順民心。」<text:span text:style-name="T5"><text:s/><text:line-break/><text:line-break/></text:span>領導者需要帶來的是足食足兵的中國，和平的中國，統一的中國，文化的中國，「上服度」、「下令如流水之原，令順民心」的中國。<text:span text:style-name="T5"><text:s/><text:line-break/></text:span>誰能做到？<text:span text:style-name="T5"><text:s/><text:line-break/></text:span>誰能做到，小民就能知榮辱，有選擇。<text:span text:style-name="T5"><text:s/><text:line-break/><text:line-break/></text:span>陸續失去的文化中，扭曲而嫁接的文化中，所謂的台灣價值只是浮在表象的一層空虛煙霧，隨著風強風弱而飄動聚散。<text:span text:style-name="T5"><text:s/><text:line-break/></text:span>台灣只剩下光裸裸的土地，然後連生存的本能都如此迷茫，大眾似乎恐懼戰爭，卻不斷以盲目而粗魯的行為言語，期望引爆戰爭，完全不理解自己根本承受不起戰爭，也根本不應該再繼續戰爭。<text:span text:style-name="T5"><text:s/><text:line-break/><text:line-break/></text:span>曾經同祖同源的長河居民，在風向裡隔絕成峰成嶺，歷史未變，祖先未變，同胞卻不再是親切，而是仇恨與輕蔑。<text:span text:style-name="T5"><text:s/><text:line-break/></text:span>一個政府可以不顧「信」，刻意引導同源人民的仇恨與輕蔑嗎？<text:span text:style-name="T5"><text:s/><text:line-break/></text:span>還不談對人民「足食足兵」的輕忽，花費鉅款買來不斷出包的二手武器，對自己的軍隊不斷削減，還嗾使人民看不起自己的軍人。<text:span text:style-name="T5"><text:s/><text:line-break/></text:span>這是政府還是敵人？<text:span text:style-name="T5"><text:s/><text:line-break/><text:line-break/></text:span>我不善長談政治，談來談去都只是情感，很沒邏輯，但這就是小民的日常，所有的道理，目的只為了溝通，而溝通的本質是甚麼？<text:span text:style-name="T5"><text:s/><text:line-break/></text:span>不就是想溝通各自內在的真實情感嗎？<text:span text:style-name="T5"><text:s/><text:line-break/><text:line-break/></text:span>最近太多感慨，略為抒發，總有人來臉書檢視我的「台灣價值」「正義價值」，要求我表態挺某某，要求我表態支持正義自由民主，煩不勝煩。<text:span text:style-name="T5"><text:s/><text:line-break/></text:span>政治與價值哪有辦法是非論斷？<text:span text:style-name="T5"><text:s/><text:line-break/></text:span>正義從來都各說其是！<text:span text:style-name="T5"><text:s/><text:line-break/><text:line-break/></text:span>告訴大眾我「認同中國，支持統一」，通常就立刻被認定我是中共同路人，各種負評如潮湧來，不斷要求我「說出和你們一樣的話」，絲毫無法理解我想法背後的各種情境。<text:span text:style-name="T5"><text:s/><text:line-break/></text:span>所有的政治都必然有黑暗面，中國也不例外，中國有其強項，也有其陰暗。從歷史來綜觀，所有的政黨都是過客，都會過去，但是我和先祖子孫不可能忘記根源，那是歷史的長河。<text:span text:style-name="T5"><text:s/><text:line-break/><text:line-break/></text:span>政治從來不可能完美，只能比較。<text:span text:style-name="T5"><text:s/><text:line-break/><text:line-break/></text:span>相對於台灣的政客，遺棄民生，拉大貧富差距，貪腐越演越烈，法治崩壞，卻一味只要求人民單方的「信從」。中國則是從貧困與鬥爭的衰頹中努力拉提，體認小民的足食足兵，懷土懷惠，努力減少貪腐，走向法治，充實人民的「信」。<text:span text:style-name="T5"><text:s/><text:line-break/></text:span>雙方雖然各有缺失，各有自己的陰暗面與權謀，但一昇一降之間，看不見或故意忽視真實的台灣，只剩下逼迫我說謊的能力。<text:span text:style-name="T5"><text:s/><text:line-break/></text:span>我不會因此而說謊的。<text:span text:style-name="T5"><text:s/><text:line-break/></text:span>面對政客的無恥與黑暗，面對無知無覺的愚民，我違逆著風向說著內心的實話，只是因為我無法說謊。<text:span text:style-name="T5"><text:s/><text:line-break/><text:line-break/></text:span>我們唾棄著所謂的忠君，卻認為鐵粉是一種驕傲。<text:span text:style-name="T5"><text:s/><text:line-break/></text:span>這種真實多麼虛假。<text:span text:style-name="T5"><text:s/><text:line-break/></text:span>我所尊敬的幾位朋友們都很真誠，即使因為智慧而言詞婉約，卻都無法說謊。<text:span text:style-name="T5"><text:s/><text:line-break/><text:line-break/></text:span>我從不信任政客，從不認為中國統一之後就是小民的天堂，政治都必然有黑暗，政客必然都有自我的利益慾望。小民只能在其中努力的選擇，或甚至有機會能在法治下進行一些改變，懷土懷惠，寄望領導者得人，日子更好。<text:span text:style-name="T5"><text:s/><text:line-break/><text:line-break/></text:span>我是小民，但也因文史多了一點群性價值，政治多變，因為人的慾望多變，或許有一天謊言還是會掌控這個世界，我相信我尊敬的幾位朋友會因為真誠被逼迫而死，而我無法在暗夜中面對隱微的自責，父母已逝，兒女已成人，無牽無掛的我可以選擇一起去死。<text:span text:style-name="T5"><text:s/><text:line-break/><text:line-break/></text:span>這也是我的文化。<text:span text:style-name="T5"><text:s/><text:line-break/><text:line-break/>(</text:span>五<text:span text:style-name="T5">)</text:span>結語<text:span text:style-name="T5"><text:s/><text:line-break/></text:span>即使歷經動盪，紛擾多變，我是中國人，列祖列宗傳承下來的中國人，那種文化，那個歷史，那塊土地，那份情懷。<text:span text:style-name="T5"><text:s/><text:line-break/><text:line-break/></text:span>我支持統一，期待一個強盛而健康的中國，即使難免於多病多誤，即使領導者無法完美，但總能顧及小民的懷土求全之情，衣食足，知榮辱，子孫優游於自尊的長河，不再受四鄰的欺凌，也擁有自信，不會去欺凌四方。<text:span text:style-name="T5"><text:s/><text:line-break/></text:span>如果能力足夠，還願意親和天下。<text:span text:style-name="T5"><text:s/><text:line-break/></text:span>這是文化，在台灣已被否認而遺忘的文化。<text:span text:style-name="T5"><text:s/><text:line-break/></text:span>言盡於此。<text:span text:style-name="T5"><text:s/><text:line-break/><text:line-break/></text:span>不與任何人爭論。<text:span text:style-name="T5"><text:s/><text:line-break/></text:span>無理辱罵的封鎖，你想講道理的請自說自話，我不回答，因為該講的都講罷，你若是不懂，只因我們的文化不同。即使貌似冷漠，讓我們冷漠中還可以彼此尊重吧！<text:span text:style-name="T5"><text:s/><text:line-break/><text:line-break/></text:span>終此一賦：<text:span text:style-name="T5"><text:s/><text:line-break/></text:span>「為黨為民為尚同，虛言虛理虛滿空，浪潮起落磐石在，何懼東南西北風。」</text:p>
      <text:p text:style-name="P4"><text:span text:style-name="T3">陳真</text:span><text:s/>  |  2019.08.19 01:23   |   <text:a xlink:type="simple" xlink:href="http://palinfo.habago.org/Entry?Command=Information_PrintForum&amp;iPage=1#FORUM37801"><text:span text:style-name="T4">#</text:span></text:a></text:p>
      <text:p text:style-name="P6">卡韓政變<text:span text:style-name="T5"><text:s/>(147)</text:span>：還記得新瑞都嗎？<text:span text:style-name="T5"><text:s/><text:line-break/><text:line-break/></text:span>陳真<text:span text:style-name="T5"><text:s/>2019. 08. 19. <text:line-break/><text:line-break/><text:line-break/></text:span>當一個人瘋狂地以各種莫須有的罪名、空洞修辭與渲染乃至造謠與抹黑，來對一個無辜的人進行人格毀滅時，可能的動機有二，一是啣命行事，一是私人因素，抑或是兩者兼具。<text:span text:style-name="T5"><text:s/><text:line-break/><text:line-break/></text:span>市面上普遍傳言，楊秋興原本以為可以擔任高雄市副市長，不料事與願違，因而挾怨報復韓國瑜。這事當然永遠不可能證實，不過我相信，倘若當初韓國瑜提名他當副市長，賦予大權，今天的楊秋興絕不會把韓國瑜當成殺父仇人般地拼命抹黑。<text:span text:style-name="T5"><text:s/><text:line-break/><text:line-break/></text:span>楊秋興是郭台銘的人馬，這點無可否認；郭自然很樂意看到楊抓狂似地攻擊韓國瑜，但若要說郭台銘可以操控楊秋興到這等瘋狂地步，恐怕也不太容易。也就是說，楊秋興之攻擊韓國瑜，欲置之於死地，相當程度上是出於自發性。<text:span text:style-name="T5"><text:s/><text:line-break/><text:line-break/></text:span>這讓我想到一件事。這事若要說完，恐怕得說上七天七夜。常有人問我官商如何勾結，我心裏不時就會想到這個案子。這案子可說是李登輝展開黑金政治的第一道序幕，發生在距今大約<text:span text:style-name="T5">25-26</text:span>年前。一個人倘若想了解台灣政治這門<text:span text:style-name="T5"><text:s/>"</text:span>生意<text:span text:style-name="T5">" </text:span>的基本運作，那麼，這案子就是個經典教材，叫做新瑞都案。<text:span text:style-name="T5"><text:s/><text:line-break/><text:line-break/></text:span>市面上有部電影叫<text:span text:style-name="T5"><text:s/>"</text:span>血觀音<text:span text:style-name="T5">"</text:span>，據說就是以這案子做為劇本。我沒看過這電影，但是短短兩小時的電影恐怕也只能拍出冰山一角；其陰暗複雜與醜陋程度，匪夷所思，令人瞠目結舌，牽扯無數藍綠政治人物，大家都想從中撈上一大票；吃相之難看，令人觸目驚心。光是其中僅僅一人之回扣，就高達將近<text:span text:style-name="T5">11</text:span>億。你想，你得撈上多少錢，才能支付各方豺狼虎豹十幾億？台灣所謂民主就是這麼一回事，金山銀山任你吃到飽，難怪大家為了權力之爭奪可以如此不擇手段。<text:span text:style-name="T5"><text:s/><text:line-break/><text:line-break/></text:span>可是，你隨便去問個台灣人，絕大多數人肯定不知道什麼是新瑞都案。我之所以對之耳熟能詳是因為我過去的黨外政治參與大多在高雄縣，對高雄各派系特別是余家班所屬的黑派，更是瞭若指掌。其次，我直接、間接認識這個案子的一些當事人，包括余家班以及這案子的核心人物蘇惠珍。蘇惠珍的先生叫鄒武鑑，台獨聯盟中央委員，擔任過<text:span text:style-name="T5"><text:s/>FAPA (</text:span>台灣人公共事務會<text:span text:style-name="T5">) </text:span>的執行長，屬海外黑名單，闖關回台後曾坐過牢。<text:span text:style-name="T5"><text:s/><text:line-break/><text:line-break/></text:span>我始終難以理解一種矛盾，很困惑。<text:span text:style-name="T5">1991</text:span>年，在一次和林義雄的單獨會面中，我曾經拿這項困惑來請教林義雄。我的困惑是這樣：我相信一些人反國民黨之腐敗確實出於真心，但是，既然你真心反對腐敗，為何當自己有機會扯濫污、搞錢弄權時，卻照樣還是可以搞得比國民黨還誇張離譜？難道你不知道這是矛盾、錯亂的嗎？難道你有兩顆心？一顆純潔向善，一顆貪婪腐敗？<text:span text:style-name="T5"><text:s/><text:line-break/><text:line-break/></text:span>林義雄並沒有直接回答我的困惑，反倒問我有何看法？我說，也許那是因為人們很容易把自己的惡行放在一種具有多元生命經驗的意義架構底下來理解，從而為自己找到很多自我豁免的理由。但是，當我們看待旁人的惡行時，既有的多元生命架構就被抽離了，被概念化了，變成一種純屬客觀的是非概念與罪行。雖是題外話，但這卻也是我對蘇惠珍的一個強烈感受。就我近距離的觀察與了解，她一方面對公眾事務滿懷熱情與理想，一方面卻又搞出這麼大的一個貪瀆案件，幾乎集合了一大半的藍綠政客一起撈油水。難道她不知道這是矛盾、錯亂的？難道她有兩顆心？一顆純潔向善，一顆貪婪腐敗？<text:span text:style-name="T5"><text:s/><text:line-break/><text:line-break/></text:span>我沒法詳談這個案子，想了解的人，只能請你自行想辦法去探索。這案子很典型，充滿官商勾結的各種基本元素：掏空、賄賂、違法超貸、回扣、土地變更、關說、分贓、五鬼搬運、違法開發、威脅恐嚇等等等。這案子發生在距今至少四分之一個世紀前，但至今依舊餘波盪漾。<text:span text:style-name="T5"><text:s/><text:line-break/><text:line-break/></text:span>見多了這些狗皮倒灶之事，讓當時年少的我越發相信美好人性之罕見與可貴；絕大多數人事實上都過不了權位利祿這一關，更不用說億萬橫財與大權在握的巨大誘惑了。<text:span text:style-name="T5"><text:s/><text:line-break/><text:line-break/></text:span>話說義聯集團的林義守和楊秋興頗有私交，林義守的一大堆開發案全是在楊秋興擔任高雄縣長任內通過。可是，其中有個義大世界二期開發案，因涉及一些違規<text:span text:style-name="T5"><text:s/>(</text:span>應該還不至於違法<text:span text:style-name="T5">)</text:span>，後來遭到陳菊的禁建<text:span text:style-name="T5"><text:s/>(</text:span>感覺像是一種不成比例的政治報復<text:span text:style-name="T5">)</text:span>；纏訟八年，今年三月底法院判決林義守敗訴定讞，無法申請數百億之國賠。<text:span text:style-name="T5"><text:s/><text:line-break/><text:line-break/></text:span>至於新瑞都這塊龐大土地的所有權，去年<text:span text:style-name="T5"><text:s/>(2018</text:span>年<text:span text:style-name="T5">)</text:span>八月卻轉移到林義守手上，以每坪僅三萬多元的超低價格取得。這塊蘊含龐大暴利的土地，陳菊於<text:span text:style-name="T5">2016 </text:span>年原本打算解編復歸農地，但遭到當時的業主板信銀行之再三陳情而擱置。林義守於去年高雄市長選舉前以超低價格取得這塊土地，原本以為，一旦他及楊秋興所大力支持的韓國瑜當選，俗新瑞都案的<text:span text:style-name="T5"><text:s/>"</text:span>大湖工商綜合區開發計畫案<text:span text:style-name="T5">" </text:span>將可順利大展鴻圖。<text:span text:style-name="T5"><text:s/><text:line-break/><text:line-break/></text:span>萬萬沒想到，韓國瑜當選之後不到兩個月，於今年一月卻依法把這塊工商用地全區全數回歸為農地，因為相關執照於<text:span text:style-name="T5">2001</text:span>年就已過期。雖然做得比陳菊還狠，但這事就法論法，理當沒有爭議，林義守卻氣得跳腳，想必楊秋興也一定很不爽。當然，我同樣無法證明楊秋興之瘋狂抹黑鬥臭韓國瑜與此有關。<text:span text:style-name="T5"><text:s/><text:line-break/><text:line-break/></text:span>很多人<text:span text:style-name="T5"><text:s/>(</text:span>比方說年輕一代<text:span text:style-name="T5">)</text:span>，對政治很熱衷，卻又動輒蠢血沸騰，很容易被操弄、欺瞞，傻到爆。這些人往往有三項完全錯誤的觀念：<text:span text:style-name="T5"><text:s/><text:line-break/><text:line-break/></text:span>一是以為民進黨比國民黨清廉。<text:span text:style-name="T5"><text:s/><text:line-break/><text:line-break/></text:span>二是以為，倘若民進黨不清廉，那也是最近幾年<text:span text:style-name="T5"><text:s/>"</text:span>才開始<text:span text:style-name="T5">" </text:span>變壞。<text:span text:style-name="T5"><text:s/><text:line-break/><text:line-break/></text:span>三是以為民進黨和國民黨理念水火不容。<text:span text:style-name="T5"><text:s/><text:line-break/><text:line-break/></text:span>這三項認知當然都是錯的，而且錯得離譜。只要有錢可撈，藍綠兩黨基本上是有志一同，但是綠的撈得更猛、更不要臉，而且都已經撈了二、三十年，不是最近幾年才變壞。<text:span text:style-name="T5"><text:s/><text:line-break/><text:line-break/></text:span>大家不妨花點時間看看底下這篇其實寫得不痛不癢的文章，寫得很溫和含蓄<text:span text:style-name="T5"><text:s/>(</text:span>也有提到新瑞都案<text:span text:style-name="T5">)</text:span>，但你要注意，這文章的日期距今<text:span text:style-name="T5">20</text:span>年，也就是<text:span text:style-name="T5">1999</text:span>年。大家想像一下，當民進黨都還在野、根本沒什麼權力時，就已經貪婪成那樣子。過去這<text:span text:style-name="T5"><text:s/>20</text:span>年來，綠色勢力在美國協助下，成為政治主流，大權在握，呼風喚雨，那種貪婪程度，根本不是舊國民黨所能比擬。<text:span text:style-name="T5"><text:s/><text:line-break/><text:line-break/></text:span>一般人所理解的台灣政治，離事實真相非常非常非常遙遠，報紙或電視每天就是鬼扯蛋。最近瘋狂炒作什麼麻將案，指控韓國瑜在今年春節大過年期間，與妻子、小孩在國外旅遊時，全家人打麻將取樂，小兒子也順便學，卻遭到疑似情治單位偷拍，於是炒作成什麼<text:span text:style-name="T5"><text:s/>"</text:span>麻將風暴<text:span text:style-name="T5">"</text:span>。<text:span text:style-name="T5"><text:s/><text:line-break/><text:line-break/></text:span>各位懂我的意思吧？我們的媒體每天就是這樣鬼扯蛋，把人民幫白癡，每天炒作一些毫無意義的事，拼命抹黑乾乾淨淨的人，至於政治常態之極端齷齪、貪婪之可怕與離譜，卻幾乎完全被消音。<text:span text:style-name="T5"><text:s/><text:line-break/><text:line-break/></text:span>兩年前，為了讓戴振耀臨終前能夠和楊秋興修好，我硬著頭皮<text:span text:style-name="T5"><text:s/>"</text:span>重返江湖<text:span text:style-name="T5">"</text:span>，出面促成了兩人在病床邊的大和解，同時也聽到楊秋興提起藍綠兩黨如何貪污搞錢的一些事，甚至連持槍恐嚇毫無法治之事亦所在多有。楊秋興不是三歲小孩，也不是政治菜鳥，他不可能不知道台灣政治之骯髒齷齪與貪婪。如果他有韓國瑜的什麼黑資料，拜託趕緊公佈，讓他一槍斃命。<text:span text:style-name="T5"><text:s/><text:line-break/><text:line-break/></text:span>反之，如果楊秋興所能指控韓國瑜的<text:span text:style-name="T5"><text:s/>"</text:span>罪行<text:span text:style-name="T5">"</text:span>，居然僅僅只是什麼<text:span text:style-name="T5"><text:s/>"</text:span>曾經有兩三次喝醉酒<text:span text:style-name="T5">"</text:span>，或甚至把立法院誤以為夜店而烏龍爆料，那麼，縱橫於政治大染缸二十多年的楊秋興，其實就是在睜眼說瞎話，故意要鬥臭、醜化韓國瑜；如果連韓去大陸念書都能說成什麼通匪或忠貞問題，那麼，楊所大力支持的郭台銘豈不是通匪通得更厲害更窩囊更卑鄙千百倍以上。<text:span text:style-name="T5"><text:s/><text:line-break/><text:line-break/></text:span>政治是眾人之事，選舉則是各有所好，但是非標準卻理當一致，而不是四面八方藍綠白有志一同全部對準韓國瑜，每天無日無之的抹黑，連當眾挖鼻孔都能說成罪大惡極；另一方面卻又對於真正違法亂紀、行不由徑的貪婪人渣們百般美化歌頌。幾十年來，我們始終活在這樣一種充滿詐欺、顛倒是非黑白的政治與媒體環境中。<text:span text:style-name="T5"><text:s/><text:line-break/><text:line-break/>================= <text:line-break/></text:span>承受苦難易　抗拒誘惑難<text:span text:style-name="T5"><text:s/><text:line-break/><text:line-break/></text:span>今周刊<text:span text:style-name="T5"><text:s/><text:line-break/></text:span>江麗慧<text:span text:style-name="T5"><text:s/><text:line-break/><text:line-break/>1999. 11. 25. <text:line-break/><text:line-break/></text:span>前一陣子的台肥炒股案，扯出民進黨人經營的新瑞都和國民黨黨營事業大掌櫃泰英間有不可告人的「親密關係」。這些人以搞政治的手法操控商業行為，把過去民進黨「反商」的形象瞬間扭轉成「擁商」，而且陣容之堅強、交易之複雜，讓外界質疑民進黨愈來愈有財團化的傾向了。不過，這是民進黨邁向執政的嚴厲考驗。套用一句民進黨前主席施明德的名言：「承受苦難容易，抗拒誘惑很難。」許多民進黨人正陷入天人交戰的情境。<text:span text:style-name="T5"><text:s/><text:line-break/><text:line-break/></text:span>剛過完十三歲生日的民進黨，已是台灣十三個縣市的執政黨了，執政人口占全國總人口數的六六．二一％，執政面積則為四七．五五％。和國民黨長期「一黨獨大」相較，民進黨不算太壯大，但它對政商關係的經營，卻深具潛力，非僅看準高科技明星產業猛投資，也不放棄與傳統產業企業主策略聯盟，許多「科技新貴」正順勢而生。<text:span text:style-name="T5"><text:s/><text:line-break/><text:line-break/></text:span>黃信介與余陳月瑛是「土地公」與「土地婆」<text:span text:style-name="T5"><text:s/><text:line-break/><text:line-break/></text:span>以前民進黨的街頭革命精神，讓它成為企業界眼中社會不安定的因素，所以民進黨只能和企業主以理念神交，卻無法合作深交。在那個靠罵國民黨就能當選的年代，民進黨人批判、臧否對手的能力，通常就是他們政治獻金的「身價」，造就了不少全國性政治明星。像陳水扁和長榮集團張榮發，謝長廷和日成營造王世堅等之間關係都非同小可。<text:span text:style-name="T5"><text:s/><text:line-break/><text:line-break/></text:span>在民進黨內真正自己經營事業的人，都是祖上有德留下家業，像陽信商銀董事長陳勝宏、環球證券董事長林文郎等，他們是黨內少見具有市場色彩的生意人；或是先人眼光獨到，讓子孫成為「大地主」的，像余陳月瑛和黃信介是黨內南北兩大地王，因為他們常常接濟同志，而成為民進黨的「土地婆」和「土地公」；也有憑著自己的一技之長，而有專業收入，過著不錯生活的，像陳繼盛、江鵬堅等多位律師出身者。其餘多數為小康之家，生活不會太富裕，但至少餓不死人。<text:span text:style-name="T5"><text:s/><text:line-break/><text:line-break/></text:span>後來，民進黨在立法院席次成長快速，對許多政府政策也具有實質影響力，而且經濟自由化之後，許多賺錢機會都與立法院脫離不了關係，使立委身價水長船高，民進黨當然也不自外於這個大環境；加上民進黨在地方執政累積的資源，以及為順利執政而必須「政通人和」的壓力，各路人馬紛紛找上門來，使若干卸任縣市長特別容易沾腥附騷。不過，這現象也意味著民進黨人有更多機會「廣開錢路」，為自己的政治前途多作盤算。<text:span text:style-name="T5"><text:s/><text:line-break/><text:line-break/></text:span>究竟民進黨人如何從一窮二白的困境中，為自己創造「無限錢途」？甚至在去年金融風暴發生後，成為眾多地雷公司負責人爭相請見求援的對象？從民進黨政治人物中有愈來愈多的「董事長」、「總經理」看來，這不該是個虛擬問題。<text:span text:style-name="T5"><text:s/><text:line-break/><text:line-break/></text:span>林忠正投對明主邱復生<text:span text:style-name="T5"><text:s/><text:line-break/><text:line-break/></text:span>如果分類說明，可將民進黨政治人物賺錢方式概分成七種類型。第一種是「投效孟嘗君」型，以林忠正最富代表性。林忠正的財經學術背景，以及曾任黨主席<text:span text:style-name="T5"><text:s/>(</text:span>施明德<text:span text:style-name="T5">) </text:span>特別助理的身分，為著要幫民進黨募款，以及為施明德爭取政治獻金，而有較多機會與企業界接觸。<text:span text:style-name="T5"><text:s/><text:line-break/><text:line-break/></text:span>很多企業主眼見民進黨在台灣政壇勢力日漸茁壯，試著要與民進黨結交朋友之時，個性隨和、沒有架子、對財經議題又「一點就通」的林忠正，就是他們的最佳窗口。施明德幾次參選，林忠正協助功不可沒。而民進黨開始與企業主交往，林忠正為政、商兩界所做的語言、理念「翻譯」是重要觸媒。<text:span text:style-name="T5"><text:s/><text:line-break/><text:line-break/></text:span>由於林忠正遊走政商兩界人脈豐沛，深受施明德好友邱復生的賞識，而投效年代集團，先任副董事長，為年代規畫上櫃作業之後，又升任董事長，還常常為年代轉投資事業做顧問，成為邱復生進出商場的重要策士。林忠正為邱復生開疆闢土，也得到邱合理的禮遇和回饋。而且林忠正和民進黨的深厚淵源，相當程度也是邱復生精心選買的「政治保險」。<text:span text:style-name="T5"><text:s/><text:line-break/><text:line-break/></text:span>園區醫生柯建銘搖身變科技立委<text:span text:style-name="T5"><text:s/><text:line-break/><text:line-break/></text:span>第二類是「時勢造英雄」型。以柯建銘為最佳典範。柯建銘從第二屆開始擔任立法委員，適逢台灣高科技產業快速起飛，而且新竹科學園區又是他的選區，所以柯建銘以新竹中學、中山醫學院牙醫系、淡江管科所畢業的優異學歷，受到園區知識分子的歡迎。<text:span text:style-name="T5"><text:s/><text:line-break/><text:line-break/></text:span>而且柯建銘是最早經營園區的立委，又以經濟、預算和科技委員會為耕耘重點，目前是行政院ＮＩＩ民間諮詢委員會法規小組召集人，更是立院跨黨派次級團體「財經立法促進社」的副會長，因為天時、地利、人和全站他這邊，所以他是全台最資深、也是最有資源的「科技立委」。<text:span text:style-name="T5"><text:s/><text:line-break/><text:line-break/></text:span>由於柯建銘服務周到，不太會拒絕別人，牌桌上朋友也不少，所以除了經營地方之外，他服務種類眾多，常常必須「通勤應酬」，行程滿得擠不出時間休息。所以柯建銘為應付大量的服務業務，聘用陣容可觀的助理群，不但編制內助理月薪高人一等<text:span text:style-name="T5"><text:s/>(</text:span>民進黨立委助理最高薪六萬元<text:span text:style-name="T5">) </text:span>，而且還有很多兼差顧問，為選民打點各種疑難雜症，包括幫財務發生危機的企業主尋找資金。<text:span text:style-name="T5"><text:s/><text:line-break/><text:line-break/></text:span>因為柯建銘有為高科技業服務的經驗，對人又是來者不拒，所以他在全民電通投資公司成立時擔任總經理，前些時日又升任副董事長，為全民電通帶進成佳國際、資訊傳真和數位聯合等長期投資標的。柯建銘還代表全民電通擔任民視監察人。最近，他又不好意思拒絕年代集團的推派，出任年華投顧董事長一職。<text:span text:style-name="T5"><text:s/><text:line-break/><text:line-break/></text:span>繼柯建銘之後，民進黨內有心耕耘高科技人脈的，還有鄭寶清和王幸男兩人。龍潭渴望軟體園區是桃園地區立委鄭寶清的選區；而王幸男也頗用心經營南科，透過台南縣長陳唐山執政的資源，和他與奇美董事長許文龍之間多年的釣友情誼，王幸男很有優勢為角逐下屆縣長打根基。<text:span text:style-name="T5"><text:s/><text:line-break/><text:line-break/></text:span>吳子嘉可以執行十五個立委意志<text:span text:style-name="T5"><text:s/><text:line-break/><text:line-break/></text:span>第三種是長袖善舞的「縱橫家」類型，靠著便給的口才和豐富的人脈，仲介成功很多難以想像的組合，吳子嘉就是這種天生靠嘴巴吃飯的人。吳子嘉以承攬電機工程起家，和國民黨、太子幫和江湖人頗有往來，但跟各路人馬都能和平共處，所以遊走政商兩界很吃得開。<text:span text:style-name="T5"><text:s/><text:line-break/><text:line-break/></text:span>他先委身施明德陣營，扮演客卿角色獻策；再當許信良的金主，為許募款分憂解勞；現在他是張俊宏的軍師，帶領老牌政治人學習現代商業行為，更是張俊宏涉足媒體經營的「影武者」，以及立法院新世紀國會辦公室「特別顧問」，可執行十五位立委的集體意志。<text:span text:style-name="T5"><text:s/><text:line-break/><text:line-break/></text:span>由於吳子嘉生意人的背景關係複雜，曾經負責全民電通的投資決策，又擔任環球電視董事長，所以很多需錢孔急的企業主紛紛找上門來，像台中商銀和精英都找過吳子嘉長談。而且吳子嘉和劉泰英也是頗有交情的生意朋友，彼此「酒味相投」，為民進黨和國民黨合作事業搭起一座橋。<text:span text:style-name="T5"><text:s/><text:line-break/><text:line-break/></text:span>第四類是「聚沙成塔」型，以設立基金會的方式累積個人競選資源，像民進黨很多政治人物都這樣做，一則可以用「公益」包裝政治獻金，二則獻金不直接進入政治人物名下，可以避免企業主的困擾，並增加政治人物資源調度的靈活性。像陳水扁有福爾摩沙基金會、謝長廷有新文化基金會、張俊宏有城鄉改造基金會、王拓有春風基金會、沈富雄有首都基金會、施明德有新台灣基金會、林豐喜有稻草人基金會<text:span text:style-name="T5">……</text:span>。因此有人戲稱，民進黨政治人物都是「吃雞精長大的」。<text:span text:style-name="T5"><text:s/><text:line-break/><text:line-break/></text:span>林文郎，陳勝宏充滿濃厚市場味<text:span text:style-name="T5"><text:s/><text:line-break/><text:line-break/></text:span>第五類是「市場主力」型，以林文郎、陳勝宏為標準類型。林、陳兩人有金融、證券實務經驗，又與市場主力多所交往，消息靈通自不在話下，但也因此有很機會與問題公司、爭議人士的名字掛在一起。只要市場傳聞有民進黨人士涉嫌介入炒股，林、陳兩人總被優先點名，像台鳳事件讓人想起林文郎；台肥事件指向陳勝宏。不過林文郎曾應股市名嘴山水老師之邀，以萬眾投資法人代表身分，擔任過中櫃董事一個月時間，難怪有關他的市場傳言總有一大堆。除了陳勝宏與林文郎外，新竹縣選出的立委張學舜勤於遊走證券公司，經常有問題就一通電話打到證期會主委林宗勇那裡。<text:span text:style-name="T5"><text:s/><text:line-break/><text:line-break/></text:span>第六類是「吸金創業」型，尤以蔡同榮、張俊宏為最。蔡同榮在海外有很多為台獨運動募款的經驗，他回台推動公投鍥而不捨，並以「民間」為號召，用小額募款方式集資創辦民視，將自己從被採訪的新聞人物，變成指揮調度記者採訪的媒體老闆。<text:span text:style-name="T5"><text:s/><text:line-break/><text:line-break/></text:span>而張俊宏當初也以「全民」為名，為籌辦電視而廣納各界資金，結果民間、全不和，全民轉而將大部分募得資金，搶搭投資高科技順風車，造就了今天的全民電通。不過，對張俊宏而言，投資全民電通的獲利遠大過投資媒體，目前身為環球名譽董事長的他，總是被支持群眾打電話痛罵，說民進黨投資的電視怎可讓新黨的李敖暢所欲言？<text:span text:style-name="T5"><text:s/><text:line-break/><text:line-break/></text:span>嚴格說來，民進黨人並不怎麼富有，少有銜金湯匙出世的人，而且多數人還略帶那麼一點酸味。雖然說金錢不是萬能，但沒有錢萬萬不能，在選舉必須花錢的提下，有心朝政壇發展的人，無不想盡辦法解決財源問題。而與其看人臉色、向人開口伸手，不如靠自己賺錢來得有尊嚴。所以有愈來愈多民進黨政治人物傾向跨足商界，讓自己成為半個生意人。<text:span text:style-name="T5"><text:s/><text:line-break/><text:line-break/></text:span>就瑞都案讓民進黨政商關係曝光<text:span text:style-name="T5"><text:s/><text:line-break/><text:line-break/></text:span>以這次台肥案為例，「新瑞都集團」儼然是民進黨財團化的「罪證」，傳言被扯、涉入的就有卸任縣長、縣議員和現任立委，關係人牽牽扯扯就像一串肉粽。<text:span text:style-name="T5"><text:s/><text:line-break/><text:line-break/></text:span>高雄余家在地方上長期經營，余陳月瑛母子四人中就出過兩位縣長、三位立委和兩位省議員，而縣長對都市重劃有決策權，立委和省議員也有政策質詢權和預算審查權，這種從上游到下游、從地方到中央的「分工」，讓余家成為有心人爭取投資的顯著標的。<text:span text:style-name="T5"><text:s/><text:line-break/><text:line-break/></text:span>偏偏余陳月瑛又是一個不太會拒絕別人的好人，縣議員出身的蘇惠珍曾是她的基層樁腳，蘇的愛人同志鄒武鑑早年又是ＦＡＰＡ執行長，因著余家和黨外的深厚淵源，余陳對蘇惠珍不可能說「不」，只是余陳在民進黨內輩分頗高，蘇惠珍拱出余陳當頭真是無往不利。<text:span text:style-name="T5"><text:s/><text:line-break/><text:line-break/></text:span>當時余陳是全民電通的董事長，又是民視總裁，看在余陳是新瑞都籌備處主任的分上，而且鄒武鑑和時任全民電通副董事長的張俊宏又是南投同鄉，所以蘇惠珍得以在全民電通董事會中「專案報告」新瑞都開發案。雖然余陳在表決時技術性離席，迴避利益衝突問題，但全民電通還是很捧場地以面額認購了三億二千五百萬元，使新瑞都成為全民電通專業經理人眼中「很痛的投資」。<text:span text:style-name="T5"><text:s/><text:line-break/><text:line-break/></text:span>這個個案讓高雄余家班、民進黨色彩濃厚的全民電通、國民黨財務總管劉泰英父子，和知名企業界人士的合作關係曝光，讓外界看得連呼嘖嘖。不過，如果仔觀察比較，可以發現國民黨黨營事業建基在過去許多政治特權之上，才能有今天這樣的規模。而民進黨人開創事業，則是憑藉關係和手腕，抓準時點，打蛇隨棍上。單單這一點，民進黨政治人物發財潛力無窮。</text:p>
      <text:p text:style-name="P4"><text:span text:style-name="T3">陳真</text:span><text:s/>  |  2019.08.18 23:54   |   <text:a xlink:type="simple" xlink:href="http://palinfo.habago.org/Entry?Command=Information_PrintForum&amp;iPage=1#FORUM37800"><text:span text:style-name="T4">#</text:span></text:a></text:p>
      <text:p text:style-name="P5">謝謝幾位朋友幫忙截圖。<text:span text:style-name="T5"><text:s/><text:line-break/><text:line-break/></text:span>我從一位對他略有了解的朋友那邊知道此人的一些事，看來是非很多，並非單純只是剽竊，而是有其它圖謀。他不光貼在臉書，還四處貼。例如：<text:span text:style-name="T5"><text:s/><text:line-break/><text:line-break/>https://www.twgreatdaily.com/cat77/node1158646?page=0 <text:line-break/><text:line-break/></text:span>今天如果我是綠的，此人恐怕幾小時內就已經<text:span text:style-name="T5"><text:s/>"</text:span>落網<text:span text:style-name="T5">"</text:span>，<text:span text:style-name="T5">"</text:span>宣告破案<text:span text:style-name="T5">"</text:span>。</text:p>
      <text:p text:style-name="P4"><text:span text:style-name="T3">陳真</text:span><text:s/>  |  2019.08.18 17:39   |   <text:a xlink:type="simple" xlink:href="http://palinfo.habago.org/Entry?Command=Information_PrintForum&amp;iPage=1#FORUM37799"><text:span text:style-name="T4">#</text:span></text:a></text:p>
      <text:p text:style-name="P6">我打聽了一下這位剽竊我的文章、而且七分真三分假地進行剪貼的所謂<text:span text:style-name="T5"><text:s/>"</text:span>張文奎<text:span text:style-name="T5">" (</text:span>應該是一個男的<text:span text:style-name="T5">)</text:span>，知其平常之蓄意作為。我想揪出此人，但我沒臉書，也不知道怎麼截圖。我打算告他，但不知道怎麼告法。</text:p>
      <text:p text:style-name="P4"><text:span text:style-name="T3">王修亮</text:span><text:s/>  |  2019.08.18 16:50   |   <text:a xlink:type="simple" xlink:href="http://palinfo.habago.org/Entry?Command=Information_PrintForum&amp;iPage=1#FORUM37798"><text:span text:style-name="T4">#</text:span></text:a></text:p>
      <text:p text:style-name="P5"><text:span text:style-name="T5">(</text:span>一<text:span text:style-name="T5">)</text:span>真實的崩解<text:span text:style-name="T5"><text:s/><text:line-break/><text:line-break/></text:span>媒體記者的責任非常類似「史官」！負責記錄並展示所有的真實。這個所有，指的是一個事件及其連續相關人事物的所有，而記者的紀錄，正是一個國家、民族後代，據以寫歷史的重要資料。<text:span text:style-name="T5"><text:s/><text:line-break/></text:span>從這個角度來說，記者的採訪與紀錄，還真是「在晉董狐筆」，需要保有真實，這是記者的基本職責。雖然因為時間的流轉，「堅持真實」通常不再使記者有性命之憂，但是在自我利益上仍然難免各種衝突。<text:span text:style-name="T5"><text:s/><text:line-break/></text:span>基本的職責與利益的衝突，是媒體與記者需要思考判斷的選擇，以人性來說應該是有些艱難。但是當整個區域形成某種風氣時，這種艱難就成為一種坦然。<text:span text:style-name="T5"><text:s/><text:line-break/><text:line-break/></text:span>例如拿錢辦事或政治正確。<text:span text:style-name="T5"><text:s/><text:line-break/><text:line-break/></text:span>例如選擇幾張獨立畫面的照片，或從一段完整時間的錄影中僅擷取一、兩分鐘甚至幾秒鐘的錄像，加上記者的註解：<text:span text:style-name="T5">XX</text:span>痛打<text:span text:style-name="T5">XX</text:span>，<text:span text:style-name="T5">XX</text:span>被打得血流滿面。<text:span text:style-name="T5"><text:s/><text:line-break/></text:span>至於前因後果要不就刻意不說，要不就扭曲改造。<text:span text:style-name="T5"><text:s/><text:line-break/></text:span>這樣一來，真實就越來越遙遠。<text:span text:style-name="T5"><text:s/><text:line-break/><text:line-break/></text:span>人是依賴經驗學習的，從活生生的經驗裡若是發現：事實非常輕易被改造或扭曲，歷史就會開始被懷疑。<text:span text:style-name="T5"><text:s/><text:line-break/><text:line-break/></text:span>大禹只是掛個治水總監的名份，在轎子上舒適的巡視，看著被鞭打的工人用性命填補著洪水。在訊息被國家完全掌控的時空中，工人的苦痛和不滿全部被消失，剩下萬民擁載的假象。<text:span text:style-name="T5"><text:s/><text:line-break/></text:span>孔子的一生可能都是弟子們虛構出來的，以強化儒家的地位與名聲。<text:span text:style-name="T5"><text:s/><text:line-break/></text:span>現今的歷史價值與文化，僅是一份暴力威權修改編輯過的故事，從來不曾存在過！<text:span text:style-name="T5"><text:s/><text:line-break/></text:span>社會互信的基底也就逐漸崩壞，群體感消失。<text:span text:style-name="T5"><text:s/><text:line-break/><text:line-break/></text:span>對教育來說，歷史的真實與虛假有甚麼影響嗎？<text:span text:style-name="T5"><text:s/><text:line-break/></text:span>反正都只是一份教材，照本宣科的教導過，孩子自然就相信了，品德自然就養成了，價值觀自然就確立了。<text:span text:style-name="T5"><text:s/><text:line-break/></text:span>童話與繪本不也是虛假設定的嗎？<text:span text:style-name="T5"><text:s/><text:line-break/><text:line-break/></text:span>但並非如此，國小低年級就已經能分辨故事與歷史的差異，理解兩者所寓意的價值：故事僅是思考的練習，而歷史則是生活的典範參考。<text:span text:style-name="T5"><text:s/><text:line-break/></text:span>國小孩子逐年擁有判斷能力，在生活中看見各種真實的編造與修改，明白歷史材料跟故事差異變小了，曾經的典範很可能都是假象，原該是紮實建構的自我與群性連隨著茫然崩壞，崩壞的價值不再有機會從基底建構，成為失根的虛無，隨著社會整體漂浮移動。<text:span text:style-name="T5"><text:s/><text:line-break/><text:line-break/></text:span>尤其媒體與記者及各種通達的資訊，也如此修改編輯人們看得見的當前，展示著諸多虛假與謊言，人們就因此不再相信歷史，並因而不再相信一切價值。<text:span text:style-name="T5"><text:s/><text:line-break/></text:span>這個一切價值，不僅僅是在家庭以外發生的，當然也包含了家庭之內。<text:span text:style-name="T5"><text:s/><text:line-break/></text:span>父母在外所言所行與在家有非常大的差異，甚至完全相反，從孩子的角度來思考：我自己也需要常常說謊來維繫生活的穩定，對他人欺騙的父母，怎麼可能對我誠實？我會欺騙父母，父母當然也會欺騙我！<text:span text:style-name="T5"><text:s/><text:line-break/></text:span>父母當然也不是真的愛我！父母的愛，就是我生命中第一個謊言。<text:span text:style-name="T5"><text:s/><text:line-break/><text:line-break/></text:span>人類不是一直都這麼「壞著」嗎？那一切曾經紀錄的「善與美好」，都是編輯修正過的吧？即使當下社會裡眼睜睜看得見的善與美，也都是背後各種利益目的運作出來的表象吧？<text:span text:style-name="T5"><text:s/><text:line-break/></text:span>當整體社會價值崩壞時，一切歸零是必然的，要重新建立起來幾乎是不可能的。<text:span text:style-name="T5"><text:s/><text:line-break/><text:line-break/></text:span>相對於習慣舊價值、舊學習模式的長輩來說，這種想法是不可思議的，無法理解的。但是若不能努力溝通，孩子的空無就在訊息中擴散。這不是洗腦，而是空無，彷彿出生之後的一切成長都是空的，只剩下物質與基礎本能。<text:span text:style-name="T5"><text:s/><text:line-break/></text:span>甚麼都不可信，也不需要相信。<text:span text:style-name="T5"><text:s/><text:line-break/><text:line-break/></text:span>洗腦只是一種暫時的現象，人本身有思考能力，只是思考被蒙蔽或誤導，當時過境遷觀察到真實時，則會依賴思考能力醒悟。<text:span text:style-name="T5"><text:s/><text:line-break/></text:span>能有個小團體來講義氣還是好的，只是思考狹隘了些，但至少還有機會擴展。這種空無，沒有義氣也沒有背叛，沒有情感也沒有堅持，說不上有思考，所以說不上有腦，也就沒有可洗的腦，只是隨意流轉，隨欲望流轉。<text:span text:style-name="T5"><text:s/><text:line-break/><text:line-break/></text:span>我從不敢對孩子與學生隱瞞社會的真實，更不敢隱瞞自我真實。我只是學習著怎樣找到適當的語言表達，使孩子理解真實的多層次意義，以及真實之外的各種權變範圍。<text:span text:style-name="T5"><text:s/><text:line-break/><text:line-break/></text:span>沒有良好溝通的真實容易造成傷害，但是隱瞞真實，不僅是傷害，還會形成空無。父母若是能努力避免過度的虛偽，保持合理的態度是最好。若是實在難為，至少必須從小讓孩子明白：<text:span text:style-name="T5"><text:s/><text:line-break/></text:span>「為甚麼我在外面和在家裡不一樣。」<text:span text:style-name="T5"><text:s/><text:line-break/></text:span>「為甚麼我明明討厭這個人，卻還必須對他表現的很親密。」<text:span text:style-name="T5"><text:s/><text:line-break/></text:span>「為甚麼我需要對外人說謊。」<text:span text:style-name="T5"><text:s/><text:line-break/><text:line-break/></text:span>教師當然是一樣的，只是各種價值是從群體的角度詮釋。<text:span text:style-name="T5"><text:s/><text:line-break/></text:span>例如：一個不合理的競賽或排名起源於何？為甚麼我們還必須依法參加？是否有可能改變？若難以改變，在不合理之中如何調整己方的位置與做法，使其能儘量貼近某種合理？<text:span text:style-name="T5"><text:s/><text:line-break/><text:line-break/></text:span>用透徹的眼睛溝通真實，這是教育非常需要執著的一點，不論是家教或教師。<text:span text:style-name="T5"><text:s/><text:line-break/><text:line-break/>(</text:span>二<text:span text:style-name="T5">) </text:span>真實的全貌<text:span text:style-name="T5"><text:s/><text:line-break/><text:line-break/></text:span>我年輕時曾經看過一本翻譯小說，是以一件真實案件作為基底所寫的罪犯問題探討，名為「冷血」，描述了兩個殘忍的滅門兇手。作者詳細解析了他倆的日常生活與童年，筆法細膩，有一種貌似理性的柔情，很令人震撼感動。<text:span text:style-name="T5"><text:s/><text:line-break/></text:span>但是對兩凶手所殺害的諸多人們，不論是個人生活還是家庭親情，遠沒有如此深刻的描寫。彷彿他們只是過場中的道具，知道他們是人，知道他們有驚嚇恐懼，但也就僅此而已。<text:span text:style-name="T5"><text:s/><text:line-break/><text:line-break/></text:span>這是寫小說，不是寫報導。<text:span text:style-name="T5"><text:s/><text:line-break/></text:span>媒體與記者的報導應該是全面的事實，不是只從某一種角度，也不是只從某一種感情。<text:span text:style-name="T5"><text:s/><text:line-break/></text:span>偏頗的真實，帶來的是極端的思考模式，所謂的偏頗不見得是扭曲、虛假，甚至不是刻意的，惻隱的關愛之情本來就無所不在，每一個人都值得擁有，但是關鍵在於「每一個人」。<text:span text:style-name="T5"><text:s/><text:line-break/><text:line-break/></text:span>媒體與記者的紀錄職責，儘量就該做到「每一個人」，「每一個相關者」的「人前、背後的幸福與痛苦」。<text:span text:style-name="T5"><text:s/><text:line-break/></text:span>真實之下的感受應該是整體、全面的呈現，交由所有人自行思考與判斷。<text:span text:style-name="T5"><text:s/><text:line-break/><text:line-break/></text:span>這裡面當然也涵蓋了許多其他的問題，例如「被霸凌或家暴的人」、「失去童年與教育機會的人」、「因各種狀況而失去自我控制的人」等等。這些都是真實，但真實不僅限於這些，從這些「各別單人」角度去鑽研，是不可能在真實中尋找均衡的，找到的都是偏頗。<text:span text:style-name="T5"><text:s/><text:line-break/><text:line-break/></text:span>國民義務教育是「群體相關」的事，國民教育對每一個「個人」的探索，目的都是為了「群體」的均衡。社會道德是一種群體均衡，法律也是一種群體均衡，面對的都應該是「每一個人」的均衡。<text:span text:style-name="T5"><text:s/><text:line-break/></text:span>這個包容與退讓的天性，很麻煩的，還必須具有「辨識真實」「透徹整體」的能力，才可能做到均衡。<text:span text:style-name="T5"><text:s/><text:line-break/></text:span>國民義務教育要學習的「灑掃應對進退」，這個「辨識真實、透徹整體」，就是某一類「進退」的依據。我看得透真實與整體，我進，我批判。看不透，我且先退，繼續觀察。<text:span text:style-name="T5"><text:s/><text:line-break/><text:line-break/></text:span>如果不斷在偏頗的有情惻隱之下擴張所謂的特殊個人人權，最後會發現：每一個侵犯他人的人都是值得同情的，這種風氣興盛而起，依賴外在控制的力量會逐漸消失，也就是法治失衡，社會的秩序也會跟著失衡甚至崩解。<text:span text:style-name="T5"><text:s/><text:line-break/><text:line-break/></text:span>而群體價值是一種均衡過的共識，以法律和風氣的形態存在。當風氣丕變，帶動的是「法律共識不需要存在」甚至「必須以暴力推翻」時，個人價值自然會跟著改變，操控行為的便不再是法律，而是暴力。<text:span text:style-name="T5"><text:s/><text:line-break/></text:span>這已經沒什麼所謂的共識了，只有我的觀點才是正義。<text:span text:style-name="T5"><text:s/><text:line-break/><text:line-break/></text:span>我暴力都是應該，他方的暴力就是不應該。<text:span text:style-name="T5"><text:s/><text:line-break/></text:span>我的暴力是為了自由民主，他方的暴力都是專制。<text:span text:style-name="T5"><text:s/><text:line-break/></text:span>我的暴力是為土為民，他方的暴力都是打壓侵犯。<text:span text:style-name="T5"><text:s/><text:line-break/></text:span>我的暴力是有情有義的，所以不能懲罰，他方的暴力都是惡意，一定要清算。<text:span text:style-name="T5"><text:s/><text:line-break/></text:span>不認同我的都是黑暗。<text:span text:style-name="T5"><text:s/><text:line-break/><text:line-break/></text:span>這是失態。<text:span text:style-name="T5"><text:s/><text:line-break/></text:span>只從偏頗的角度來看，每一種失態都是有長遠理由的，都是值得惻隱的，都不應該無情的懲罰。<text:span text:style-name="T5"><text:s/><text:line-break/></text:span>最後就是空無，法律沒有意義，惻隱也沒有意義，很容易回歸到弱肉強食的蠻荒，而且理直氣壯，因為沒有人有權利懲罰他人，包含國家。<text:span text:style-name="T5"><text:s/><text:line-break/><text:line-break/></text:span>法律與惻隱的概念能完美共處嗎？<text:span text:style-name="T5"><text:s/><text:line-break/></text:span>為甚麼？怎麼辦？<text:span text:style-name="T5"><text:s/><text:line-break/></text:span>「文質彬彬，然後君子」的深層意涵是甚麼？<text:span text:style-name="T5"><text:s/><text:line-break/><text:line-break/></text:span>除了每一個人的全面，也要探討每一個階層的全面，任何一個事件都不僅僅是各方當事人的真實，社會是一個組織型態的運作，群體運作常常使個人的努力被抵銷而無力，最值得同情與觀察的，是個人努力被抵銷的那個部分。<text:span text:style-name="T5"><text:s/><text:line-break/><text:line-break/></text:span>「社會上為甚麼會產生無力負擔的家庭與個人？」<text:span text:style-name="T5"><text:s/><text:line-break/></text:span>「怎樣判斷一個家庭或個人是否負擔得起責任？怎樣將這個判斷法規化？」<text:span text:style-name="T5"><text:s/><text:line-break/></text:span>「一個家庭甚或個人無法負擔責任時，誰有責任來負擔他？」<text:span text:style-name="T5"><text:s/><text:line-break/></text:span>「面對無能負擔或無法自我控制的人？只有監牢和療養嗎？從監牢、療養到教育，政府與社會應該怎樣有層次的設置與運作？」<text:span text:style-name="T5"><text:s/><text:line-break/><text:line-break/></text:span>沒有任何一個人是全對或全錯，沒有任何一種行為一定值得寬恕或懲罰，沒有任何一種權力是天賦，在相對的環境裡，怎樣讓大眾都「成人」，本來就是艱難而複雜的思考與運作。<text:span text:style-name="T5"><text:s/><text:line-break/><text:line-break/></text:span>在引導學生對現狀事件的思考判斷時，我會反覆指出真實的虛假、扭曲與狹隘偏頗。</text:p>
      <text:p text:style-name="P4"><text:span text:style-name="T3">林炤育</text:span><text:s/>  |  2019.08.17 23:21   |   <text:a xlink:type="simple" xlink:href="http://palinfo.habago.org/Entry?Command=Information_PrintForum&amp;iPage=1#FORUM37797"><text:span text:style-name="T4">#</text:span></text:a></text:p>
      <text:p text:style-name="P6">在這個世界的偏僻角落，逐漸出現反西方並歡迎中國的聲音。如下面的斐濟總理。<text:span text:style-name="T5"><text:s/><text:line-break/></text:span>此外菲律賓杜特蒂及馬來西亞總理馬哈迪也說過類似的話。<text:span text:style-name="T5"><text:s/><text:line-break/><text:line-break/></text:span>還有這位非洲小哥<text:span text:style-name="T5"><text:s/>: </text:span>美国叫非洲不要和中国交往<text:span text:style-name="T5"><text:s/></text:span>这位小哥<text:span text:style-name="T6">飚了</text:span><text:span text:style-name="T5"><text:s/><text:line-break/>https://youtu.be/cydw311mUEA <text:line-break/><text:line-break/></text:span>中國人語言文字裡流傳千百年的成語或典故，從小就教育我們，要做一個善良的人，欺負人是不對的。這些成語如推己及人、己所不欲勿施於人、將心比心、人溺己溺人饑己饑、四維八德等等。<text:span text:style-name="T5"><text:s/><text:line-break/><text:line-break/></text:span>而西方需要宗教的教義建立道德規範，所有的異教徒或無神落者，都被視為異端沒有道德，邪惡落後需要被教化。所以西方才會有這麼多的傳教士到世界各地傳播福音，或者直接赤裸裸地侵略、屠殺、殖民。<text:span text:style-name="T5"><text:s/><text:line-break/><text:line-break/></text:span>西方人不了解，中國人不需要宗教。因為成語、傳說與歷史故事就是中國人的宗教。<text:span text:style-name="T5"><text:s/><text:line-break/></text:span>西方人不了解﹑中國強了，也不會侵略、欺負其他國家。或者報復以前曾經強迫中國簽下不平等條約當時的列強。<text:span text:style-name="T5">(</text:span>我曾在一個影片裡看到幾個法國學者討論中國崛起，他們的擔憂<text:span text:style-name="T5">) <text:line-break/>------------ <text:line-break/></text:span>斐濟總理：澳總理莫里森侮辱太平洋島國，中國就不會<text:span text:style-name="T5"><text:s/><text:line-break/>2019-08-17 19:18 </text:span>王博雅琪<text:span text:style-name="T5"><text:s/><text:line-break/><text:line-break/></text:span>【環球網報導見習記者王博雅琪】<text:span text:style-name="T5">“</text:span>斐濟總理指責<text:span text:style-name="T5">(</text:span>澳大利亞總理<text:span text:style-name="T5">)</text:span>斯科特<text:span text:style-name="T5">·</text:span>莫里森<text:span text:style-name="T5">'</text:span>侮辱<text:span text:style-name="T5">'</text:span>並離間太平洋國家領導人<text:span text:style-name="T5">”</text:span>，英國《衛報》<text:span text:style-name="T5">17</text:span>日以此為題報導了斐濟總理姆拜尼馬拉馬對澳大利亞總理莫里森的不滿。姆拜尼馬拉馬<text:span text:style-name="T5">16</text:span>日接受采訪時表示，莫里森<text:span text:style-name="T5">15</text:span>日在太平洋島國論壇領導人會議上<text:span text:style-name="T5">“</text:span>表現得高高在上，非常無禮<text:span text:style-name="T5">”</text:span>，並稱他侮辱了太平洋島國，而中國就不會。<text:span text:style-name="T5"><text:s/><text:line-break/><text:line-break/></text:span>當地時間<text:span text:style-name="T5">16</text:span>日，為期<text:span text:style-name="T5">4</text:span>天的第<text:span text:style-name="T5">50</text:span>屆太平洋島國論壇領導人會議在圖瓦盧首都富納富提閉幕。姆拜尼馬拉馬在會議結束後接受了《衛報》的專訪，期間多次斥責莫里森<text:span text:style-name="T5">15</text:span>日在會議上<text:span text:style-name="T5">“</text:span>表現得高高在上，非常無禮<text:span text:style-name="T5">”</text:span>。<text:span text:style-name="T5"><text:s/><text:line-break/><text:line-break/><text:line-break/></text:span>關於姆拜尼馬拉馬提到的會議，《衛報》介紹，大約持續了<text:span text:style-name="T5">12</text:span>小時，最後基本上因為澳大利亞拒絕在氣候變化問題上做出讓步而破裂。<text:span text:style-name="T5"><text:s/><text:line-break/><text:line-break/></text:span>姆拜尼馬拉馬透露會議細節說，<text:span text:style-name="T5">“</text:span>澳大利亞總理一直在說澳大利亞向太平洋地區提供了多少資金。我希望這件事能被說出來並被記錄下來。<text:span text:style-name="T5">(</text:span>他的言論<text:span text:style-name="T5">)</text:span>極具侮辱性。<text:span text:style-name="T5"><text:s/>” <text:line-break/><text:line-break/><text:line-break/>“</text:span>昨天可能是我經歷的最沮喪的一天。我叫莫里森來這裡只是為了確保澳大利亞的政策得到太平洋島國的支持。<text:span text:style-name="T5">” </text:span>姆拜尼馬拉馬接著說，<text:span text:style-name="T5">“</text:span>我原以為莫里森是我的好朋友，但顯然<text:span text:style-name="T5">(</text:span>他<text:span text:style-name="T5">)</text:span>不是。<text:span text:style-name="T5">” <text:line-break/><text:line-break/></text:span>報導稱，姆拜尼馬拉馬當天被問及，一些太平洋地區的領導人是否會因為莫里森的表態把目光轉向中國，姆拜尼馬拉馬對此回應說，<text:span text:style-name="T5">“</text:span>在我們與莫里斯經歷了這些<text:span text:style-name="T5">(</text:span>不愉快<text:span text:style-name="T5">)</text:span>之後，沒有什麼能比他還要糟的了。<text:span text:style-name="T5">” <text:line-break/><text:line-break/></text:span>接著，他說，<text:span text:style-name="T5">“</text:span>中國從來不侮辱太平洋<text:span text:style-name="T5">(</text:span>島國<text:span text:style-name="T5">)</text:span>。你說得好像澳大利亞和中國在競爭一樣。中國人除了不侮辱我們之外，也沒有在競爭。<text:span text:style-name="T5">” </text:span>姆拜尼馬拉馬進一步解釋，<text:span text:style-name="T5"><text:s/>“</text:span>他們<text:span text:style-name="T5">(</text:span>中國<text:span text:style-name="T5">)</text:span>不會<text:span text:style-name="T5">(</text:span>像澳大利亞一樣<text:span text:style-name="T5">)</text:span>告訴全世界，說自己給了那些太平洋國家多少錢。他們不會那樣做。他們是好人，我可以這麼說。<text:span text:style-name="T5">” <text:line-break/><text:line-break/></text:span>肯定了中國的做法，姆拜尼馬拉馬又將話題拉回到澳大利亞身上，他斥責說，<text:span text:style-name="T5">“</text:span>澳大利亞總理非常無禮，非常傲慢，這對<text:span text:style-name="T5">(</text:span>太平洋國家間的<text:span text:style-name="T5">)</text:span>關係不利<text:span text:style-name="T5">……</text:span>他們<text:span text:style-name="T5">(</text:span>澳大利亞<text:span text:style-name="T5">)</text:span>聲稱中國將接替澳大利亞。猜猜為什麼<text:span text:style-name="T5">?” </text:span>姆拜尼馬拉馬笑著問記者。<text:span text:style-name="T5"><text:s/><text:line-break/><text:line-break/></text:span>隨後，他又補充，<text:span text:style-name="T5">“</text:span>就算沒有高中畢業，也知道這一點。<text:span text:style-name="T5">” <text:line-break/><text:line-break/></text:span>報導稱，姆拜尼馬拉馬認為，莫里森的談判方式就是使用高壓手段，這位澳大利亞總理試圖迫使其他領導人都同意澳大利亞的觀點。<text:span text:style-name="T5"><text:s/><text:line-break/><text:line-break/></text:span>姆拜尼馬拉馬對莫里森的不滿甚至轉移到了自己曾經支持的澳大利亞球隊身上。《衛報》援引拜尼馬拉馬的話說，與莫里森的互動讓他非常憤怒，儘管自己<text:span text:style-name="T5">“</text:span>從很早以前就是小袋鼠隊<text:span text:style-name="T5">(Wallabies</text:span>，澳大利亞球隊<text:span text:style-name="T5">)</text:span>的球迷<text:span text:style-name="T5">”</text:span>，但周六<text:span text:style-name="T5">( 17</text:span>日<text:span text:style-name="T5">)</text:span>看貝勒蒂斯羅杯橄欖球賽<text:span text:style-name="T5">(Bledisloe Cup)</text:span>時，他並不打算支持這支澳大利亞球隊，而會選擇為另一支隊伍<text:span text:style-name="T5">“</text:span>全黑隊<text:span text:style-name="T5">”(All black</text:span>，新西蘭球隊<text:span text:style-name="T5">)</text:span>加油助威。<text:span text:style-name="T5"><text:s/><text:line-break/><text:line-break/></text:span>為期<text:span text:style-name="T5">4</text:span>天的第<text:span text:style-name="T5">50</text:span>屆太平洋島國論壇領導人會議<text:span text:style-name="T5">16</text:span>日閉幕，本屆會議的主題是<text:span text:style-name="T5">“</text:span>確保我們在太平洋的未來<text:span text:style-name="T5">”</text:span>，與會者著重就氣候變化、經濟發展、海事安全及海洋污染等議題展開討論。太平洋島國論壇成立於<text:span text:style-name="T5">1971</text:span>年，是南太平洋國家政府間加強區域合作、協調對外政策的區域合作組織，其成員包括澳大利亞、新西蘭、巴布亞新幾內亞、瓦努阿圖等，論壇領導人會議每年舉行一次。</text:p>
      <text:p text:style-name="P4"><text:span text:style-name="T3">鄭豐遠</text:span><text:s/>  |  2019.08.17 17:20   |   <text:a xlink:type="simple" xlink:href="http://palinfo.habago.org/Entry?Command=Information_PrintForum&amp;iPage=1#FORUM37796"><text:span text:style-name="T4">#</text:span></text:a></text:p>
      <text:p text:style-name="P5"><text:span text:style-name="T5">https://www.youtube.com/watch?v=0bhQNtoiI08 <text:line-break/><text:line-break/></text:span>上面這個影片是最新一期的<text:span text:style-name="T5">"</text:span>這就是中國<text:span text:style-name="T5">"</text:span>節目，這期講得很好，講顏色革命，講美國的影子政府，軍工及華爾街集團及長年來的顛覆作為，全是些我現在看來很基本的常識。貼這些別無他意，我也不是這節目的迷<text:span text:style-name="T5"><text:s/>(</text:span>每週被強迫跟著收看<text:span text:style-name="T5">)</text:span>，但對許多腦袋還鬧水災的人<text:span text:style-name="T5"><text:s/>(</text:span>包括過去的我自己<text:span text:style-name="T5">)</text:span>，這些節目還是很有價值的。很多精神養份或知識是這樣，就和維生素一樣，當你缺乏時是很要命的，能得到點補充就彷彿天降甘霖，能讓你從一個奄奄一息的病人漸漸回復健康，等你吸收了足夠的養份後，它的有無就不痛不養了，你對它們再也不感到驚奇或急迫。</text:p>
      <text:p text:style-name="P4"><text:span text:style-name="T3">葉小慧</text:span><text:s/>  |  2019.08.17 12:13   |   <text:a xlink:type="simple" xlink:href="http://palinfo.habago.org/Entry?Command=Information_PrintForum&amp;iPage=1#FORUM37795"><text:span text:style-name="T4">#</text:span></text:a></text:p>
      <text:p text:style-name="P6">我的留言所謂<text:span text:style-name="T5">99%</text:span>有誤，所以把之前陳醫師的文貼出，藉以比對。<text:span text:style-name="T5"><text:s/><text:line-break/><text:line-break/></text:span>小慧<text:span text:style-name="T5"><text:s/><text:line-break/>---- <text:line-break/></text:span>（陳真<text:span text:style-name="T5"><text:s/>&amp;;#124; 2015.11.12 13:28 &amp;;#124; #</text:span>）<text:span text:style-name="T5"><text:s/><text:line-break/><text:line-break/></text:span>黨外時，如果有人跟我說，你拋頭顱灑熱血所從事的所謂民主運動及台獨運動，背後其實是美國在操盤，民主為名，台獨為實，旨在反中，旨在確保兩岸的持續敵對與分離，如果當時有人跟我這麼說，我是不會信的。這麼簡單的一個事實，而我居然在十多年之後，來到海外，才終於恍然大悟，明白自己過去的單純<text:span text:style-name="T5"><text:s/>(</text:span>或說愚蠢<text:span text:style-name="T5">)</text:span>，若要說不後悔不自責是騙人的。付出青春血淚，乃至家破人亡，到頭來卻發現，原來這一切只是某種龐大政治操作的一著棋；你的犧牲與努力，只是造就無數齷齪文人與政客，對社會大眾卻反而造成傷害。單純的個人善意，反倒成為一種邪惡的工具。我常想，我是不是應該<text:span text:style-name="T5">(</text:span>像達賴的哥哥那樣<text:span text:style-name="T5">)</text:span>也來寫個懺悔錄或現形記，給可悲歷史再添一筆。<text:span text:style-name="T5"><text:s/><text:line-break/><text:line-break/></text:span>在英國十年，在西方的各種反戰運動或社會運動中，除了我和學姐外，很少有華人<text:span text:style-name="T5"><text:s/>(</text:span>更沒有台灣人<text:span text:style-name="T5">)</text:span>，因此經常顯得目標顯著。每當有西方人走近想問我問題，我差不多就能預知他打算問我些什麼了，不外就是問我為何台灣如此心甘情願充當美國走狗。曾經有個支持反戰的英國女生，從我嘴裏聽到我對中共的批評，驚訝地對著蒼天一連大聲吶喊了<text:span text:style-name="T5"><text:s/>why</text:span>？<text:span text:style-name="T5">why</text:span>？<text:span text:style-name="T5">why</text:span>？三個<text:span text:style-name="T5"><text:s/>why</text:span>字，彷彿我的愚蠢讓她心碎了似的。一開始，我不太能理解，為何西方反戰人士總是支持中國，甚至往往對之充滿好感。後來我逐漸明白並且相信也許他們才是對的，至少，在相對意義上來說，美國<text:span text:style-name="T5"><text:s/>vs.</text:span>中國，一善一惡，對比極為明顯。你當然不需要二擇一，但你沒有理由只見中國之秋毫，卻不見美國之輿薪。<text:span text:style-name="T5"><text:s/><text:line-break/><text:line-break/></text:span>當然，<text:span text:style-name="T5">"</text:span>挺中抗美<text:span text:style-name="T5">" </text:span>這樣一種認知與聲音，在西方世界依然是極少數，整個話語權仍然完全掌握在西方媒體手裏，翻雲覆雨，任意顛倒黑白。<text:span text:style-name="T5"><text:s/><text:line-break/><text:line-break/></text:span>應該差不多是<text:span text:style-name="T5">1998</text:span>年吧，剛到英國的頭兩年，有個英國老師在課堂上稱讚美國發動第一次波斯灣戰爭、修理海珊云云。我表示異議，發言反駁，他很驚訝，立即很智障卻自以為幽默地告訴全班同學說我一定是每天閱讀海珊發行的<text:span text:style-name="T5"><text:s/>"</text:span>伊拉克日報<text:span text:style-name="T5">"</text:span>，被海珊騙了。這樣一種智障的聲音，始終才是所謂<text:span text:style-name="T5"><text:s/>"</text:span>輿論<text:span text:style-name="T5">" </text:span>主流。這世界其實就像個大電視，<text:span text:style-name="T5">"</text:span>電視<text:span text:style-name="T5">" </text:span>告訴世人世界長什麼樣，它就長什麼樣，很少人能逃脫這樣一種鋪天蓋地、無孔不入、無日無之的洗腦。<text:span text:style-name="T5"><text:s/><text:line-break/><text:line-break/></text:span>最近不是有個<text:span text:style-name="T5"><text:s/>BBC </text:span>的白癡女記者叫<text:span text:style-name="T5"><text:s/>Laura Kuenssberg</text:span>嗎<text:span text:style-name="T5"><text:s/>(</text:span>照片在此：<text:span text:style-name="T5">http://www.storm.mg/article/69924)</text:span>，在歡迎習近平訪英的記者會上，非常傲慢地質問英國首相卡麥隆說：「如果你是昨天剛失業的鋼鐵業員工，看見中國主席乘坐皇家馬車前往白廳，你做何感想？為了促進我們與中國的商貿利益，這是值得的嗎？」類似這類沒有大腦的蠢話，卻是這個世界的主流<text:span text:style-name="T5"><text:s/>"</text:span>輿論<text:span text:style-name="T5">"</text:span>。這種蠢話如果說得通，這種大帽子如果能成立，豈不是可以套用在所有國家所有社會的所有事物上。這樣一個毫無認知能力的蠢蛋，卻以擔任記者維生，你自然能想像她會寫出何種品質的所謂報導。<text:span text:style-name="T5"><text:s/><text:line-break/><text:line-break/></text:span>這個女記者罵完英國首相還不夠，接著就去罵習近平，罵說：「你為什麼會認為英國大眾會樂於跟中國這樣一個不民主、不透明、且人權紀錄極差的國家有更密切的商業往來？」看了這一幕，聽到這樣一種蠢話，你也只能無語問蒼天，畢竟蠢話不管多麼蠢，不管多麼違反基本事實，一旦透過綿綿密密無日無之的洗腦，成為一種主流論述，它便會以這樣一種<text:span text:style-name="T5"><text:s/>"</text:span>蠢者無敵<text:span text:style-name="T5">" </text:span>的大無畏傲慢姿態展現，就好像那個嘲笑說我一定每天閱讀伊拉克日報的老師那樣。我相信他們的真心，相信他們的善意，但真心善意仍然還是需要大腦與基本理性做支撐，愚蠢話語並不會因為出發點之良善而成為智慧；謠言也不會因為訴說者之真心相信而成為事實。<text:span text:style-name="T5"><text:s/><text:line-break/><text:line-break/></text:span>中國崛起以來，不曾侵略它國，不曾派出一兵一卒，不曾發射一彈一炮，所謂影響力之擴張，無非就是提供各國經援，協助開發民生設施，鑿井開路，建水庫設電廠，方便以後大家互相往來做生意。然而，英國和美國卻不是這樣，半個多世紀來，不斷在世界各地燒殺擄掠殺害數千萬生命。惡行不奇怪，奇怪的是：人們居然完全看不見血流成河，卻能看見一點皮毛之傷，並且為之<text:span text:style-name="T5"><text:s/>"</text:span>義憤填膺<text:span text:style-name="T5">"</text:span>？<text:span text:style-name="T5"><text:s/><text:line-break/><text:line-break/></text:span>對於這位女記者的智障質問，習近平回答得蠻好，於我心有戚戚焉。他說：跟其他國家一樣，中國也很重視人權議題，但中方堅持結合「人權的普遍性原則和中國的實際情況」，採取一條「適合中國國情的人權發展道路」。習近平並表示，中國已準備好與英國及其他國家共同合作，面對人權議題，「人權保障沒有最好，只有更好，任何國家都需要不斷加強及改進人權工作。」<text:span text:style-name="T5"><text:s/><text:line-break/><text:line-break/></text:span>今年四月，過去長期擔任達賴特使的達賴的哥哥嘉樂頓珠，出版了回憶錄<text:span text:style-name="T5"><text:s/>"The Untold Story of My Struggle for Tibet"</text:span>。嘉樂頓珠說，他<text:span text:style-name="T5"><text:s/>"</text:span>一生中最大的悔恨<text:span text:style-name="T5">" </text:span>就是跟美國中情局合作，接受來自中情局的各種援助及代為訓練西藏武裝人員與游擊隊。中情局為藏人設立的武裝訓練基地，最初選在印巴邊境附近，後來轉移到尼泊爾木斯塘及美國科羅拉多等地；接受訓練後的大批西藏武裝份子，透過美國的協助，潛入西藏發動攻擊，並且從中奪取中共一些重要情報給美國。<text:span text:style-name="T5"><text:s/><text:line-break/><text:line-break/></text:span>多年之後，嘉樂頓珠才知道自己上當，並且自認因此錯失西藏問題和平解決的最佳時機。他說，美國事實上不但絲毫無意於減緩西藏與中國之間的緊張關係，反倒盡力擴大之，目的無非就是要藉此傷害中國。嘉樂頓珠說，問題是，傷害了中國的同時，也傷害了西藏；唯一獲利的是從中翻雲覆雨的美國。嘉樂頓珠還強調，美國提供給藏人的各種武器從來都不是美國製，他認為這是因為美國不願留下任何暗中協助藏人進行武裝組織與攻擊的證據。<text:span text:style-name="T5"><text:s/><text:line-break/><text:line-break/></text:span>對於這整個經過，達賴的哥哥嘉樂頓珠是這麼說的：<text:span text:style-name="T5"><text:s/><text:line-break/><text:line-break/>“</text:span>終我一生，只有一件可堪悔恨之事：那就是與中情局發生關聯。最初，我真的相信，美國人想要幫助我們為獨立而戰，最後我意識到，事情並非如此單純，這只是我的一廂情願。中情局的目標從來都不是西藏獨立，事實上，我不認為美國真的想施以援手，他們只是想引起衝突，用西藏人來製造中國和印度之間的誤解與不和。最終他們成功了，<text:span text:style-name="T5">1962</text:span>年的中印邊境戰爭就是一場悲劇。<text:span text:style-name="T5">” <text:line-break/><text:line-break/>“</text:span>我們與中情局的合作，惹惱了中國人，給了他們進行大規模鎮壓的藉口。結果是，數萬西藏人因此而死。<text:span text:style-name="T5">”“</text:span>我與美國中情局的關係，沈甸甸地壓在我心上，我已經保持了幾十年的沈默，但是現在我必須說出真相。我們與中情局的合作是錯誤的。我們不應當收取中情局的援助。如果我們不與中情局合作，如果我們不貪圖中情局所給予的那些極為有限的好處，中共就沒有藉口殺掉那麽多西藏人。我們與中情局的合作，導致了那麽多無辜者的死亡。他們殺死的不僅是我們的人民，同時也試圖扼殺我們的文化。我與中情局一起完成的那些事，促成了西藏文化的徹底毀滅。這給我帶來了巨大痛苦，在許多年裏使我備受困擾。我不能忘卻這一切，我是有罪的。這是我一生最大的悔恨。<text:span text:style-name="T5">" <text:line-break/><text:line-break/></text:span>美國的這類作為，不斷反覆施行至今，在世界各地以所謂民主自由及人權為藉口，盡一切力量挑起血腥動亂與衝突，藉以顛覆、攻擊乃至入侵與佔領所有不聽話或敵對的各國政權；方法之一就是藉著提供經援與武器給所謂反對勢力，藉以挑起各種抗爭與動亂，從中坐收漁利。毫無疑問，今天要不是中共國力強大，整個大陸早已成為伊拉克及阿富汗那般的血腥人間煉獄，八國聯軍及軍閥割據和大饑荒等等恐怖歷史，老早重演。<text:span text:style-name="T5"><text:s/><text:line-break/><text:line-break/></text:span>我常想，今天我若是中共領導人，面對這樣一個無惡不作、無所不用其極、信奉極端暴力與恐怖主義的美國政府，用盡一切手段想在中國製造動亂與分裂，我有可能不實施某種鎮壓或管制嗎？恐怕不可能。除非我想讓整個中國十幾億人民陷於水火、墮入猶如伊拉克、敘利亞、利比亞及阿富汗等等等等等那樣一種永不見天日的人間煉獄。這就好像當美國以大量金錢和各種先進武器支援敘利亞所謂熱愛自由與民主的武裝勢力，四處在敘利亞製造動亂時，你做為一個敘利亞領導人，有可能啥事也不做而任其四處破壞、任其壯大嗎？<text:span text:style-name="T5"><text:s/><text:line-break/><text:line-break/></text:span>時至今日，應該不會再有人稱讚美國發動侵略伊拉克戰爭了吧？應該也不會有人相信什麼海珊擁有大規模毀滅武器準備毀滅人類的鬼話。而且恰恰相反，這幾年來許多機密文件紛紛清楚地顯示：美國不但不是因為<text:span text:style-name="T5"><text:s/>"</text:span>懷疑<text:span text:style-name="T5">" </text:span>海珊<text:span text:style-name="T5"><text:s/>"</text:span>可能擁有<text:span text:style-name="T5">" </text:span>大規模毀滅武器而入侵伊拉克，而是因為美國<text:span text:style-name="T5"><text:s/>"</text:span>確切知道<text:span text:style-name="T5">" </text:span>海珊根本沒有任何大規模毀滅武器，所以才肆無忌憚地派出地面部隊入侵佔領伊拉克。<text:span text:style-name="T5"><text:s/><text:line-break/><text:line-break/></text:span>邪惡之事，總是出之以冠冕堂皇光鮮亮麗之名。例如，隨手舉個例好了。美國從事這一切齷齪勾當的偉大說詞之一就是透過所謂民主輸出與人權輸出。美國有個<text:span text:style-name="T5"><text:s/>"</text:span>假民營真官方<text:span text:style-name="T5">" </text:span>的所謂人權機構就叫做<text:span text:style-name="T5"><text:s/>"</text:span>美國國家民主輸出基金會<text:span text:style-name="T5">" (National Endowment for Democracy</text:span>，縮寫：<text:span text:style-name="T5">NED</text:span>，一般翻譯做美國民主基金會<text:span text:style-name="T5">)</text:span>，它是美國中情局底下一個負責顛覆與攻擊敵對政權或製造各種所謂<text:span text:style-name="T5"><text:s/>"</text:span>民主抗爭<text:span text:style-name="T5">" </text:span>的經援單位。在兩岸三地方面，凡是反中反華者，都是他們所要表揚與鉅額金錢贊助的對象，包括法輪功及王丹等一票所謂民運人士，獎勵他們繼續打擊中國，捍衛所謂民主自由。台灣方面，扁嫂吳淑珍也曾經是美國民主基金會<text:span text:style-name="T5">2002</text:span>年的獲獎者，獎勵她對所謂民主與人權所做出的巨大貢獻。<text:span text:style-name="T5"><text:s/><text:line-break/><text:line-break/></text:span>前一陣子，由屠圖、華勒沙和達賴以及那位強烈支持以色列、布希還曾在書中表揚說是因為受到他的鼓動與催促因此才決定發動伊拉克戰爭的<text:span text:style-name="T5"><text:s/>Elie Wiesel</text:span>等<text:span text:style-name="T5">12</text:span>名諾貝爾和平獎得主領軍，針對習近平的出訪各國，聯名發表一封給歐巴馬的公開信。這些在政治上向來一點都不清純卻總是故做清純中立狀的和平獎得主，在信裏熱切地央請歐巴馬，懇請他做為同樣是諾貝爾和平獎得主，做為一個捍衛人權與民主的世界領袖，務必義無反顧地出面譴責習近平，務必發起緊急救援，要求釋放<text:span text:style-name="T5"><text:s/>(</text:span>只不過被判幾年徒刑的<text:span text:style-name="T5">) </text:span>劉曉波，否則中國將會以為他們可以繼續傷害人權而不會受到世人制裁。信件大意如此，非常無恥。<text:span text:style-name="T5"><text:s/><text:line-break/><text:line-break/></text:span>西方媒體毫無例外地一致刊登了這條<text:span text:style-name="T5"><text:s/>"</text:span>大<text:span text:style-name="T5">" </text:span>新聞。起初看到這新聞時，我原本以為這些什麼碗糕和平獎得主只是腦袋不清，心眼並不壞。<text:span text:style-name="T5">(</text:span>可是，這些人，長期參與政治如此之深，有可能<text:span text:style-name="T5"><text:s/>"</text:span>單純<text:span text:style-name="T5">" </text:span>得像個三歲小孩嗎？<text:span text:style-name="T5">) </text:span>後來看到運作發起這封聯名公開信的所謂<text:span text:style-name="T5"><text:s/>"</text:span>人權團體<text:span text:style-name="T5">"</text:span>叫做<text:span text:style-name="T5"><text:s/>Freedom Now</text:span>，我才知道這不但不是腦袋不清，而是老謀深算、心機極深的一種政治動作。<text:span text:style-name="T5"><text:s/><text:line-break/><text:line-break/></text:span>這些事，說來滿紙污穢，實在很不想談。政治之陰暗複雜，難以三言兩語說清。<text:span text:style-name="T5"><text:s/><text:line-break/><text:line-break/></text:span>還記得發生在去年奈及利亞的博科聖地<text:span text:style-name="T5"><text:s/>(Boko Haram) </text:span>綁架事件嗎？數百名女學生被武裝份子衝入校園抓走，充當性奴隸販賣。面對選舉，奈及利亞總統<text:span text:style-name="T5">Goodluck Jonathan</text:span>為了改善形象，竟然偷偷摸摸和美國華盛頓一家公關公司叫做<text:span text:style-name="T5"><text:s/>Levick </text:span>以及一家提供法律服務的所謂<text:span text:style-name="T5"><text:s/>"</text:span>人權公司<text:span text:style-name="T5">" </text:span>叫做<text:span text:style-name="T5">Perseus Strategies</text:span>，簽下大約四千多萬台幣的合約；合約內容表明將協助奈及利亞政府<text:span text:style-name="T5"><text:s/>"</text:span>在國際與國內媒體上，改變對其不利的論述<text:span text:style-name="T5">"</text:span>，同時<text:span text:style-name="T5"><text:s/>"</text:span>促進其政府運作之民主與透明<text:span text:style-name="T5">"</text:span>。<text:span text:style-name="T5"><text:s/><text:line-break/><text:line-break/></text:span>這是不是很好笑，我偷偷摸摸花大錢買通公關公司，請他幫我在國內外媒體塑造美好形象，消除對我不利之輿論，幫我的政府變得更透明更民主。<text:span text:style-name="T5"><text:s/><text:line-break/><text:line-break/>Perseus Strategies </text:span>的老闆是誰呢，是歐巴馬的一個金主叫做<text:span text:style-name="T5">Jared Genser</text:span>，<text:span text:style-name="T5">Jared Genser</text:span>是誰呢？就是所謂人權組織<text:span text:style-name="T5">Freedom Now</text:span>的創辦者，也就是這次這<text:span text:style-name="T5">12</text:span>位諾貝爾和平獎得主砲轟習近平的聯名信的策畫人。這位<text:span text:style-name="T5"><text:s/>Jared Genser</text:span>很有生意頭腦，他以及他的所謂人權組織向來毫不諱言地表明，聲援所謂政治犯必須具有高度附加價值，能見度要夠，殺傷力要大，好處要多；劉曉波及翁山蘇姬等人，就是在這樣一種<text:span text:style-name="T5"><text:s/>"</text:span>具有高度附加價值<text:span text:style-name="T5">" </text:span>的思維下所挑選出來的聲援對象。所謂人權、民主與自由等等，背後目的不外就是政治鬥爭與利益；而且，連人權都能搞成一種投資，搞成一家國際大公司來經營，真是不簡單。<text:span text:style-name="T5"><text:s/><text:line-break/><text:line-break/></text:span>我只是要說，政治之複雜與陰暗，遠遠不是媒體或政客及其一票走狗與幫凶們所呈現的那樣冠冕堂皇，光鮮亮麗。平常生活中詐騙集團的騙術往往日新月異，推陳出新，令人防不勝防；不過只是為了一點蠅頭小利，人家詐騙集團尚且如此用心複雜，更何況是具有億億萬萬倍暴利的政治事務與權力。掛的全是漂亮羊頭，賣的卻是狗肉。<text:span text:style-name="T5"><text:s/><text:line-break/><text:line-break/></text:span>還記得英國真實世界的<text:span text:style-name="T5">007-- "</text:span>睹注之刀<text:span text:style-name="T5">" (Stakeknife)</text:span>嗎？<text:span text:style-name="T5"><text:s/></text:span>本名叫<text:span text:style-name="T5"><text:s/>Freddie Scappaticci </text:span>，十多年前我曾寫過幾篇文字談他。在他的真實身份曝光之前，二、三十年來，此人一直被英國政府廣為描繪成殺人魔頭，所謂恐怖組織<text:span text:style-name="T5"><text:s/>"</text:span>愛爾蘭共和軍<text:span text:style-name="T5">" (IRA)</text:span>的軍事首領，曾經一手策畫英國境內半數以上的恐怖攻擊事件，至少四十幾名英國警察和士兵遭其殺害，數百人傷殘。後來，因為英國情治單位內部發生私人爭執，有人憤而報復，他的真實身份才被揭穿，原來他是英國在<text:span text:style-name="T5">IRA</text:span>臥底的情治人員，足足臥底了<text:span text:style-name="T5">25</text:span>年，代號就叫做賭注之刀，在英國政府的允許下，策畫無數恐怖攻擊事件，也因為表現如此<text:span text:style-name="T5"><text:s/>"</text:span>優異<text:span text:style-name="T5">"</text:span>，戰功彪炳，一路攀昇到<text:span text:style-name="T5">IRA</text:span>的領導階層。<text:span text:style-name="T5"><text:s/><text:line-break/><text:line-break/></text:span>我對政治真是很無言，知一百，知一萬，卻僅能說其一。我若有一絲寫小說的衝動，其實不需要什麼想像力，只要稍微就地取材，恐怕就能寫出不可思議的爾虞我詐與物慾橫流。遠的不說，光從島內一片綠油油的政治勢力幾乎無日無之的各種無恥陰暗作為，就能看見一種普及於世、擅於操弄的政治文化。島內如此，島外亦然。政治之陰暗與複雜，實難想像，但卻往往以天使般、救世主般的清新理想主義者形象出現。<text:span text:style-name="T5"><text:s/><text:line-break/><text:line-break/></text:span>比方說，上述這位所謂人權組織<text:span text:style-name="T5"><text:s/>"Freedom Now" </text:span>的創辦人<text:span text:style-name="T5"><text:s/>Jared Genser</text:span>，在美國政界相當具有影響力，他在<text:span text:style-name="T5">2011</text:span>年更是大力鼓吹軍事侵略利比亞，原因當然又說是為了人權，為了民主自由。被強迫<text:span text:style-name="T5"><text:s/>"</text:span>民主輸入<text:span text:style-name="T5">" </text:span>的利比亞，如今就跟伊拉克、阿富汗及敘利亞一樣，陷入恐怖內戰，屍橫遍野，宛如人間煉獄。<text:span text:style-name="T5"><text:s/><text:line-break/><text:line-break/></text:span>寫這麼多，你會憤怒嗎？我看不會。會憤怒的人請舉手。我看鳳毛鱗角，少之又少。憤怒猶不可得，更不用說因此捨身奉獻。<text:span text:style-name="T5"><text:s/><text:line-break/><text:line-break/></text:span>紀伯倫曾如此說道：<text:span text:style-name="T5"><text:s/><text:line-break/><text:line-break/>"</text:span>就像一片孤葉，不會未經整棵大樹的默許就枯黃；為惡者胡作非為的背後，並非沒有眾人潛藏的允諾。<text:span text:style-name="T5">" <text:line-break/><text:line-break/></text:span>說穿了，我們都是幫凶。當然我也是，差別也許只是在於我可能稍微比一般人有點病識感，知道自己是幫凶。常覺得這樣活著很窩囊，很不應該，但我該怎麼活才像樣？</text:p>
      <text:p text:style-name="P4"><text:span text:style-name="T3">葉小慧</text:span><text:s/>  |  2019.08.17 11:26   |   <text:a xlink:type="simple" xlink:href="http://palinfo.habago.org/Entry?Command=Information_PrintForum&amp;iPage=1#FORUM37794"><text:span text:style-name="T4">#</text:span></text:a></text:p>
      <text:p text:style-name="P11"><text:span text:style-name="T3">懷軒</text:span>, <text:line-break/><text:line-break/><text:span text:style-name="T3">你沒看錯，不過該流傳文章僅掐一些頭尾，基本</text:span>99%<text:span text:style-name="T3">都是陳醫師所寫，寫於</text:span><text:s/>2015.11.12 13:28 &amp;;#124; <text:span text:style-name="T3">。</text:span><text:s/><text:line-break/><text:line-break/><text:span text:style-name="T3">小慧</text:span></text:p>
      <text:p text:style-name="P4"><text:span text:style-name="T3">懷軒</text:span><text:s/>  |  2019.08.17 05:11   |   <text:a xlink:type="simple" xlink:href="http://palinfo.habago.org/Entry?Command=Information_PrintForum&amp;iPage=2#FORUM37793"><text:span text:style-name="T4">#</text:span></text:a></text:p>
      <text:p text:style-name="P5">我看見范光棣老師貼了一位名叫張文奎的人寫的文章，關於西藏。但我發現前面一大部份是陳真寫過的文章複製貼上，但我找了<text:span text:style-name="T5">60</text:span>多頁留言板上的內容，還沒找到陳真寫的那篇留言。<text:span text:style-name="T5"><text:s/><text:line-break/><text:line-break/></text:span>從「美國的這類作為<text:span text:style-name="T5">...</text:span>」開始，那五大段都是陳真寫的文字，我應該沒有看錯吧？我已經留言向這位仁兄提出抗議了。<text:span text:style-name="T5"><text:s/><text:line-break/><text:line-break/></text:span>懷軒<text:span text:style-name="T5"><text:s/><text:line-break/><text:line-break/></text:span>全文如下：<text:span text:style-name="T5"><text:s/><text:line-break/><text:line-break/></text:span>達賴二哥嘉樂頓珠親筆寫懺悔回憶錄：<text:span text:style-name="T5"><text:s/><text:line-break/><text:line-break/></text:span>《我一生最大錯誤就是與美國中情局同流合污》<text:span text:style-name="T5"><text:s/><text:line-break/><text:line-break/>——</text:span>美國一心只想借藏獨勢力顛覆分裂中國！<text:span text:style-name="T5"><text:s/><text:line-break/><text:line-break/></text:span>時間證明一切！達賴二哥嘉樂頓珠親筆寫懺悔回憶錄：《我一生最大錯誤就是與美國中情局同流合污》，美國一心只想借藏獨勢力顛覆分裂中國！<text:span text:style-name="T5"><text:s/><text:line-break/><text:line-break/>2015</text:span>年四月，過去長期擔任達賴特使的達賴的哥哥嘉樂頓珠，出版了回憶錄<text:span text:style-name="T5"><text:s/></text:span>「<text:span text:style-name="T5">The Untold Story of My Struggle for Tibet"</text:span>。嘉樂頓珠說，他<text:span text:style-name="T5"><text:s/></text:span>「一生中最大的悔恨<text:span text:style-name="T5">" </text:span>就是跟美國中情局合作，接受來自中情局的各種援助及代為訓練西藏武裝人員與游擊隊。中情局為藏人設立的武裝訓練基地，最初選在印巴邊境附近，後來轉移到尼<text:span text:style-name="T5"><text:s/></text:span>泊爾木斯塘及美國科羅拉多等地；接受訓練後的大批西藏武裝份子，透過美國的協助，潛入西藏發動攻擊，並且從中奪取中共一些重要情報給美國。<text:span text:style-name="T5"><text:s/><text:line-break/><text:line-break/></text:span>多年之後，嘉樂頓珠才知道自己上當，並且自認因此錯失西藏問題和平解決的最佳時機。他說，美國事實上不但絲毫無意於減緩西藏與中國之間的緊張關係，<text:span text:style-name="T5"><text:s/></text:span>反倒盡力擴大之，目的無非就是要藉此傷害中國。嘉樂頓珠說，問題是，傷害了中國的同時，也傷害了西藏；唯一獲利的是從中翻雲覆雨的美國。嘉樂頓珠還強調，<text:span text:style-name="T5"><text:s/></text:span>美國提供給藏人的各種武器從來都不是美國製，他認為這是因為美國不願留下任何暗中協助藏人進行武裝組織與攻擊的證據。<text:span text:style-name="T5"><text:s/><text:line-break/><text:line-break/></text:span>對於這整個經過，達賴的哥哥嘉樂頓珠是這麼說的：「終我一生，只有一件可堪悔恨之事：那就是與中情局發生關聯。最初，我真的相信，美國人想要幫助我們為獨立而戰，最後我意識到，事情並非如此單純，這只是我的一廂情願。中情局的目標從來都不是西藏獨立，事實上，我不認為美國真的想施以援手，他們只是想引起衝突，用西藏人來製造中國和印度之間的誤解與不和。<text:span text:style-name="T5"><text:s/></text:span>最終他們成功了，<text:span text:style-name="T5">1962</text:span>年的中印邊境戰爭就是一場悲劇。」<text:span text:style-name="T5"><text:s/><text:line-break/><text:line-break/></text:span>「我們與中情局的合作，惹惱了中國人，給了他們進行大規模鎮壓的藉口。結果是，數萬西藏人因此而死。」「我與美國中情局的關係，沈甸甸地壓在我心<text:span text:style-name="T5"><text:s/></text:span>上，我已<text:span text:style-name="T5"><text:s/></text:span>經保持了幾十年的沈默，但是現在我必須說出真相。我們與中情局的合作是錯誤的。我們不應當收取中情局的援助。如果我們不與中情局合作，如果我們不貪圖中情<text:span text:style-name="T5"><text:s/></text:span>局所給予的那些極為有限的好處，中共就沒有藉口殺掉那麽多西藏人。我們與中情局的合作，導致了那麽多無辜者的死亡。他們殺死的不僅是我們的人民，同時也試<text:span text:style-name="T5"><text:s/></text:span>圖扼殺我們的文化。我與中情局一起完成的那些事，促成了西藏文化的徹底毀滅。這給我帶來了巨大痛苦，在許多年裏使我備受困擾。我不能忘卻這一切，我是有罪<text:span text:style-name="T5"><text:s/></text:span>的。這是我一生最大的悔恨。<text:span text:style-name="T5">" <text:line-break/><text:line-break/></text:span>美國的這類作為，不斷反覆施行至今，在世界各地以所謂民主自由及人權為藉口，盡一切力量挑起血腥動亂與衝突，藉以顛覆、攻擊乃至入侵與佔領所有不聽<text:span text:style-name="T5"><text:s/></text:span>話或敵對的各國政權；方法之一就是藉著提供經援與武器給所謂反對勢力，藉以挑起各種抗爭與動亂，從中坐收漁利。毫無疑問，今天要不是中共國力強大，整個大<text:span text:style-name="T5"><text:s/></text:span>陸早已成為伊拉克及阿富汗那般的血腥人間煉獄，八國聯軍及軍閥割據和大饑荒等等恐怖歷史，老早重演。<text:span text:style-name="T5"><text:s/><text:line-break/><text:line-break/></text:span>我常想，今天我若是中共領導人，面對這樣一個無惡不作、無所不用其極、信奉極端暴力與恐怖主義的美國政府，用盡一切手段想在中國製造動亂與分裂，我<text:span text:style-name="T5"><text:s/></text:span>有可能不實施某種鎮壓或管制嗎？恐怕不可能。除非我想讓整個中國十幾億人民陷於水火、墮入猶如伊拉克、敘利亞、利比亞及阿富汗等等等等等那樣一種永不見天<text:span text:style-name="T5"><text:s/></text:span>日的人間煉獄。<text:span text:style-name="T5"><text:s/><text:line-break/><text:line-break/></text:span>時至今日，應該不會再有人稱讚美國發動侵略伊拉克戰爭了吧？應該也不會有人相信什麼海珊擁有大規模毀滅武器準備毀滅人類的鬼話。而且恰恰相反，這幾年來許多機密文件紛紛清楚地顯示：美國不但不是因為<text:span text:style-name="T5"><text:s/></text:span>「懷疑<text:span text:style-name="T5">" </text:span>海珊<text:span text:style-name="T5"><text:s/></text:span>「可能擁有<text:span text:style-name="T5">" </text:span>大規模毀滅武器而入侵伊拉克，而是因為美國<text:span text:style-name="T5"><text:s/></text:span>「確切知道<text:span text:style-name="T5">" </text:span>海珊根本沒有任何大規模毀滅武器，所以才肆無忌憚地派出地面部隊入侵佔領伊拉克。<text:span text:style-name="T5"><text:s/><text:line-break/><text:line-break/></text:span>邪惡之事，總是出之以冠冕堂皇光鮮亮麗之名。例如，隨手舉個例好了。美國從事這一切齷齪勾當的偉大說詞之一就是透過所謂民主輸出與人權輸出。美國有<text:span text:style-name="T5"><text:s/></text:span>個<text:span text:style-name="T5"><text:s/></text:span>「假民營真官方<text:span text:style-name="T5">" </text:span>的所謂人權機構就叫做<text:span text:style-name="T5"><text:s/></text:span>「美國國家民主輸出基金會<text:span text:style-name="T5">"</text:span>（<text:span text:style-name="T5">National Endowment for Democracy</text:span>，縮寫：<text:span text:style-name="T5">NED</text:span>，一般翻譯做美國民主基金會），它是美國中情局底下一個負責顛覆與攻擊敵對政權或製造各種所謂<text:span text:style-name="T5"><text:s/></text:span>「民主抗爭<text:span text:style-name="T5">" </text:span>的經援單位。在兩岸三地方面，凡是反中反華者，都是他們所要表揚與鉅額金錢贊助的對象，包括法輪功及王丹等一票所謂民運人士，獎勵他們繼續打擊中國，捍衛<text:span text:style-name="T5"><text:s/></text:span>所謂民主自由。台灣方面，扁嫂吳淑珍也曾經是美國民主基金會<text:span text:style-name="T5">2002</text:span>年的獲獎者，獎勵她對所謂民主與人權所做出的巨大貢獻。<text:span text:style-name="T5"><text:s/><text:line-break/><text:line-break/></text:span>反觀中國崛起以來，從不曾侵略它國，不曾派出一兵一卒，不曾發射一彈一炮，所謂影響力之擴張，無非就是提供各國經援，協助開發民生設施，鑿井開路，建水庫<text:span text:style-name="T5"><text:s/></text:span>設電廠，方便以後大家互相往來做生意。然而，英國和美國卻不是這樣，半個多世紀來，不斷在世界各地燒殺擄掠殺害數千萬生命。惡行不奇怪，奇怪的是：人們居<text:span text:style-name="T5"><text:s/></text:span>然完全看不見血流成河，卻能看見一點皮毛之傷，並且為之<text:span text:style-name="T5"><text:s/></text:span>「義憤填膺<text:span text:style-name="T5">"</text:span>？明明中國是一善，美國是一惡；偏偏世人善惡顛倒、是非不分；對滿手血腥的美國歌功頌德，對從不侵犯他國的中國卻極盡污衊抹黑之能事。<text:span text:style-name="T5"><text:s/><text:line-break/><text:line-break/></text:span>轉眼間西藏自治區已成立<text:span text:style-name="T5">50</text:span>周年，經濟社會發展取得了巨大成就。流亡境外的達賴二哥嘉樂頓珠在美國出版回憶錄，稱後悔當年與美中情局合作，台北、新德里到華盛頓都背叛了達賴，美國只是為了自己的利益挑起矛盾。<text:span text:style-name="T5"><text:s/><text:line-break/><text:line-break/></text:span>現年<text:span text:style-name="T5">87</text:span>歲的嘉樂頓珠，與約翰<text:span text:style-name="T5">·</text:span>霍普金斯大學國家關係學院教授石文安博士合作，共同撰寫了他的回憶錄：《噶倫堡的麵條商人：我為西藏奮鬥的背後不為人知的<text:span text:style-name="T5"><text:s/></text:span>故事》<text:span text:style-name="T5">(TheNoodleMakerofKalimpong:TheUntoldStoryofMyStruggleforTibet)</text:span>。該書於今年<text:span text:style-name="T5">4 </text:span>月在美國公共事務出版社出版，披露了許多不為外界所知的內幕。<text:span text:style-name="T5"><text:s/><text:line-break/><text:line-break/>16</text:span>歲被送到南京學習<text:span text:style-name="T5"><text:s/><text:line-break/><text:line-break/></text:span>嘉樂頓珠生於<text:span text:style-name="T5">1928</text:span>年，是十四世達賴喇嘛丹增嘉措的二哥，畢業於國民黨南京中央政治學校。他在回憶錄中說，十六歲被父親送到南京學習，開始接觸高層政治<text:span text:style-name="T5"><text:s/></text:span>生活。那時，蔣介石、宋美齡一有空就接他到家裡吃飯。上世紀<text:span text:style-name="T5">70</text:span>年代末到<text:span text:style-name="T5">80</text:span>年代，他曾任達賴私人代表與中央政府聯繫。此後的半個多世紀，他的名字與達賴<text:span text:style-name="T5"><text:s/></text:span>喇嘛緊緊相連。<text:span text:style-name="T5"><text:s/><text:line-break/><text:line-break/></text:span>「達賴逃亡是事先設計的」<text:span text:style-name="T5"><text:s/><text:line-break/><text:line-break/></text:span>嘉樂頓珠透露，<text:span text:style-name="T5">1950</text:span>年人民解放軍開始進軍西藏時，他悄悄地去了印度，為達賴喇嘛尋找退路。他考慮，萬一達賴喇嘛發動叛亂，必須提前設計逃亡路線。一直<text:span text:style-name="T5"><text:s/></text:span>對西藏顯示出濃厚興趣的印度無疑是最好選擇。在印度，美國中情局<text:span text:style-name="T5">(CIA)</text:span>一直與他接觸。按照他們的計劃，利用空投的方式，讓攜帶無線電與武器的藏獨分子<text:span text:style-name="T5"><text:s/></text:span>進入中國境內。在中情局的訓練下，兩名藏人成功的到達達賴身邊，並陪同他一起逃亡。在逃亡途中，他們一直使用無線電台與印度聯繫。<text:span text:style-name="T5"><text:s/><text:line-break/><text:line-break/></text:span>「一生都懊悔與美國中情局合作」<text:span text:style-name="T5"><text:s/><text:line-break/><text:line-break/>1959</text:span>年達賴喇嘛叛逃。此後三十年間，嘉樂頓珠一直遊走於美國中情局、印度情報部門和台灣蔣介石政府間。可以說，他參與了達賴方面與各種國際政治勢力的<text:span text:style-name="T5"><text:s/></text:span>周旋，也親眼看到美國對待「西藏問題」的態度，隨中美關係親疏搖擺不定。<text:span text:style-name="T5">2009</text:span>年，他接受《華爾街時報》採訪時，曾公開說：「美國人只能給中國找點麻煩<text:span text:style-name="T5"><text:s/></text:span>而已，並沒有對西藏的長久政策。達賴喇嘛從未被視為什麼角色。」在這本回憶錄的最後，他直言不諱地表示：美國只是為了自己的利益，挑起漢藏不和，並成功利<text:span text:style-name="T5"><text:s/></text:span>用此事深化與印度的誤解與混亂。他說：「與美國中情局的合作，是我一生都懊悔的事情。」<text:span text:style-name="T5"><text:s/><text:line-break/><text:line-break/></text:span>「中央領導對我很好、很客氣」<text:span text:style-name="T5"><text:s/><text:line-break/><text:line-break/></text:span>他在回憶錄中說，從上世紀<text:span text:style-name="T5">70</text:span>年代末開始，他頻繁來往於印度和香港，就是想了解中國大陸發生了什麼，在任的領導人對達賴喇嘛的態度如何。在北京受到鄧小<text:span text:style-name="T5"><text:s/></text:span>平、習仲勛、烏蘭夫等中央領導接見。鄧小平「很有胸懷」，對境外藏胞提出「愛國一家、愛國不分先後」，「來去自由、既往不咎」等政策。「習仲勛、烏蘭夫等<text:span text:style-name="T5"><text:s/></text:span>領導對我都很好，很客氣，我們之間常常交談得很愉快」。<text:span text:style-name="T5"><text:s/><text:line-break/><text:line-break/></text:span>「『流亡政府』的誤判使機會喪失」<text:span text:style-name="T5"><text:s/><text:line-break/><text:line-break/></text:span>他在回憶錄中說，中央為了表達接觸商談的誠意，提出可以讓達賴喇嘛選擇商談的時間和地點。這是中央政府的低姿態，是一個讓步。但由於某些「流亡政府」官員<text:span text:style-name="T5"><text:s/></text:span>錯誤判斷上世紀<text:span text:style-name="T5">90</text:span>年代之初中國當時的形勢，加之受印度方面的干擾，在未知會中央的情況下，單方面公布了接觸商談的時間地點。這種違反常規的做法，最終使<text:span text:style-name="T5"><text:s/></text:span>達賴喇嘛在雙方關係最為緩和的時期，喪失了一次彌足珍貴的「談判」機會。<text:span text:style-name="T5"><text:s/><text:line-break/><text:line-break/></text:span>達賴哥哥述台灣與藏獨道不同，蔣介石守住底線堅持不認同西藏獨立。<text:span text:style-name="T5"><text:s/><text:line-break/><text:line-break/></text:span>達賴喇嘛的哥哥嘉樂頓珠今年<text:span text:style-name="T5">4</text:span>月份出書詳細披露了西藏流亡政府與中共、國民黨、印度、美國的交往歷程（詳見《藏獨窮<text:span text:style-name="T5"><text:s/></text:span>途末路<text:span text:style-name="T5"><text:s/></text:span>達賴哥哥自述被美國欺騙始末》《最後靠山撒手<text:span text:style-name="T5"><text:s/></text:span>達賴喇嘛的國際棄兒煉成記》《達賴哥哥出書披露與北京談判細節》），除了痛感流亡藏人被美國印度欺騙，台灣對西藏獨立的反對也讓嘉樂頓珠印象深刻。<text:span text:style-name="T5"><text:s/><text:line-break/><text:line-break/>1959 </text:span>年<text:span text:style-name="T5">3</text:span>月<text:span text:style-name="T5">17</text:span>日夜，達賴喇嘛化裝成一名普通士兵，在「四水六崗衛教軍」簇擁下逃向印度，開始了他的流亡生涯。達賴喇嘛一直希望藉助外部的力量，如印度和美國<text:span text:style-name="T5"><text:s/></text:span>等國家的支持，最終贏得西藏獨立。但不能忽略的一點就是，達賴喇嘛並未切斷與中國各政治勢力的聯繫，其中就包括退居台灣的蔣介石。而給蔣介石和達賴喇嘛牽<text:span text:style-name="T5"><text:s/></text:span>線搭橋的「中間人」就是達賴喇嘛的哥哥嘉樂頓珠。<text:span text:style-name="T5"><text:s/><text:line-break/><text:line-break/></text:span>嘉樂頓珠和國民黨多有交集，並且與蔣介石私交頗深。<text:span text:style-name="T5">1946</text:span>年，嘉樂頓珠被選為「西藏代表<text:span text:style-name="T5"><text:s/></text:span>團代表」出席南京召開的偽國民大會，隨即進入國民黨南京中央政治學校學習。嘉樂頓珠在校期間還拿到蔣介石的獎學金補貼，並於<text:span text:style-name="T5">1948</text:span>年與其漢族女同學朱丹<text:span text:style-name="T5"><text:s/></text:span>結婚，朱丹是國民黨將軍、蒙藏委員會委員朱緩光的女兒。<text:span text:style-name="T5"><text:s/><text:line-break/><text:line-break/>1955</text:span>年，因民主改革觸動了西藏周邊地區一些藏族部落首領、商人及喇嘛的既得利<text:span text:style-name="T5"><text:s/></text:span>益，康區出現叛亂，美國和台灣當局認為機不可失，紛紛派人到印度找嘉樂頓珠。美國人希望嘉樂頓珠能聯絡「康巴游擊隊」，物色人員出國受訓，並幫助嘉樂頓珠<text:span text:style-name="T5"><text:s/></text:span>在印度噶倫堡和大吉嶺建立針對西藏的間諜情報網。而台灣駐緬甸工作站的間諜頭子張我佛則極力拉攏嘉樂頓珠「效忠黨國」，希望他能成為「心向中央」的西藏<text:span text:style-name="T5"><text:s/></text:span>「反共抗暴領袖」。<text:span text:style-name="T5"><text:s/><text:line-break/><text:line-break/>1959</text:span>年<text:span text:style-name="T5">3</text:span>月，少數分裂分子在西藏策劃了武裝叛亂。叛亂被迅速平定後，叛軍殘餘逃往印度方向，達賴也被裹挾出境。為了<text:span text:style-name="T5"><text:s/></text:span>給達賴營造有利的國際輿論環境，嘉樂頓珠四處奔走。他寫信給台灣駐聯合國代表，希望其用在聯合國的發言權和投票權幫助西藏「獨立」。然而就在拉薩叛亂被粉<text:span text:style-name="T5"><text:s/></text:span>碎幾天後，蔣介石在台灣發表「告西藏同胞書」，將「反共復國」、「五族共和」、「重建大中華民國」等作為原則，把達賴集團稱為「反共愛國」的「西藏難<text:span text:style-name="T5"><text:s/></text:span>胞」，對其「藏獨」主張卻毫無著墨。後來該文告成為國民黨各部門處理涉藏問題的最高原則。<text:span text:style-name="T5"><text:s/><text:line-break/><text:line-break/></text:span>其實，蔣介石在反對西藏獨立這一點上早就有所「苗<text:span text:style-name="T5"><text:s/></text:span>頭」。<text:span text:style-name="T5">1928</text:span>年國民政府把四川的西部和西藏東面的康部，建立為一新省，名西康省。<text:span text:style-name="T5">1929</text:span>年設立蒙藏委員會，主管蒙邊陲等少數民族集居地區行政事務。<text:span text:style-name="T5"><text:s/>1938</text:span>年<text:span text:style-name="T5">9</text:span>月<text:span text:style-name="T5">24</text:span>日，頒布喇嘛轉世辦法計<text:span text:style-name="T5">13</text:span>條，明確規定達賴喇嘛、班禪額爾德尼、哲木尊丹巴呼圖克圖暨各處向來轉世之呼圖克圖、諾門汗、班第達等圓寂<text:span text:style-name="T5"><text:s/></text:span>後，應報由該管地方最高行政機關轉報蒙藏委員會備案；轉世靈童訪獲後，報由該管地方最高行政機關轉報蒙藏委員會查核分別掣籤等等。<text:span text:style-name="T5"><text:s/><text:line-break/><text:line-break/>1943 </text:span>年<text:span text:style-name="T5">5</text:span>月，在美國首都華盛頓曾舉行過一次「太平洋會議」。中方代表是時任中華民國外交部長的宋子文，英方代表是邱吉爾首相。在<text:span text:style-name="T5">5</text:span>月<text:span text:style-name="T5">21</text:span>日的會議上，邱吉爾突<text:span text:style-name="T5"><text:s/></text:span>然對宋子文說：「聽說中國正在向西藏大舉進兵，準備進攻西藏，那個國家現在很恐慌啊，希望中國政府保證不致有不幸事件發生。」宋子文當即回應道：「西藏可<text:span text:style-name="T5"><text:s/></text:span>不是什麼獨立的國家，中國和英國間所簽訂的全部條約中，都表明中國對西藏擁有主權的。」當晚，宋子文即此事電告遠在重慶的蔣介石，蔣介石非常生氣，翌日一<text:span text:style-name="T5"><text:s/></text:span>早就回電宋子文，認為邱吉爾之言是對中國內政的粗暴干涉，必須堅決反對。蔣介石的電文如下：「邱吉爾稱西藏為獨立國家，將我領土與主權，完全抹殺，侮辱實<text:span text:style-name="T5"><text:s/></text:span>甚。西藏為中國領土，藏事為中國內政，今邱相如此出言，無異干涉中國內政。中國對此不能視為普通常事，必堅決反對。」<text:span text:style-name="T5"><text:s/><text:line-break/><text:line-break/></text:span>由「座上賓」到最終默然以對，嘉樂頓珠經歷了希望到失望的落差，在他寫的自傳中也可以體會到這一點。其實，蔣介石在相當長的時間裡希望把達賴納入自己的「反共復國」事業中，但是，達賴的目標並非如此。「道不同不相為謀」，<text:span text:style-name="T5"><text:s/></text:span>這也是導致嘉樂頓珠有<text:span text:style-name="T5">30</text:span>年未踏上台灣的原因。<text:span text:style-name="T5"><text:s/><text:line-break/><text:line-break/></text:span>以下是嘉樂頓珠自傳的部分摘編，一家之言，僅供參考，本平台不對內容持有立場。嘉樂頓珠自傳有一位聯合作者，即《毛澤東私人醫生回憶錄》英文版的助編石文安<text:span text:style-name="T5">(Anne F. Thurston)</text:span>，所以外界對內容的矛盾性與可靠性評價不一。<text:span text:style-name="T5"><text:s/><text:line-break/><text:line-break/></text:span>台灣伸出援手<text:span text:style-name="T5"><text:s/><text:line-break/><text:line-break/>1950</text:span>年<text:span text:style-name="T5">4</text:span>月，嘉樂頓珠帶著妻女離開印度，途中，他們經歷各種阻礙。印度移民局要求他們下飛機，經過交涉之後，他們到達馬尼拉。但是，由於葡萄牙拒絕給他們發前往澳門的護照，他們被困在馬尼拉。<text:span text:style-name="T5"><text:s/><text:line-break/><text:line-break/></text:span>台灣中央社的一個記者知悉後，將他們帶到了他的家裡，並將嘉樂頓珠介紹給國民黨駐菲律賓的代表沈建，沈建建議嘉樂頓珠去台灣見蔣介石，並且護照絕不是問題。然後，嘉樂頓珠一行就通過台灣發布的護照離開菲律賓，當時，菲律賓和國民黨仍有外交關係。<text:span text:style-name="T5"><text:s/><text:line-break/><text:line-break/></text:span>蔣介石政府官員在台北機場迎接嘉樂頓珠，並將他們安置在台北賓館。然後，嘉樂頓珠與蔣介石夫婦會面。蔣介石鼓勵嘉樂頓珠留在台灣，甚至還建議嘉樂頓珠負責蒙古和台灣事務辦公室的工作。但嘉樂頓珠拒絕了，解釋稱只想繼續學業。當時，嘉樂頓珠<text:span text:style-name="T5">22</text:span>歲。<text:span text:style-name="T5"><text:s/><text:line-break/><text:line-break/></text:span>之後，他們就被困在台灣。國民黨不允許他們離開，但是，並非是軟禁。嘉樂頓珠可以去台灣的任何地方，待遇也很好。<text:span text:style-name="T5"><text:s/><text:line-break/><text:line-break/></text:span>嘉<text:span text:style-name="T5"><text:s/></text:span>樂頓珠在書中解釋蔣介石這樣做的原因：「原因可能在於蔣介石擔憂我太年輕，很容易受到影響，可能會陷入共產黨的魔咒中。」但是，嘉樂頓珠並沒有告訴蔣介<text:span text:style-name="T5"><text:s/></text:span>石，其實他已經不打算回中國了。但是，最終，蔣介石政府人員還是發現這一點了。他們也知道了朱德當時通過嘉樂頓珠岳父轉交給嘉樂頓珠的信，在信中，朱德<text:span text:style-name="T5"><text:s/></text:span>稱，中共掌權後，西藏不會發生任何改變，並邀請<text:span text:style-name="T5">Kashag</text:span>派代表團訪問北京。台灣官員私下裡告訴嘉樂頓珠，他們獲得了信件的照片。嘉樂頓珠的岳父去香港<text:span text:style-name="T5"><text:s/></text:span>郵寄這封信時，他住在嘉樂頓珠妻子的姑姑家，他的姑姑的丈夫是羅干，而羅干是國民黨在香港情報部門的領導，也是台灣情報部門戴笠的緊密聯繫人。嘉樂頓珠分<text:span text:style-name="T5"><text:s/></text:span>析認為，可能是他的岳父無意中將信件放在了桌上。可能他的岳父自己告訴了羅干。<text:span text:style-name="T5"><text:s/><text:line-break/><text:line-break/></text:span>嘉樂頓珠認為，在台灣這段時間很愉快，他還學會了釣魚。嘉樂頓珠在台灣滯留了<text:span text:style-name="T5">16</text:span>個月，蔣介石好吃好喝的招待嘉樂頓珠，花費全包。<text:span text:style-name="T5"><text:s/><text:line-break/><text:line-break/></text:span>有一天，一個美國人提出可以讓嘉樂頓珠寫信給杜魯門，並且能將信件交給杜魯門。他認為，杜魯門可以讓嘉樂頓珠離開台灣。嘉樂頓珠可以在美國學習。然後，嘉樂頓珠就給杜魯門和美國國務卿艾奇遜（<text:span text:style-name="T5">Dean Acheson)</text:span>寫了一封信。<text:span text:style-name="T5"><text:s/><text:line-break/><text:line-break/></text:span>三<text:span text:style-name="T5"><text:s/></text:span>個星期後，國民黨外交部長<text:span text:style-name="T5">George Yeh</text:span>給嘉樂頓珠打電話，同意嘉樂頓珠離開台灣。因為有不少手續，嘉樂頓珠並沒有馬上離開台灣。蔣介石夫婦對嘉樂頓珠能夠去美國表示很高興，給嘉樂頓珠舉<text:span text:style-name="T5"><text:s/></text:span>行歡送宴會後，還鼓勵嘉樂頓珠繼續學習，甚至還給了嘉樂頓珠一張<text:span text:style-name="T5">5</text:span>萬美元的支票。<text:span text:style-name="T5"><text:s/><text:line-break/><text:line-break/></text:span>國民黨和西藏目標大不同<text:span text:style-name="T5"><text:s/><text:line-break/><text:line-break/>1959</text:span>年<text:span text:style-name="T5">3</text:span>月，少<text:span text:style-name="T5"><text:s/></text:span>數分裂分子在西藏策劃了武裝叛亂。為換取國際支持，嘉樂頓珠給美國和台灣都寫了求助信，蔣介石是第一個回復的。蔣介石派了一個女人假扮成遊客，來告訴嘉樂<text:span text:style-name="T5"><text:s/></text:span>頓珠將向援助武器和金錢。但是，嘉樂頓珠認為，西藏的事業和目標與國民黨政府是不同的。嘉樂頓珠希望蔣介石能夠支持他們爭取台灣的自由和獨立。蔣介石和國<text:span text:style-name="T5"><text:s/></text:span>民黨希望嘉樂頓珠推翻中共，讓國民黨重新奪回權力。嘉樂頓珠稱不能接受國民黨的條件。中共已經宣傳稱，嘉樂頓珠他們已經是國民黨的工具。嘉樂頓珠在書中<text:span text:style-name="T5"><text:s/></text:span>稱，我們從來沒有直接拒絕國民黨的幫助，我們只是沒有回應。<text:span text:style-name="T5"><text:s/><text:line-break/><text:line-break/>1964</text:span>年初冬，印度情報局、<text:span text:style-name="T5">CIA</text:span>和西藏流亡人士建立了聯合情報辦公室<text:span text:style-name="T5">——</text:span>聯<text:span text:style-name="T5"><text:s/></text:span>合作戰中心。也就是這個時候，印度情報局局長<text:span text:style-name="T5">Mullik</text:span>要求嘉樂頓珠幫助他和國民黨的代表聯繫。通過老朋友，嘉樂頓珠秘密訪問台灣。台灣官員在台北機場<text:span text:style-name="T5"><text:s/></text:span>與嘉樂頓珠會晤，並拜訪蔣介石夫婦。當時，蔣介石已經<text:span text:style-name="T5">75</text:span>歲，蔣經國承擔了大多數的政治事務。嘉樂頓珠將印度的請求告訴了蔣經國和台灣的副外交部長，該外<text:span text:style-name="T5"><text:s/></text:span>交部長將嘉樂頓珠介紹給了台灣國家安全部的王部長。不久之後，王部長訪問新德里，之後，嘉樂頓珠將王部長介紹給<text:span text:style-name="T5">Mullik</text:span>，至此，印度和台灣情報機構建<text:span text:style-name="T5"><text:s/></text:span>立了密切的聯繫。嘉樂頓珠作為中間人的角色至此結束，但是，台灣和印度的關係一直持續至今，儘管它們已經沒有外交關係。<text:span text:style-name="T5"><text:s/><text:line-break/><text:line-break/></text:span>嘉樂頓珠還藉此訪問<text:span text:style-name="T5"><text:s/></text:span>台灣的機會，敦促台灣領導人公開支持西藏在達賴喇嘛的領導下自由、獨立。作為回報，達賴喇嘛會派出他的私人代表在台灣設立真正的西藏辦公室。與蔣經國和台<text:span text:style-name="T5"><text:s/></text:span>灣外交部長沈昌煥會晤時，嘉樂頓珠以為他和台灣達成了協議，甚至台灣可能在接下來的兩周內發布這一聲明。但是，台灣一直沒有發布這一聲明。蔣介石改變了主<text:span text:style-name="T5"><text:s/></text:span>意。台灣的西藏辦公室也沒有成立。嘉樂頓珠在後來的<text:span text:style-name="T5">30</text:span>年里都沒有訪問過台灣。</text:p>
      <text:p text:style-name="P4"><text:span text:style-name="T3">蔡亦</text:span><text:span text:style-name="T6">鸣</text:span><text:s/>  |  2019.08.17 00:52   |   <text:a xlink:type="simple" xlink:href="http://palinfo.habago.org/Entry?Command=Information_PrintForum&amp;iPage=2#FORUM37792"><text:span text:style-name="T4">#</text:span></text:a></text:p>
      <text:p text:style-name="P7"><text:span text:style-name="T3">新聞簡報</text:span><text:span text:style-name="T5"><text:s/></text:span><text:span text:style-name="T3">西方壓制抗議、以色列逍遙法外</text:span><text:span text:style-name="T5"><text:s/><text:line-break/><text:line-break/><text:line-break/></text:span><text:span text:style-name="T3">看完这篇，心情很沉重，就好像数月前看到的那几</text:span>张巴勒斯坦人被击碎膝盖脚踝的照片时一样。<text:span text:style-name="T5"><text:s/><text:line-break/></text:span><text:span text:style-name="T3">我有一种恨不得他</text:span>们就此死去的渴望，我并不是在诅咒他们，我只是在诅咒自己，<text:span text:style-name="T5">9</text:span>岁时我就告别行走了，深夜电视里的一场电影，学着主人公后仰用出了一招铁板桥，而后昏睡过去，再醒来时我只剩下上半身还活着，惯性式的活着，随着时间从天真懵懂变成了浑浑噩噩。<text:span text:style-name="T5"><text:s/><text:line-break/></text:span><text:span text:style-name="T3">直到偶然间</text:span>来到了巴勒网，我闻到了和过往不同的空气，人似乎清醒了许多，开始有了病实感，痛苦和窒息随之而来，原本依靠愚蠢所制造的幻觉再也无法欺骗自己。<text:span text:style-name="T5"><text:s/><text:line-break/></text:span><text:span text:style-name="T3">我有一种恐惧，在我有生之年，会不会见到巴勒斯坦的</text:span>领土彻底消失。<text:span text:style-name="T5"><text:s/><text:line-break/><text:line-break/>ps:</text:span>简报第五段结尾的数百名错打成了数名百</text:p>
      <text:p text:style-name="P4"><text:span text:style-name="T3">陳真</text:span><text:s/>  |  2019.08.16 03:35   |   <text:a xlink:type="simple" xlink:href="http://palinfo.habago.org/Entry?Command=Information_PrintForum&amp;iPage=2#FORUM37791"><text:span text:style-name="T4">#</text:span></text:a></text:p>
      <text:p text:style-name="P5">卡韓政變<text:span text:style-name="T5"><text:s/>(146)</text:span>：不義是他家的事嗎？<text:span text:style-name="T5"><text:s/><text:line-break/><text:line-break/></text:span>陳真<text:span text:style-name="T5"><text:s/>2019. 08. 16. <text:line-break/><text:line-break/><text:line-break/></text:span>剛剛看到人渣自由時報大標題寫著：<text:span text:style-name="T5">"</text:span>韓國瑜政治獻金<text:span text:style-name="T5">44</text:span>萬買酒、近<text:span text:style-name="T5">10</text:span>萬買保養品與面膜。<text:span text:style-name="T5">" </text:span>看了真是很痛苦，每天這樣抹黑造謠，到底有完沒完？到底還要不要臉？到底幾時才會停止？過去一年來，整個國家機器，整個主流媒體，每個黨，所有人渣政客及其走狗們，分分秒秒就是不斷抹黑韓國瑜。到底有完沒完？到底還要不要臉？到底幾時才會停止？<text:span text:style-name="T5"><text:s/><text:line-break/><text:line-break/></text:span>破碎零散的稀少時間裏，我以一種也許比說話還快的速度，用文字飛快地寫了些有關現實世界的事，但在與人的言談中，我卻往往說不出話來；那種感覺就如同你不會輕易跟人談及自己的痛苦一樣。為什麼呢？因為你知道人們並不在乎。你不會把你所在乎的事拿來同一個對它根本不在乎的人談。<text:span text:style-name="T5"><text:s/><text:line-break/><text:line-break/></text:span>關注現實的唯一可能性就是不義以及它所帶來的痛苦。但是，就如詩人、作家<text:span text:style-name="T5">Charles Bukowski </text:span>所說：<text:span text:style-name="T5">"</text:span>我發現，唯有當不義降臨在自己身上時，人們才會意識到不義的存在。<text:span text:style-name="T5">" </text:span>至於平常時候，根本不在乎，不義是他家的事；就算<text:span text:style-name="T5"><text:s/>"</text:span>知道<text:span text:style-name="T5">" </text:span>也沒用，死是死道友，不是死貧道，馬照跑，舞照跳，心裏一點感覺也沒有，更不用說什麼義憤了。<text:span text:style-name="T5"><text:s/><text:line-break/><text:line-break/></text:span>也許正常人性就是這樣。你要鼓吹一個人花兩小時去看一場電影很容易，但你要鼓吹一個人花<text:span text:style-name="T5"><text:s/>2 </text:span>分鐘寫幾句仗義執言恐怕都很難；瞻前顧後，畏首畏尾，推三阻四，理由一堆，總之就是提不起勁。為什麼呢？因為是<text:span text:style-name="T5"><text:s/>"</text:span>他家的事<text:span text:style-name="T5">"</text:span>。<text:span text:style-name="T5"><text:s/><text:line-break/><text:line-break/></text:span>我不是很喜歡金恩博士，但他有句話挺有道理，他說：<text:span text:style-name="T5">"</text:span>到頭來，你記住的往往不是敵人的話語，而是朋友的沉默。<text:span text:style-name="T5">" </text:span>當你受難，最可怕的不是敵人的惡毒，而是朋友的冷漠。<text:span text:style-name="T5"><text:s/><text:line-break/><text:line-break/></text:span>義憤這東西很抽象，就像鬼一樣，你說義憤就義憤了，自欺欺人的鬼話任誰都能說上幾句。可是，一種東西，倘若不是變成一種生命，實際上就沒有一點意義與價值。<text:span text:style-name="T5"><text:s/><text:line-break/><text:line-break/></text:span>我常舉個例，在英國很多人騎腳踏車，當我開車跟在他們後面時，心裏常想：這些人死到臨頭還不知道，還騎車騎得這麼開心！他不知道我若油門一踩，他就完蛋了嗎？<text:span text:style-name="T5"><text:s/><text:line-break/><text:line-break/></text:span>當然，我腳下留情了，從來沒有真的開車去撞誰。你想，這些在我腳下虎口餘生的人，事後安全回到家，他該為自己之逃過一劫感到慶幸嗎？當然不用。因為不管我腦子裏想得多可怕多變態，事實上一點意義也沒有。<text:span text:style-name="T5"><text:s/><text:line-break/><text:line-break/></text:span>所謂熱情或義憤或感情等等這類東西，不可能只是一種思維或情緒；思維與情緒是沒有生命的，熱情不會只是熱在嘴巴上。<text:span text:style-name="T5"><text:s/><text:line-break/><text:line-break/></text:span>我因此特別喜歡那些會因為在乎別人的痛苦而整個人生<text:span text:style-name="T5"><text:s/>"</text:span>失控<text:span text:style-name="T5">" </text:span>的人，例如阿桑吉：<text:span text:style-name="T5"><text:s/><text:line-break/><text:line-break/>https://bit.ly/33A583T <text:line-break/><text:line-break/></text:span>上面這張照片裏，阿桑吉的原始文字是這麼寫的：<text:span text:style-name="T5"><text:s/><text:line-break/><text:line-break/>“Every time we witness an injustice and do not act, we train our character to be passive in its presence and thereby eventually lose all ability to defend ourselves and those we love. In a modern economy it is impossible to seal oneself off from injustice. <text:line-break/><text:line-break/>If we have brains or courage, then we are blessed and called on not to frit these qualities away, standing agape at the ideas of others, winning pissing contests, improving the efficiencies of the neo-corporate state, or immersing ourselves in obscuranta, but rather to prove the vigor of our talents against the strongest opponents of love we can find. <text:line-break/><text:line-break/>If we can only live once, then let it be a daring adventure that draws on all our powers. Let it be with similar types whose hearts and heads we may be proud of. Let our grandchildren delight to find the start of our stories in their ears but the endings all around in their wandering eyes. <text:line-break/><text:line-break/>The whole universe or the structure that perceives it is a worthy opponent, but try as I may I can not escape the sound of suffering. <text:line-break/><text:line-break/>Perhaps as an old man I will take great comfort in pottering around in a lab and gently talking to students in the summer evening and will accept suffering with insouciance. But not now; men in their prime, if they have convictions are tasked to act on them.” <text:line-break/><text:line-break/></text:span><text:span text:style-name="T7">―</text:span><text:span text:style-name="T5"><text:s/>Julian Assange <text:line-break/><text:line-break/></text:span>阿桑吉的文字優美微妙，不好翻譯，只能說說大意約略是這樣：<text:span text:style-name="T5"><text:s/><text:line-break/><text:line-break/>"</text:span>每當我們看到不義卻不採取行動時，慢慢就會喪失一種捍衛自己以及我們所愛的人的能力。<text:span text:style-name="T5"><text:s/><text:line-break/><text:line-break/></text:span>如果你既聰明又有勇氣，何不珍惜這份天賦？別糟蹋它，別把它浪費在一些有的沒的事情上，而是應該用來對抗那最頑強的愛之敵人。人生既然只有一回，何不發揮才華，讓生命就像一場大膽的冒險，向那些我們所仰慕的人看齊；讓我們的子孫<text:span text:style-name="T5"><text:s/>delight to find the start of our stories in their ears but the endings all around in their wandering eyes. (</text:span>這句子太美了我翻譯不來，美到我都想哭了<text:span text:style-name="T5">) <text:line-break/><text:line-break/>The whole universe or the structure that perceives it is a worthy opponent, but try as I may I can not escape the sound of suffering. (</text:span>這一句也是，很微妙，我翻不來，高手會翻的幫忙翻，或請各自心領神會。<text:span text:style-name="T5">) <text:line-break/><text:line-break/></text:span>假若我已垂垂老矣，那我或可悠哉度日，在美麗的夏夜裏對著學生輕聲細語，對於痛苦視若無睹。但如果一個人還沒老到那個地步，那就別辜負青春，勇往直前吧！<text:span text:style-name="T5">"</text:span></text:p>
      <text:p text:style-name="P4"><text:span text:style-name="T3">林炤育</text:span><text:s/>  |  2019.08.15 17:36   |   <text:a xlink:type="simple" xlink:href="http://palinfo.habago.org/Entry?Command=Information_PrintForum&amp;iPage=2#FORUM37790"><text:span text:style-name="T4">#</text:span></text:a></text:p>
      <text:p text:style-name="P8">81219 <text:span text:style-name="T3">訪</text:span><text:s/><text:span text:style-name="T3">王孟源：觀察香港動亂的端倪（</text:span>100%<text:span text:style-name="T3">版）</text:span><text:s/><text:line-break/>https://youtu.be/TihkL4zmwOA</text:p>
      <text:p text:style-name="P4"><text:span text:style-name="T3">林炤育</text:span><text:s/>  |  2019.08.15 17:33   |   <text:a xlink:type="simple" xlink:href="http://palinfo.habago.org/Entry?Command=Information_PrintForum&amp;iPage=2#FORUM37789"><text:span text:style-name="T4">#</text:span></text:a></text:p>
      <text:p text:style-name="P11"><text:span text:style-name="T3">金一南</text:span><text:span text:style-name="T6">谈香港港独问题，反送中的根本原因</text:span><text:s/><text:line-break/>https://youtu.be/qcJ6I9nFz3Q </text:p>
      <text:p text:style-name="P4"><text:span text:style-name="T3">陳真</text:span><text:s/>  |  2019.08.14 17:39   |   <text:a xlink:type="simple" xlink:href="http://palinfo.habago.org/Entry?Command=Information_PrintForum&amp;iPage=2#FORUM37788"><text:span text:style-name="T4">#</text:span></text:a></text:p>
      <text:p text:style-name="P6">卡韓政變<text:span text:style-name="T5"><text:s/>(145)</text:span>：擅自移動貨物的高手<text:span text:style-name="T5"><text:s/><text:line-break/><text:line-break/></text:span>陳真<text:span text:style-name="T5"><text:s/>2019. 08. 14. <text:line-break/><text:line-break/><text:line-break/></text:span>民進黨很有語言天份，原本是<text:span text:style-name="T5"><text:s/>"</text:span>超買<text:span text:style-name="T5">"</text:span>，現在說是<text:span text:style-name="T5"><text:s/>"</text:span>擅自移動貨物<text:span text:style-name="T5">"</text:span>，真是太厲害了，完全說中我的心！<text:span text:style-name="T5"><text:s/><text:line-break/><text:line-break/></text:span>每次去銀行辦事，看到裏頭一堆鈔票，我就很想擅自移動鈔票到我的口袋裏。想著想著，就出神了，經常被櫃員搖醒，我方才回神，叫回魂魄。<text:span text:style-name="T5"><text:s/><text:line-break/><text:line-break/></text:span>為了擅自移動鈔票，從大學起我就開始隨時找機會練習念力，主要練習道具就是骰子。我發現，只要夠專心，我連數學上的大數法則定理都能有效突破，讓骰子出現我要它出現的數字，並且達到統計學上的差異。<text:span text:style-name="T5"><text:s/><text:line-break/><text:line-break/></text:span>各位看過<text:span text:style-name="T5"><text:s/>Emir Kusturica </text:span>的<text:span text:style-name="T5">"</text:span>流浪者之歌<text:span text:style-name="T5">" </text:span>吧，我在裏頭飾演一個我根本不用演就已經很像我、擁有魔法的吉普賽人，叫做<text:span text:style-name="T5"><text:s/>Perhan (</text:span>貝漢<text:span text:style-name="T5">)</text:span>；我能移動湯匙，讓它在牆上跳舞，還能叫罐頭走路。不過，我最想做的是用念力移動鈔票。<text:span text:style-name="T5"><text:s/><text:line-break/><text:line-break/></text:span>楊秋興指控韓國瑜很愛錢，我心裏聽了真的很不是滋味，就愛錢這一點來講，相信很難有人可以跟我比。我認了第二，應該沒有人敢認第一。你知道嗎？我愛錢愛到因此有了計算癖，經常在心裏頭計算各種數字，例如我還得拼命工作<text:span text:style-name="T5"><text:s/>27 </text:span>年<text:span text:style-name="T5"><text:s/>8 </text:span>個月零<text:span text:style-name="T5"><text:s/>10 </text:span>天，才能還清房貸；預估<text:span text:style-name="T5">16</text:span>年後，也就是<text:span text:style-name="T5"><text:s/>2035 </text:span>年<text:span text:style-name="T5"><text:s/>3 </text:span>月<text:span text:style-name="T5"><text:s/>27 </text:span>日祖國全面復興的那一天，我的財產才能首次翻正，達到<text:span text:style-name="T5"><text:s/>0 </text:span>以上，在這之前全是負值。每分每秒，平均有五、六組數列在我腦海<text:span text:style-name="T5"><text:s/>"</text:span>同時<text:span text:style-name="T5">" </text:span>進行運算，幾乎就是量子電腦的等級了。<text:span text:style-name="T5"><text:s/><text:line-break/><text:line-break/></text:span>如果不是這項媲美大數據高速運算電腦那般忙碌的計算癖，我開車恐怕一會兒就會睡著了。每次開車，我通常會先精密預估甲地到乙地的公里數<text:span text:style-name="T5"><text:s/>(</text:span>精確到小數點第二位<text:span text:style-name="T5">) </text:span>以及所需要的時間。剛剛中午去加油時，我還透過高速心算，計算出一個數字：打從兩年又九個月零十五天之前，我申辦玉山山隆加油卡以來，每公升優惠一塊六到一塊八，我已經成功省下五千兩百九十六元。<text:span text:style-name="T5"><text:s/><text:line-break/><text:line-break/></text:span>記得當實習醫師那一年，有一天，同學問我畢業後何去何從？我跟他說，<text:span text:style-name="T5">"</text:span>我想出國讀書，但我有叛亂案在身，限制出境，而且身無分文，難以如願，如果一時沒法出國讀書<text:span text:style-name="T5">...."</text:span>。說著說著，電梯來了，我和同學一道走進電梯，裏頭已經站滿一群病患和家屬。我們找了位置站好，我接著說：<text:span text:style-name="T5">"</text:span>我想我會先當醫生，多賺一點錢<text:span text:style-name="T5">"</text:span>。<text:span text:style-name="T5"><text:s/><text:line-break/><text:line-break/></text:span>沒想到，這話才一說完，整台電梯的病患和家屬全都轉過頭來，用一種不屑的眼光瞄我。其實我無所謂，愛錢不好嗎？我窮得大學六、七年沒飯吃，一年<text:span text:style-name="T5">365 </text:span>天能吃飽的日子不會超過<text:span text:style-name="T5">5</text:span>天，餓得骨瘦如柴，面黃肌瘦，餓成僵屍樣，人見人嫌，我不愛錢能活嗎？我不但愛錢，而且省錢，通常都是省到小數點第一位。<text:span text:style-name="T5"><text:s/><text:line-break/><text:line-break/></text:span>因為太愛錢了，無時無刻想著錢，眼前只要有錢出現，我就很想用念力擅自移動鈔票到我的口袋裏。這其實是我深埋心底的一個秘密，沒想到一下就被民進黨給說中了。所謂高手一出口，便知有沒有。看來，這些綠色混蛋們，應該也都是擅自移動貨物這方面的高手才對。<text:span text:style-name="T5"><text:s/><text:line-break/><text:line-break/>========== <text:line-break/></text:span>私菸案大事化小！走私變成「擅自移動貨物」財政部輕罰華航<text:span text:style-name="T5">15</text:span>萬<text:span text:style-name="T5"><text:s/><text:line-break/><text:line-break/></text:span>風傳媒<text:span text:style-name="T5"><text:s/><text:line-break/></text:span>林上祚<text:span text:style-name="T5"><text:s/><text:line-break/>2019</text:span>年<text:span text:style-name="T5">8</text:span>月<text:span text:style-name="T5">14</text:span>日<text:span text:style-name="T5"><text:s/><text:line-break/><text:line-break/></text:span>總統府「永和警衛室」利用總統蔡英文出訪，走私上萬條洋菸的醜聞，最近似乎有大事化小的跡象。財政部關務署最近對協助國安人員走私洋菸的華膳倉儲，處以<text:span text:style-name="T5">15</text:span>萬元行政罰</text:p>
      <text:p text:style-name="P4"><text:span text:style-name="T3">陳真</text:span><text:s/>  |  2019.08.14 16:20   |   <text:a xlink:type="simple" xlink:href="http://palinfo.habago.org/Entry?Command=Information_PrintForum&amp;iPage=2#FORUM37787"><text:span text:style-name="T4">#</text:span></text:a></text:p>
      <text:p text:style-name="P5">【<text:span text:style-name="T5">Yahoo</text:span>論壇／陳國祥】韓國瑜<text:span text:style-name="T5">=</text:span>政治受虐兒<text:span text:style-name="T5"><text:s/><text:line-break/><text:line-break/><text:line-break/></text:span>陳<text:span text:style-name="T5"><text:s/></text:span>國祥<text:span text:style-name="T5"><text:s/>2019</text:span>年<text:span text:style-name="T5">8</text:span>月<text:span text:style-name="T5">14</text:span>日<text:span text:style-name="T5"><text:s/><text:line-break/><text:line-break/></text:span>作者為資深媒體人<text:span text:style-name="T5"><text:s/><text:line-break/><text:line-break/></text:span>韓國瑜從表露參選總統意願之後，人身攻擊的砲火即從四面八方湧來，敵對的民進黨政要們對他無日、無事不攻訐，初選後郭台銘的支持者黑韓不遺餘力，有意參選的柯文哲酸言貶語不絕於耳，黨內老同志也不甘落後，其他自命高他一等的菁英們貶抑他的批評更是汗牛充棟。韓國瑜說，每天早上醒來，都在想今天會受什麼批評。確實，政壇上從來沒有一個人受到那麼多人那麼嚴苛那麼大量的人身攻擊。他簡直成為一個政治受虐兒。<text:span text:style-name="T5"><text:s/><text:line-break/><text:line-break/></text:span>多數攻擊是可以預期的，什麼人會針對什麼事發出什麼批評，多半有章法可循。有些卻是出乎意料之外，像國民黨中評委陳宏昌，居然在蔡英文前來拜廟時口出惡言，說韓國瑜「吃喝玩樂、抱女人」，還呼籲力挺蔡英文。這種失態、失實的批評引起黨內強烈反彈，新北市黨部紀律委員會立即決議開除陳的黨籍，黨中央也準備開鍘；韓國瑜競選總部寄出存證信函，限期三天道歉，否則提告。<text:span text:style-name="T5"><text:s/><text:line-break/><text:line-break/></text:span>韓國瑜原先本著「愛與包容」以及「黑韓也算另類台灣拚經濟」的心情，對於各方面抹黑、抹紅、抹黃等栽贓汙衊，除非必須澄清者，皆一笑置之。他後來卻不得不承認，這世界上多的是「我只是讓著你、你卻以為我怕你」的白目囡仔。<text:span text:style-name="T5"><text:s/><text:line-break/><text:line-break/></text:span>韓國瑜忍不住說，他自從擔任市長以來，沒再打過一場麻將、也沒醉過一場酒，狎佞風月之事更是避之唯恐不及，真不知道陳宏昌是「著了哪路小鬼的道」，居然敢在湧蓮寺的觀世音菩薩面前為了自己的政治利益漫天撒謊、誹謗他人。陳竟然還說：「夭壽！這樣以後要怎麼教兒子？」這番蓄意貶損他人的話，促使韓國瑜決定調整應對之道：「溫良恭儉、再也不讓」，開始「常懷菩薩心，當用霹靂手」。<text:span text:style-name="T5"><text:s/><text:line-break/><text:line-break/></text:span>確實，台灣的負面選舉文化盤根深固，這次總統大選更是變本加厲，而黑韓尤烈。政壇充斥抹黑不用負責、誹謗不用證據的歪風，什麼政策的對話、民主的價值、人道的精神、崇高的追求，幾乎在公共論壇消聲匿跡，只剩下卑劣的負面攻擊。<text:span text:style-name="T5"><text:s/><text:line-break/><text:line-break/></text:span>競爭對手像修理業者或製造業者一樣修理他，旦旦而伐之，這也就罷了，但曾是自家人者竟然罵的更加惡毒，就始料未及了。像高雄選戰中力挺而在國民黨初選階段支持郭台銘的前高雄縣長楊秋興，居然在臉書發文痛批韓國瑜「小三、酗酒、夜店都是現在進行式」，更指韓還有未爆彈；這已經是把仇恨式的抹黑搞到極致了，不負責任到極點，除了追究法律責任，別無他法遏制。<text:span text:style-name="T5"><text:s/><text:line-break/><text:line-break/></text:span>這些反韓者的政治攻擊以及及自家人扯後腿的背叛行為，已經到了分分秒秒層出不窮的地步。儘管台灣選舉文化原已十分惡質，蹚入選舉的渾水或染缸者，祖宗八代不被挖出來鞭屍甚或是個人隱私不被赤裸裸掀出者幾希，受盡百般嘲諷與羞辱者司空見慣，但像攻擊韓國瑜那麼既多樣又繁多、攻擊砲火那麼猛烈、攻擊的事端那麼多元，卻屬前所未見。<text:span text:style-name="T5"><text:s/><text:line-break/><text:line-break/></text:span>最讓人無法苟同的是近日不絕如縷的「換韓」說，以及為了達此目標或是借題損韓而蓄意進行的操作，簡直已到無所不用其極的地步。當事人知道，要以初選不公為由脫黨參選，完全站不住腳，為了競逐權位而叛黨，更無法讓人原諒，唯一可能的路徑只剩「換韓」。<text:span text:style-name="T5"><text:s/><text:line-break/><text:line-break/></text:span>郭台銘在期待，王金平也在等。有心人士乃順著泛綠營媒體熱烈炒作的「換韓」，推波助瀾，一方面讓郭、王心有所待，以便拖延國民黨整合的腳步；另一方面則讓柯文哲有所期待，等著撿郭、王這兩把國民黨掉的槍。一旦郭、王拒絕挺韓，藍營裂解，郭、柯、王合體，則蔡英文的選情頓然扭轉。因此，炒作「換韓」，不同陣營者有志一同，為此而生的黑韓話語不斷湧現。<text:span text:style-name="T5"><text:s/><text:line-break/><text:line-break/></text:span>猶記<text:span text:style-name="T5">2016</text:span>年總統和立委選舉，國民黨曾因「換柱風波」導致慘敗，更在民進黨凍結黨產及促轉會追打下，幾乎一蹶不振。幸而韓國瑜捲起韓流，一人救全黨，不但喚起泛藍支持者的激情，也喚醒國民黨沉睡的黨魂，因而走上否極泰來的轉運坦途。韓國瑜以明顯差距贏得黨內初選之後，穩步向前邁進，雖然整合未見成效，但聲勢依然高漲，豈有中途換將之理？<text:span text:style-name="T5"><text:s/><text:line-break/><text:line-break/></text:span>其理至明，且毫無換將跡象可循，別有用心者卻樂此不疲地炒作，搞得烏煙瘴氣，也使韓國瑜備受煎熬。連這種無中生有的假議題都可以翻雲覆雨操弄，<text:span text:style-name="T5"><text:s/></text:span>何況有關韓國瑜過往事蹟、行事作風、話語言論、市政作為、人格特質、選舉操作、國政主張，不管有理無理，無論有無事證，都可吵鬧把弄，炒作污衊，弄得風生水起，各自從中獲利，難怪黑韓成為一種政治產業。這個產業蓬勃發展，韓國瑜卻為此付出慘重代價，聲譽不斷挫損。如果不是這位政治受虐兒耐打、耐受、耐謗，早就已經報廢了，哪能越挫越勇？</text:p>
      <text:p text:style-name="P4"><text:span text:style-name="T3">陳真</text:span><text:s/>  |  2019.08.14 11:43   |   <text:a xlink:type="simple" xlink:href="http://palinfo.habago.org/Entry?Command=Information_PrintForum&amp;iPage=2#FORUM37786"><text:span text:style-name="T4">#</text:span></text:a></text:p>
      <text:p text:style-name="P6">卡韓政變<text:span text:style-name="T5"><text:s/>(144)</text:span>：陰謀論之陽謀<text:span text:style-name="T5"><text:s/><text:line-break/><text:line-break/></text:span>陳真<text:span text:style-name="T5"><text:s/>2019. 08. 14. <text:line-break/><text:line-break/><text:line-break/></text:span>我之所以提到<text:span text:style-name="T5">Udo Ulfkotte</text:span>的那本書<text:span text:style-name="T5"><text:s/>"Journalists for Hire: How the CIA Buys the News"</text:span>，是因為台灣最近拼命炒作所謂中資、紅媒等問題，甚至進行司法打壓，感覺實在很荒唐。<text:span text:style-name="T5"><text:s/><text:line-break/><text:line-break/></text:span>第一，台灣的媒體根本就是由美國所全盤操控，僅僅中時例外，它媽的連這麼一丁點根本微不足道的例外，也要趕盡殺絕嗎？<text:span text:style-name="T5"><text:s/><text:line-break/><text:line-break/></text:span>第二，人渣黨及其文人走狗們<text:span text:style-name="T5"><text:s/>(</text:span>比方說所謂社民黨<text:span text:style-name="T5">)</text:span>，總是喜歡講得好像除了中時之外，所有媒體都很清純似的。我覺得，要搞鬥爭就鬥爭，別客氣，但別睜眼說瞎話，因為那很低級很低能。<text:span text:style-name="T5"><text:s/><text:line-break/><text:line-break/></text:span>比方說，人渣黨據說迫害黃智賢的節目<text:span text:style-name="T5">(</text:span>我不清楚如何個迫害法<text:span text:style-name="T5">)</text:span>，號稱愛好民主自由的社民黨及其范主席<text:span text:style-name="T5">(</text:span>？<text:span text:style-name="T5">)</text:span>，面對打壓言論自由的指控，居然說，<text:span text:style-name="T5">"</text:span>如果<text:span text:style-name="T5"><text:s/>(</text:span>該節目或黃智賢<text:span text:style-name="T5">) </text:span>有拿錢，那就另當別論<text:span text:style-name="T5">"</text:span>，亦即如果有拿錢就可以打壓的意思。這不就是存心鬼扯蛋嗎？言論自由是這樣嗎？<text:span text:style-name="T5"><text:s/><text:line-break/><text:line-break/></text:span>如果這鬼話成立，那麼，全台灣所有媒體都應該繩之以法才對，特別是綠媒，應該立即強迫關閉，因為他們不折不扣就是美國<text:span text:style-name="T5"><text:s/>CIA </text:span>的傳聲筒。他們根本不是新聞媒體，而是政治宣傳機構兼假新聞造謠中心，整天幹的就是根本天理不容、造謠抹黑、挑撥仇中反華的犯罪行為。<text:span text:style-name="T5"><text:s/><text:line-break/><text:line-break/></text:span>我這文章有兩個重點，此其一。<text:span text:style-name="T5"><text:s/><text:line-break/><text:line-break/></text:span>其次是關於陰謀論。我不太想講這東西，忍不住姑且一說。<text:span text:style-name="T5"><text:s/><text:line-break/><text:line-break/></text:span>首先，我完全不相信<text:span text:style-name="T5"><text:s/>Udo Ulfkotte </text:span>的<text:span text:style-name="T5"><text:s/>"Journalists for Hire: How the CIA Buys the News" </text:span>之英文版的出版過程只是這樣那樣。比方說，我不相信版權僅僅只是單純地賣給什麼<text:span text:style-name="T5"><text:s/>"PROGRESSIVE PRESS"</text:span>，一家來路不明、似乎是專門出版所謂陰謀論的出版社。我是說，<text:span text:style-name="T5">CIA</text:span>連作者都敢殺了，它會對於這樣一本暢銷書的英文版之出版，無動於衷？袖手旁觀而不介入？<text:span text:style-name="T5"><text:s/><text:line-break/><text:line-break/></text:span>我也不相信這家出版社僅僅只是一家出版社。我是說，它很神秘，很另類，絕不單純。我沒有證據不敢亂說，我只能說我就是不相信；我不相信一本在德國的暢銷書，一位如此著名的作者之死於非命，它的英文版卻乏人問津？而只能賣給一家有夠奇怪的什麼陰謀論出版社？而且，既然都還沒出版，網路卻有在賣你根本買不到的幽靈版？<text:span text:style-name="T5"><text:s/><text:line-break/><text:line-break/></text:span>我也不相信這本暢銷書會落魄到根本沒有人願意出資出版，只好在網路上三塊五毛地向大眾進行預售募款？<text:span text:style-name="T5"><text:s/><text:line-break/><text:line-break/></text:span>總之，雖然我不知道真相為何，但我就是不相信市面上這些<text:span text:style-name="T5"><text:s/>"</text:span>官方<text:span text:style-name="T5">" </text:span>說法。<text:span text:style-name="T5"><text:s/><text:line-break/><text:line-break/></text:span>至於這家專門出版陰謀論的出版社：<text:span text:style-name="T5"><text:s/><text:line-break/><text:line-break/>http://www.progressivepress.com/home <text:line-break/><text:line-break/></text:span>別人怎麼想的我不知道，但我自己光是看到他們的網站那種刻意陰陽怪氣的調調，以及其所出版的大部份同樣陰陽怪氣的陰謀論書籍，我就很想轉台了。為什麼呢？因為那似乎就是典型的陰謀論，或者說低能的陰謀論，諸如<text:span text:style-name="T5"><text:s/>"</text:span>人類不曾登陸月球<text:span text:style-name="T5">"</text:span>、<text:span text:style-name="T5">"</text:span>外星人躲在地心<text:span text:style-name="T5">"</text:span>、<text:span text:style-name="T5">"</text:span>李小龍還沒死<text:span text:style-name="T5">"</text:span>、<text:span text:style-name="T5">"</text:span>川普是中國派來臥底的<text:span text:style-name="T5">" </text:span>等等那樣一種等級。<text:span text:style-name="T5"><text:s/><text:line-break/><text:line-break/></text:span>我覺得美國真是很厲害，他總是能正反操作同一種事物，比方說恐佈份子一詞，美國一方面藉以打壓異己，一方面卻又幫助其茁壯，好進一步拿來做為一種武力擴張版圖消滅異己的藉口。於是，越是反恐，恐怖份子卻越多，而美國也就越是大展鴻圖，越能為所欲為地反恐。<text:span text:style-name="T5"><text:s/><text:line-break/><text:line-break/></text:span>也就是說，他一方面創造一個假想敵與人造物，一方面藉以妖魔化異己，一方面卻又樂見其茁壯，甚至偷偷大力培植之，以便為其所用並藉以大展侵略鴻圖。很弔詭吧？這就像操弄一個銅板的正反兩面，不管怎麼操弄，一會兒正，一會兒反，銅板就是銅板，就只是它的一個工具。<text:span text:style-name="T5"><text:s/><text:line-break/><text:line-break/></text:span>重點來了！陰謀論也一樣。種種陰謀論往往指向美國之為非作歹，但你知道嗎？大多陰謀論卻又是由<text:span text:style-name="T5"><text:s/>CIA</text:span>所刻意散布，好讓人精神錯亂。<text:span text:style-name="T5"><text:s/><text:line-break/><text:line-break/></text:span>這可以用八個字來形容就是<text:span text:style-name="T5"><text:s/>"</text:span>以假亂真，魚目混珠<text:span text:style-name="T5">"</text:span>，故意三分真七分假搞些陰謀論讓你開心一下，讓你以為逮到<text:span text:style-name="T5"><text:s/>CIA </text:span>的什麼把柄。但是，另一方面卻又刻意壯大陰謀論的陣營，幾乎每件事都可以弄成陰謀論，弄得很低級。<text:span text:style-name="T5"><text:s/><text:line-break/><text:line-break/></text:span>這樣做對<text:span text:style-name="T5"><text:s/>CIA </text:span>或美國有什麼好處呢？好處可多了。<text:span text:style-name="T5"><text:s/><text:line-break/><text:line-break/></text:span>第一，消耗你的精力，讓你陷入無窮無盡的垃圾資訊或假新聞大海之中。<text:span text:style-name="T5"><text:s/><text:line-break/><text:line-break/></text:span>第二，一個人當他被訓練得什麼都變成陰謀論，什麼都不相信，這意味著他的大腦其實就等於被閹割了。他只會戴著有色眼鏡懷疑一切。當一個人什麼都懷疑時，就如維根斯坦所說，那等於是說他什麼也懷疑不了，因為任何懷疑之所以能有效存在，是因為他終究還是得<text:span text:style-name="T5"><text:s/>"</text:span>先<text:span text:style-name="T5">" </text:span>相信一些什麼。<text:span text:style-name="T5"><text:s/><text:line-break/><text:line-break/></text:span>就如同一個根本不相信任何善念善意善行的犬儒主義者，他的<text:span text:style-name="T5"><text:s/>"</text:span>不信<text:span text:style-name="T5">" </text:span>根本沒有任何道德價值。同理，一個幾乎每件事都能套上陰謀論公式的人，意味著他的<text:span text:style-name="T5"><text:s/>"</text:span>懷疑<text:span text:style-name="T5">" </text:span>根本不具任何<text:span text:style-name="T5"><text:s/>"</text:span>知識論<text:span text:style-name="T5">" (epistemological) </text:span>的意義，也就是說，他跟尋求真理或真實，基本上扯不上關係了；他等於是什麼也不信，就只會不斷在每件事後面打上問號，如此而已，相當腦殘。<text:span text:style-name="T5"><text:s/><text:line-break/><text:line-break/></text:span>第三，當陰謀論變成一種貶義，那麼，只要把任何嚴肅且有效的質疑，想辦法把它和陰謀論拉上關係，那麼，一切嚴肅的質疑或揭發將失去意義，將失去人們的信任與興趣，將會被排除在理性的範疇之外，而不會受到主流世界的關注，不會受到人們的嚴肅看待，就好比說我們不會花時間去尋找周遭有沒有外星人潛伏一樣，也不會想去挖地洞，看看外星人有沒有藏在後花園的地底下。<text:span text:style-name="T5"><text:s/><text:line-break/><text:line-break/></text:span>簡單這麼說，<text:span text:style-name="T5">CIA</text:span>所致力推廣的就是陰謀論，三分真七分假，刻意容許三分真相的揭露，卻足以鈍化愚化人們的腦袋，使之腦殘，使之喪失探索真實、明辨是非的能力與意願，以便掩飾另外那七分真正致命的謊言。三分真的謊言畢竟最可怕。<text:span text:style-name="T5"><text:s/><text:line-break/><text:line-break/></text:span>情治單位散發假新聞真情報往往也是這樣，假裝弄些不具殺傷力的假破綻，好讓人失去戒心，以為無關緊要，以便偷渡另外那七分的真實。<text:span text:style-name="T5"><text:s/><text:line-break/><text:line-break/></text:span>綜合以上，這也是為什麼我向來盡量不跟陰謀論沾上邊的原因，因為這詞及其正反操作，基本上就是一種極其卑鄙的陽謀。<text:span text:style-name="T5"><text:s/><text:line-break/><text:line-break/></text:span>說點題外話，但仍有其相似性。我有時看到一些不知道為什麼很喜歡哲學的蠢材，他們往往很喜歡思考，但他們的思考方式幾乎就是在每個句子後面畫上問號，彷彿這樣就是在思考，彷彿這樣就是一個懷疑主義者。<text:span text:style-name="T5"><text:s/><text:line-break/><text:line-break/></text:span>我記得<text:span text:style-name="T5">20 </text:span>年前寫過幾篇文字，標題是：<text:span text:style-name="T5">"</text:span>懷疑一切是不對的<text:span text:style-name="T5">"</text:span>、<text:span text:style-name="T5">"</text:span>懷疑一切是不可能的<text:span text:style-name="T5">"</text:span>。懷疑主義並不是把每個句子後面都畫上問號，那是腦殘，不是懷疑。陰謀論也一樣。<text:span text:style-name="T5"><text:s/><text:line-break/><text:line-break/></text:span>最好的作法是：揚棄陰謀論。因為它探索真實或真相的能力與價值，遠低於它所帶來的傷害，包括愚化與愚弄效果及混淆視聽。</text:p>
      <text:p text:style-name="P4"><text:span text:style-name="T3">林炤育</text:span><text:s/>  |  2019.08.14 10:38   |   <text:a xlink:type="simple" xlink:href="http://palinfo.habago.org/Entry?Command=Information_PrintForum&amp;iPage=2#FORUM37785"><text:span text:style-name="T4">#</text:span></text:a></text:p>
      <text:p text:style-name="P5">美國中情局在香港做了什麼？<text:span text:style-name="T5"><text:s/><text:line-break/>https://www.aorqu.com/</text:span>美國中情局在香港做了什麼？<text:span text:style-name="T5">/</text:span></text:p>
      <text:p text:style-name="P4"><text:span text:style-name="T3">鄭豐遠</text:span><text:s/>  |  2019.08.14 08:15   |   <text:a xlink:type="simple" xlink:href="http://palinfo.habago.org/Entry?Command=Information_PrintForum&amp;iPage=2#FORUM37784"><text:span text:style-name="T4">#</text:span></text:a></text:p>
      <text:p text:style-name="P6">我常看觀視頻，這個影片我看了，講得只是一些普通常識。所謂影子政府，他漏講了最重要的兩個<text:span text:style-name="T5">: </text:span>財閥和軍火商。這位講者可能是專門念書的吧，感覺水平好像一般，不是貶意，他講的沒什麼錯，只不過給我在表面搔癢的感覺。</text:p>
      <text:p text:style-name="P4">Ethan   |  2019.08.14 08:11   |   <text:a xlink:type="simple" xlink:href="http://palinfo.habago.org/Entry?Command=Information_PrintForum&amp;iPage=2#FORUM37783"><text:span text:style-name="T4">#</text:span></text:a></text:p>
      <text:p text:style-name="P11"><text:span text:style-name="T3">中情局如何控制大眾媒體</text:span><text:s/><text:line-break/><text:span text:style-name="T3">網友提供的德文轉英文版電子檔，但內容有沒有修改就不知到了。</text:span><text:s/><text:line-break/>https://www.docdroid.net/KpPwyiO/udo-ulfkotte-gekaufte-journalisten-wie-politiker-geheimdienste-und-hochfinanz-deutschlands-massenmedien-lenken-2014-kopp-verlagdeen.pdf <text:line-break/><text:line-break/><text:span text:style-name="T3">有興趣可以參考一下。</text:span></text:p>
      <text:p text:style-name="P4"><text:span text:style-name="T3">林書楷</text:span><text:s/>  |  2019.08.14 03:41   |   <text:a xlink:type="simple" xlink:href="http://palinfo.habago.org/Entry?Command=Information_PrintForum&amp;iPage=3#FORUM37782"><text:span text:style-name="T4">#</text:span></text:a></text:p>
      <text:p text:style-name="P5">就在昨天覌視頻出了這一段影片<text:span text:style-name="T5"><text:s/><text:line-break/><text:line-break/></text:span><text:span text:style-name="T6">为什么在香港问题上，特朗普说的和美国机构做的相反？</text:span><text:span text:style-name="T5"><text:s/><text:line-break/>https://youtu.be/u5G7QbtQKZk <text:line-break/><text:line-break/></text:span>裡邊提到了影子政府，和所謂的美國精英階層。感覺慢慢地越來越多人意識到這個事實了。</text:p>
      <text:p text:style-name="P4"><text:span text:style-name="T3">陳真</text:span><text:s/>  |  2019.08.14 01:03   |   <text:a xlink:type="simple" xlink:href="http://palinfo.habago.org/Entry?Command=Information_PrintForum&amp;iPage=3#FORUM37781"><text:span text:style-name="T4">#</text:span></text:a></text:p>
      <text:p text:style-name="P6">卡韓政變<text:span text:style-name="T5"><text:s/>(143) </text:span>：<text:span text:style-name="T5"><text:s/></text:span>溫良恭儉讓或不讓？<text:span text:style-name="T5"><text:s/><text:line-break/><text:line-break/></text:span>陳真<text:span text:style-name="T5"><text:s/>2019. 08. 14. <text:line-break/><text:line-break/><text:line-break/></text:span>當人們想抹黑一個人，卻根本找不到對方的把柄時，就會開始動用修辭、影射與渲染。你看，居然連什麼儲蓄險也變成一種罪狀，連去大陸念書也成為叛國罪證。這樣一種抹黑，事實上只是反映出抹黑者本身的人品。這樣一種抹黑，傷害他人之餘，其實更是傷害了自己的人格。<text:span text:style-name="T5"><text:s/><text:line-break/><text:line-break/></text:span>當然，對於很多人來說，人格、靈魂、道德原則與是非善惡等等等，基本上只是一個屁，一種手段，一種傷害他人的武器。抹黑者並不是真的在乎什麼是非善惡，卻動用一大堆空泛的道德修辭來攻擊敵人，以為透過修辭、影射與渲染，就能讓人們對敵人產生惡感。<text:span text:style-name="T5"><text:s/><text:line-break/><text:line-break/></text:span>韓國瑜最近說，他將<text:span text:style-name="T5"><text:s/>"</text:span>溫良恭儉不再讓<text:span text:style-name="T5">"</text:span>。我對此感到很悲觀。因為，不管你讓不讓，都得吃啞巴虧。當人們往你身上潑糞，你讓或不讓？不管讓不讓，臭味猶存。這臭味並非來自你身上，可當路人經過，照樣皺眉掩鼻。<text:span text:style-name="T5">"</text:span>製造爭議性<text:span text:style-name="T5">"</text:span>，便是抹黑的主要目的之一。<text:span text:style-name="T5"><text:s/><text:line-break/><text:line-break/></text:span>更卑鄙的是放狗咬人。你讓或不讓？讓的話，難道任憑一群瘋狗亂咬？倘若不讓，難道要跟狗打架？以你之上駟對我之下駟，即便你打贏了狗，你還是輸了。簡單說就是，我根本不用跟你打，我放狗咬你就贏了。你看，市面上所謂<text:span text:style-name="T5"><text:s/>"</text:span>黑韓產業鏈<text:span text:style-name="T5">"</text:span>，興盛蓬勃，眾狗爍金，每天抹黑個不停，難道你要一個一個打？有那麼多時間和精力嗎？打得完嗎？<text:span text:style-name="T5"><text:s/><text:line-break/><text:line-break/></text:span>溫良恭儉不讓是對的，但要反擊的對象不是每一條走狗，而是產業鏈的主人，目前至少有三位，依序是：郭台銘、柯文哲與蔡英文。至於王金平，則是<text:span text:style-name="T5"><text:s/>"</text:span>疑似<text:span text:style-name="T5">"</text:span>。我不清楚他在這條卑鄙齷齪的產業鏈中扮演何種角色。<text:span text:style-name="T5"><text:s/><text:line-break/><text:line-break/>================== <text:line-break/></text:span>「在大陸潛修<text:span text:style-name="T5">9</text:span>年」韓國瑜神秘經歷被起底「擅長操作權術、最典型的庶民與權貴二分法」正是共產黨的鬥爭方式！<text:span text:style-name="T5"><text:s/><text:line-break/><text:line-break/></text:span>美麗日報<text:span text:style-name="T5"><text:s/>2019/08/13 <text:line-break/><text:line-break/></text:span>楊秋興說，韓國瑜<text:span text:style-name="T5">2001</text:span>年到<text:span text:style-name="T5">2009</text:span>年被起底在北京大學念政府管理學院博士班長達<text:span text:style-name="T5">9</text:span>年，管理學院是專門培養高級幹部機構，這段期間，韓國瑜一直自稱是「潦倒落魄在山上修行」帶過，其實是「在大陸潛修」，今已露出馬腳，這才是真正問題的嚴重所在啊！<text:span text:style-name="T5"><text:s/><text:line-break/><text:line-break/></text:span>前高雄縣長楊秋興昨（<text:span text:style-name="T5">12</text:span>日）晚間<text:span text:style-name="T5">10</text:span>點<text:span text:style-name="T5">12</text:span>分在臉書發文指稱，國民黨主席吳敦義最喜歡背誦禮運大同篇<text:span text:style-name="T5">108</text:span>字，其中，最重要的就是「選賢與能、講信修睦」，然今國民黨總統提名人韓國瑜卻與之背道而馳，「既不賢又不信不睦」，並指韓國瑜擅長操作權術，最典型的庶民與權貴二分法，正是共產黨的鬥爭方式。<text:span text:style-name="T5"><text:s/><text:line-break/><text:line-break/></text:span>前高雄縣長楊秋興（見圖）今晚透過臉書強力批判高雄市長韓國瑜。<text:span text:style-name="T5"><text:s/><text:line-break/><text:line-break/></text:span>楊秋興說，韓國瑜這個人輕諾寡信，這就違背「信」了，自稱以前「吃、喝、嫖、賭」樣樣來，那這樣還有「賢」可言嗎？由入主市政八個月來的表現，「也可看出不『能』啊？整天耍嘴皮到處敵對、那有『睦』呢」？<text:span text:style-name="T5"><text:s/><text:line-break/><text:line-break/></text:span>楊秋興指出，韓國瑜自己說不愛錢，然在<text:span text:style-name="T5">107</text:span>年<text:span text:style-name="T5">11</text:span>月<text:span text:style-name="T5">17</text:span>日鳳山造勢時，承諾要捐出選舉補助款、節餘款，至今仍空口白話，這不是愛錢什麼才是愛錢呢？<text:span text:style-name="T5"><text:s/><text:line-break/><text:line-break/></text:span>他進一步質疑，韓國瑜最擅長打預防針，自承<text:span text:style-name="T5">20</text:span>年前多麼靡孄，現在已改頭換面，且還背誦心經，「吃、喝、嫖、賭」都是過去式，但「小三、酗酒、夜店是現在進行式啊！又怎麼說呢？怎麼告陳宏昌、趙守博呢」？<text:span text:style-name="T5"><text:s/><text:line-break/><text:line-break/></text:span>楊秋興認為，韓國瑜擅長操作權術，最典型的庶民與權貴二分法，正是共產黨的鬥爭方式，由其申報的現金存款、<text:span text:style-name="T5">30</text:span>多張儲蓄型保單、高級違規農舍、高級電梯別墅，哪裡是庶民啊，何況家族當了那麼多屆的議員、立委，是權貴吧！<text:span text:style-name="T5"><text:s/><text:line-break/><text:line-break/></text:span>楊秋興直言，韓國瑜還有更大的未爆彈，北農時期採購案、選舉<text:span text:style-name="T5">undertable</text:span>（檯面下）的捐款、會計師簽證的選舉經費，內行人都很清楚，監察院申報單據都已握在民進黨手中，「單據申報都確實嗎？這可能還是刑事責任呢」？<text:span text:style-name="T5"><text:s/><text:line-break/><text:line-break/></text:span>楊秋興說，韓國瑜<text:span text:style-name="T5">2001</text:span>年到<text:span text:style-name="T5">2009</text:span>年被起底在北京大學念政府管理學院博士班長達<text:span text:style-name="T5">9</text:span>年，管理學院是專門培養高級幹部機構，這段期間，韓國瑜一直自稱是「潦倒落魄在山上修行」帶過，其實是「在大陸潛修」，今已露出馬腳，這才是真正問題的嚴重所在啊！<text:span text:style-name="T5"><text:s/><text:line-break/><text:line-break/></text:span>楊秋興強調，「難怪蔡衍明動用所有媒體的力量支持韓國瑜」。他認為，吳敦義說絕不會「換韓」，但這就暴露出國民黨的危機。<text:span text:style-name="T5"><text:s/><text:line-break/><text:line-break/></text:span>楊秋興還向韓國瑜喊話，聲稱包括美國在台商會早就預料會有「換柱<text:span text:style-name="T5">2.0</text:span>」，人貴有自知之明，既然韓國瑜最了解自己，那就「不要繼續害黨，害中華民國」，尚可保全市長寶座，「這才是智慧聰明之舉啊」！</text:p>
      <text:p text:style-name="P4"><text:span text:style-name="T3">陳真</text:span><text:s/>  |  2019.08.14 00:36   |   <text:a xlink:type="simple" xlink:href="http://palinfo.habago.org/Entry?Command=Information_PrintForum&amp;iPage=3#FORUM37780"><text:span text:style-name="T4">#</text:span></text:a></text:p>
      <text:p text:style-name="P5">死於<text:span text:style-name="T5"><text:s/>"</text:span>被心臟病<text:span text:style-name="T5">" </text:span>的<text:span text:style-name="T5"><text:s/>Udo Ulfkotte </text:span>所寫的那本書及其詭異的英文幽靈版，前前後後大約已有六年之久，連同取得授權之出版社，至今是個謎。<text:span text:style-name="T5"><text:s/><text:line-break/><text:line-break/></text:span>這書之原始德文版在德國是暢銷書，多次再版。因此，倘若它要發行英文版，肯定非常搶手才對。我不相信它在出版上會如此艱難，我也不相信<text:span text:style-name="T5">CIA</text:span>會袖手旁觀。不過，我並不清楚內情究竟如何。至於作者被<text:span text:style-name="T5">CIA</text:span>所殺，這點我倒是不懷疑。<text:span text:style-name="T5"><text:s/><text:line-break/><text:line-break/>CIA</text:span>向來特別喜歡殺科學家，殺爆料者，殺知情者，殺證人，殺背叛組織者，殺任何阻止其計劃者。我至今之所以還能活著，沒有心臟病發，沒有被雷公打到或被隕石擊中，沒有突然從哪裏跌下來摔斷脖子<text:span text:style-name="T5">...</text:span>那是因為我的言論殺傷力還不夠，或者應該說根本沒有殺傷力。</text:p>
      <text:p text:style-name="P4"><text:span text:style-name="T3">鄭豐遠</text:span><text:s/>  |  2019.08.13 21:40   |   <text:a xlink:type="simple" xlink:href="http://palinfo.habago.org/Entry?Command=Information_PrintForum&amp;iPage=3#FORUM37779"><text:span text:style-name="T4">#</text:span></text:a></text:p>
      <text:p text:style-name="P6">前陣子從台灣寄了些電影到家裡，昨天晚上看了紅雀<text:span text:style-name="T5"><text:s/>(Red Sparrow)</text:span>，把片子放進光碟機，選單的音樂響起，心中一震。<text:span text:style-name="T5"><text:s/><text:line-break/><text:line-break/></text:span>和音樂一樣，電影也被我歸類為大調和小調，舉凡不傷人的都算大調。紅雀自然是屬於小調，經歷過一些人事物的人應該都會為之感動。我特別喜歡那首主題曲<text:span text:style-name="T5">: <text:line-break/><text:line-break/>https://www.youtube.com/watch?v=D29bH5IV3v8 <text:line-break/><text:line-break/></text:span>昨天才看紅雀，今天上班時仗著全辦公室只有我看得懂中文，戴著耳機看完了<text:span text:style-name="T5"><text:s/>Udo Ulfkotte </text:span>的這段訪談，身後年輕同事們笑語嘻鬧，討論著過兩天要一起去哪打保齡球喝酒玩樂，誰又交了男朋友女朋友，出去約會誰該付錢<text:span text:style-name="T5">…</text:span>等等正常得不得了的話題。人和人，可以靠得這麼近，心卻如此遙遠。我能明白這些<text:span text:style-name="T5">”</text:span>孩子<text:span text:style-name="T5">”</text:span>們在想些什麼，但如果他們有一天他們也老了，如果有一天他們知道了我的心事，又會怎麼想呢<text:span text:style-name="T5">? </text:span>會如常掉頭離去嗎<text:span text:style-name="T5">? </text:span>還是會因此大哭一場呢<text:span text:style-name="T5">? <text:line-break/><text:line-break/></text:span>當我們因痛恨美國的惡行而希冀祖國或俄羅斯能多行善舉，與之抗衡時，歷史似乎也不斷提醒我們一件事，那就是政治終歸是政治，而政治最能滋養人性醜惡之一面。東風逐盛，西風漸衰，許多人開始高歌祖國的美好，認定它將為世界和平帶來一線曙光。我當然也是這樣強烈地相信著，只希望<text:span text:style-name="T5">…</text:span>只希望這一切不是夢，希望有些東西能超越政治、超越意識形態，而能真正為善服務，能為眾生灑下些許憐憫。<text:span text:style-name="T5"><text:s/></text:span></text:p>
      <text:p text:style-name="P4"><text:span text:style-name="T3">怡靜</text:span><text:s/>  |  2019.08.13 21:17   |   <text:a xlink:type="simple" xlink:href="http://palinfo.habago.org/Entry?Command=Information_PrintForum&amp;iPage=3#FORUM37778"><text:span text:style-name="T4">#</text:span></text:a></text:p>
      <text:p text:style-name="P11"><text:span text:style-name="T3">陳真提到</text:span>Udo Ulfkotte <text:span text:style-name="T3">的這本書</text:span>Gekaufte Journalisten (Amazon<text:span text:style-name="T3">上的英文名：</text:span>Journalists for Hire: How the CIA Buys the News <text:span text:style-name="T3">）</text:span><text:s/><text:span text:style-name="T3">根據我網路查詢結果</text:span><text:s/><text:span text:style-name="T3">這本書的英文版可能從來沒有出版過（的確是有出版的計畫</text:span><text:s/><text:span text:style-name="T3">封面已經設計好</text:span><text:s/><text:span text:style-name="T3">就是</text:span>Amazon<text:span text:style-name="T3">看到的那個）最後一刻被拿掉</text:span><text:s/><text:span text:style-name="T3">原先的出版社連介紹該書的網路頁面都已經刪除。</text:span><text:s/><text:line-break/><text:line-break/><text:span text:style-name="T3">底下兩個連結是相關的討論串（英文）</text:span><text:s/><text:line-break/>&lt;a href="https://off-guardian.org/2018/01/08/english-translation-of-udo-ulfkottes-bought-journalists-suppressed/"&gt;English Translation of Udo Ulfkotte’s “Bought Journalists” Suppressed?&lt;/a&gt; <text:line-break/><text:line-break/>&lt;a href="https://off-guardian.org/2018/01/19/bought-journalists-an-introduction-to-ulfkottes-censored-book/"&gt;“Bought Journalists": an introduction to Udo Ulfkotte’s suppressed book&lt;/a&gt; <text:line-break/><text:line-break/><text:span text:style-name="T3">目前這本書的英文版權是由，</text:span>&lt;a href="http://www.progressivepress.com/"&gt;progressive press&lt;/a&gt; <text:span text:style-name="T3">這間一人出版社取得，老闆有意出版，正徵求資金和翻譯者</text:span><text:s/><text:span text:style-name="T3">但我看來遙遙無期</text:span>... <text:line-break/><text:line-break/><text:span text:style-name="T3">不知祖國有否出版社願意發行中文版？這本書也有</text:span>&lt;a href="https://www.litres.ru/udo-ulfkotte/prodazhnye-zhurnalisty-lubaya-pravda-za-vashi-dengi/"&gt;<text:span text:style-name="T3">俄文版</text:span>&lt;/a&gt; <text:line-break/><text:line-break/><text:span text:style-name="T3">這裡有這本書的德文版電子書</text:span>(epub<text:span text:style-name="T3">格式</text:span>)<text:span text:style-name="T3">可下載</text:span><text:s/><text:line-break/>https://www83.zippyshare.com/v/72xdK8Vw/file.html </text:p>
      <text:p text:style-name="P4"><text:span text:style-name="T3">陳真</text:span><text:s/>  |  2019.08.13 19:15   |   <text:a xlink:type="simple" xlink:href="http://palinfo.habago.org/Entry?Command=Information_PrintForum&amp;iPage=3#FORUM37777"><text:span text:style-name="T4">#</text:span></text:a></text:p>
      <text:p text:style-name="P6">卡韓政變<text:span text:style-name="T5"><text:s/>(142)</text:span>：政治不該凌駕人性與感情<text:span text:style-name="T5"><text:s/><text:line-break/><text:line-break/></text:span>陳真<text:span text:style-name="T5"><text:s/>2019. 08. 13. <text:line-break/><text:line-break/><text:line-break/></text:span>一個黨，如果連郭台銘及楊秋興這樣一種至今不斷抹黑同黨總統候選人之行為竟然都不會因此而被開除黨籍，你覺得應該把政黨票投給這樣一個爛黨嗎？<text:span text:style-name="T5"><text:s/><text:line-break/><text:line-break/></text:span>如果有勞動黨，我就把政黨票投給它，其次是新黨，再來是統促黨。至於國民黨，這回我實在投不下去；人渣諸黨<text:span text:style-name="T5"><text:s/>"</text:span>們<text:span text:style-name="T5">" </text:span>就更不用說了。<text:span text:style-name="T5"><text:s/><text:line-break/><text:line-break/></text:span>郭台銘這混蛋，真是無恥透了頂。他參加黨內初選，從到到尾使用抹黑造謠手段，每天放狗咬人。選輸了，至今還不認帳。不認帳就退黨參選啊，他想要選就儘管去選啊，但他的問題並不在於參選與否，而是在於他根本不願意用正當手段與人競選；除了抹黑造謠，還是抹黑造謠，毫無廉恥。<text:span text:style-name="T5"><text:s/><text:line-break/><text:line-break/></text:span>韓國瑜真的別傻了！別以為低聲下氣、任謗任辱，混蛋們就會放棄對你使壞。那是根本不可能的事。混蛋們目前正在操弄的，一樣是把你往死裏打，進行人格毀滅，以便取而代之。<text:span text:style-name="T5"><text:s/><text:line-break/><text:line-break/></text:span>至於楊秋興，我們認識三十幾年，曾經是一起共事的黨外同志，如今卻讓我更進一步明白政治的陰暗與無情。我想，我已經很難再把他當成朋友。我現在能理解為什麼曾經跟他非常友好的戴振耀後來卻對他如此反感。朋友可以藍可以綠，但不能故意混淆是非黑白，不能因為利害考量而凌駕基本是非，遑論凌駕人與人之間的情感。<text:span text:style-name="T5"><text:s/><text:line-break/><text:line-break/></text:span>阿耀<text:span text:style-name="T5"><text:s/>(</text:span>戴振耀<text:span text:style-name="T5">) </text:span>始終是綠，但他從我的文章中知道我二十年前就開始反綠。我很感謝他並沒有因此而敵視我，依然與我稱兄道弟，願意讓我陪他走過人生最後的一段路。<text:span text:style-name="T5"><text:s/><text:line-break/><text:line-break/></text:span>我常想起一件事，<text:span text:style-name="T5">1989</text:span>年，我籌組台灣第一個兒童福利團體<text:span text:style-name="T5"><text:s/>(</text:span>楊秋興和戴振耀都是會員<text:span text:style-name="T5">)</text:span>，並且在<text:span text:style-name="T5">1989</text:span>年的兒童節那一天<text:span text:style-name="T5"><text:s/>(</text:span>四月四日；鄭南榕自焚的前三天<text:span text:style-name="T5">)</text:span>，由我擔任遊行總指揮，違反集遊法走上街頭，訴求有二：要求實施<text:span text:style-name="T5"><text:s/>"</text:span>重症兒童免費醫療<text:span text:style-name="T5">" </text:span>及<text:span text:style-name="T5">"</text:span>增加中央兒童福利預算<text:span text:style-name="T5">"</text:span>。當遊行隊伍走到高雄市政府時，數以百計的鎮暴警察和情治人員把市政府團團圍住，怕我們衝進去，並隨即舉牌宣告非法集會，要求我立即解散群眾。一旦舉牌三次，便屬犯行確立。<text:span text:style-name="T5"><text:s/><text:line-break/><text:line-break/></text:span>於是，就在警方準備舉第三次警告牌時，我們那天的遊行隊伍指揮車司機，突然從車子裏衝出來，搶走我的麥克風說：<text:span text:style-name="T5">"</text:span>陳真，你還有學業要完成，要抓去關我來關<text:span text:style-name="T5">"</text:span>。那位<text:span text:style-name="T5"><text:s/>"</text:span>司機<text:span text:style-name="T5">" </text:span>就是戴振耀。在那個偶語棄市文字成獄的恐怖年代，這舉動也許沒什麼，但卻讓我很感動。因為我知道，倘若坐牢可以代替，阿耀絕對會願意為我入獄。<text:span text:style-name="T5"><text:s/><text:line-break/><text:line-break/></text:span>阿耀在美麗島事件中坐了幾年牢，我常聽他提起被逮捕的那一天以及幾年後出獄返家的種種痛苦、遺憾與悲傷。後來，忘了是哪個案子，國民黨又準備法辦阿耀。那一次，看起來似乎有可能會再度去坐牢。開庭那一天，我陪阿耀出庭，法院四周全是鎮暴警察和鐵蒺蔾及滾地龍。當他準備走進法院時，突然又轉回頭，跑過來給我一個深深的擁抱，彷彿道別。<text:span text:style-name="T5"><text:s/><text:line-break/><text:line-break/></text:span>我跟阿耀都是屬於那種不修邊幅、不喊痛的粗野類型，不講究文雅，不擅言語，不太表達情感。因此，對於他這突如其來的深情擁抱，讓我頓時有點措手不及。阿耀事後說，他當時心裏想，也許這一步走進法院後，將會被當庭收押，日後見面又不知道是幾年之後了。<text:span text:style-name="T5"><text:s/><text:line-break/><text:line-break/></text:span>很多東西微妙深沉，難以言喻。我想說的是：朋友有捨身之義；大難來時，理當為朋友捨命，更何況只是代替朋友坐黑牢。捨命或坐牢也許一般人都難以做到，但是至少，政治不該喪失人性，不該把利益凌駕在人與人的感情之上。</text:p>
      <text:p text:style-name="P4"><text:span text:style-name="T3">陳真</text:span><text:s/>  |  2019.08.13 10:51   |   <text:a xlink:type="simple" xlink:href="http://palinfo.habago.org/Entry?Command=Information_PrintForum&amp;iPage=3#FORUM37776"><text:span text:style-name="T4">#</text:span></text:a></text:p>
      <text:p text:style-name="P5">卡韓政變<text:span text:style-name="T5"><text:s/>(141)</text:span>：<text:span text:style-name="T5">CIA </text:span>的人肉炸彈<text:span text:style-name="T5"><text:s/><text:line-break/><text:line-break/></text:span>陳真<text:span text:style-name="T5"><text:s/>2019. 08. 13. <text:line-break/><text:line-break/><text:line-break/></text:span>我一直在找這本書：<text:span text:style-name="T5"><text:s/><text:line-break/><text:line-break/>https://amzn.to/2iWl3lx <text:line-break/><text:line-break/></text:span>作者是德國最大媒體之一法蘭克福匯報的著名記者，同時也是一位學者、教授，研究外交政策，曾在美國加洲大學任教及擔任一些機構的研究員，名叫<text:span text:style-name="T5"><text:s/>Udo Ulfkotte</text:span>；長年接受<text:span text:style-name="T5">CIA</text:span>指令，報導各種假新聞。<text:span text:style-name="T5"><text:s/><text:line-break/><text:line-break/>2012</text:span>年左右，因為美國透過製造各種假新聞，藉以在利比亞與敘利亞等國家發動內亂與戰爭，就跟史諾登一樣，他決定挺身而出，曝露自己與德國媒體長年以來如何被<text:span text:style-name="T5"><text:s/>CIA</text:span>所賄賂與操控。他說，德國只是美國的一個殖民地，整個媒體就掌控在<text:span text:style-name="T5"><text:s/>CIA </text:span>手裏。<text:span text:style-name="T5"><text:s/><text:line-break/><text:line-break/></text:span>底下是<text:span text:style-name="T5">2014</text:span>年<text:span text:style-name="T5">10</text:span>月<text:span text:style-name="T5">18</text:span>日他接受<text:span text:style-name="T5"><text:s/>RT (</text:span>今日俄羅斯<text:span text:style-name="T5">) </text:span>的專訪：<text:span text:style-name="T5"><text:s/><text:line-break/><text:line-break/>https://www.youtube.com/watch?v=T9IwKrgLVY0 <text:line-break/><text:line-break/></text:span>懇請各位務必一看。有中文字幕。裏頭也有提到台灣。<text:span text:style-name="T5"><text:s/><text:line-break/><text:line-break/>Udo Ulfkotte </text:span>在<text:span text:style-name="T5"><text:s/>2014</text:span>年用德文寫了一本書，詳細揭露<text:span text:style-name="T5"><text:s/>CIA </text:span>如何操控媒體。<text:span text:style-name="T5">2017</text:span>年，發行英文版，就是這一本：<text:span text:style-name="T5"><text:s/><text:line-break/><text:line-break/>https://amzn.to/2iWl3lx <text:line-break/><text:line-break/></text:span>但是<text:span text:style-name="T5"><text:s/>CIA </text:span>阻止了英文版的發行，連出版商都不知下落。這書之英文版到底有沒有上市，看起來像個謎。我找遍許多圖書館，包括劍橋圖書館、大英圖書館也找不到。<text:span text:style-name="T5">AMAZON</text:span>有賣二手書，但我很懷疑，因為居然叫價九百多美元。台灣幾個拍賣網站也找不到，寫著<text:span text:style-name="T5"><text:s/>"</text:span>售完<text:span text:style-name="T5">"</text:span>。如果有誰知道哪裏可以買到英文版，煩請告知；我指的是正常價格，不是喊價三萬多元。<text:span text:style-name="T5"><text:s/><text:line-break/><text:line-break/></text:span>這位作者<text:span text:style-name="T5"><text:s/>Udo Ulfkotte </text:span>說他存心就是不要命了，但他不怕，因為他沒有小孩，也沒有會遭到<text:span text:style-name="T5">CIA</text:span>報復的家人。英文版<text:span text:style-name="T5"><text:s/>"</text:span>疑似<text:span text:style-name="T5">" </text:span>出版之前，他就<text:span text:style-name="T5"><text:s/>"</text:span>被心臟病<text:span text:style-name="T5">" </text:span>死掉了，朋友與同事們指出，許多證據指向謀殺。<text:span text:style-name="T5"><text:s/><text:line-break/><text:line-break/></text:span>面對香港、台灣的動亂，我總是感到很沮喪，為什麼這個世界是這樣？就像被撒旦所控制，而我們卻幾乎沒有絲毫反抗能力，只能任由美國這個邪惡撒旦在全世界各地興風作浪；而且養了一堆走狗，任其喪心病狂地胡作非為，而我們卻只能跟走狗鬥，甚至只能跟那些給走狗當走狗的走狗鬥。<text:span text:style-name="T5"><text:s/><text:line-break/><text:line-break/>Udo Ulfkotte </text:span>說，英國和德國事實上都是美國的殖民地。你可想而知，台灣又是什麼樣的一種更為低賤的地位了。事實上，台灣也好，香港也罷，純粹就是美國用來打擊祖國的人肉炸彈，連殖民地都稱不上。</text:p>
      <text:p text:style-name="P4"><text:span text:style-name="T3">陳真</text:span><text:s/>  |  2019.08.10 18:24   |   <text:a xlink:type="simple" xlink:href="http://palinfo.habago.org/Entry?Command=Information_PrintForum&amp;iPage=1#FORUM37775"><text:span text:style-name="T4">#</text:span></text:a></text:p>
      <text:p text:style-name="P5">它媽的到底有完沒完？幾十年來每天就是搞這些，然後就財源滾滾名利雙收。先是國民黨搞，接著換人渣黨搞得更齷齪。這些人渣到底是要折磨台灣到幾時？我希望可以活到有一天，可以親眼見證這些惡行罄竹難書的漢奸台奸、貪得無饜的人渣們一個個被繩之以法。<text:span text:style-name="T5"><text:s/><text:line-break/><text:line-break/></text:span>陳真<text:span text:style-name="T5"><text:s/><text:line-break/><text:line-break/>========== <text:line-break/></text:span>通通抓起來！中國收買<text:span text:style-name="T5">5</text:span>家台媒　蔡英文：執法機關去調查<text:span text:style-name="T5">… <text:line-break/><text:line-break/>2019/08/10 <text:line-break/><text:line-break/></text:span>記者黎冠志／高雄報導<text:span text:style-name="T5"><text:s/><text:line-break/><text:line-break/></text:span>英媒《路透社》昨報導指出，至少<text:span text:style-name="T5">5</text:span>家台灣媒體收受中國政府金援，藉此讓這些媒體宣傳、美化中國政府的形象，以利收買台灣人心、同意「統一」思想，其中金融來源甚至包括國台辦；消息人士指出，除了國台辦委託業配新聞外，中國各地方政府也有出資。對此，總統蔡英文今（<text:span text:style-name="T5">10</text:span>）日受訪時也說，中國對台灣的滲透是無所不在的！<text:span text:style-name="T5"><text:s/><text:line-break/><text:line-break/></text:span>統戰無下限！中國收買<text:span text:style-name="T5">5</text:span>家台媒，蔡英文：執法機關調查處理。（圖／總統府提供）<text:span text:style-name="T5"><text:s/><text:line-break/><text:line-break/></text:span>蔡英文表示，中國介入媒體影響報導或整個生態，時有所聞，台灣社會也對此抱持憂心的態度，「這一則報導某種程度也證實了這些憂慮並不是空穴來風。我們陸委會已經說了，如果真的有牽涉到不法情事，我們執法機關都會去調查、去處理。」<text:span text:style-name="T5"><text:s/><text:line-break/><text:line-break/></text:span>另外，蔡英文也強調，「中國對台灣的滲透其實是無所不在，也希望全體國民對於這一類的滲透，包括假消息、假訊息的流通，大家都要特別警覺。」蔡英文呼籲，大家一起來把假消息、假訊息在第一時間就把它釐清或消除，「這是保護我們民主最重要的事情」。<text:span text:style-name="T5"><text:s/><text:line-break/><text:line-break/></text:span>而對於中國收買台灣媒體一事，外交部長吳釗燮稍早也在推特發出怒吼，表示「永遠不會向專制主義和國台辦瘋子投降！」<text:span text:style-name="T5"><text:s/><text:line-break/><text:line-break/></text:span>吳釗燮表示，路透社的報導，暴露了致力扭曲台灣輿論的惡質行徑，他呼籲台灣人必須團結起來，不是聽那些收了骯髒金錢，並宣揚向北京低頭，揚棄美國的「假先知」。甚至火力全開強調「台灣人絕對不會向威權專制主義及國台辦的瘋子投降，絕不！」</text:p>
      <text:p text:style-name="P4"><text:span text:style-name="T3">陳真</text:span><text:s/>  |  2019.08.10 16:50   |   <text:a xlink:type="simple" xlink:href="http://palinfo.habago.org/Entry?Command=Information_PrintForum&amp;iPage=1#FORUM37774"><text:span text:style-name="T4">#</text:span></text:a></text:p>
      <text:p text:style-name="P6">卡韓政變<text:span text:style-name="T5"><text:s/>(140)</text:span>：龜公們到底有完沒完？<text:span text:style-name="T5"><text:s/><text:line-break/><text:line-break/></text:span>陳真<text:span text:style-name="T5"><text:s/>2019. 08. 10. <text:line-break/><text:line-break/><text:line-break/></text:span>國民黨之<text:span text:style-name="T5"><text:s/>"</text:span>權貴習性<text:span text:style-name="T5">" </text:span>很重，講究血統，姿態很高，向來看不起像韓國瑜和洪秀柱這樣一種與人平起平坐沒有官架子的同志，更不用說一般平民百姓了，絲毫不放在眼裏，不屑與之為伍。<text:span text:style-name="T5"><text:s/><text:line-break/><text:line-break/></text:span>權貴們向來很愛惜<text:span text:style-name="T5"><text:s/>"</text:span>羽毛<text:span text:style-name="T5">"(</text:span>烏龜有羽毛可愛惜嗎？<text:span text:style-name="T5">)</text:span>，重視形象，身段很高，看到一般人，馬上自覺高人一等，皮笑肉不笑。所謂形象就是他根本不屑跟<text:span text:style-name="T5"><text:s/>"</text:span>一般人<text:span text:style-name="T5">" </text:span>為伍，彷彿自貶身價。為什麼呢？因為他自認為是菁英，是權貴，是基因良好的高等物種。<text:span text:style-name="T5"><text:s/><text:line-break/><text:line-break/></text:span>權貴們特別喜歡當官，把官位當成一種好像<text:span text:style-name="T5"><text:s/>"</text:span>理所當然總該輪到我<text:span text:style-name="T5">" </text:span>的世襲制度。這樣一個宮廷式政黨，不用人家來消滅，它自己就會土崩瓦解，因為時代不一樣了。<text:span text:style-name="T5"><text:s/><text:line-break/><text:line-break/></text:span>去年，韓國瑜一人救全黨，完成不可能的任務。這下不得了，天下一打下，深宮禁苑裏的龜公太監竟然全跑出來，個個龜頭亂伸，想嚐甜頭。這些自認為菁英的富豪龜公太監們，始終看不起像韓國瑜和洪秀柱那樣一種血統不純正的人。<text:span text:style-name="T5"><text:s/><text:line-break/><text:line-break/></text:span>這大概就是目前的一個基本局面，一堆龜公，每天龜言龜語，龜頭亂伸，嗲來嗲去，實在是讓人有夠受不了。<text:span text:style-name="T5"><text:s/><text:line-break/><text:line-break/></text:span>你看人家洪秀柱，那才真的叫膽識氣魄勇敢無私<text:span text:style-name="T5"><text:s/>(</text:span>她準備來台南最難選的選區選立委<text:span text:style-name="T5">)</text:span>，龜公們會因此覺得慚愧嗎？當然不會，要不然就不叫做龜公了。<text:span text:style-name="T5"><text:s/><text:line-break/><text:line-break/></text:span>韓國瑜何必去理會這些沒出息的太監人物呢？你理會也沒用啊，因為這些人要的是權勢與利益，胃口是永遠填不滿的；他們整天想的是怎麼陷害你，以便取而代之。<text:span text:style-name="T5"><text:s/><text:line-break/><text:line-break/></text:span>你看，龜<text:span text:style-name="T5"><text:s/>(</text:span>郭<text:span text:style-name="T5">) </text:span>陣營講那個什麼龜話！初選期間，買通媒體，買下無數媒體人，聯合民進黨，對韓國瑜百般抹黑，用盡一切陰暗齷齪無中生有的造謠手段，但是現在龜陣營卻說初選期間，郭台銘好天真好單純哦，對韓國瑜如何呵護備至，如何<text:span text:style-name="T5"><text:s/>"</text:span>精誠所至<text:span text:style-name="T5">"</text:span>，卻遭到不公平對待云云。這種無恥龜話，你聽得下去嗎？它媽的無恥也該有點分寸，真是沒出息到極點。<text:span text:style-name="T5"><text:s/><text:line-break/><text:line-break/></text:span>龜公們應該統統掃進歷史的灰燼，要不就自己縮緊龜頭，不要再出來丟人現眼了。<text:span text:style-name="T5"><text:s/><text:line-break/><text:line-break/>=============== <text:line-break/></text:span>快訊／王金平勸韓國瑜「精誠所至」　劉宥彤：郭台銘真心換了不少閉門羹<text:span text:style-name="T5"><text:s/><text:line-break/><text:line-break/></text:span>記者楊蕓、羅婉庭／台北報導<text:span text:style-name="T5"><text:s/><text:line-break/><text:line-break/>2019. 08. 08. <text:line-break/><text:line-break/></text:span>前立法院長王金平<text:span text:style-name="T5">8</text:span>日建議高雄市長韓國瑜「精誠所至、金石為開」，繼續聯絡鴻海集團創辦人郭台銘。對此，郭台銘核心幕僚劉宥彤<text:span text:style-name="T5">8</text:span>日受訪時表示，王金平說法好像有點反過來，「郭董一心為國，在他人生最後階段提出想為國服務的想法，初選過程中比較天真，對韓市長精誠所至，但也用真心換了不少閉門羹。」</text:p>
      <text:p text:style-name="P4"><text:span text:style-name="T3">陳真</text:span><text:s/>  |  2019.08.10 02:52   |   <text:a xlink:type="simple" xlink:href="http://palinfo.habago.org/Entry?Command=Information_PrintForum&amp;iPage=1#FORUM37773"><text:span text:style-name="T4">#</text:span></text:a></text:p>
      <text:p text:style-name="P5">卡韓政變<text:span text:style-name="T5"><text:s/>(139)</text:span>：真實<text:span text:style-name="T5"><text:s/><text:line-break/><text:line-break/></text:span>陳真<text:span text:style-name="T5"><text:s/>2019. 08. 10. <text:line-break/><text:line-break/><text:line-break/></text:span>差不多每個存在主義哲學家都很不喜歡人家說他是個存在主義者，畢竟那就是一種標籤，而存在主義者最怕的就是標籤；就如同維根斯坦所說，一個真正的反英雄人士，絕不會喜歡自己因為反英雄而變成一種叫做<text:span text:style-name="T5"><text:s/>"</text:span>反英雄<text:span text:style-name="T5">" </text:span>的<text:span text:style-name="T5"><text:s/>"</text:span>英雄<text:span text:style-name="T5">"</text:span>。<text:span text:style-name="T5"><text:s/><text:line-break/><text:line-break/></text:span>標籤，傷害了生命的某種尊嚴與重量，變成一種概念，失去真實<text:span text:style-name="T5"><text:s/>(authenticity)</text:span>。<text:span text:style-name="T5"><text:s/><text:line-break/><text:line-break/></text:span>我也很怕標籤，而這也是我之所以很不願意受訪的一千個理由<text:span text:style-name="T5"><text:s/>"</text:span>之一<text:span text:style-name="T5">"</text:span>。因為當你站到鎂光燈前，拿起麥克風，某個標籤馬上就貼上來了，彷彿我不是人，而只是一種商品，一種角色，一種可以定義的東西，供人觀看，讓那些對你根本一無所知的陌生人對你品頭論足；這讓我感覺很窩囊，就跟當眾賣淫的感覺差不多。<text:span text:style-name="T5"><text:s/><text:line-break/><text:line-break/></text:span>真實性的淪喪是世上最難以忍受的事情之一。任何作為，只要偏離了血肉，就會讓人<text:span text:style-name="T5">--</text:span>至少是讓我很受不了。<text:span text:style-name="T5"><text:s/><text:line-break/><text:line-break/>Albert Camus (</text:span>卡謬<text:span text:style-name="T5">) </text:span>說，<text:span text:style-name="T5">"</text:span>關於你的一切議論、真誠與嚴肅性，人們只會被一樣東西所說服，那就是你的死亡。<text:span text:style-name="T5">" (Men are convinced of your arguments, your sincerity, and the seriousness of your efforts only by your death.) </text:span>當然不是說你一定得趕緊去自殺，才能讓人們相信你所說的一切之嚴肅性與真誠，而是說，你所講的一切，如果沒法勝過你的生命，憑什麼我要相信你呢？<text:span text:style-name="T5"><text:s/><text:line-break/><text:line-break/></text:span>維根斯坦也有一句類似的話，他說：<text:span text:style-name="T5">"</text:span>惟有死亡賦予生命意義<text:span text:style-name="T5">"</text:span>。這話乍看通俗易懂，其實不然；它就像一把神祕的鑰匙，足以解開所謂深奧艱澀<text:span text:style-name="T5"><text:s/>(</text:span>其實簡單到爆的<text:span text:style-name="T5">) </text:span>維根斯坦哲學。<text:span text:style-name="T5"><text:s/><text:line-break/><text:line-break/></text:span>我很難跟一個三歲小孩談比方說康德哲學，但我卻很容易可以教一個三歲小孩以一種真實理解的方式懂得維根斯坦的千萬字哲學筆記；小孩自然一時還學不來那些複雜的邏輯符號及各種哲學術語，但是跳過這一切，三歲小孩依然可以懂得維根斯坦，只是看你會不會教而已。一等於一，誰會不懂？深藍比淺藍深，誰會不懂？一隻狗狗不小心踩到地上一個計算機，恰好按出<text:span text:style-name="T5">3</text:span>加<text:span text:style-name="T5">5</text:span>等於<text:span text:style-name="T5">8</text:span>，你覺得這隻狗狗是否已經學會了算數？誰會不懂？在我出生之前，地球已經存在，誰會不懂？<text:span text:style-name="T5">(</text:span>這些都是維根斯坦所舉的例子<text:span text:style-name="T5">) <text:line-break/><text:line-break/></text:span>我知道幾乎所有維根斯坦的研究者應該都不會認同我說的，但我知道我是對的，毫無疑義。像維根斯坦那麼簡單的一種哲學，卻居然主導了<text:span text:style-name="T5">20</text:span>世紀甚至<text:span text:style-name="T5">21</text:span>世紀的西方哲學，也許那就像一個反英雄人士被貼上了一種另類英雄的標籤；一個反哲學、宣佈哲學之死的人，卻成為最偉大的哲學家；一個宣稱自己的哲學毫無意義的人，大家卻拼命尋找、努力探討<text:span text:style-name="T5"><text:s/>"</text:span>無意義<text:span text:style-name="T5">" </text:span>是否是一種更深刻的意義；彷彿光是後現代還不夠，還得後後現代，乃至後後後<text:span text:style-name="T5">...</text:span>現代。一個宣布終結哲學思想的企圖與論證，卻反而帶來滔滔不絕永無止盡的議論。<text:span text:style-name="T5"><text:s/><text:line-break/><text:line-break/></text:span>一個存在主義者總是面臨一種兩難：他要嘛閉嘴一句話也不說，要不就是註定得透過言詞訴說概念，從而跟他所欲推崇的東西離得越來越遠；直到有一天，死亡來臨，也許人們才有辦法真正評價他跟他的信念與話語之間，究竟有著多少連結？有著多少真實性？<text:span text:style-name="T5"><text:s/><text:line-break/><text:line-break/></text:span>這些東西真要講起來很抽象，只有學這一行的人，才有可能理解那些概念。但抽象之物並非全然無用。關於存在主義，一般人不妨只要記住一個詞就行，那就是<text:span text:style-name="T5"><text:s/>authentic (</text:span>真實的<text:span text:style-name="T5">)</text:span>，或真實<text:span text:style-name="T5"><text:s/>(authenticity)</text:span>。這個真，不是真假的真，也不是真理的真，而是一種彷彿血淋淋、很慘烈、充滿折騰與痛苦的那種<text:span text:style-name="T5"><text:s/>"</text:span>真實血肉<text:span text:style-name="T5">" </text:span>的真。<text:span text:style-name="T5"><text:s/><text:line-break/><text:line-break/></text:span>從概念到實例之間，永遠有著一種不可能跨越的鴻溝，亦即我永遠都不可能證實某個例子確實足以成為某種概念的例子。因此，例子<text:span text:style-name="T5">(case) </text:span>基本上就像一種影子<text:span text:style-name="T5">(caseness)</text:span>；我畫不出鬼，只好指個鬼影子給你看，讓你自己想一想、看一看到底像不像隻鬼。<text:span text:style-name="T5"><text:s/><text:line-break/><text:line-break/></text:span>我之所以講這些，其實有個緣由。你看，去年選舉，國民黨幾位市長候選人大勝幾十萬票，例如侯友宜和盧秀燕，儼然政治明星，但我卻完全無感。他們就算贏得全世界所有選票，我肯定還是無感，為什麼呢？也許那就是因為<text:span text:style-name="T5"><text:s/>"</text:span>真實<text:span text:style-name="T5">" </text:span>二字。不管他們是好人還是壞蛋，我就是沒法從他們身上感受到一點溫度、重量與真實。<text:span text:style-name="T5"><text:s/><text:line-break/><text:line-break/></text:span>但是，在韓國瑜的身上卻十足血肉，活生生的感覺<text:span text:style-name="T5">--</text:span>不管韓是好人或壞蛋都一樣，真實與否畢竟與好壞無關。它是一種重量，一種溫度。<text:span text:style-name="T5"><text:s/><text:line-break/><text:line-break/></text:span>至於郭台銘、柯文哲或蔡英文等等那些人，感覺就像一種毫無生命跡象的木偶；儘管充滿邪氣，像什麼安娜貝爾似的，依舊缺乏生命的感覺，很不真實。<text:span text:style-name="T5"><text:s/><text:line-break/><text:line-break/></text:span>王爾德<text:span text:style-name="T5"><text:s/>(Oscar Wilde) </text:span>說，<text:span text:style-name="T5">"To live is the rarest thing in the world. Most people exist, that is all." (</text:span>生活是世上最罕見的事，大多數人只是存在而已。<text:span text:style-name="T5">) <text:line-break/><text:line-break/></text:span>一個從骨子裏說話的人，我們會樂意駐足聆聽。但是，一個講話跟放屁根本沒兩樣、行事空洞貧乏乃至充滿算計的人，例如郭、柯、蔡、賴等人，我一般都是一看到就趕緊轉台，就像看到安娜貝爾那樣，感覺陰陽怪氣的，缺乏真實人味。<text:span text:style-name="T5"><text:s/><text:line-break/><text:line-break/></text:span>有時在外頭餐廳用餐，無法控制電視機，我就只好閉眼摀耳，直到<text:span text:style-name="T5"><text:s/>"</text:span>安娜貝爾們<text:span text:style-name="T5">" </text:span>的畫面消失。<text:span text:style-name="T5"><text:s/></text:span></text:p>
      <text:p text:style-name="P4"><text:span text:style-name="T3">王修亮</text:span><text:s/>  |  2019.08.09 18:57   |   <text:a xlink:type="simple" xlink:href="http://palinfo.habago.org/Entry?Command=Information_PrintForum&amp;iPage=1#FORUM37772"><text:span text:style-name="T4">#</text:span></text:a></text:p>
      <text:p text:style-name="P6">父之鄉<text:span text:style-name="T5"><text:s/><text:line-break/><text:line-break/></text:span>父親生於河南宜陽三鄉鎮張吾村。<text:span text:style-name="T5"><text:s/><text:line-break/><text:line-break/></text:span>「明明一村子都姓王，怎會叫張吾村呢？」<text:span text:style-name="T5"><text:s/><text:line-break/></text:span>「因為張良到過咱村子。」<text:span text:style-name="T5"><text:s/><text:line-break/></text:span>為甚麼來過？來做甚麼？之後又如何？當時年齡太小了，沒有詢問的能力。但是張良必然和村子曾經有過非常密切的關係，否則不會改村名，也不會有這個「吾」字。<text:span text:style-name="T5"><text:s/><text:line-break/></text:span>歷史在天災人禍中消散，在權勢鬥爭中扭曲，但在文人所輕忽的荒鄉僻壤，總會留下點點滴滴謎語似的痕跡。<text:span text:style-name="T5"><text:s/><text:line-break/><text:line-break/></text:span>正如父親常常說的另一段風景。<text:span text:style-name="T5"><text:s/><text:line-break/><text:line-break/></text:span>「咱村子邊是一大片野棗林，那棗樹長得密密麻麻，不但有刺，最厲害的是刺還都帶個倒鉤，在肉裡拔都拔不出來，一拔就勾著塊肉。」<text:span text:style-name="T5"><text:s/><text:line-break/></text:span>「我沒看過這種刺啊！」<text:span text:style-name="T5"><text:s/><text:line-break/></text:span>「你沒看過的可多了！長大要盡力往遠處跑，多看看，不回這個家都沒關係，別被關在這一點小地方。」<text:span text:style-name="T5"><text:s/><text:line-break/></text:span>我幼年時聽到這句話是很驚恐的，總覺得離開父母、不再回家是極為可怕的事。很多年後才明白父親的大氣，只是那幼年的種種驚恐，使我在他活著的時候與他非常疏離。<text:span text:style-name="T5"><text:s/><text:line-break/><text:line-break/></text:span>「棗樹林後面是個懸崖，一大片石壁垂直落下有十幾層樓高，跳下來就是個死。傳說劉秀起兵之後，有一次戰敗了，逃到咱村子這兒，後面追兵緊著，前面又是斷崖，劉秀一橫心，夾著馬就往前衝，那馬兩個蹄子搭著懸崖的石壁，一順子就溜到底，到現在還看得到石崖上兩道凹進去的溜溝，溜溝底下對著塊大石頭，上面還留著兩個馬蹄印子，那兒就叫溜馬崖。」<text:span text:style-name="T5"><text:s/><text:line-break/></text:span>「爸，你去看過？」<text:span text:style-name="T5"><text:s/><text:line-break/></text:span>「就在村子邊上，當小孩的時候常跑去玩啊！村邊的野棗都有倒鉤刺，唯獨溜馬崖四周的野棗林刺是直的，因為劉秀逃得活命後，肚子餓了，就用手去捋那些野棗吃，他是真命天子，鉤刺不敢傷他，趕緊都變成直刺了。」<text:span text:style-name="T5"><text:s/><text:line-break/><text:line-break/></text:span>村野鄉夫的價值觀都是這樣留傳下來的吧！<text:span text:style-name="T5"><text:s/><text:line-break/><text:line-break/></text:span>「後山過去走個兩時辰，山壁上都刻著大佛像。」<text:span text:style-name="T5"><text:s/><text:line-break/></text:span>「多大的佛像啊？怎刻在山壁上？」<text:span text:style-name="T5"><text:s/><text:line-break/></text:span>「我那時還是十幾歲的小夥子，正有力氣，拿著石頭儘力氣丟，丟不到佛像的腰上，就那麼大。誰刻的也不知道，從有村子就有這些佛像了。」<text:span text:style-name="T5"><text:s/><text:line-break/></text:span>小孩子難免問東問西：「那些山有多少？山上還有些甚麼東西啊？」<text:span text:style-name="T5"><text:s/><text:line-break/><text:line-break/></text:span>「山是沒個數的啊！一層層總是山，山上甚麼都有，咱村子後山上有一年出了個大蟲，村長帶著女婿、鄉人去打虎。」<text:span text:style-name="T5"><text:s/><text:line-break/></text:span>「去的人不怕嗎？」<text:span text:style-name="T5"><text:s/><text:line-break/></text:span>「傻孩子，怕啥？不打死就吃咱村子的人，非打不可！」<text:span text:style-name="T5"><text:s/><text:line-break/><text:line-break/></text:span>那是自古以來平民的價值，一切以人為優先，但是也直率的拚搏著自我的性命，男人保護婦孺老弱是天經地義的事，而平常享有特權的階級，在遇到危險時，就必須搶先出頭擔負責任。<text:span text:style-name="T5"><text:s/><text:line-break/></text:span>一個自有其公平正義的年代與環境。<text:span text:style-name="T5"><text:s/><text:line-break/><text:line-break/></text:span>「大蟲打死了，咱村也咬死了幾個，村長的女婿是隊長，先衝啊！死了！有人跑回來趕著報消息，結果大隊才到村子口，村長的女兒後面已經投井了！」<text:span text:style-name="T5"><text:s/><text:line-break/></text:span>我霎時汗毛直立，腦子轟的一聲嚇傻了。<text:span text:style-name="T5"><text:s/><text:line-break/></text:span>「喝！辦了好大的喪事，村長好有面子！」<text:span text:style-name="T5"><text:s/><text:line-break/></text:span>父親，您是希望我將來也如此做嗎？<text:span text:style-name="T5"><text:s/><text:line-break/></text:span>我驚嚇了很多年，常常在暗夜發誓絕對不要嫁人。<text:span text:style-name="T5"><text:s/><text:line-break/><text:line-break/></text:span>很多年後，我也才明白，父親只是不知道該如何正確的向兒女表達自己的看法與價值，他是個行伍出身的軍人，直率粗暴，但是走遍四方，因此眼光宏大。<text:span text:style-name="T5"><text:s/><text:line-break/></text:span>那雖然是某種鄉野的婚姻價值，卻並非父親的價值，鄉野的確曾經是他的培育之地，他卻因為閱歷而跳脫了鄉野的束縛。他從來沒有切割過兒子與女兒的差異，給我們取的名字都排進輩分，都鼓勵我們讀書，鼓勵我們志在四方，不要被任何事物拘限。<text:span text:style-name="T5"><text:s/><text:line-break/></text:span>他自己一生被命運操弄，卻從來沒有向命運屈服，也希望我們成為這樣的人，才有能力生存在亂世。<text:span text:style-name="T5"><text:s/><text:line-break/><text:line-break/></text:span>「咱們村子裡窮啊！全村都是強盜，咱們河南人都是強盜，沒辦法，窮啊！沒讀過書，就是不懂事。」<text:span text:style-name="T5"><text:s/><text:line-break/></text:span>這是父親常說的話，說的時候，雙眼會微微瞇起，鎖住了瞳孔裡黑沉的滄桑。<text:span text:style-name="T5"><text:s/><text:line-break/><text:line-break/></text:span>幼年的我在聽故鄉事務時，總是欣羨異常：「我有一天也要回去看溜馬崖，看你說的大佛像。」<text:span text:style-name="T5"><text:s/><text:line-break/></text:span>父親會哈哈笑兩聲，笑聲裡沒有喜悅，彷彿與瞳孔裡的滄桑鎖在一起：「有甚麼好看的，那村子，我離開的時候，就打算不再回去了。家裡都沒人了，一個都沒了，死絕了。說甚麼呢？也不可能再回去了。你們要好好讀書，讀了書往更遠處走。」<text:span text:style-name="T5"><text:s/><text:line-break/><text:line-break/></text:span>是亂世與戰爭使父親如此滄桑嗎？還是村子裡曾經發生過甚麼無法述說的往事？我始終不明白父親真正的想法，也無法得知真實。<text:span text:style-name="T5"><text:s/><text:line-break/></text:span>父親過世後，母親決定：「你們不要再回父親的村子，他的家人戰亂幾年全病死，他在村子口也打了自己的腿一槍，留下自己的血。你們村子對這個家不好，不要回去。」<text:span text:style-name="T5"><text:s/><text:line-break/><text:line-break/></text:span>我們至今都沒有回去。<text:span text:style-name="T5"><text:s/><text:line-break/><text:line-break/></text:span>作為一個孩子，我也已經垂垂老矣，許多童年少年時的驚恐與疏離，在時間與生活的歷練中，逐漸渾圓起來，看透了父親瞳孔與笑聲裡的滄桑。<text:span text:style-name="T5"><text:s/><text:line-break/></text:span>戰亂已經逐漸平息，這個世代逐漸不同了。父親，我想回去你的故鄉，我深知那是你曾有的驚恐與絕望，但那是你生育成長的地方，祖先所在的地方。<text:span text:style-name="T5"><text:s/><text:line-break/></text:span>我想回去走你走過的路，即使已經峰迴路轉，我想看看你的曾經。<text:span text:style-name="T5"><text:s/><text:line-break/></text:span>不論發生過甚麼事，那也是我的故鄉。<text:span text:style-name="T5"><text:s/><text:line-break/></text:span>從祖先至我，生命延續的故鄉。<text:span text:style-name="T5"><text:s/><text:line-break/><text:line-break/></text:span>我也終會消失成虛無，即使女兒不再結婚生子，但父親，你、我、女兒，仍是曾經在世的一脈相傳。<text:span text:style-name="T5"><text:s/><text:line-break/></text:span>我知道生命終歸成空，但是我想完成這個句號。<text:span text:style-name="T5"><text:s/><text:line-break/></text:span>我還活著，我還記憶，有一天，我會回去。<text:span text:style-name="T5"><text:s/><text:line-break/><text:line-break/></text:span>父親，我想念你。</text:p>
      <text:p text:style-name="P4"><text:span text:style-name="T3">葉小慧</text:span><text:s/>  |  2019.08.09 12:47   |   <text:a xlink:type="simple" xlink:href="http://palinfo.habago.org/Entry?Command=Information_PrintForum&amp;iPage=1#FORUM37771"><text:span text:style-name="T4">#</text:span></text:a></text:p>
      <text:p text:style-name="P5">因為中央社的報導「駐港官員隱私遭曝光<text:span text:style-name="T5"><text:s/></text:span>美國務院批中國流氓政權」，循線看到香港大公報該篇報導，以為除了孩子部分真沒有必要曝光，其他內容都指向美國駐港領事<text:span text:style-name="T5">Julie Eadeh</text:span>在這次香港抗議運動中的涉入不止檯面上的活動。<text:span text:style-name="T5"><text:s/><text:line-break/><text:line-break/><text:line-break/>---- <text:line-break/></text:span>外國勢力介入｜美領事暗會黃之鋒羅冠聰面授機宜？<text:span text:style-name="T5"><text:s/><text:line-break/>https://bit.ly/2MSQMWn <text:line-break/></text:span>時間：<text:span text:style-name="T5">2019-08-08 04:27:23 </text:span>來源：大公報<text:span text:style-name="T5"><text:s/><text:line-break/><text:line-break/></text:span>　　亂港分子近期大肆施暴，踐踏法治，鼓吹「港獨」，掀起「顏色革命」、挑戰「一國兩制」原則底線。經常赴海外勾結反華勢力、唱衰國家和香港的黃之鋒和羅冠聰，聯同港大學生會的黃程鋒和彭家浩，被踢爆日前與美國駐港領事、美領館政治部主管<text:span text:style-name="T5">Julie Eadeh</text:span>密會。大公報記者調查發現，<text:span text:style-name="T5">Eadeh</text:span>的所謂外交生涯起步於美國國務院的對外心戰部門，派駐中東時曾以人權及民主為由，策劃顛覆活動，亦曾與美國海軍陸戰隊協調在戰爭時撤僑，善於處理危機，是一名身份神秘、行事低調的顛覆專家。<text:span text:style-name="T5">\</text:span>大公報記者<text:span text:style-name="T5"><text:s/></text:span>郝<text:span text:style-name="T5"><text:s/></text:span>壽<text:span text:style-name="T5"><text:s/><text:line-break/><text:line-break/></text:span>　　網傳的圖文顯示，有市民前天（<text:span text:style-name="T5">6</text:span>日）在金鐘<text:span text:style-name="T5">JW</text:span>萬豪酒店大堂偶遇香港眾志黃之鋒、羅冠聰，疑聯同港大學生會署理會長黃程鋒、前外務副會長彭家浩，與一名外籍女士見面。當時黃之鋒、羅冠聰穿便服，黃程鋒、彭家浩則穿恤衫配西褲、猶如面試；外籍女出現時，黃程鋒和彭家浩更特意整理衣服。五人在大堂一處角落地方站立，並未坐下，外籍女望向另一邊、準備帶隊去該酒店內的一個房間密會更高層人士，她手中持有一些文件。<text:span text:style-name="T5"><text:s/><text:line-break/><text:line-break/></text:span>　　見面翌日<text:span text:style-name="T5"><text:s/></text:span>眾志揚言策動罷課<text:span text:style-name="T5"><text:s/><text:line-break/><text:line-break/></text:span>　　黃之鋒昨日被追問下承認，前天曾與美國駐港領事交流，內容包括企圖制裁香港的《香港人權民主法案》、要美方不向香港警察出口裝備等。他又聲稱，自己和羅冠聰曾赴美與當地官員見面，因此與美國領事交流「根本沒有什麼特別」雲雲。但他未提到領事身份及有多少美方官員參加會見。這次見面翌日即昨日，香港眾志在社交網站揚言，正策動九月罷課。<text:span text:style-name="T5"><text:s/><text:line-break/><text:line-break/></text:span>　　這個參與密會黃之鋒等人的外籍女正是美國駐港澳總領事館的政治部主管<text:span text:style-name="T5">Julie Eadeh</text:span>。<text:span text:style-name="T5"><text:s/><text:line-break/><text:line-break/></text:span>　　大公報記者翻查資料發現，<text:span text:style-name="T5">Eadeh</text:span>通曉英文、中文、阿拉伯文、法文和西班牙文，<text:span text:style-name="T5">2002</text:span>年在美國喬治城大學取得文學碩士、主修阿拉伯研究，同年經遴選獲專門培養政治人才的美國總統管理獎學金，由此進入美國國務院民主、人權及勞工事務局工作。該局定期發布抹黑中國內地及香港特區人權的報告，是美國重要的對外心戰部門，<text:span text:style-name="T5">Eadeh</text:span>亦曾參與編寫。<text:span text:style-name="T5"><text:s/><text:line-break/><text:line-break/></text:span>　　<text:span text:style-name="T5">2004</text:span>年<text:span text:style-name="T5">Eadeh</text:span>派駐中東，先在沙特利雅得大使館任政治官員，在當地推動人權事務及民主選舉，其後到戰火紛飛的伊拉克，在巴格達大使館任新聞官，曾穿避彈衣到該國北部城市摩蘇爾活動。<text:span text:style-name="T5"><text:s/><text:line-break/><text:line-break/></text:span>　　心戰「專家」<text:span text:style-name="T5"><text:s/></text:span>曾撰文大打感情牌<text:span text:style-name="T5"><text:s/><text:line-break/><text:line-break/></text:span>　　<text:span text:style-name="T5">2006</text:span>年黎巴嫩與以色列開戰，<text:span text:style-name="T5">Eadeh</text:span>派駐黎巴嫩貝魯特大使館僅一周，隨即與美國國防部合作，完成美國在二戰後最大規模的撤僑行動。<text:span text:style-name="T5"><text:s/><text:line-break/><text:line-break/></text:span>　　除戰地經驗外，<text:span text:style-name="T5">Eadeh</text:span>在所謂外交工作中很注重滲透當地社會。她曾撰文稱，「外交工作」要把「聯繫」變成「朋友」、「朋友」變成「夥伴」，以一起努力解決共同的挑戰、實現共同的目標。<text:span text:style-name="T5"><text:s/><text:line-break/><text:line-break/></text:span>　　截稿前，美國駐港澳總領事館未回應大公報查詢。<text:span text:style-name="T5"><text:s/><text:line-break/><text:line-break/></text:span>　　夫為華裔美國公民<text:span text:style-name="T5"><text:s/></text:span>現駐港任經貿領事<text:span text:style-name="T5"><text:s/><text:line-break/><text:line-break/></text:span>　　記者郝壽報道：大公報記者翻查資料發現，<text:span text:style-name="T5">Eadeh</text:span>的丈夫名為<text:span text:style-name="T5">David Ng</text:span>（吳仲明），疑為來自香港的華裔美國公民。夫妻二人均常年在美國外交系統工作，目前又皆派駐美國駐港澳總領事館。不過相比起過往外派工作時經常出席公開活動及合影留念，二人在香港工作兩年來極為低調，幾乎找不到公開活動資訊。<text:span text:style-name="T5"><text:s/><text:line-break/><text:line-break/></text:span>　　網頁快照顯示，<text:span text:style-name="T5">Julie Eadeh</text:span>和<text:span text:style-name="T5">David Ng</text:span>的名字，最早於<text:span text:style-name="T5">2017</text:span>年<text:span text:style-name="T5">9</text:span>月出現在政府禮賓處「領館及官方認可機構」名單中，估計夫妻二人當時調到香港，二人對外宣稱的職位均為領事。<text:span text:style-name="T5"><text:s/><text:line-break/><text:line-break/></text:span>　　<text:span text:style-name="T5">2010</text:span>年起，<text:span text:style-name="T5">Eadeh</text:span>曾派駐台北和上海、以學習中文；同一時間，熟練掌握中文的吳仲明亦在美國駐上海總領事館任經濟領事。與妻子從事政治工作不同，吳仲明的工作範疇主要是經貿，在港時負責聯絡商界，去年曾到訪商會討論中美貿易戰。<text:span text:style-name="T5"><text:s/><text:line-break/><text:line-break/><text:line-break/>---- <text:line-break/></text:span>駐港官員隱私遭曝光<text:span text:style-name="T5"><text:s/></text:span>美國務院批中國流氓政權<text:span text:style-name="T5"><text:s/><text:line-break/>https://www.cna.com.tw/news/firstnews/201908090013.aspx <text:line-break/><text:line-break/></text:span>最新更新：<text:span text:style-name="T5">2019/08/09 09:50 <text:line-break/><text:line-break/></text:span>（中央社記者江今葉華盛頓<text:span text:style-name="T5">8</text:span>日專電）美國駐港外交官日前被媒體披露與香港眾志成員會晤，她的個人資料也遭曝光。美國國務院今天批評中方，洩露美國外交人員個人隱私並非所謂嚴正交涉，這是流氓政權的做法。<text:span text:style-name="T5"><text:s/><text:line-break/><text:line-break/></text:span>中國外交部駐香港公署日前提出嚴正交涉，對美國駐港澳總領事館政治部主管伊迪（<text:span text:style-name="T5">Julie Eadeh</text:span>）被拍到與香港眾志成員黃之鋒等人會晤，表達強烈不滿，伊迪隱私也遭到香港媒體曝光。美國國務院發言人歐塔加斯（<text:span text:style-name="T5">Morgan Ortagus</text:span>）今天在記者會被問到此事時，多次以「流氓政權」指責中國行為。<text:span text:style-name="T5"><text:s/><text:line-break/><text:line-break/></text:span>歐塔加斯指出，洩露美國外交官個人訊息、照片與小孩名字並非所謂嚴正交涉，這是流氓政權才會做的事，不是一個負責任國家應有的行為，完全無法接受公布美國外交官個人訊息的做法。<text:span text:style-name="T5"><text:s/><text:line-break/><text:line-break/></text:span>對於伊迪與黃之鋒等人的會晤，歐塔加斯指出，這是美國外交人員每天在全球各地的工作，他們不僅會見政府官員，也會與反對派見面，範圍也不僅在香港或中國，美國駐外人員只是在從事他們的工作。<text:span text:style-name="T5"><text:s/><text:line-break/><text:line-break/></text:span>香港媒體報導伊迪<text:span text:style-name="T5">6</text:span>日會晤黃之鋒等人，中國外交部駐香港特別行政區特派員公署隨後發出消息表示：「針對媒體報導美國駐港總領館官員接觸香港『港獨』組織頭目事，公署有關負責人緊急約見美駐港總領館高級官員，提出嚴正交涉，表達強烈不滿和堅決反對，要求美方就此作出澄清。」<text:span text:style-name="T5"><text:s/><text:line-break/><text:line-break/></text:span>有媒體報導時，不僅披露伊迪會晤黃之鋒等人的消息，還詳列伊迪與丈夫的詳細背景，甚至公布她小孩姓名。（編輯：陳永昌）<text:span text:style-name="T5">1080809</text:span></text:p>
      <text:p text:style-name="P4"><text:span text:style-name="T3">張華</text:span><text:s/>  |  2019.08.08 23:16   |   <text:a xlink:type="simple" xlink:href="http://palinfo.habago.org/Entry?Command=Information_PrintForum&amp;iPage=1#FORUM37770"><text:span text:style-name="T4">#</text:span></text:a></text:p>
      <text:p text:style-name="P6">我也覺得郭台銘窩囊<text:span text:style-name="T5">, </text:span>國民黨找他來真是一個請鬼抓藥<text:span text:style-name="T5">. <text:line-break/></text:span>不過國民黨本來就充滿了搞不清楚的人<text:span text:style-name="T5">.</text:span></text:p>
      <text:p text:style-name="P4"><text:span text:style-name="T3">陳真</text:span><text:s/>  |  2019.08.07 20:41   |   <text:a xlink:type="simple" xlink:href="http://palinfo.habago.org/Entry?Command=Information_PrintForum&amp;iPage=1#FORUM37769"><text:span text:style-name="T4">#</text:span></text:a></text:p>
      <text:p text:style-name="P5">卡韓政變<text:span text:style-name="T5"><text:s/>(138)</text:span>：郭柯王拜託趕快合一合<text:span text:style-name="T5"><text:s/><text:line-break/><text:line-break/></text:span>陳真<text:span text:style-name="T5"><text:s/>2019. 08. 07. <text:line-break/><text:line-break/><text:line-break/></text:span>一個像樣、有出息的人，不管順逆貴賤，總有個一致性，不會根據行情不同而有不同態度，畢竟人又不是股票，一會兒高一會兒低；有求於人就下跪，人求於你時就傲慢拿翹；行情好就囂張跋扈，行情掉下來就又是一副窩囊嘴臉。真是很沒出息。<text:span text:style-name="T5"><text:s/><text:line-break/><text:line-break/></text:span>郭台銘、柯文哲就是這一類的人，王金平也差不多。你很難期待這一類人會有什麼超脫一己生物反應與需求的表現。這一類人，往往世故圓滑，但世故圓滑並不等於心智成熟、人品出色。特別是郭台銘，就像個被寵壞的小孩，言行往往不堪入目。<text:span text:style-name="T5"><text:s/><text:line-break/><text:line-break/></text:span>我知道這類美學評價很難找到知音，但我就是這麼看人的。我知道人們看人的方式肯定與我南轅北轍，截然相反，但這也是沒辦法的事；眼光或品味就像一種既定光譜的雷達，反映一己之內在，型塑你所看到的<text:span text:style-name="T5"><text:s/>"</text:span>世界<text:span text:style-name="T5">"</text:span>。<text:span text:style-name="T5"><text:s/><text:line-break/><text:line-break/></text:span>我常講一位<text:span text:style-name="T5">22</text:span>年前在劍橋認識的台灣留學生，氣宇非凡，人品出眾。第一眼見到他便心生景仰。但他在人們眼裏卻不是這種評價。我很少如此讚賞現代人，人們聽到我如此推崇，往往都很好奇，常想要一睹那位同學之廬山真面目，結果似乎都很失望。不過這也是沒有辦法的事。有些東西可以教人，例如知識，但氣味或品味這類東西卻只能存乎一心，難以言喻，更不用說轉移或傳授給別人了。<text:span text:style-name="T5"><text:s/><text:line-break/><text:line-break/></text:span>我說郭台銘窩窩囊囊的很沒出息。認同的人請舉手！除了學姐我有把握之外，我不敢說有幾個人會舉手。<text:span text:style-name="T5"><text:s/><text:line-break/><text:line-break/></text:span>講這些難以質化量化的空靈之事，好像跟公眾評價無關，更無關乎我們選出何種政治人物。可是，真的無關嗎？我倒覺得非常有關，只是難以清楚描述。難以言說之處境，就像面對一幅畫，你我<text:span text:style-name="T5"><text:s/>"</text:span>看<text:span text:style-name="T5">" (seeing) </text:span>的是同一幅，但<text:span text:style-name="T5"><text:s/>"</text:span>看見<text:span text:style-name="T5">" (seeing as) </text:span>的東西卻截然不同。<text:span text:style-name="T5">seeing and seeing as </text:span>是維根斯坦的用詞，意思差不多就是這樣。世界並不是反映在<text:span text:style-name="T5"><text:s/>seeing</text:span>，而是<text:span text:style-name="T5"><text:s/>"seeing as"</text:span>。光譜越接近，<text:span text:style-name="T5">"seeing as" </text:span>也越相似。<text:span text:style-name="T5"><text:s/><text:line-break/><text:line-break/></text:span>有個東西長在我心，那就是重量，或說重要<text:span text:style-name="T5"><text:s/>(significant) </text:span>也可以，相對於輕薄或瑣碎<text:span text:style-name="T5"><text:s/>(trivial)</text:span>。重量來自何方？說不清，講不完，但是<text:span text:style-name="T5"><text:s/>seriousness </text:span>也許是其一。這詞不好翻譯，若翻成<text:span text:style-name="T5"><text:s/>"</text:span>嚴肅性<text:span text:style-name="T5">" </text:span>也行，但在中文世界中，嚴肅一詞往往容易產生其它不相干的聯想，彷彿要正經八百才叫做<text:span text:style-name="T5"><text:s/>seriousness</text:span>，但絕無此意。<text:span text:style-name="T5">seriousness </text:span>跟正不正經嚴不嚴肅八竿子打不著一點邊。我反倒常覺得那種正經八百的人事物很輕薄，裝腔作勢，沒有半點重量。<text:span text:style-name="T5"><text:s/><text:line-break/><text:line-break/></text:span>那麼，到底什麼是重量？我確實是詞窮了。這其實也是我為何那麼不願意接受訪問的一千個原因<text:span text:style-name="T5"><text:s/>"</text:span>之一<text:span text:style-name="T5">"</text:span>，因為我很快就會詞窮了；除非我被迫扭曲心意，改用粗糙辭彙來亂答一通，否則我將啞口無言。總不可能你問我一道問題，我卻必須先跟你上完一年的課來回答吧？<text:span text:style-name="T5"><text:s/><text:line-break/><text:line-break/></text:span>如果能拋開一切語意的限制與干擾，你不妨透過想像，而非透過認知，來想像究竟什麼是重量？你覺得像郭台銘、柯文哲這些窩窩囊囊全身都是嘴巴的人，言行有著什麼重量嗎？你真的會仰慕或欣賞這樣一些沒出息的人？婆婆爸爸、忸忸怩怩、<text:span text:style-name="T5">GGYY</text:span>的。每看到這樣一類人，我就想到<text:span text:style-name="T5"><text:s/>"</text:span>倫家<text:span text:style-name="T5">" </text:span>這個詞，彷彿他們講起話來都是倫家怎樣倫家怎樣那種感覺，很沒出息。<text:span text:style-name="T5"><text:s/><text:line-break/><text:line-break/></text:span>我經常很納悶，為什麼明明那麼難聽的音樂，那麼難看的電影，外表那麼醜陋的人，卻居然有人會愛死了！說好好聽、好好看或好美好帥！真是很不可思議。我要是像古代昏庸皇帝那樣，還真想挖出他們的腦袋或心臟來研究一下，為何品味會相去如此遙遠？真是不可思議。<text:span text:style-name="T5"><text:s/><text:line-break/><text:line-break/></text:span>政治人事物也一樣。天啊，居然會有人欣賞什麼時代力量及大腸花那些人或柯文哲、郭台銘？！真不可思議。眼睛是被屎糊到嗎？道德面的姑且不說，難道你真的不覺得這些人好像戲劇裏的小丑，如此低能，如此兒戲，就像被寵壞的一群小公主小王子在扮家家酒那種感覺，很沒出息。<text:span text:style-name="T5"><text:s/><text:line-break/><text:line-break/></text:span>上面講的一部份東西，算是第一課的進階版。一般來說，對外寫東西，既然是為了求溝通求理解，只能談第一課的入門，不惜犧牲意義的微妙。至於第二課以後的東西，就只能屬於竊竊私語或自言自語的範疇了；倒也寫了不少，希望在我餘生能有一點餘裕專心來整理那幾乎像海那樣龐大的一堆<text:span text:style-name="T5">...</text:span>一堆什麼呢？一堆比<text:span text:style-name="T5"><text:s/>"</text:span>文字垃圾<text:span text:style-name="T5">" </text:span>可能稍微要好一些的東西。<text:span text:style-name="T5"><text:s/><text:line-break/><text:line-break/></text:span>閒言表過，言歸正傳。我想呼籲韓國瑜，別再自我做賤去求郭求柯或求王了，他們陷害你都來不及了，怎麼可能幫你？所謂物以類聚，什麼樣的人就讓他們聚在一塊，有何不好？萬一打不過他們，那也只能怪自己，怨不得別人。<text:span text:style-name="T5"><text:s/><text:line-break/><text:line-break/></text:span>這些人，認為天下大亂，形勢大好，可以撈上一票，不管選不選，都不會有什麼善念或利他作為，根本不用期待。大家應該趕緊鼓勵他們結盟才對，讓事物如其所是，總比表面一套私下又另一套好。這些人，無時無刻腦袋想的，心裏想的，都是圍繞在一己私利上頭的一些很沒出息很瑣碎毫無意義的東西。<text:span text:style-name="T5"><text:s/><text:line-break/><text:line-break/></text:span>我知道柯文哲是祖國的第二張牌，甚至是第一張牌，但是祖國喜歡誰，僅供參考就行。我們喜歡誰比較重要。題外話。<text:span text:style-name="T5"><text:s/><text:line-break/><text:line-break/>=================== <text:line-break/></text:span>【獨家】郭柯密會內容曝光<text:span text:style-name="T5"><text:s/></text:span>郭董當面問柯<text:span text:style-name="T5">P</text:span>：要不要來幫我<text:span text:style-name="T5"><text:s/><text:line-break/><text:line-break/></text:span>鏡週刊<text:span text:style-name="T5">Mirror Media <text:line-break/><text:line-break/>2019</text:span>年<text:span text:style-name="T5">8</text:span>月<text:span text:style-name="T5">7</text:span>日<text:span text:style-name="T5"><text:s/><text:line-break/><text:line-break/></text:span>郭柯合作態勢漸明朗，本刊掌握，郭台銘、柯文哲兩人在本月<text:span text:style-name="T5">1</text:span>日晚上的關鍵會面對話，郭台銘不但當面問柯「你要不要來幫我？」還霸氣對柯說，「那我們就來討論如何贏！」柯則當面獻策，不但點出郭在國民黨初選期間的缺失，還要郭「一定要改」。<text:span text:style-name="T5"><text:s/><text:line-break/><text:line-break/></text:span>本刊掌握，郭台銘是在<text:span text:style-name="T5">1</text:span>日晚上約<text:span text:style-name="T5">8</text:span>點多邀柯文哲見面，兩人相談甚歡，柯由心腹蔡壁如陪同，郭台銘則與兒子郭守正、永齡基金會執行長劉宥彤一起出席，<text:span text:style-name="T5">5</text:span>人密談了<text:span text:style-name="T5">2</text:span>個多小時。<text:span text:style-name="T5"><text:s/><text:line-break/><text:line-break/></text:span>知情人士透露，郭柯兩人談了近<text:span text:style-name="T5">40</text:span>分鐘後，郭終於開口問了柯文哲說，「你要不要來幫我？」柯不改一貫風格回：「你要選得贏啊，選得贏我才來幫忙！」聽了柯的善意回應，郭不囉嗦緊接著回應：「好！那我們就來討論如何贏！」<text:span text:style-name="T5"><text:s/><text:line-break/><text:line-break/></text:span>據轉述，郭柯兩人對談，柯隨後也直接了當地說，「你就是霸氣老闆，應該維持自己一貫的形象」，他接著更直言，郭台銘在初選階段的表現欠佳，「初選選得不好，有些東西你一定要改，你若要選，那我可以來幫你！」<text:span text:style-name="T5"><text:s/><text:line-break/><text:line-break/></text:span>據轉述，柯還對郭說，「你公開講話的儀態、手勢都不太好」，郭反問，那要如何改進？柯接著便舉自己<text:span text:style-name="T5">2014</text:span>年參選台北市長的經驗與郭分享，說當時自己找了很多部長級的專家來上課，因此「如果你確定要選，那一定要找專家來上課」。<text:span text:style-name="T5"><text:s/><text:line-break/><text:line-break/></text:span>談完選舉的細節後，據轉述，柯文哲還當面請教郭台銘，對於美中經濟貿易戰的看法，包括台灣下一步該怎麼辦等，郭台銘則又侃侃而談自己對於國際局勢的看法與剖析。與會者轉述，<text:span text:style-name="T5">2</text:span>小時的會面過程，郭柯兩人有說有笑，建立一定的信任。</text:p>
      <text:p text:style-name="P4"><text:span text:style-name="T3">林炤育</text:span><text:s/>  |  2019.08.07 20:28   |   <text:a xlink:type="simple" xlink:href="http://palinfo.habago.org/Entry?Command=Information_PrintForum&amp;iPage=1#FORUM37768"><text:span text:style-name="T4">#</text:span></text:a></text:p>
      <text:p text:style-name="P6"><text:span text:style-name="T5">CGTN</text:span>是大陸向西方發聲的窗口。<text:span text:style-name="T5">CGTN</text:span>製作了一部關於香港暴力遊行的影片，片中出現火鍋大王及引用火鍋大王剪輯的影片，大王的影片以對照的形式，呈現西方媒體的偏頗與斷章取義。<text:span text:style-name="T5"><text:s/><text:line-break/>The real truth behind Hong Kong protests <text:line-break/>https://youtu.be/x5JbM5V9_Lw <text:line-break/><text:line-break/></text:span>暴民打人、欺負老人、放火、砸車、砸店、丟石頭、破壞公務、破壞監視器、破壞紅綠燈、車子繞圓環打圈圈阻礙交通、堵門堵人、軌道放障礙物不讓地鐵行駛、燒警署、攻擊警察、雷射照警察眼睛<text:span text:style-name="T5">....</text:span>，這些極為暴力甚至血腥的影片網路上都找的到。<text:span text:style-name="T5"><text:s/><text:line-break/></text:span>到底是官媒，<text:span text:style-name="T5">CGTN</text:span>太溫和了。<text:span text:style-name="T5"><text:s/><text:line-break/><text:line-break/></text:span>香港的體制有問題，中國歷史是選修，法官沒有國籍的限制，<text:span text:style-name="T5">18</text:span>位終審法官中只有<text:span text:style-name="T5">2</text:span>位香港人。法院使用英文陳述，判決書等也是以英文書寫。<text:span text:style-name="T5"><text:s/><text:line-break/><text:line-break/></text:span>就算大陸插手介入解決現在的動亂，然後呢<text:span text:style-name="T5"><text:s/>? <text:line-break/></text:span>立法權掌握在洋人手裡，香港的年輕人也被洗腦，所有的改革都不會通過，根本不解決，香港還會繼續亂。鄧公是了不起的，但繼任者沒有掌握尺度留下禍根，不知將來祖國收回香港要如何治理<text:span text:style-name="T5"><text:s/>?</text:span></text:p>
      <text:p text:style-name="P4"><text:span text:style-name="T3">陳真</text:span><text:s/>  |  2019.08.07 00:29   |   <text:a xlink:type="simple" xlink:href="http://palinfo.habago.org/Entry?Command=Information_PrintForum&amp;iPage=1#FORUM37767"><text:span text:style-name="T4">#</text:span></text:a></text:p>
      <text:p text:style-name="P5">卡韓政變<text:span text:style-name="T5"><text:s/>(137)</text:span>：嘴巴黨在乎清廉嗎？<text:span text:style-name="T5"><text:s/><text:line-break/><text:line-break/></text:span>陳真<text:span text:style-name="T5"><text:s/>2019. 08. 06. <text:line-break/><text:line-break/><text:line-break/></text:span>據說今天又有一個嘴巴黨成立，黨主席叫柯文哲。此人一會兒藍一會兒綠，這不叫超越藍綠，而是見藍說藍話，見綠說鳥話。<text:span text:style-name="T5"><text:s/><text:line-break/><text:line-break/></text:span>比方說，上午說阿扁裝病，應該再抓進去關，豈能有罪不關，法治尊嚴何在？而且痛批，就算要特赦阿扁，所有贓款也得先吐出來才行啊。可是，到了下午，場景不同，綠魂上身，它媽的竟然<text:span text:style-name="T5"><text:s/>"</text:span>哽咽<text:span text:style-name="T5">" </text:span>了，哭著說：<text:span text:style-name="T5">"</text:span>馬英九把阿扁關起來，就是在侮辱咱台灣人！<text:span text:style-name="T5">" <text:line-break/><text:line-break/></text:span>還有比方說，明明不是亞斯柏格症<text:span text:style-name="T5"><text:s/>(</text:span>他自己親口說的<text:span text:style-name="T5">)</text:span>，卻對外瞎掰說自己就是，搔首弄姿，裝模作態。至於什麼「二二八受難者家屬」，更是一天一版本，總共有七、八種不同版本；每年每到二二八那天就哭給你看。可是，依照他的定義，全台灣至少有兩千萬個「二二八受難者家屬」。<text:span text:style-name="T5"><text:s/><text:line-break/><text:line-break/></text:span>總之，你要是對他講的話當真，恐怕會精神錯亂。不但前言不罩後語，而且滿口謊言，行事作風不擇手段，罄竹難書；栽贓抹黑連勝文的那一大堆卑鄙齷齪事，我就不說了。<text:span text:style-name="T5"><text:s/><text:line-break/><text:line-break/></text:span>前幾天，他還正氣沖天地罵蔡英文「身邊每一個人都貪污」，以此闡明為何兩年前一家大小信誓旦旦一定支持蔡英文連任，如今卻不再支持的原因，講得好像他多麼重視清廉似的。這是事實嗎？當然不是。柯文哲又不是小<text:span text:style-name="T5"><text:s/>BABY</text:span>，都已經參與政治五、六年了，有可能這麼無知嗎？有可能兩年前都還以為民進黨很清廉，直到最近幾天才雄雄發現民進黨是個貪污黨？因此「只好」跳出來組個黨，以端正政風？<text:span text:style-name="T5"><text:s/><text:line-break/><text:line-break/></text:span>舉個例，就談和蔡英文關係最密切的柯建銘好了。簡單這麼說，民進黨人分兩種，一種偽君子，一種真小人。柯建銘屬於後者，名聲差，清廉指數非常低，幾乎是眾人皆知的事實。<text:span text:style-name="T5"><text:s/><text:line-break/><text:line-break/></text:span>但是老實說，我對真小人並沒有太大的惡感。我對那些表面清新、滿口漂亮話、但實際上狗皮倒灶、吃飽喝足的偽君子人渣最為感冒。當然，真小人依舊還是小人。我之所以拿柯建銘為例，乃是要說明嘴巴黨柯主席對於清廉的真實態度。<text:span text:style-name="T5"><text:s/><text:line-break/><text:line-break/></text:span>關於柯建銘的清廉指數，大家請仔細看我文末引用的五篇文章就能知其一二。柯建銘其實沒有太大的政治性，而是一個靠政治撈錢、為利益集團奔走、黑白兩道通吃的「商人」。<text:span text:style-name="T5"><text:s/><text:line-break/><text:line-break/></text:span>柯文哲經常說，他最看不起那種「一邊罵中國一邊卻又努力撈人民幣」的人，那麼，柯建銘理當就是柯文哲最看不起的人，因為柯建銘的兒子就是在萬惡的中資機構工作，一家中國著名的金融銀行。依照人渣黨的標準，這就是通敵，應該以「中共同路人」的通敵罪名繩之以法才對。但是，柯文哲非但沒有「最看不起」柯建銘，反而非常推崇，說他是個「理想家」，是「現代唐吉訶德」。<text:span text:style-name="T5"><text:s/><text:line-break/><text:line-break/></text:span>大家看到這裏應該先停下來，先跳到最後面把我所附的幾章文章看完，然後你才能明白這位黨主席有多麼虛偽與荒唐。特別是親綠的「美麗島電子報」那兩篇文章，務必詳讀。<text:span text:style-name="T5"><text:s/><text:line-break/><text:line-break/></text:span>柯建銘辦公室對此於<text:span text:style-name="T5"><text:s/>2016</text:span>年<text:span text:style-name="T5">1</text:span>月<text:span text:style-name="T5"><text:s/>24</text:span>日發布聲明表示：這兩篇報導「均非事實，通篇均為捏造，警告即刻將該二篇文章下架，否則將提出告訴，若有人加以引用，將一併提告。」<text:span text:style-name="T5"><text:s/><text:line-break/><text:line-break/></text:span>對於具體個案方面，例如違法圍標及黑道公然跑進監獄恫嚇證人等等，我不知是否屬實，但是，柯建銘之貪瀆、受賄與關說之基本行徑，卻是事實。<text:span text:style-name="T5"><text:s/><text:line-break/><text:line-break/></text:span>但我還是得再次聲明，我並不認為柯建銘是民進黨裏頭的貪瀆代表；我的意思是說，他絕不是屬於貪最多、最無恥的那一類人，只能算是民進黨貪污學園的中段班甚至初級班，但他卻如此惡名昭彰，這可能跟他的「營業項目」太多太頻繁太明目張膽有關，甚至還涉及黑道恫嚇企圖司法作證者，因此而有清朝貪污大王、「現代和珅」之稱。<text:span text:style-name="T5"><text:s/><text:line-break/><text:line-break/>2011</text:span>年，這樣一個聲名狼藉的人，在民進黨不分區立委提名中，卻被蔡英文提拔為不分區立委排名第一，對之大加吹捧，說她提出了「最好的名單」；不但外界嘩然，黨內不同派系也很不滿。民進黨前立委王幸男<text:span text:style-name="T5"><text:s/>(</text:span>曾製造郵包炸彈炸斷前副總統謝東閔一隻手<text:span text:style-name="T5">)</text:span>，指控柯建銘涉嫌受賄、關說等案件。<text:span text:style-name="T5"><text:s/><text:line-break/><text:line-break/></text:span>王幸男還故意挑了兩個扁擔<text:span text:style-name="T5"><text:s/>(</text:span>意謂著柯建銘之罪行罄竹難書<text:span text:style-name="T5">)</text:span>，裡面裝了<text:span text:style-name="T5">40</text:span>份黑資料，向民進黨具名檢舉。王幸男在檢舉資料上簽名，聲明願意自負刑責。王幸男說，「柯建銘還有很多沒有曝光的事，我都不敢講，因為我很愛民進黨，不想傷害黨，若講出來會動搖黨本。如果黨願意展開調查的話，我會全部講出來。」<text:span text:style-name="T5"><text:s/><text:line-break/><text:line-break/></text:span>王幸男同時還在報上刊登半版大幅廣告，標題是「清黨救台灣，民主大進步」。王幸男表示，「民進黨長期被派系把持，將黨當成搖錢樹」，「柯建銘的違法負面報導那麼多，罪狀多到說不清，也說不完；讓他擔任黨團總召和不分區立委都很不適合，如果不把<text:span text:style-name="T5"><text:s/>(</text:span>柯建銘<text:span text:style-name="T5">) </text:span>這個爛瘡戳破，讓膿血流出來，民進黨將會因為敗血病而死掉。」<text:span text:style-name="T5"><text:s/><text:line-break/><text:line-break/></text:span>但是，蔡英文對於此事卻只說了一句「我知道了」，之後就再也沒有下文。蔡英文甚至還指定柯建銘擔任民進黨代理黨主席，賦予他更大的權力；一丘之貉，沆瀣一氣。<text:span text:style-name="T5"><text:s/><text:line-break/><text:line-break/></text:span>後來，各方慶幸「現代和珅」柯建銘並沒有如願當上立法院院長，但卻有個人跳出來為他抱屈，那就是柯文哲。柯文哲說：「我相信柯建銘當立法院長，絕不會讓新竹人漏氣」。<text:span text:style-name="T5"><text:s/><text:line-break/><text:line-break/></text:span>後來，<text:span text:style-name="T5">2016</text:span>年，柯建銘參選立委，柯文哲及其父母一家人一起都來幫柯建銘站台助選。柯文哲說，他跟柯建銘早已熟識，讚揚柯建銘「是新竹市最值得支持的候選人」；還說根據他「十多年來近距離的觀察發現：柯建銘是一個很有理想性的人」，特別推崇他很會「喬事情」。<text:span text:style-name="T5"><text:s/><text:line-break/><text:line-break/></text:span>柯文哲並感嘆，大家把「喬」給污名化了。柯文哲說，「柯建銘喬的都是國家利益與政黨的理想，從不為個人利益」，讚美他是「現代唐吉訶德」，而且為理想、為國家利益而把自己弄得「傷痕累累」，「我經常說他是傷痕累累的唐吉訶德」，「如果柯建銘可以當上立法院院長，將是新竹人的光榮」。<text:span text:style-name="T5"><text:s/><text:line-break/><text:line-break/></text:span>最後，柯文哲「語重心長」地呼籲大家要「好好思考如何選出一個可以讓台灣社會變得更好、政治發展更有利的候選人」。柯文哲並批評那些批評柯建銘的人「講別人壞話，不會讓自己變好」。<text:span text:style-name="T5"><text:s/><text:line-break/><text:line-break/></text:span>我所引用柯文哲的這一堆話，至今都還留在柯建銘的臉書上。柯文哲及其父母等一家人，還幫柯建銘掃街。柯文哲母親說，他們柯家不但是柯建銘的「鐵桿支持者」，而且是「鋼做的」，永不生銹。<text:span text:style-name="T5"><text:s/><text:line-break/><text:line-break/></text:span>投票前夕的造勢晚會上，柯文哲牽著他爸爸和他媽媽的手，大力為柯建銘歡呼、獻唱。據報載，「掀起當晚的最高潮」。柯建銘於是又高票當選。<text:span text:style-name="T5"><text:s/><text:line-break/><text:line-break/></text:span>我對這個嘴巴黨沒什麼好說的。主其事者，也就是其黨主席，就像全身都是嘴巴似的，一下說這樣，一下說那樣，搔首弄姿，蠢話鳥話說不停，這大概就是這個黨的一切了。<text:span text:style-name="T5"><text:s/><text:line-break/><text:line-break/></text:span>後記：<text:span text:style-name="T5"><text:s/><text:line-break/><text:line-break/></text:span>我寫這篇文字感覺挺窩囊，因為生平最怕一個東西就是<text:span text:style-name="T5"><text:s/>"trivial" (</text:span>瑣碎不重要的<text:span text:style-name="T5">)</text:span>，為什麼怕呢？因為它跟我們的生命不對等，上駟對下駟，沉重的如此沉重，輕薄者竟如此輕薄。<text:span text:style-name="T5"><text:s/><text:line-break/><text:line-break/></text:span>曾經看過這樣一個句子，忘了誰說的，或多或少說中我的感覺：<text:span text:style-name="T5">“Giving an insignificant thing your attention is a form of self-disrespect.” (</text:span>把注意力放在那些根本不重要的人事物上頭，基本上就是一種自我做賤。<text:span text:style-name="T5">) </text:span>我們在一個小茶壺裏起風暴，為裏頭種種猥猥瑣瑣瑣瑣碎碎的無聊人低級事浪費心思，外頭卻是浩瀚時空，茫茫大海。<text:span text:style-name="T5"><text:s/><text:line-break/><text:line-break/></text:span>但我知道，島內島外皆然，說到底，世上觸目所及，盡皆瑣碎，哪有什麼<text:span text:style-name="T5"><text:s/>significant</text:span>？唯一讓<text:span text:style-name="T5"><text:s/>triviality </text:span>取得重要性的方法，也許就是專注與虔誠，好讓雞毛蒜皮事彷彿能長出翅膀，飛向那難以言說的大海。<text:span text:style-name="T5"><text:s/><text:line-break/><text:line-break/>==================== <text:line-break/>https://n.yam.com/Article/20160125525866 <text:line-break/><text:line-break/></text:span>柯建銘、陳水扁涉嫌買票、圍標、恐嚇受刑人<text:span text:style-name="T5"><text:s/><text:line-break/><text:line-break/></text:span>美麗島電子報<text:span text:style-name="T5"><text:s/><text:line-break/><text:line-break/></text:span>吳子嘉<text:span text:style-name="T5"><text:s/>(</text:span>美麗島電子報董事長<text:span text:style-name="T5">) </text:span>調查報導<text:span text:style-name="T5"><text:s/><text:line-break/><text:line-break/>2016.01.25. <text:line-break/><text:line-break/></text:span>民進黨在贏得總統、多數立委席次的完全執政後，接下來的重頭戲，就是<text:span text:style-name="T5">2</text:span>月起即將展開的國會龍頭之爭；目前，民進黨總計有三方人馬表態爭取，分別是陳明文、蘇嘉全及柯建銘。從不同角度來看，這三人或許是各有千秋，但如果蔡英文政府真想避免重蹈當年扁執政的貪腐覆轍，讓選民願意真正相信民進黨的清廉口號，那麼，在立法院長改選之前，確實有必要慎重檢視柯建銘這個人。<text:span text:style-name="T5"><text:s/><text:line-break/><text:line-break/>2012</text:span>年<text:span text:style-name="T5">2</text:span>月<text:span text:style-name="T5">21</text:span>日，當蔡英文首次競選總統失利後，王幸男在自由時報刊登一篇「清黨救台灣，民主大進步」的公開信，逐一點出他認為蔡英文不應信賴柯建銘的各種理由。<text:span text:style-name="T5"><text:s/><text:line-break/><text:line-break/></text:span>當時，由於適逢民進黨敗選不久，黨內討論焦點大多集中在「黨主席誰來接棒」，有關王幸男所指控的內容，根本不被輿論所注意。但是，在這封公開信中，卻以擦邊球的方式，點出兩段民進黨的暗黑歷史，即便到今日已隔了數年之久，若真相一旦被揭開，整個黨恐怕都將為之羞愧。<text:span text:style-name="T5"><text:s/><text:line-break/><text:line-break/></text:span>這裡所指的，除了包括當年陳水扁曾同意柯建銘拿三千萬幫助姚嘉文競選考試院院長；還有陳水扁、馬永成與柯建銘，曾在總統府內逼迫中科管理局局長李界木違法圍標。<text:span text:style-name="T5"><text:s/><text:line-break/><text:line-break/></text:span>首先，王幸男在信中提到，稱<text:span text:style-name="T5">2002</text:span>年「民進黨高層」同意出資三千萬元，協助姚嘉文競選考試院長，並先由柯建銘調度現金。但是，事後柯建銘卻未將款項交還給出資人，經出資人的乾媽許榮淑出面協調無效，只好透過南部蔡姓立委向柯建銘強力催討。<text:span text:style-name="T5"><text:s/><text:line-break/><text:line-break/></text:span>當時，王幸男基於保護陳水扁的理由，也擔心損傷民進黨形象，所以在信中話帶保留，語焉不詳。但日前，王幸男在接受本報採訪時提到，因目睹柯建銘正準備參選立法院長，且勝出機會甚濃，將來危害黨國將更為劇烈，不得不全盤托出。<text:span text:style-name="T5"><text:s/><text:line-break/><text:line-break/></text:span>王幸男說，有關「民進黨高層同意出資三千萬幫姚嘉文選考試院長」這件事，真正的實情是，這位民進黨高層其實就是陳水扁，他同意由柯建銘支付三千萬給答應倒戈的友黨立委，事後再由陳水扁歸墊。只是到了最後，三千萬卻未歸還給金主，才會又鬧出許榮淑出面協調、南部立委強力催討等情況。<text:span text:style-name="T5"><text:s/><text:line-break/><text:line-break/></text:span>簡言之，柯建銘借貸三千萬的目的，其實就是為了幫助姚嘉文通過考試院長同意權，而在事先進行買票。<text:span text:style-name="T5"><text:s/><text:line-break/><text:line-break/></text:span>而真正嚴重的問題是王幸男在信中的第二個爆料。他在公開信中指出，當年的中科污水放流工程，柯建銘涉嫌藉立法院黨團總召身份，以籌措總統競選經費為名，要求主事者交付工程審議委員名單及指定得標廠商。<text:span text:style-name="T5"><text:s/><text:line-break/><text:line-break/></text:span>這段話，同樣是含糊不清，但這幾天，在王幸男的安排下，當時擔任招標單位首長的李界木接受本報專訪，清楚還原當時這場荒謬的真相。當時，柯建銘涉嫌介入的工程弊案名稱是「中部科學園區、台中基地污水放流管線工程第四標」。<text:span text:style-name="T5"><text:s/><text:line-break/><text:line-break/></text:span>李界木說，柯建銘於工程標案尚未公告（民國<text:span text:style-name="T5">94</text:span>年<text:span text:style-name="T5">8</text:span>月<text:span text:style-name="T5">31</text:span>日）前就已經介入，而該程標的決標方式是採最有利標，程序則是由當時擔任中科管理局局長的他，負責勾選<text:span text:style-name="T5">15</text:span>名審議委員，包括局內<text:span text:style-name="T5">4</text:span>位、局外<text:span text:style-name="T5">11</text:span>位。接著，經徵詢委員意願後，就會組成<text:span text:style-name="T5">11</text:span>位成員的「審議委員會」，再讓該委員會決定投標廠商的得標順位，最後由第一名得標。<text:span text:style-name="T5"><text:s/><text:line-break/><text:line-break/></text:span>換言之，如果可以事先取得審議委員名單，再設法收買，這起十四億的工程就有很高的機會成為囊中物。<text:span text:style-name="T5"><text:s/><text:line-break/><text:line-break/></text:span>李界木回憶，他大約是在工程開標（民國<text:span text:style-name="T5">94</text:span>年<text:span text:style-name="T5">9</text:span>月<text:span text:style-name="T5">29</text:span>日）前三週（<text:span text:style-name="T5">9</text:span>月上旬）完成<text:span text:style-name="T5">15</text:span>位審議委員的名單勾選，交由工程招標承辦單位徵選出最後<text:span text:style-name="T5">11</text:span>位審議委員。沒多久，柯建銘就電召他到辦公室討論此工程案，當面告知為了籌措陳水扁<text:span text:style-name="T5">2004</text:span>年的總統競選經費，希望安排獻金的金主得標，所以，要求李界木提供<text:span text:style-name="T5">11</text:span>位審議委員的名單，以便運作金主順利得標。<text:span text:style-name="T5"><text:s/><text:line-break/><text:line-break/></text:span>當聽聞柯建銘提出這項要求後，李界木當場回應說，自己擔任中科管理局局長以來，從未向承辦單位索取過審議委員名單，所以就面有難色的婉拒了這項無理要求。<text:span text:style-name="T5"><text:s/><text:line-break/><text:line-break/></text:span>只是，過沒幾天，大約是<text:span text:style-name="T5">9</text:span>月下旬時，就接到總統府通知，要求李界木前往總統府，和柯建銘、馬永成等<text:span text:style-name="T5">3</text:span>人，一起討論這起工程招標案。<text:span text:style-name="T5"><text:s/><text:line-break/><text:line-break/></text:span>到場後，柯建銘再度提出索取名單的要求，李界木仍然堅持立場，表示無法同意，場面僵持不下。沒想到，當下馬永成起身，走向陳水扁辦公室，過沒多久，陳水扁就透過馬永成裁示「把名單交給柯建銘」。<text:span text:style-name="T5"><text:s/><text:line-break/><text:line-break/></text:span>總統命令既已下達，隔天，柯建銘就順利取得名單了。事後，工程案於民國<text:span text:style-name="T5">94</text:span>年<text:span text:style-name="T5">9</text:span>月<text:span text:style-name="T5">29</text:span>日開標，民國<text:span text:style-name="T5">94</text:span>年<text:span text:style-name="T5">11</text:span>月<text:span text:style-name="T5">4</text:span>日決標，審查期約一個多月，總共有七家公司投標，名次依序為「宏昇營造股份有限公司」、「日商大豐營造股份有限公司台灣分公司」、「泛亞工程建設股份有限公司」、「林記營造股份有限公司」、「介興營造廠股份有限公司」、「高堃營造有限公司」，以及「國登營造股份有限公司」。<text:span text:style-name="T5"><text:s/><text:line-break/><text:line-break/></text:span>李界木說，此案前前後後，總計有六組立委前來關說，分別是四組國民黨籍、二組民進黨籍。柯建銘是其中之一。<text:span text:style-name="T5"><text:s/></text:span>最後，該工程案經過委員會審查，依序排定決標順序，第一名廠商是「宏昇營造股份有限公司」，以新台幣<text:span text:style-name="T5">1,412,496,000</text:span>元得標；而柯建銘幫助的投標商「高堃營造有限公司」，排名第六，毫無機會。<text:span text:style-name="T5"><text:s/><text:line-break/><text:line-break/></text:span>結果確定後，李界木卻又接到柯建銘的召喚。這一次，柯建銘提出的要求，是要求李界木設法說服第一名的得標廠商自行放棄得標，再由李界木出面指定第六名的廠商「高堃營造有限公司」遞補。對此，李界木只好先敷衍回稱，必須先研究後才能回覆。<text:span text:style-name="T5"><text:s/><text:line-break/><text:line-break/></text:span>李界木回頭將這項要求拿去詢問工程承辦單位時，結論當然是絕對不可行，但是當李界木以電話回覆柯建銘這項結論時，柯建銘卻又再度召喚面議。而這一次，提出的要求居然是：「請第一名放棄，由第二名得標，並提供<text:span text:style-name="T5">5%</text:span>利益給第一名」。<text:span text:style-name="T5"><text:s/><text:line-break/><text:line-break/></text:span>李界木離開後，只好行文到公共工程委員會詢問可行性。得到答覆是，如果第一名放棄，依法規規定是不得依照順位遞補，而是一定要重新招標。在有了這個答案後，才讓柯建銘停止運作，不再「召喚李界木」。<text:span text:style-name="T5"><text:s/><text:line-break/><text:line-break/></text:span>但最令人訝異的還在後頭。<text:span text:style-name="T5"><text:s/></text:span>事後，李界木因諸多因素，不得不離開中科管理局局長職務，並申請退休。接著，他也因為深陷龍潭購地弊案，於<text:span text:style-name="T5">2010</text:span>年<text:span text:style-name="T5">11</text:span>月<text:span text:style-name="T5">11</text:span>日判刑<text:span text:style-name="T5">3</text:span>年<text:span text:style-name="T5">6</text:span>個月定讞，<text:span text:style-name="T5">2010</text:span>年<text:span text:style-name="T5">12</text:span>月<text:span text:style-name="T5">29</text:span>日入獄服刑，<text:span text:style-name="T5">2012</text:span>年<text:span text:style-name="T5">12</text:span>月<text:span text:style-name="T5">26</text:span>日假釋出獄。<text:span text:style-name="T5"><text:s/><text:line-break/><text:line-break/></text:span>就在坐牢期間，王幸男於<text:span text:style-name="T5">2011</text:span>年<text:span text:style-name="T5">7</text:span>月<text:span text:style-name="T5">11</text:span>日前往民進黨中央黨部，檢舉柯建銘涉及前項弊案，並提到李界木願意出面指證柯建銘涉及的工程弊案。<text:span text:style-name="T5"><text:s/><text:line-break/><text:line-break/></text:span>不料，消息傳出後，當時人正在宜蘭監獄坐牢的李界木，卻在<text:span text:style-name="T5">2011</text:span>年<text:span text:style-name="T5">8</text:span>月<text:span text:style-name="T5">12</text:span>日當天，突然有兩位貌似黑道的陌生男子，在沒有任何知會的情況下，以「特別面會」的方式前往宜蘭監獄探望他。談話內容，就是警告李界木不得出面幫助王幸男作證。<text:span text:style-name="T5"><text:s/><text:line-break/><text:line-break/></text:span>依據法令規定，只有立委或縣長以上官位者，才有資格能辦理「特別面會」，而且一定要立委本人，才能享受這特殊待遇。至於這兩位神秘的陌生不速之客是誰？一位姓吳，另外一位則叫做廖東和。到底是何方神聖如此神通廣大？<text:span text:style-name="T5"><text:s/><text:line-break/><text:line-break/></text:span>雖然廖東和和吳姓男子，當時並未聲稱是代表柯建銘，但口頭是明確警告李界木不得協助王幸男指證柯建銘。也就是說，二位男子企圖協助柯建銘恐嚇證人是不爭的事實。<text:span text:style-name="T5"><text:s/><text:line-break/><text:line-break/></text:span>王幸男說，原本這段不堪入目的官場現形記，本應隨著扁案的一一落幕被埋進歷史，畢竟，柯建銘無論是之於民進黨，或是之於立法院，都還是有其一定程度的貢獻。但是，如今，當柯建銘表態願意替國家承擔、替蔡政府承擔，宣布要角逐國會龍頭後，才決定出面將整件事攤在陽光下。<text:span text:style-name="T5"><text:s/><text:line-break/><text:line-break/></text:span>對此，本報有兩個呼籲：<text:span text:style-name="T5"><text:s/><text:line-break/><text:line-break/></text:span>第一，有人敢進入國家矯正機關，恐嚇在監服刑的證人倒是少見的事例。我們的檢調司法單位是否應該依據本報導深入調查，還給國人一個免於恐懼的自由？<text:span text:style-name="T5"><text:s/><text:line-break/><text:line-break/></text:span>第二，王幸男說，這幾天柯建銘特別請南部的「前立委同事」，懇求他留給柯建銘一條生路。但王幸男回答說：「請柯建銘留給台灣一條生路！」相較於柯建銘的惡劣行徑，這真是最卑微的懇求！<text:span text:style-name="T5"><text:s/><text:line-break/><text:line-break/>====================== <text:line-break/>http://my-formosa.com/DOC_94875.htm <text:line-break/><text:line-break/></text:span>美麗島電子報編按：<text:span text:style-name="T5"><text:s/><text:line-break/><text:line-break/></text:span>美麗島電子報董事長吳子嘉，採訪李界木先生時，獲得授權，刊登其新作「和珅亂政」，並表示文中所稱「和珅」就是民進黨立法委員柯建銘。全文如下：<text:span text:style-name="T5"><text:s/><text:line-break/><text:line-break/>2016-01-24 <text:line-break/><text:line-break/></text:span>和珅亂政<text:span text:style-name="T5"><text:s/><text:line-break/><text:line-break/></text:span>作者：李界木<text:span text:style-name="T5"><text:s/>/ </text:span>前竹科管理局長<text:span text:style-name="T5"><text:s/><text:line-break/><text:line-break/></text:span>和珅是中國歷史上的權臣之一，滿州正紅旗人，清朝乾隆年間政治家、商人、詩人，清朝歷史上的豪商，歷史上資產最多的官員。因為貪污過鉅，被中國人視為巨貪。<text:span text:style-name="T5"><text:s/><text:line-break/><text:line-break/></text:span>和珅初為官時，精明強幹，為政清廉。但隨著權力的成長，他的私慾也日益膨脹，利用職務之便，結黨營私，聚斂錢財，並用賄賂、迫害、恐嚇、暴力、綁架等方式攏絡地方勢力、打擊政敵。<text:span text:style-name="T5"><text:s/><text:line-break/><text:line-break/></text:span>此外，和珅還親自經營工商業，開設當鋪七十五間，設大小銀號三百多間，且與英國東印度公司、廣東十三行有商業往來。成為後人所稱權傾天下、富可敵國的「貪官之王」、「貪污之王」。<text:span text:style-name="T5"><text:s/><text:line-break/><text:line-break/></text:span>清朝之中，清議力量曾多次彈劾和珅，但由於乾隆皇帝的袒護，和珅每次均能化險為夷。和珅將大部分朝中反對勢力打倒，獨攬大權。一些正直的大臣敢怒不敢言，紫禁城成為了貪污集團的政治表演舞台。<text:span text:style-name="T5"><text:s/><text:line-break/><text:line-break/></text:span>和珅死後有如下評語：「此人奸險古來稀，吾欲除之而後快。惟其善測上意，寵冠諸臣，難以除之。」；「清乾隆時，和珅當國，權傾一世」，「結黨營私，道路側目，朝士莫敢攖其鋒者。」；「此欺上瞞下之輩，吾早晚必為國除之！」。<text:span text:style-name="T5"><text:s/><text:line-break/><text:line-break/></text:span>民進黨的和珅<text:span text:style-name="T5"><text:s/><text:line-break/><text:line-break/></text:span>我早在美麗島事件<text:span text:style-name="T5"><text:s/>(</text:span>高雄事件<text:span text:style-name="T5">)</text:span>之後，就與同志在美，努力從事廢除戒嚴、開放黨禁遊說工作。<text:span text:style-name="T5">1986</text:span>年二月<text:span text:style-name="T5">(</text:span>春節期間<text:span text:style-name="T5">)</text:span>尤清來華府，密會國會議員時，當時就提出是年<text:span text:style-name="T5">12</text:span>月<text:span text:style-name="T5">10</text:span>日<text:span text:style-name="T5">(</text:span>國際人權日<text:span text:style-name="T5">)</text:span>成立政黨，我們在華府的同志<text:span text:style-name="T5">(</text:span>陳唐山、蔡武雄、蔡同榮和我<text:span text:style-name="T5">) </text:span>一直努力促成政黨。<text:span text:style-name="T5"><text:s/><text:line-break/><text:line-break/></text:span>後來，由於居住在海外的許信良先生<text:span text:style-name="T5">(</text:span>是年<text:span text:style-name="T5">5</text:span>月<text:span text:style-name="T5">)</text:span>要回台組黨，島內黨外人士怕亂了原定的計劃與步驟，尤清終於利用慶祝教師節之際<text:span text:style-name="T5">(9</text:span>月<text:span text:style-name="T5">28</text:span>日<text:span text:style-name="T5">) </text:span>匆促誕生民進黨。我是第一位海外中執委，也是第一位海外代表。我當時對民進黨有深厚的感情。但後來回台服務時，一看什麼都走樣，後輩的黨員只耍嘴皮，就成為名嘴政客，重利輕義。在這種環境之下，黨內和珅之輩於是產生，和珅就成為「貪污之王」，坐擁天下。<text:span text:style-name="T5"><text:s/><text:line-break/><text:line-break/></text:span>民進黨創黨不久之後，竄出一位和珅人物。他出道之時，頗為精明能幹，可是後來卻獨攬大權，要一元給五毛，吃喝玩樂，貪污腐化，成為民進黨富豪，且是當今朝野紅人，有人誇稱他的本領超出國民黨的龍頭大人，因他黑白兩道通吃，法官檢調護衛，天下第一把紅人。<text:span text:style-name="T5"><text:s/><text:line-break/><text:line-break/></text:span>在一次與陳定南談話中，我第一次聽到和珅的事，當時對這為仁兄有種不悅的印象。當年陳定南代表民進黨出來競選省長，為了籌劃競選經費，發行債券。當時規定推銷人員，可扣券面值得<text:span text:style-name="T5">30</text:span>％作為回饋經費。這位仁兄就顯出他的<text:span text:style-name="T5"><text:s/>“</text:span>聰明＂，大量向競選總部要券，但先出售一部分，收到款項之後，先扣除全部所拿券數的回饋經費。當選舉過後，他才把先拿的超額但未出售的債券奉還。競選總部只有空歡喜一場，且蝕了一把米，卻捉不到小雞。<text:span text:style-name="T5">(</text:span>陳定南遺物中，有競選帳目可查<text:span text:style-name="T5">)</text:span>。<text:span text:style-name="T5"><text:s/><text:line-break/><text:line-break/></text:span>我在美<text:span text:style-name="T5">32</text:span>年<text:span text:style-name="T5"><text:s/>(</text:span>研究所兼在大學做事<text:span text:style-name="T5">9</text:span>年；聯邦政府工作<text:span text:style-name="T5">23</text:span>年），回到台灣服務後，體會在台當官不易，不論是國民黨、民進黨或是其他政黨，都是同一醬缸浸泡出來的，多少沾上不潔的<text:span text:style-name="T5"><text:s/>“</text:span>臭習<text:span text:style-name="T5">”</text:span>，只是五十步笑百步之分。<text:span text:style-name="T5"><text:s/><text:line-break/><text:line-break/></text:span>當我在中央任職時<text:span text:style-name="T5"><text:s/>(</text:span>環保署一年，科管局五年多<text:span text:style-name="T5">)</text:span>　都遭遇難以幫忙的請求。一旦單位預算提出時，就有好幾位立委會請我到他們辦公室喝茶，先禮後兵，請託某某工程開標多多照顧。有些<text:span text:style-name="T5"><text:s/>(</text:span>民進黨<text:span text:style-name="T5">) </text:span>黨內立委就告訴我說：<text:span text:style-name="T5"><text:s/>“…</text:span>黨內有二位醫生，吃銅吃鐵，包山包海，我們都苦哈哈，你要多多關照<text:span text:style-name="T5">…”</text:span>。<text:span text:style-name="T5"><text:s/><text:line-break/><text:line-break/></text:span>一件工程招標下來，未中標的公司會發函向調查局檢舉，被請託的立委會藉故刪減或凍結預算；檢舉不成，立委有時會逼人要向中標公司讓出；再不成，就請黑道向中標公司或相關人員恫嚇；又不成，就發動環保流氓阻止工程進行。<text:span text:style-name="T5"><text:s/><text:line-break/><text:line-break/></text:span>科管局工程多，我體會最深。和珅先生又多了一些花招，請記者來作<text:span text:style-name="T5"><text:s/>“</text:span>污名化<text:span text:style-name="T5">”</text:span>，我在竹科和中科的開發和建設，被他雇用記者說成了<text:span text:style-name="T5"><text:s/>“</text:span>好大喜功<text:span text:style-name="T5">”</text:span>；另一招更狠，他供給資訊，透過友黨的立委<text:span text:style-name="T5"><text:s/>(</text:span>台聯某立委，後成了民進黨立委候選人<text:span text:style-name="T5">) </text:span>質詢，作為他在國會殿堂的打手。<text:span text:style-name="T5"><text:s/><text:line-break/><text:line-break/></text:span>國科會的太空計劃和我都被開砲過，這都有紀錄可查。和珅曾經為了一項重大工程，逼迫我交出審查委員名單，我不給，他竟告到最高當局。但他拿了名單又沒中標，更加懷恨，向上司誣告，要逼我走路。<text:span text:style-name="T5"><text:s/><text:line-break/><text:line-break/></text:span>黨內同志<text:span text:style-name="T5"><text:s/>(</text:span>王幸男和蔡同榮<text:span text:style-name="T5">) </text:span>怕家醜外揚，先透過管道提出檢舉，但和珅先生魔高一丈，他先偷錄對方電話通話，再加以製造，在中、執委開會時，每人桌上擺出預先製造的錄音帶，說是<text:span text:style-name="T5"><text:s/>“</text:span>台獨派<text:span text:style-name="T5">” </text:span>預謀陷害。他所養的立委，非但馬首是瞻，當然還為他打抱不平，所以要台獨黨綱束之高閣了。<text:span text:style-name="T5"><text:s/><text:line-break/><text:line-break/></text:span>和珅先生高居要津，連總統、主席得聽他話，他可以聯合敵黨凍結預算，癱瘓政府，而且民進黨得靠他<text:span text:style-name="T5"><text:s/>“</text:span>募款<text:span text:style-name="T5">” </text:span>養大，雖然是要一塊給五毛，但對沒有黨產的民進黨而言，他還是個財神爺、大恩人，所以他的<text:span text:style-name="T5"><text:s/>“</text:span>讒言<text:span text:style-name="T5">” </text:span>就變成主政者的<text:span text:style-name="T5"><text:s/>“</text:span>忠言<text:span text:style-name="T5">”</text:span>。<text:span text:style-name="T5"><text:s/><text:line-break/><text:line-break/></text:span>和珅先生聽到有人要檢舉他違法亂紀的事，怕我出來作證，他竟派人到監獄要我封口。<text:span text:style-name="T5"><text:s/><text:line-break/><text:line-break/></text:span>另一位醫生，是某派的龍首，他們的友人，在台中建造一個工業區，區裡的污水理應自己處理及排放。但他們為了省錢竟派人要我<text:span text:style-name="T5"><text:s/>(</text:span>時任中科開發負責人<text:span text:style-name="T5">) </text:span>代為處理及排放，即他們工業區的污水流到中科污水廠處理，然後借由中科排水管排放到大海。中科污水廠的處理容量設計，無法滿足他們的請求被拒。然後改由他們自己處理，但要借中科地下排放管排放至大海。<text:span text:style-name="T5"><text:s/><text:line-break/><text:line-break/></text:span>我以<text:span text:style-name="T5"><text:s/>“</text:span>責任不清<text:span text:style-name="T5">” </text:span>之由回拒。過去竹科污水排放路線與民間工廠同路，常揹黑鍋，被指毒死魚群、造成銅綠牡蠣的禍首。直到我上任後，埋地下排放專管，才解決被指責的困擾。過去的經驗使我警惕，不能為友情傷害大眾利益。但擋人財路，竟被謠言說得一文不值，現在某派系的成員，對我非常不友善。<text:span text:style-name="T5"><text:s/><text:line-break/><text:line-break/></text:span>我們的頭號敵人是國民黨，在國民黨未垮台前，和珅亂政之事，我暫時忍耐下來，不作打擊民進黨之事。畢竟民進黨是先人、同志共同努力促成、精心經營壯大，得來不易，不要因一粒鼠屎害了一鍋粥。但和珅變本加厲，竟能左右黨內候選人提名。<text:span text:style-name="T5"><text:s/><text:line-break/><text:line-break/></text:span>現在選舉過後，在邁向<text:span text:style-name="T5">2016</text:span>取回政權之計，應該清理一下，讓和珅下台。如果民進黨仍執迷不悟的話，將被崛起的第三勢力掩埋掉。<text:span text:style-name="T5"><text:s/><text:line-break/><text:line-break/></text:span>我怕年老失憶，已將和珅違法亂紀、傷天害理之事的資料，都存放在國外，等我回憶錄出爐時，會把人、地、時、事和盤托出。現在只點到為止，釋出警告。<text:span text:style-name="T5"><text:s/><text:line-break/><text:line-break/></text:span>正義不能被扭曲，此欺上瞞下之輩，吾早晚必為國除之！<text:span text:style-name="T5"><text:s/><text:line-break/><text:line-break/></text:span>蔡主席，選後欲知詳情，可電<text:span text:style-name="T5">0912-210-827 </text:span>李界木<text:span text:style-name="T5"><text:s/><text:line-break/><text:line-break/>p.s. </text:span>這位柯先生若再握權，主席會敗在他手裡。<text:span text:style-name="T5"><text:s/><text:line-break/><text:line-break/>===================== <text:line-break/></text:span>柯建銘的膿瘡‧蔡同榮的神話<text:span text:style-name="T5"><text:s/><text:line-break/><text:line-break/></text:span>【聯合報╱社論】<text:span text:style-name="T5"><text:s/>2011.07.16. <text:line-break/><text:line-break/></text:span>民進黨的不分區立委提名之爭，引爆了黨內幽深的積怨。獨派的王幸男挑著兩籮筐資料向中央舉發柯建銘種種罪狀，柯建銘則反咬獨派大老蔡同榮將「民視」當成私器，鬥爭黨內異己。若加上沸沸揚揚的其他未爆彈，民進黨這紙不分區名單儼然已是公信蕩然。<text:span text:style-name="T5"><text:s/><text:line-break/><text:line-break/></text:span>這次民進黨的醜聞連環爆，其實不能以「內鬥」事件等閒視之。因為，雙方的指控均事關政治操守與社會倫理，更連帶影響台灣政治品質和民眾認知，至此已無所遁逃於輿論的檢驗和公評。若柯建銘的關說、豪賭、介入公共工程、玩弄司法，是必須割除的膿瘡；那麼，蔡同榮公器私用，挾電視媒體來惡鬥、醜化他人，撕裂社會，又如何可以縱容？<text:span text:style-name="T5"><text:s/><text:line-break/><text:line-break/></text:span>柯建銘說，當年四萬人集資成立民視，是要打破媒體壟斷；如今卻被蔡同榮當成個人御用工具，用來打擊黨和同志，黨團因此長期「在民視陰影下問政」，極其可悲。柯建銘並指控，蔡同榮所做的是「台灣政治史上最醜陋、最血淋淋的政治鬥爭」，甚至比國民黨「還要惡質千百倍」。蔡同榮和民視對此未作回應，民視的叩應節目則悄悄迴避了這個話題。<text:span text:style-name="T5"><text:s/><text:line-break/><text:line-break/></text:span>柯建銘因不滿獨派陣營對他的攻擊，因此道破了蔡同榮挾民視打擊同志、要脅黨中央的事實。但蔡同榮濫將公器當成私人政治武器，受害者豈止柯建銘？事實上，由於蔡同榮等人的操作，台灣政治對立的激化、社會族群的撕裂，乃至民視本身以及其觀眾受害之深，均遠遠超過柯建銘。這是柯建銘沒有說出的真相。<text:span text:style-name="T5"><text:s/><text:line-break/><text:line-break/></text:span>民視在節目形態上選擇走「本土」路線，這是它的特色；但在蔡同榮等少數負責人主導下，它在政治上變成綠營的政爭武器與撕裂社會的凶器，這才是問題所在。<text:span text:style-name="T5"><text:s/><text:line-break/><text:line-break/></text:span>在多數時候，柯建銘是公器私用的「獲益者」，他靜享其利，絲毫不覺有何不妥；直到這尊大砲對準自己，他才悻悻然端出「公器」及「黨政軍退出媒體」的口號譴責。然而，台灣社會的是非界線已被這類私用公器踐踏得面目全非，在這片混沌中，社會公眾要向誰申訴公義？<text:span text:style-name="T5"><text:s/><text:line-break/><text:line-break/></text:span>令人感慨的是，柯建銘細數「民視」當初建台的初衷，是為了打破媒體壟斷。誰料，革命年代的理想變質成現實的利益，一路傾斜下來，不僅公器變私器，也演成今天它在綠營「尾巴搖狗」的局面。問題是，這麼多年來一直在「飲鴆止渴」的民進黨，面對選舉在即，有勇氣戒掉自己的癮頭嗎？<text:span text:style-name="T5"><text:s/><text:line-break/><text:line-break/></text:span>王幸男的挑籮檢舉，柯建銘的隔山打虎，讓民進黨的貪婪、徇私和內鬥的幢幢疑影，曝光為對號入座的真人真事。柯建銘的圓熟幹練讓蔡英文倚為左右手，但其真實形象卻是如此不堪；而占有台獨政治金脈的蔡同榮，竟公然利用媒體來經營自己在綠營中「國中之國」的勢力，令人咋舌。<text:span text:style-name="T5"><text:s/><text:line-break/><text:line-break/></text:span>柯建銘與蔡同榮，正好是民進黨內的兩大主要類型；柯被歸類為腐，蔡被歸類為獨。過去，獨因腐而壯大，腐因獨而猖獗；陳水扁即是「腐獨雙棲」的黑白郎君。獨與腐，何者對民進黨的傷害更大？這個問題，只能留待民進黨自己去解答。腐敗固絕不可取，但如果「獨」的理念已經變質成為惡性腫瘤，那麼膿瘡要擠，惡瘤該不該割？<text:span text:style-name="T5"><text:s/><text:line-break/><text:line-break/></text:span>電視作為公器，豈可以鬥爭為目的？柯建銘說，不能惡鬥同志，難道就可以用「空心菜」那種手法惡鬥對手？或用「愛台灣」那種手法撕裂社會？柯建銘既然知道民視的攻擊比國民黨時代惡質千百倍，那麼，今天台灣民眾感受到的政治氛圍有多麼惡劣，民進黨會無法想像嗎？<text:span text:style-name="T5"><text:s/><text:line-break/><text:line-break/></text:span>王幸男挖了柯建銘的膿瘡，讓人們看到民進黨政客的淪落；而柯建銘戳破蔡同榮的神話，也讓民眾明白綠營久已吞掉了它「黨政軍退出媒體」的承諾。當柯建銘呼籲蔡同榮和民視應該「還台於民」時，這四個大字，對藍綠兩營其實隱含著另一層意義：「把台灣還給人民」。這些政客霸占的何止是電視台，他們占據台灣政治舞台卻歹戲拖棚的時間也夠久了。<text:span text:style-name="T5"><text:s/><text:line-break/><text:line-break/>========================== <text:line-break/></text:span>《時報周刊》劈董新聞─立法院長柯建銘<text:span text:style-name="T5"><text:s/><text:line-break/><text:line-break/>2015/09/18 </text:span>時周精選<text:span text:style-name="T5"><text:s/><text:line-break/><text:line-break/></text:span>董智森<text:span text:style-name="T5"><text:s/><text:line-break/><text:line-break/></text:span>民進黨說：明年大選，他們可獲立院過半席次，或至少蔡英文提倡的進步大聯盟席次會過半。就是說，大家熟悉的「老柯」──柯建銘，要當立法院長了。哇，那就是說，立院結構，將是換藥不換湯。<text:span text:style-name="T5"><text:s/><text:line-break/><text:line-break/>2</text:span>年前的「九月政爭」爆發後，馬王重傷、國民黨分裂、黃世銘判刑、陳守煌下台，柯建銘是惟一獲利者，他不但全身而退，更讓國民黨提早變為在野黨。對民進黨來說，有誰像他一樣戰功彪炳，用一身的創傷及膽識去建構綠營執政的堡壘？蔡仁堅影射他是「曹操」，並不貼切，他是呂布，「人中呂布，馬中赤兔」。<text:span text:style-name="T5"><text:s/><text:line-break/><text:line-break/></text:span>老柯無役不與，攻無不勝，連總統都輸他，遑論他人，毛治國在他眼中，是根寒毛；林鴻池，哈，那僅是池中物。他千里單騎、縱橫捭闔，取藍營將帥首級如入無人之境，特偵組指他涉及三棧溪弊案，他找檢察官曾勁元幫他約見台南主任檢察官陳誌銘，希望由陳來約談他就好，不料陳向特偵要求時，被一口拒絕。<text:span text:style-name="T5"><text:s/><text:line-break/><text:line-break/></text:span>柯懷疑被監聽，就找調查局長葉盛茂到立院，要老葉當場打電話給配合檢察官辦案的南機組長湯克遠，他和湯通話，得知案情進度及次日會被搜索的訊息，而檢察官因消息外洩也停止搜索。事後，洩密的葉盛茂被判刑<text:span text:style-name="T5">2</text:span>年<text:span text:style-name="T5">6</text:span>個月，已服刑完畢，而老柯呢？連起訴都沒有，厲害吧！<text:span text:style-name="T5"><text:s/><text:line-break/><text:line-break/>4</text:span>年前，立委王幸男用扁擔挑兩箱資料到黨中央，控訴柯建銘<text:span text:style-name="T5">6</text:span>大罪狀，指柯不配再任不分區立委；但他不動如山，還大罵背後指使王幸男搞他的是民視老闆、立委蔡同榮，「用御用電視挾持黨內高層，打擊同志，比國民黨可惡一百倍。」<text:span text:style-name="T5"><text:s/><text:line-break/><text:line-break/></text:span>立院審查《會計法》修正案，為喝花酒除罪化，黨籍立委趙天麟指他獨斷；桃園縣議會黨團建議開除他，都沒撼動他的行情，還兩度代理黨主席，當然，他得意之作是扳倒檢察總長黃世銘。<text:span text:style-name="T5"><text:s/><text:line-break/><text:line-break/></text:span>特偵組認為柯涉及法官陳榮和收賄案，申請掛線監聽，意外聽到王金平幫他向法務部長曾勇夫關說，引發馬開鍘王的九月政爭，而柯和他的爪牙大力批馬指使特偵組監聽國會，那是栽贓的惡意指控。<text:span text:style-name="T5"><text:s/><text:line-break/><text:line-break/></text:span>特偵組是檢察單位，其檢察官須檢具證據及資料，說服法官同意由他們指揮調查局或警方監聽，核准權在法官，柯和他的爪牙明知核准的是親扁親綠的周占春，卻故意緊咬馬英九、黃世銘「竊聽」，讓法院核准的監聽變成他指控的非法竊聽，而無恥及恨馬的媒體也惡意起鬨，「犯嫌」柯建銘儼然成為受害人，聲望高漲。<text:span text:style-name="T5"><text:s/><text:line-break/><text:line-break/></text:span>周占春的核准是關鍵，這是司法常識，但柯把它玩成政治迫害，手法高明，連王金平在公開場合都說，柯對「司法很內行」。內行到顛倒是非，指鹿為馬，還能有一群網路及媒體的無恥捍衛軍。<text:span text:style-name="T5"><text:s/><text:line-break/><text:line-break/></text:span>施明德說，蔡英文如果當選總統，他「不寒而慄」；而柯建銘如當立法院長，他<text:span text:style-name="T5">……</text:span>唉，「不呷不睏」<text:span text:style-name="T5">(</text:span>陳真按，台語寢食難安之意<text:span text:style-name="T5">)</text:span>。<text:span text:style-name="T5"><text:s/><text:line-break/><text:line-break/>===================== <text:line-break/></text:span>擠膿瘡：王幸男與柯建銘之爭<text:span text:style-name="T5"><text:s/><text:line-break/><text:line-break/></text:span>【聯合報╱社論】<text:span text:style-name="T5"><text:s/>2011.07.05. <text:line-break/><text:line-break/></text:span>蔡英文自認提出了民進黨不分區立委「最好的名單」，黨內卻接連爆出爭議。最尖銳的一役，是王幸男遍數柯建銘無行失德卻排名第二，要求黨中央撤銷其提名；柯建銘則稱王幸男為了權位，泯滅人性齷齪至此。<text:span text:style-name="T5"><text:s/><text:line-break/><text:line-break/></text:span>王幸男的發難，自是代表了黨內獨派勢力的不滿。他列舉柯建銘的種種敗德，包括豪賭、指使首長、干預公共工程、和黑道交往等；強調黨若不把「瘡」劃破，把「膿」擠出來，民進黨將得「敗血症」而亡。<text:span text:style-name="T5"><text:s/><text:line-break/><text:line-break/></text:span>相對地，柯建銘則稱在不分區名單殿後及落榜的蔡同榮和王幸男合計已近一百五十歲，言下之意，兩人豈可再戀棧不去？兩相對照，王幸男把柯建銘當膿瘡，柯建銘也將王幸男當膿瘡；蔡英文面對這些膿瘡，該擠哪一個？<text:span text:style-name="T5"><text:s/><text:line-break/><text:line-break/></text:span>表面上，王幸男的攻擊矛頭雖是指向柯建銘，但在他的矛尖下現形的，卻是蔡英文。柯建銘的形象爭議存在已久，卻始終在黨內位居要津，無人敢戳破，這是民進黨的兩面性格；而蔡英文標榜形象清新，卻指定柯建銘代理主席職務，又以他為不分區立委名單男性第一名，正是這種雙面性格的流露。這樣的私相授受，擴及至提名不公，遂在內招致同志不滿，在外受到輿論訾議，應屬無可避免。<text:span text:style-name="T5"><text:s/><text:line-break/><text:line-break/></text:span>在不分區提名上，蔡英文棄提獨派的蔡同榮和王幸男，或在顯示「年輕化」及「走向中間」；然而鄭素華、柯建銘等爭議人物的出線，加上派系分贓色彩濃厚，卻讓人看不到她有去腐生新的意志。尤其，她一方面拒提蔡同榮、王幸男以淡化獨派色彩，但另一方面又尊李挺扁，緊抱兩大台獨教主，這種矛盾手法，只是愈發暴露她的捉襟見肘。<text:span text:style-name="T5"><text:s/><text:line-break/><text:line-break/></text:span>蔡英文該擠的，何止是王幸男所指的那顆膿瘡。陳水扁執政八年留給台灣的那一大顆膿瘡，民進黨擠掉了嗎？包括社會撕裂、經濟停滯、意識形態膨脹的那一顆一顆的膿瘡，民進黨又擠掉了嗎？沒有！民進黨一直遮住這些膿瘡，以為只要塗上蔡英文這一劑蓋斑膏，膿瘡就能從國人眼下消失。擠膿太痛，蓋住就好。<text:span text:style-name="T5"><text:s/><text:line-break/><text:line-break/></text:span>如何在高張的理想和現實的腳步之間求取平衡和一致，是一個政黨必須不斷自我調整和追求的目標。從民眾的立場，人們關切的是：這個自詡「民主進步」的政黨，到底還能不能誠實面對自己？王幸男自詡要當民進黨的「清道夫」，其實也只是說出了「國王的新衣」的真相而已。<text:span text:style-name="T5"><text:s/><text:line-break/><text:line-break/></text:span>比較令人驚訝的是，黨中央對此充耳不聞，民進黨內那些口口聲聲「為台灣民主打拚」的人卻也全都噤聲不語；他們難道都贊同王幸男「泯滅人性」的說法嗎？<text:span text:style-name="T5"><text:s/><text:line-break/><text:line-break/></text:span>要從民進黨這次立委不分區名單讀出什麼新精神，恐怕已不可能。除了派系的分贓外，既有黨規被踐踏，爭議人物位居前茅，具區域戰力的中生代又廁身其間而欲不勞而獲。擠掉王幸男，留下柯建銘；擠掉蔡同榮，緊抱陳水扁。這顆不擠，擠那一顆；大顆不擠，擠小顆。<text:span text:style-name="T5"><text:s/><text:line-break/><text:line-break/></text:span>王幸男和柯建銘之爭，雖只是不分區提名的一場插曲，卻暴露了民進黨最深的隱疾：它不敢面對的自己。作為一個犀利的在野黨，民進黨多麼擅於揭國民黨的瘡疤；它雄辯滔滔、銳不可當，用放大鏡、顯微鏡、哈哈鏡檢視，窮追猛打。然而，對於自己內部的膿瘡，它卻極力掩蓋，全力辯護，諱疾忌醫。<text:span text:style-name="T5"><text:s/><text:line-break/><text:line-break/></text:span>從二○○六年扁家貪瀆案爆發至今，人們何曾聽過民進黨一聲反省；如今，又如何期待它去處理柯建銘之類的問題？即以處理台獨而言，即使擦掉了王幸男及蔡同榮兩塊黑斑，卻留下陳水扁、李登輝及「一邊一國」這幾顆大膿瘡，豈不是只治傷風、不治肺膿瘍？<text:span text:style-name="T5"><text:s/><text:line-break/><text:line-break/></text:span>這是否是一種政治色盲：一個擠別人膿瘡的高手，卻裝作看不見自己的膿瘡。</text:p>
      <text:p text:style-name="P4"><text:span text:style-name="T3">陳真</text:span><text:s/>  |  2019.08.06 10:43   |   <text:a xlink:type="simple" xlink:href="http://palinfo.habago.org/Entry?Command=Information_PrintForum&amp;iPage=1#FORUM37766"><text:span text:style-name="T4">#</text:span></text:a></text:p>
      <text:p text:style-name="P6">謝謝黃川。那我就買國際版試試。</text:p>
      <text:p text:style-name="P4"><text:span text:style-name="T3">陳真</text:span><text:s/>  |  2019.08.06 10:34   |   <text:a xlink:type="simple" xlink:href="http://palinfo.habago.org/Entry?Command=Information_PrintForum&amp;iPage=1#FORUM37765"><text:span text:style-name="T4">#</text:span></text:a></text:p>
      <text:p text:style-name="P5">卡韓政變<text:span text:style-name="T5"><text:s/>(136)</text:span>：英國的<text:span text:style-name="T5"><text:s/>"</text:span>韓國瑜<text:span text:style-name="T5">" </text:span>輸了，台灣的這一位呢？<text:span text:style-name="T5"><text:s/><text:line-break/><text:line-break/></text:span>陳真<text:span text:style-name="T5"><text:s/>2019. 08. 06. <text:line-break/><text:line-break/><text:line-break/></text:span>秉叡，<text:span text:style-name="T5"><text:s/><text:line-break/><text:line-break/></text:span>任何人只要反對以色列之屠殺巴勒斯坦人，就會被扣上反猶的帽子。柯賓的<text:span text:style-name="T5"><text:s/>"</text:span>罪狀<text:span text:style-name="T5">" </text:span>可以寫成一本書，反猶指控只是其中之一，而且相當表淺，不是深層原因。<text:span text:style-name="T5"><text:s/><text:line-break/><text:line-break/></text:span>柯賓基本上就是<text:span text:style-name="T5"><text:s/>"</text:span>巴勒網之友<text:span text:style-name="T5">"</text:span>，他的主要罪證大約就是七個字：親中反美反侵略。<text:span text:style-name="T5"><text:s/><text:line-break/><text:line-break/></text:span>他跟韓國瑜在某種政治遭遇上真的很像，原本是小蝦米，因其得民心，迅速變成大鯨魚，然後<text:span text:style-name="T5">CIA</text:span>就出面收拾，把他打回原形。<text:span text:style-name="T5"><text:s/><text:line-break/><text:line-break/></text:span>不過，韓國瑜顯然要狡猾許多，從他說出<text:span text:style-name="T5"><text:s/>"</text:span>國防靠美國<text:span text:style-name="T5">"</text:span>，我就知道他要選總統了，要不然不會講這種蠢話。國防靠美國不就等於請鬼拿藥單？但他得這麼講，好讓台灣人的美國主子放心。<text:span text:style-name="T5"><text:s/><text:line-break/><text:line-break/></text:span>柯賓就比較一致，他還沒當上首相就已經揚言要撤除英國的核彈基地，要收容難民，要窮人優先，要庶民至上，要反美反以反侵略反軍火貿易，要大大親中，同情哈瑪斯，哀悼賓拉登，讚賞卡斯楚，每年要大幅增加一百億的兒童健康醫療與福利預算，鐵公路運輸及能源設施要收歸國有，要積極回應氣候暖化問題，要打房，要大量興建低價公共住宅，要維護外來移民與少數民族的各項平等權利，要善待並收容接納更多難民，而且還特別強調敘利亞千萬難民的悲慘處境，要賦予工會更大的法定權力，要給勞工更好的待遇，要針對富人及大企業加稅，要大幅提高社福支出等等等。<text:span text:style-name="T5"><text:s/><text:line-break/><text:line-break/></text:span>很多工黨黨內同志聞之跳腳，說這是工黨的<text:span text:style-name="T5"><text:s/>"</text:span>自殺宣言<text:span text:style-name="T5">"</text:span>。就像韓國瑜一樣，不但保守黨要他死，就連柯賓自己當黨主席的工黨也拼命打他。<text:span text:style-name="T5"><text:s/><text:line-break/><text:line-break/></text:span>至於你問說<text:span text:style-name="T5"><text:s/>CIA</text:span>怎麼幹掉他，倒不如問說，就像韓國瑜一樣，西方主流媒體有沒有哪一天、有沒有哪一點不抹黑他的？說他居心叵測，說他通敵，說他草包，說他無能，說他政治血統不純正，學經歷差，說他叛國，說他民粹，說他支持者非理性水準低，說他這樣那樣，甚至連暗殺、政變的聲音都有，無論如何就是不能讓他勝出。<text:span text:style-name="T5"><text:s/><text:line-break/><text:line-break/></text:span>英國的韓國瑜輸了，台灣的這一位呢？<text:span text:style-name="T5"><text:s/><text:line-break/><text:line-break/></text:span>底下是我之前寫的一些留言，稍微有提到柯賓。<text:span text:style-name="T5"><text:s/><text:line-break/><text:line-break/></text:span>另外，有件很重要的事順便一提：<text:span text:style-name="T5"><text:s/><text:line-break/><text:line-break/></text:span>上星期五<text:span text:style-name="T5"><text:s/>(8</text:span>月<text:span text:style-name="T5">2</text:span>日<text:span text:style-name="T5">)</text:span>，美國片面撕毀<text:span text:style-name="T5">1988</text:span>年與俄國簽署的<text:span text:style-name="T5"><text:s/>"</text:span>中程飛彈條約<text:span text:style-name="T5">" (INF)</text:span>，準備研發新型彈道飛彈系統，並表明頭號敵人就是中國。美國的新任國防部長<text:span text:style-name="T5"><text:s/>Mark Esper (</text:span>一個軍火公司的掮客<text:span text:style-name="T5">)</text:span>，這兩天並揚言將在<text:span text:style-name="T5"><text:s/>"</text:span>數個月之內<text:span text:style-name="T5">" </text:span>在亞洲部署可以攜帶核彈頭的中程飛彈。美國的狗腿聯盟之一澳洲，向來對美國忠心耿耿，卻馬上說不要不要，拜託不要找我，不要把飛彈放在澳洲。美國都還沒問他的意願，他趕緊就說不要不要。<text:span text:style-name="T5"><text:s/><text:line-break/><text:line-break/></text:span>狗腿聯盟之一的日本也假裝沒聽見，誰都不想當美國的炮灰。但我想，人渣黨一定很想爭取把核導彈基地放在台灣。我比較納悶的是這位軍火掮客國防部長為何要強調<text:span text:style-name="T5"><text:s/>"within months" (</text:span>數個月之內<text:span text:style-name="T5">) </text:span>就要部署？還強調這事不能再拖了，說中國對於台灣與香港已形成實質威脅云云。可是，數個月後台灣不是就要大選了嗎？我不知道這事是幫人渣黨助選的假動作，還是會真的這麼幹。<text:span text:style-name="T5"><text:s/><text:line-break/><text:line-break/></text:span>台灣人真可悲<text:span text:style-name="T5"><text:s/>(</text:span>香港人也一樣<text:span text:style-name="T5">)</text:span>，真正善待你的對岸親骨肉，竟被抹黑成魔鬼，而存心把你當人肉炸彈的美國<text:span text:style-name="T5">--</text:span>這個每天四處侵略、殺害千萬人的恐怖血腥大惡魔，卻把他當成主人與救星。現在惡魔說不定就要來你家客廳裝飛彈了，台灣人一定很開心，感覺很榮耀；最好能多裝幾顆，好捍衛民主，保護台灣的主權與安全<text:span text:style-name="T5">--</text:span>人渣黨和腦殘們一定會這麼說。<text:span text:style-name="T5"><text:s/><text:line-break/><text:line-break/>================== <text:line-break/></text:span>陳真<text:span text:style-name="T5"><text:s/><text:line-break/><text:line-break/>2017.06.11. <text:line-break/><text:line-break/>Google</text:span>有一種<text:span text:style-name="T5"><text:s/>"</text:span>快訊<text:span text:style-name="T5">" </text:span>功能，透過關鍵字的設定，隨時就能收到有關該關鍵字的相關訊息。全世界的政治或社運人物方面，這些年我只訂了一個關鍵字叫<text:span text:style-name="T5"><text:s/>Jeremy Corbyn</text:span>。如果川普是上帝派來毀滅美國的使者，那麼，<text:span text:style-name="T5">Corbyn </text:span>或許就是拯救英國的一個<text:span text:style-name="T5"><text:s/>"</text:span>聖徒<text:span text:style-name="T5">"</text:span>。<text:span text:style-name="T5"><text:s/><text:line-break/><text:line-break/></text:span>所謂毀滅美國，指的是削弱美國在經濟上與軍事上<text:span text:style-name="T5"><text:s/>"</text:span>全球性的<text:span text:style-name="T5">" </text:span>為惡能力，使之正常化，這對全人類而言自然是一項天大的福音，也因此，我常擔心川普似乎撐不了多久，美國的所謂<text:span text:style-name="T5"><text:s/>"</text:span>建制派<text:span text:style-name="T5">" </text:span>顯然處心積慮想幹掉他，若非要他的一條老命，就是非得把他趕下台不可。我看不出川普有多少奧援足以抵擋這樣一種<text:span text:style-name="T5"><text:s/>"</text:span>欲加之罪何患無辭<text:span text:style-name="T5">" </text:span>的<text:span text:style-name="T5"><text:s/>"</text:span>政變<text:span text:style-name="T5">"</text:span>。<text:span text:style-name="T5"><text:s/><text:line-break/><text:line-break/></text:span>至於<text:span text:style-name="T5"><text:s/>Corbyn (</text:span>台譯柯賓<text:span text:style-name="T5">)</text:span>，我大約從<text:span text:style-name="T5">2003</text:span>年美國入侵伊拉克開始注意到他，他是英國最大的反戰組織<text:span text:style-name="T5"><text:s/>"Stop the War Coalition" (</text:span>反戰聯盟<text:span text:style-name="T5">) </text:span>創立者之一，許多<text:span text:style-name="T5"><text:s/>"</text:span>非主流<text:span text:style-name="T5">" </text:span>言論經常讓我感到很意外，於我心有戚戚焉，例如同情哈瑪斯，聲援巴勒斯坦人，並在<text:span text:style-name="T5">911</text:span>發生後，旋即成立<text:span text:style-name="T5"><text:s/>"Stop the War Coalition"</text:span>，在當時舉世一片妖魔化賓拉登的瘋狂浪潮中，他以英國國會議員身份公開指責美國藉機操弄輿論，企圖進一步發動侵略戰爭。<text:span text:style-name="T5"><text:s/><text:line-break/><text:line-break/></text:span>英國反戰聯盟還有一位元老叫<text:span text:style-name="T5"><text:s/>Harold Pinter</text:span>，我曾有過幾篇文字提到他，是個作家、詩人，後來<text:span text:style-name="T5"><text:s/>(2005</text:span>年<text:span text:style-name="T5">) </text:span>獲得諾貝爾文學獎。許多人說他是蕭伯納之後英國最偉大的劇作家，但他在獲獎後卻宣佈從此不再創作，打算用他的餘生繼續從事反戰活動，特別投入反美與反伊拉克戰爭運動。他在獲獎演說中，公開呼籲國際戰犯法庭<text:span text:style-name="T5"><text:s/>(ICC) </text:span>應立即逮捕布希及當時的英國首相布萊爾，並且還提到說布希很狡猾，拒絕簽署認可<text:span text:style-name="T5">ICC</text:span>的成立，但他說英國可是有簽署的，所以<text:span text:style-name="T5">ICC</text:span>應立即逮捕這名戰爭罪犯。<text:span text:style-name="T5">Pinter</text:span>說，這名罪犯的住址就在倫敦市唐寧街十號<text:span text:style-name="T5"><text:s/>(</text:span>亦即英國首相官邸<text:span text:style-name="T5">)</text:span>。<text:span text:style-name="T5"><text:s/><text:line-break/><text:line-break/>Pinter </text:span>曾因反戰、拒絕服兵役而兩次入獄，一生致力於反美。他形容美國是一頭<text:span text:style-name="T5"><text:s/>"</text:span>嗜血的瘋狂野獸，炸彈是牠的唯一語言<text:span text:style-name="T5">"</text:span>。他說，美國長年以來正是由<text:span text:style-name="T5"><text:s/>"</text:span>一群瘋狂罪犯<text:span text:style-name="T5">" </text:span>所統治，是<text:span text:style-name="T5"><text:s/>"</text:span>一頭失去控制的怪物，除非我們以無比堅定的決心對抗美國恐怖主義，否則全世界將被其毀滅<text:span text:style-name="T5">"</text:span>。<text:span text:style-name="T5"><text:s/><text:line-break/><text:line-break/></text:span>早在美國入侵伊拉克之前，<text:span text:style-name="T5">Pinter</text:span>更公開指控美國是當代納粹的翻版。他說，美國之所以入侵伊拉克，絕非僅僅只是為了圖謀伊拉克的石油，更是企圖以武力控制全世界，不惜屠殺無數人命。他說，入侵伊拉克就是一樁<text:span text:style-name="T5"><text:s/>"</text:span>純屬預謀的血腥大屠殺，而英國首相布萊爾則為其幫凶<text:span text:style-name="T5">"</text:span>，應立即繩之以法。<text:span text:style-name="T5"><text:s/><text:line-break/><text:line-break/>2005</text:span>年，<text:span text:style-name="T5">Pinter </text:span>已七十多歲，罹患食道癌，聲音沙啞，行動不便。那時我還在英國，在電視上看到他發表諾貝爾文學獎獲獎演說，提到侵略伊拉克戰爭，提到美國<text:span text:style-name="T5"><text:s/>"</text:span>以集束彈、貧鈾彈以及各種恐怖刑求和肆無忌憚針對平民的大屠殺<text:span text:style-name="T5">"</text:span>，他問道：<text:span text:style-name="T5"><text:s/>"</text:span>到底得殺死多少人，才能被定罪為屠夫與戰犯？十萬條人命夠不夠？<text:span text:style-name="T5">" <text:line-break/><text:line-break/></text:span>不知道為什麼，當我聽到這段話，心裏突然有一種很深的感動。我也許會找時間把他的一些演說給翻譯成中文。<text:span text:style-name="T5"><text:s/><text:line-break/><text:line-break/></text:span>那些年，我也參與了一些活動，包括反貧鈾彈以及我所謂的<text:span text:style-name="T5"><text:s/>"</text:span>拖美軍上法庭<text:span text:style-name="T5">" (</text:span>過去曾寫過一系列相關文字記錄<text:span text:style-name="T5">)</text:span>，包括參與一些抗爭等等。沒想到，一轉眼之間，幾乎都快<text:span text:style-name="T5">20</text:span>年過去了，以美國為首的一幫奉行<text:span text:style-name="T5"><text:s/>"</text:span>國家恐怖主義<text:span text:style-name="T5">" </text:span>的西方聯盟，依舊屠戮生靈，殘害整個世界。<text:span text:style-name="T5"><text:s/><text:line-break/><text:line-break/></text:span>我本來是要講柯賓的，卻講到平特<text:span text:style-name="T5"><text:s/>(Pinter) </text:span>來。我很期待有一天柯賓能當上英國首相。但我知道，許多人當他獲得巨大權力後，往往會露出真實本性中的各種弱點與貪婪<text:span text:style-name="T5"><text:s/>(</text:span>例如已腐敗到無恥可怕的翁山蘇姬<text:span text:style-name="T5">)</text:span>，或是礙於現實壓力，被迫妥協，因此我倒也不敢對柯賓掛出絕對百分百的保證。我只能說，從他過去幾十年的表現來看，我相信其人品之正直無私，相信他對於其所謂理想乃是出於真心，並且戮力實踐之，四十年如一日。<text:span text:style-name="T5"><text:s/><text:line-break/><text:line-break/></text:span>當代仍然在世的政治人物中，我最仰慕的當然就是習近平，除此之外，我還佩服烏拉圭前總統<text:span text:style-name="T5">Jose Mujica</text:span>。柯賓自然也是世上極少數良善政治人物之一，他從很年輕就開始參與各種社運與反戰運動，濟弱扶傾，對弱者與受壓迫者深具同情；出道年紀跟我差不多，<text:span text:style-name="T5">18</text:span>歲就已經是反核武組織<text:span text:style-name="T5"><text:s/>CND (The Campaign for Nuclear Disarmament) </text:span>的成員。<text:span text:style-name="T5">CND</text:span>是羅素所參與創立並擔任領導人，創立於上個世紀五零年代末期，至今依然活躍。我們目前所熟知的和平標幟，便是羅素當年請人設計的<text:span text:style-name="T5">CND </text:span>徽章。<text:span text:style-name="T5"><text:s/><text:line-break/><text:line-break/></text:span>八零年代，柯賓因為反對南非種族隔離政策，聲援當時人在獄中的恐怖份子曼德拉，在南非駐英大使館前發起群眾抗爭，因而被捕。柯賓的父母亦不遑多讓。他父母是在當年西班牙內戰時參與和平運動所認識，也是反戰反帝人士。<text:span text:style-name="T5"><text:s/><text:line-break/><text:line-break/></text:span>在台灣，所謂<text:span text:style-name="T5"><text:s/>"</text:span>社運<text:span text:style-name="T5">" </text:span>已經變成各路人渣的權力晉身階與裝飾品及政治鬥爭工具，變成一種什麼都不用做，連流幾滴汗也不用，只需迎合主流政治勢力，耍耍嘴皮，透過主流媒體炒作吹捧便能戴上<text:span text:style-name="T5"><text:s/>"</text:span>社運<text:span text:style-name="T5">" </text:span>人士或<text:span text:style-name="T5"><text:s/>"</text:span>社運<text:span text:style-name="T5">" </text:span>明星的光環，然後一路扶搖直上，吃香喝辣。但在英國絕非如此，從事社運者，往往真的以之為人生目標，而非以之為斂財奪權爭名奪利的工具。<text:span text:style-name="T5"><text:s/><text:line-break/><text:line-break/></text:span>而且，西方社運人士不管做了多少事，往往平平淡淡，不為人所知，毫無虛榮可言。這在台灣是幾乎難以想像的。台灣人只要稍微參與了一點點根本微不足道的活動，幾乎個個滿身惡臭虛榮，驕傲自滿，甚至囂張跋扈，<text:span text:style-name="T5">"</text:span>社運<text:span text:style-name="T5">" </text:span>一詞，就好像什麼偉大裝飾品似的。這跟西方社運人士之平淡平實與真實的強烈熱情，完全無法相提並論，完全不一樣的兩種生物；他們即便因此從政，也絕非像台灣這樣一些純粹耍嘴皮、把社運當搖錢樹、當成權力晉身階、藉以吃喝拐騙、為特定政治勢力服務<text:span text:style-name="T5"><text:s/>(</text:span>亦即反中反華<text:span text:style-name="T5">) </text:span>的無恥貪婪之徒。<text:span text:style-name="T5"><text:s/><text:line-break/><text:line-break/></text:span>除了反戰聯盟，柯賓也是<text:span text:style-name="T5">ISM (International Solidarity Movement) </text:span>的成員，反以色列，支持巴勒斯坦，反種族歧視，推動反核武，參與各項人權運動，支持動物權，強調<text:span text:style-name="T5"><text:s/>"</text:span>窮人優先<text:span text:style-name="T5">" </text:span>等等等。他自述其從政核心理念就是反戰反核武反侵略，並且希望窮人的基本權益能夠成為政治上的優先要務。許多工黨人士或工黨支持者說他太過於左派，太過於理想化，說他若掌權，將使得工黨在政治權力上更進一步萎縮。前首相布萊爾更宣稱柯賓若掌權，工黨將崩潰瓦解，永遠別想執政。<text:span text:style-name="T5"><text:s/><text:line-break/><text:line-break/></text:span>對此我很不解，難道是要像布萊爾那樣一種與美國沆瀣一氣、跟保守黨根本沒兩樣、甚至敵視工會與工人的所謂<text:span text:style-name="T5"><text:s/>"</text:span>新工黨<text:span text:style-name="T5">" (New Labour) </text:span>才叫做<text:span text:style-name="T5"><text:s/>"</text:span>不會太理想化<text:span text:style-name="T5">"</text:span>？我倒是認為，一個黨，寧可因為堅持理想而萎縮，也千萬不要藉著背棄理想而壯大。你看他媽的像民進黨那樣，藉著為非作歹與貪贓枉法，壯大成為一個龐大的人渣黨，對人民有任何意義嗎？<text:span text:style-name="T5"><text:s/><text:line-break/><text:line-break/></text:span>事實上，柯賓不但沒有使工黨萎縮，反而在英國的年輕一代與大學生乃至中學生中捲起一股風潮，氣勢驚人，前所未見。<text:span text:style-name="T5">2015</text:span>年，以六成的空前壓倒性得票率，當選為工黨主席，包括英國導演肯洛區以及美國導演奧立佛史東等人也都公開表態支持，甚至肯洛區還義務幫他拍攝影片，為其平反或澄清各項抹黑與指控。<text:span text:style-name="T5"><text:s/><text:line-break/><text:line-break/></text:span>在他當選黨魁之前，國際政壇上乃至英國內部，恐怕沒有多少人聽過這號人物。工黨同志亦然，根本不當他一回事，認為他只是來玩的，來亂的，選舉賭盤賠率甚至高達兩百倍。年輕人與學生的熱烈支持，卻使其聲勢大漲。於是，一時之間，包括工黨內部右翼勢力以及英國大小媒體等等等，一致對他大舉圍剿，像瘋了似的。<text:span text:style-name="T5"><text:s/><text:line-break/><text:line-break/></text:span>柯賓的崛起，相當戲劇化。依英國工黨的規定，參選黨主席者需獲得<text:span text:style-name="T5">15%</text:span>的工黨議員的連署，亦即至少需要<text:span text:style-name="T5">35</text:span>名議員的提名。柯賓在截止報名的兩天前才僅獲得<text:span text:style-name="T5">17 </text:span>個簽名。後來，工黨右翼勢力認為這人只是來亂的，根本不可能當選，但是為了製造工黨具有左、右各方勢力共同角逐的民主假像，一些右翼議員便抱著一種看笑話的心理，<text:span text:style-name="T5">"</text:span>熱情<text:span text:style-name="T5">" </text:span>地跑來幫柯賓提名，希望讓他登記參選，同時也可以藉其慘敗來證明左翼思想根本行不通。於是，就在截止登記參選前的最後一刻，柯賓終於拿到<text:span text:style-name="T5">36</text:span>個簽名，成功取得參選黨主席資格。<text:span text:style-name="T5"><text:s/><text:line-break/><text:line-break/></text:span>就在黨內外紛紛等著看笑話之際，讓人沒想到的是，柯賓透過上百場的各地演講，誠懇樸實的演說內容及真實熱情，竟感動了許多學生和年輕人。柯賓的當選，在我看來，意義非凡。不但對英國之政治走向影響重大且深遠，而且影響整個國際局勢。如果你了解這個人，聽過他的演說，看過他的應對進退，你會發現，他個人本身或許沒有什麼政治煽動力，甚至有點平淡呆板，但他長期執著投入的理念與行動，卻捲起一股震撼人心的風潮。遠在台灣，透過極其有限的文字、聲音和影像，我彷彿都能感受到那樣一種熱情。我虔誠地希望他，切莫背棄世人期望。<text:span text:style-name="T5"><text:s/><text:line-break/><text:line-break/></text:span>柯賓兩度當選為工黨黨魁，一年半之間，黨員人數從<text:span text:style-name="T5">20</text:span>萬迅速增加到最高<text:span text:style-name="T5">55</text:span>萬人，足足翻了兩、三倍，成為歐洲最大的左派政黨。新黨員之中，大多數是年輕人，其中更包括數以萬計的學生因為柯賓而加入工黨，其熱烈場面類似台灣的<text:span text:style-name="T5"><text:s/>"</text:span>太陽花<text:span text:style-name="T5">"</text:span>，甚至有過之無不及。不過，一樣是沸騰，一善一惡，一個是真心熱血，一個卻是無腦蠢血，兩者之內涵與本質剛好南轅北轍；一個是透過島內主流政治勢力的煽動、洗腦與動員，為其黑暗墮落勢力之奪權搖旗吶喊，一個卻是自發性的對於普世價值的強烈認同，引領著英國社會的前進與改造。<text:span text:style-name="T5"><text:s/><text:line-break/><text:line-break/></text:span>柯賓競選黨魁時，提出許多非主流政見，包括裁廢英國核武設施，退出北約，反對軍事反恐與侵略政策，主張和平對話，大幅刪減國防預算，贊成愛爾蘭統一，要求將當前由英國統治的北愛爾蘭地區交還給愛爾蘭，另外還包括高等教育完全免費，每年大幅增加上百億的兒童健康醫療與福利預算，鐵公路運輸及能源設施收歸國有，積極回應氣候暖化問題，大量興建低價公共住宅，維護外來移民與少數民族的各項平等權利，善待並接待更多難民<text:span text:style-name="T5"><text:s/>(</text:span>特別是更需要接受幫助的敘利亞難民<text:span text:style-name="T5">)</text:span>，賦予工會更大的法定權力，針對富人及大企業加稅，大幅提高社福支出等等等。許多黨內同志聞之跳腳，說這是工黨的<text:span text:style-name="T5"><text:s/>"</text:span>自殺宣言<text:span text:style-name="T5">"</text:span>，預言工黨將進一步萎縮，乃至一敗塗地永不超生云云。但事實上，工黨不但沒有萎縮，反而激起年輕學子的熱情，掀起一股驚人的入黨潮，甚至在短短兩星期內有幾萬人申請入黨。<text:span text:style-name="T5"><text:s/><text:line-break/><text:line-break/></text:span>說到萎縮，英國下議院有一篇官方報告：<text:span text:style-name="T5"><text:s/><text:line-break/><text:line-break/>http://researchbriefings.files.parliament.uk/documents/SN05125/SN05125.pdf <text:line-break/><text:line-break/></text:span>請看第七頁有個圖，清楚顯示保守黨在這半個多世紀來，從<text:span text:style-name="T5">280</text:span>萬黨員的歷史高峰，如何一路萎縮至今日的<text:span text:style-name="T5">15</text:span>萬黨員。我並非說黨員人數很重要，更不是說我們應該老掛念著所謂壯大。事實上，從一個長期眼光來看，一個社會的成員之普遍素質的良莠，似乎或多或少決定了一種政黨屬性與政策作風的發展。所謂優秀的人民素質，似乎比較有可能對政治與政黨產生正面淘汰的作用。<text:span text:style-name="T5"><text:s/><text:line-break/><text:line-break/></text:span>政治人物或政黨或社運團體所應該做的，絕不是一味透過討好、欺騙等手段來迎合所謂大多數人，而是應該各自把理念說清楚，並且言行一致，一以貫之，否則只是製造惡性循環，產生一種反淘汰現象，一如台灣的所謂民主發展之畸形與病態：越是努力扯爛污，越是整天搞分贓玩權謀，越是滿口謊言造謠抹黑，越是亂開空頭支票，越是前言不罩後語，胡扯瞎掰，越是品性不端擅於造勢做秀上下其手，卻反倒越容易壯大，因為人民喜歡這一套。<text:span text:style-name="T5"><text:s/><text:line-break/><text:line-break/></text:span>所謂民主，畢竟不是不證自明的真理，更不是沒有前提要件的一場遊戲，人民的素質基本上還是主導了任何一種政治型態的成敗，包括所謂民主制度在內。難道你能想像諸如人渣黨這樣一種爛到爆、無恥下流到極點的低能敗德政黨，有可能在比方說英國存活甚至大放異彩？英國人會那麼蠢、那麼容易受欺瞞嗎？<text:span text:style-name="T5"><text:s/><text:line-break/><text:line-break/></text:span>但在台灣，人渣黨卻勢如破竹，威不可擋，只是我依然不相信這會是一種長久現象。我相信，長期而言，人心依然還是會朝著基本良善與理性的方向發展。甘地有句話是對的：<text:span text:style-name="T5">"</text:span>只要你走在正確的道路上，遲早會到達目的地<text:span text:style-name="T5">"</text:span>。維根斯坦談到哲學方法時，有個隱喻亦與此類似，他說：<text:span text:style-name="T5">"</text:span>只要你告訴我你用的是何種方法，我就能告訴你將會得到什麼樣的結果。<text:span text:style-name="T5">" <text:line-break/><text:line-break/></text:span>柯賓的兩度勝出，不但激起年輕一代的熱情，也在英國傳統社會中帶來巨大的恐慌，不但保守黨大肆攻擊，媒體更是傾巢而出一致打壓，把柯賓的崛起，提升到所謂<text:span text:style-name="T5"><text:s/>"</text:span>國家安全、經濟安全以及屬於所有人的這個大家庭的安全威脅<text:span text:style-name="T5">"</text:span>。軍方高層甚至有人匿名揚言，如果柯賓在將來的大選中獲勝，成為英國首相，若他膽敢裁廢核武及大幅削減軍備與國防支出，軍方將不惜採取<text:span text:style-name="T5"><text:s/>"</text:span>直接行動<text:span text:style-name="T5">"</text:span>，亦即軍事政變。相關發言，十分荒唐。<text:span text:style-name="T5"><text:s/><text:line-break/><text:line-break/></text:span>就連有些金融相關機構及媒體都紛紛發出警告，指控柯賓和恐怖份子眉來眼去，指控柯賓代表一股惡勢力，警告大家說英國往後將陷入全國大罷工的國家混亂之中云云。英格蘭銀行<text:span text:style-name="T5"><text:s/>(</text:span>意即英國的中央銀行<text:span text:style-name="T5">)</text:span>，更是相當失態地公開表明反對柯賓之主張低利貸款給經濟弱勢平民購置社會住宅，說他之該項主張，侵害了銀行的什麼<text:span text:style-name="T5"><text:s/>"</text:span>獨立性<text:span text:style-name="T5">"</text:span>。此外，更有一百多名大企業家聯名反對工黨上台。<text:span text:style-name="T5"><text:s/><text:line-break/><text:line-break/></text:span>柯賓過去擔任領導人的<text:span text:style-name="T5"><text:s/>"Stop the War Coalition" (</text:span>反戰聯盟<text:span text:style-name="T5">)</text:span>，這兩年更是成為眾矢之的，被主流媒體妖魔化得非常厲害。我在英國住了十年，對其主流媒體向來之言論性質及其表達方式知之甚詳。一般而言，除了一些腥羶色小報之外，媒體基本上仍然會有著一種所謂英國紳士風度，含蓄，委婉，喜好論理，措詞不會太激烈。但是，這兩年看一些英國主流媒體對於柯賓及其反戰聯盟的攻擊，卻讓我感到很意外，我還以為看到什麼假新聞，真不敢相信自己的眼睛。<text:span text:style-name="T5"><text:s/><text:line-break/><text:line-break/></text:span>舉個例，比方說，<text:span text:style-name="T5">2016</text:span>年<text:span text:style-name="T5">12</text:span>月<text:span text:style-name="T5">10</text:span>日所謂中間派的<text:span text:style-name="T5"><text:s/>"The Independent" (</text:span>獨立報<text:span text:style-name="T5">)</text:span>，大標題寫著：<text:span text:style-name="T5">"</text:span>反戰聯盟只對於和西方世界對抗感興趣而不顧敘利亞人死活<text:span text:style-name="T5">"</text:span>，文中譴責柯賓及其反戰聯盟竟反對英國出兵轟炸敘利亞，一心與西方為敵，<text:span text:style-name="T5">"</text:span>道德崩盤<text:span text:style-name="T5">" (moral meltdown)</text:span>，袒護恐怖份子，<text:span text:style-name="T5">"</text:span>支持戰爭罪犯阿塞德及俄國總統普丁<text:span text:style-name="T5">"</text:span>，<text:span text:style-name="T5">"</text:span>背叛追求民主的敘利亞人民<text:span text:style-name="T5">" </text:span>等等。<text:span text:style-name="T5"><text:s/><text:line-break/><text:line-break/></text:span>號稱開明自由派的<text:span text:style-name="T5"><text:s/>"New Statesman" </text:span>就他媽的更直接了，<text:span text:style-name="T5">2016</text:span>年<text:span text:style-name="T5">12</text:span>月出刊的雜誌標題寫著：<text:span text:style-name="T5">"</text:span>如果反戰聯盟想要追求和平，為何沉迷於俄國的戰爭？<text:span text:style-name="T5">" </text:span>指控它與俄國狼狽為奸，並細數柯賓之罪狀，指出其為惡非始自今日。例如，指控柯賓在<text:span text:style-name="T5">2011</text:span>年仍然擔任反戰聯盟的領導人時，面對追求民主的<text:span text:style-name="T5"><text:s/>"</text:span>阿拉伯之春<text:span text:style-name="T5">"</text:span>，<text:span text:style-name="T5">"</text:span>竟然鼓勵其支持者應該多看<text:span text:style-name="T5"><text:s/>RT (</text:span>今日俄羅斯<text:span text:style-name="T5">)</text:span>，並且還宣稱說<text:span text:style-name="T5">RT</text:span>在報導利比亞的問題上比大多數媒體都更為客觀可信。<text:span text:style-name="T5">" <text:line-break/><text:line-break/></text:span>立場偏保守的<text:span text:style-name="T5"><text:s/>The Telegraph (</text:span>每日電訊報<text:span text:style-name="T5">) </text:span>當然就更不客氣了，直接扣上通敵賣國的大帽子。<text:span text:style-name="T5">2016</text:span>年<text:span text:style-name="T5">10</text:span>月<text:span text:style-name="T5">13</text:span>日的報導，標題寫著：<text:span text:style-name="T5">"</text:span>反戰聯盟為英國的敵人而戰<text:span text:style-name="T5">"</text:span>，文中點名柯賓，說這位工黨黨主席，<text:span text:style-name="T5">"</text:span>竟然拒絕譴責俄國，其立場恰恰與反戰聯盟沆瀣一氣，而且還鼓勵其支持者反對西方，甚至還嘲弄人們至俄國大使館外抗議的作法<text:span text:style-name="T5">"</text:span>。<text:span text:style-name="T5"><text:s/><text:line-break/><text:line-break/></text:span>就連工黨內部都內亂，比方說前影子內閣教育部長<text:span text:style-name="T5">Tristram Hunt</text:span>，一位歷史學教授，同時也曾是英國<text:span text:style-name="T5"><text:s/>"</text:span>衛報<text:span text:style-name="T5">" </text:span>的專欄作家，公開要求柯賓徹底脫離反戰聯盟，因為這是一個<text:span text:style-name="T5"><text:s/>"</text:span>惡名昭彰的組織<text:span text:style-name="T5">"</text:span>。柯賓亦公開反駁說，反戰聯盟十多年反對入侵伊拉克、阿富汗及利比亞和敘利亞的立場並沒有錯。<text:span text:style-name="T5"><text:s/><text:line-break/><text:line-break/></text:span>英國主流媒體更對柯賓之公開讚賞馬克思是<text:span text:style-name="T5"><text:s/>"</text:span>偉大的經濟思想家<text:span text:style-name="T5">" </text:span>十分感冒，說他將來若當上首相，共產主義將帶來什麼血流成河云云。<text:span text:style-name="T5"><text:s/><text:line-break/><text:line-break/></text:span>保守黨當然也沒閒著，指控柯賓在數不清的罪行之中，有三大罪狀，分別是：<text:span text:style-name="T5"><text:s/><text:line-break/><text:line-break/></text:span>第一，<text:span text:style-name="T5">"</text:span>宣稱賓拉登之死是一樁悲劇。<text:span text:style-name="T5">" <text:line-break/><text:line-break/></text:span>第二，<text:span text:style-name="T5">"</text:span>稱呼<text:span text:style-name="T5">(</text:span>與以色列對抗的<text:span text:style-name="T5">)</text:span>真主黨及哈瑪斯等<text:span text:style-name="T5"><text:s/>(</text:span>恐怖主義團體<text:span text:style-name="T5">) </text:span>是朋友。<text:span text:style-name="T5">" <text:line-break/><text:line-break/></text:span>第三，<text:span text:style-name="T5">"</text:span>反對英國擁有核武器。<text:span text:style-name="T5">" <text:line-break/><text:line-break/></text:span>這裏有張海報，上頭寫著<text:span text:style-name="T5"><text:s/>"</text:span>工黨新任主席是國家安全的威脅<text:span text:style-name="T5">"</text:span>：<text:span text:style-name="T5"><text:s/><text:line-break/><text:line-break/>https://goo.gl/u85CCb <text:line-break/><text:line-break/></text:span>柯賓肯定是全英國政治人物之中生活最節儉的一個人，據說物質要求非常低，數十年來如一日。至少在這一點上，任何反對他或抹黑他的人卻也不得不承認其樸素。不過，事實上他出身富裕，但因為年少便信仰社會主義及共產思想，儘管家境富裕，卻始終過著節儉生活。<text:span text:style-name="T5"><text:s/><text:line-break/><text:line-break/></text:span>不管柯賓將來從政之路如何發展，他的崛起，與其說是因為他帶動了理想主義的風潮，倒不如說是因為英國這個社會的人民素質還不錯。長遠來說，似乎也唯有良善優秀的人民，才比較有可能確保社會往一種好的方向發展。人民素質若不佳，則是反淘汰，開倒車，一如台灣之政治，往往劣幣逐良幣，人渣當道，純粹靠一個騙字。<text:span text:style-name="T5"><text:s/><text:line-break/><text:line-break/></text:span>陳真<text:span text:style-name="T5">2017. 06. 10. <text:line-break/><text:line-break/>P.S: </text:span>因其左派理念，有些人喜歡拿柯賓來和美國前民主黨總統參選人桑德斯（<text:span text:style-name="T5">Bernie Sanders</text:span>）相提並論，我想這真的是鬼扯蛋，差太遠了，差不多相差十億八千萬光年。<text:span text:style-name="T5"><text:s/><text:line-break/><text:line-break/></text:span>剛剛看了幾分鐘的台灣新聞，一個叫<text:span text:style-name="T5"><text:s/>"</text:span>放眼看天下<text:span text:style-name="T5">" </text:span>的節目，在中視頻道播出。我之所以有時會隨手看看島內這些所謂學者專家的座談性節目，當然不是為了增進知識，而只是有時想看看市面上這些鬼扯蛋專家又在胡扯些什麼了。我看到一位某大學國關中心的教授，講起卡達被集體斷交的事，講一堆全是空洞可笑言論，什麼卡達被懷疑資助恐怖份子，以致於阿拉伯世界許多國家忍無可忍，於是決定一同與卡達斷交。<text:span text:style-name="T5"><text:s/><text:line-break/><text:line-break/></text:span>這位教授還<text:span text:style-name="T5"><text:s/>"</text:span>分析<text:span text:style-name="T5">" </text:span>說，期待美國的介入調和，反恐大業短期內也許會受斷交事件影響，但長期還要再繼續觀察云云。我很納悶，這位教授到底知不知道自己在說什麼？他難道不知道，這幾個跟人家斷交的國家，各自都跟各路恐怖份子關係好得很，甚至還是<text:span text:style-name="T5">IS</text:span>的大金主呢。國際關係怎麼會被他理解得那麼幼稚可笑呢？又不是卡通片或八點檔連續劇。<text:span text:style-name="T5"><text:s/><text:line-break/><text:line-break/></text:span>主持人另外還問這幾位教授說：<text:span text:style-name="T5"><text:s/><text:line-break/><text:line-break/>"</text:span>川普捲起的民粹風潮，一路從美國吹向法國，現在又吹向英國，請問各位學者專家們怎麼看這事情？特別是英國國會選舉，執政黨席次大幅減少，這是為什麼呢？<text:span text:style-name="T5">" <text:line-break/><text:line-break/></text:span>其中有一位教授，是一名經濟學家。他說，英國工黨主席柯賓就是搞民粹這一套，柯賓提出什麼減免高等教育學費啦，富人增稅啦等等，就是學川普，跟川普是一脈相傳。<text:span text:style-name="T5"><text:s/><text:line-break/><text:line-break/></text:span>我聽了，差點當場口吐白沫，有一種很想按<text:span text:style-name="T5">LP</text:span>自殺的衝動。瞎掰真是也該有點常識。我真不明白，台灣是沒有國際關係方面的人才嗎？如果找不到人才，要不然來巴勒網找也可以啊。<text:span text:style-name="T5"><text:s/><text:line-break/><text:line-break/></text:span>我有時看大陸的這類節目，也常受到驚嚇，但卻是屬於一種佩服的驚嚇，因為從講者的發言內容你馬上就能知道發言者確實是個真正的專家，對於相關人事物那種熟稔程度與認知程度之深入，顯然遠遠在我這種<text:span text:style-name="T5"><text:s/>"</text:span>業餘人士<text:span text:style-name="T5">" </text:span>之上。<text:span text:style-name="T5"><text:s/><text:line-break/><text:line-break/></text:span>當然，我倒也不是一竿子打翻一船台灣學者專家，裏頭當然還是有不錯的，例如常上相關節目的賴岳謙教授，至少他是有做準備才發言的。至於其他教授或一些名嘴，我看全是隨口瞎掰，荒唐透頂，這回竟然把柯賓比喻成川普，那麼希拉蕊呢？是不是等於聖女貞德了？布希呢？應該就是跟拿破崙或漢武帝一脈相傳了吧？<text:span text:style-name="T5"><text:s/><text:line-break/><text:line-break/>============== <text:line-break/></text:span>陳真<text:span text:style-name="T5"><text:s/><text:line-break/><text:line-break/>2017.03.01 <text:line-break/><text:line-break/></text:span>對於英國的年輕一代，我經常感到由衷的敬佩。不信你看看工黨主席柯賓<text:span text:style-name="T5">(Jeremy Corbyn)</text:span>那樣一個非常非主流的人是如何上台，他既是飽受主流媒體妖魔化的<text:span text:style-name="T5"><text:s/>ISM (International Solidarity Movement</text:span>，巴勒斯坦團結運動<text:span text:style-name="T5">)</text:span>成員，又是英國最大的反戰組織<text:span text:style-name="T5"><text:s/>"Stop the War Coalition"</text:span>的主席，讚美卡斯楚是歷史巨人，歌頌其造福古巴民眾的世界一流醫療與教育體制，哀悼賓拉登的死是一場悲劇，主張廢除英國所有核武，大幅裁減英國軍備，並且極為親中，高度推崇習近平。這樣一個人參選工黨主席，竟吸引了英國數萬年輕學子的入黨潮。<text:span text:style-name="T5"><text:s/><text:line-break/><text:line-break/>=============== <text:line-break/></text:span>陳真<text:span text:style-name="T5"><text:s/><text:line-break/><text:line-break/>2016.05.26. <text:line-break/><text:line-break/></text:span>柯賓恐怕是英國過去幾十年來最為左傾的政治領袖，立場極其鮮明，主要訴求是反戰，反核武，反侵略，痛斥英美侵略伊拉克及敘利亞等國，要求追究戰爭罪責；主張廢除英國王室，退出窮兵黷武的北約組織；經濟與社會政策上則是對難民採寬容政策，捍衛各種弱勢族群，反撙節，反對社福經費縮水，堅定維護窮人權益，主張開徵富人稅、主張教育全部免費等等。</text:p>
      <text:p text:style-name="P4"><text:span text:style-name="T3">黄川</text:span><text:s/>  |  2019.08.06 07:34   |   <text:a xlink:type="simple" xlink:href="http://palinfo.habago.org/Entry?Command=Information_PrintForum&amp;iPage=2#FORUM37764"><text:span text:style-name="T4">#</text:span></text:a></text:p>
      <text:p text:style-name="P12">买国际版，增强版和国际版硬件上是一样的东西，但软件设置上比较麻烦，还需要越狱之类，国际版买来就能用。另外用盒子看电视直播流畅与否和播放源的关系比较大，和你自家的网络关系不大，这种小软件厂商租不起多少服务器和带宽，所以热门时段看的人一多就容易卡，这是没办法的事，只有多装几个类似的看看哪个比较流畅，除了陈医生已经提到的两个，<text:span text:style-name="T5">“</text:span><text:span text:style-name="T3">电视家</text:span><text:span text:style-name="T5">”</text:span><text:span text:style-name="T3">和</text:span><text:span text:style-name="T5">“HDP</text:span><text:span text:style-name="T3">直播</text:span><text:span text:style-name="T5">”</text:span><text:span text:style-name="T3">这两个</text:span>软件也可以试试。<text:span text:style-name="T5"><text:s/><text:line-break/></text:span><text:span text:style-name="T3">另外我看到有人提到了共青团中央的新媒体运</text:span>营方，其实这批人并不能代表官方态度，新媒体在中共内部的重视度不高（官僚机构庞大，反应就慢），甚至很多是外包的。这批编辑是非常渴望上位的政治投机者，他们内心其实是非常羡慕陈为廷林飞帆之流的，可以借煽动闹事捞取政治资本登堂入室，当然在大陆目前的体制下，这是不可能的，但我觉得这是一个隐患。</text:p>
      <text:p text:style-name="P4"><text:span text:style-name="T3">秉叡</text:span><text:s/>  |  2019.08.06 03:29   |   <text:a xlink:type="simple" xlink:href="http://palinfo.habago.org/Entry?Command=Information_PrintForum&amp;iPage=2#FORUM37763"><text:span text:style-name="T4">#</text:span></text:a></text:p>
      <text:p text:style-name="P6">關於卡韓政變<text:span text:style-name="T5"><text:s/>(134)</text:span>：<text:span text:style-name="T5"><text:s/>"</text:span>英國韓國瑜<text:span text:style-name="T5">"--</text:span>柯賓的啟示<text:span text:style-name="T5"><text:s/></text:span>中的的內容本人有些疑問，文中提到的「柯賓被ＣＩＡ摧毀」這一事情是指那件事情？<text:span text:style-name="T5"><text:s/><text:line-break/></text:span>是指其本人和工黨目前被捲入的反猶指控（在以色列的報紙上被罵得很難聽，說如果他本人當上英國首相的話，對於英國猶太社區將會是一場大災難這類的話）嗎？<text:span text:style-name="T5"><text:s/><text:line-break/><text:line-break/><text:line-break/></text:span>不知是否可以請陳真先生詳細描述一下？</text:p>
      <text:p text:style-name="P4"><text:span text:style-name="T3">陳真</text:span><text:s/>  |  2019.08.05 23:47   |   <text:a xlink:type="simple" xlink:href="http://palinfo.habago.org/Entry?Command=Information_PrintForum&amp;iPage=2#FORUM37762"><text:span text:style-name="T4">#</text:span></text:a></text:p>
      <text:p text:style-name="P5">謝謝怡靜，應該不用試，因為終究我還是會買盒子，因為這兩天就會買電視，如果看不到鳳凰，電視對我其實就意義不大了，所以盒子一定得買，只能想辦法先做功課，盡量可以做到順利收看。我的困惑只是不知道該買安博或小米？若買小米，則不知道該買小米<text:span text:style-name="T5">3</text:span>增強版或小米<text:span text:style-name="T5">s</text:span>國際版之越獄版？</text:p>
      <text:p text:style-name="P4">Ethan   |  2019.08.05 23:33   |   <text:a xlink:type="simple" xlink:href="http://palinfo.habago.org/Entry?Command=Information_PrintForum&amp;iPage=2#FORUM37761"><text:span text:style-name="T4">#</text:span></text:a></text:p>
      <text:p text:style-name="P6">我剛看安博，鳳凰衛視都滿順的，不會有<text:span text:style-name="T5">lag, lag</text:span>通常跟網路狀況比較有關，<text:span text:style-name="T5"><text:s/></text:span>有部分情況視訊不正常可能跟<text:span text:style-name="T5">server</text:span>端的狀況有關。<text:span text:style-name="T5"><text:s/></text:span>但是大致上看電視頻道都沒問題。<text:span text:style-name="T5"><text:s/><text:line-break/><text:line-break/></text:span>另外鳳凰衛視是放在新聞頻道的表單而不是放在大陸頻道表單。</text:p>
      <text:p text:style-name="P4"><text:span text:style-name="T3">怡靜</text:span><text:s/>  |  2019.08.05 21:45   |   <text:a xlink:type="simple" xlink:href="http://palinfo.habago.org/Entry?Command=Information_PrintForum&amp;iPage=2#FORUM37760"><text:span text:style-name="T4">#</text:span></text:a></text:p>
      <text:p text:style-name="P5">陳真<text:span text:style-name="T5">, <text:line-break/><text:line-break/></text:span>你先別買小米盒子，我這裡有一台小米盒子３增強版<text:span text:style-name="T5">root</text:span>版，當初也是為了看祖國的電視台買的，我看鳳凰衛視還好，<text:span text:style-name="T5">lag</text:span>不會嚴重，若有應該是網路的問題。不過後來因我沒時間看所以小米盒子先收起來沒在用了。有空我到你家給你安裝試用，覺得好用再買。</text:p>
      <text:p text:style-name="P4"><text:span text:style-name="T3">洋洋</text:span><text:s/>  |  2019.08.05 20:59   |   <text:a xlink:type="simple" xlink:href="http://palinfo.habago.org/Entry?Command=Information_PrintForum&amp;iPage=2#FORUM37759"><text:span text:style-name="T4">#</text:span></text:a></text:p>
      <text:p text:style-name="P6">看鳳凰衛視有點難度，與盒子無關，一般都要自己安裝軟體。<text:span text:style-name="T5"><text:s/><text:line-break/></text:span>從最基本的開始吧<text:span text:style-name="T5"><text:s/><text:line-break/>1.</text:span>拿到盒子，對初學者而言，最好先安裝沙發管家或貝當市場，通常盒子自帶。<text:span text:style-name="T5"><text:s/><text:line-break/>2.</text:span>打開上述軟體，安裝電視家<text:span text:style-name="T5">2.0(</text:span>不要<text:span text:style-name="T5">3.0</text:span>，我找到的分享碼想碼<text:span text:style-name="T5">3.0</text:span>不能用<text:span text:style-name="T5">)</text:span>。<text:span text:style-name="T5"><text:s/><text:line-break/>3.</text:span>進入電視家，到第一層選單的<text:span text:style-name="T5">[</text:span>自建頻道<text:span text:style-name="T5">](</text:span>倒數第<text:span text:style-name="T5">2</text:span>項<text:span text:style-name="T5">)</text:span>，<text:span text:style-name="T5">[</text:span>如何添加頻道<text:span text:style-name="T5">]--</text:span>輸入分享碼<text:span text:style-name="T5">(357932</text:span>剛試過可以用，如果分享碼不能用，百度找電視家<text:span text:style-name="T5"><text:s/></text:span>分享碼，找一個有鳳凰的分享碼。<text:span text:style-name="T5"><text:s/><text:line-break/>4.</text:span>回去第一層選單<text:span text:style-name="T5">[</text:span>電視直播<text:span text:style-name="T5">](</text:span>第一項<text:span text:style-name="T5">)-</text:span>拉到最後<text:span text:style-name="T5">-[</text:span>自建頻道<text:span text:style-name="T5">]--[</text:span>鳳凰中文<text:span text:style-name="T5">]-</text:span>加入收藏<text:span text:style-name="T5">(</text:span>遙控器按選單<text:span text:style-name="T5">)</text:span>，以後到收藏裡看比較方便。<text:span text:style-name="T5"><text:s/><text:line-break/><text:line-break/></text:span>如果網路不順，可以找網路公司調。或者不要用無線接實體線。<text:span text:style-name="T5"><text:s/><text:line-break/></text:span>在打這篇時，放著鳳凰衛視，嗯，比央視好看。<text:span text:style-name="T5"><text:s/><text:line-break/><text:line-break/></text:span>還有進階篇，要<text:span text:style-name="T5">ROOT</text:span>後安裝<text:span text:style-name="T5">CHINAtunnel</text:span>，以跳過地區版權限制，目前還用不上。<text:span text:style-name="T5"><text:s/><text:line-break/></text:span>買國際版稍貴，不需要安裝<text:span text:style-name="T5">CHINAtunnel </text:span>。<text:span text:style-name="T5"><text:s/><text:line-break/></text:span></text:p>
      <text:p text:style-name="P4"><text:span text:style-name="T3">楊世耀</text:span><text:s/>  |  2019.08.05 19:02   |   <text:a xlink:type="simple" xlink:href="http://palinfo.habago.org/Entry?Command=Information_PrintForum&amp;iPage=2#FORUM37758"><text:span text:style-name="T4">#</text:span></text:a></text:p>
      <text:p text:style-name="P5">我在台灣嘗試過小米、安博看鳳凰。<text:span text:style-name="T5"><text:s/><text:line-break/></text:span>用安博直播確實晚上常會<text:span text:style-name="T5">lag(</text:span>我家是中華電信<text:span text:style-name="T5">100M) <text:line-break/></text:span>用小米看則很複雜、麻煩。<text:span text:style-name="T5">(</text:span>而且還有忘了是<text:span text:style-name="T5">lag,</text:span>還是畫質不佳的問題<text:span text:style-name="T5">) <text:line-break/><text:line-break/></text:span>台灣要看鳳凰真的是很不容易。</text:p>
      <text:p text:style-name="P4"><text:span text:style-name="T3">王修亮</text:span><text:s/>  |  2019.08.05 17:40   |   <text:a xlink:type="simple" xlink:href="http://palinfo.habago.org/Entry?Command=Information_PrintForum&amp;iPage=2#FORUM37756"><text:span text:style-name="T4">#</text:span></text:a></text:p>
      <text:p text:style-name="P6">人權與自由是普世的標準。<text:span text:style-name="T5"><text:s/><text:line-break/></text:span>不給我這個權利就是歧視。<text:span text:style-name="T5"><text:s/><text:line-break/></text:span>在台灣，西洋人權風是政治正確。<text:span text:style-name="T5"><text:s/><text:line-break/><text:line-break/></text:span>家長們把孩子關起來能保護得好好的<text:span text:style-name="T5">?</text:span>手機掌控、電腦掌控、書籍掌控，能掌控一輩子<text:span text:style-name="T5">? <text:line-break/></text:span>某些特殊的人是例外，對正常人來說，性慾是人性裡最強烈的本能，超越食慾。這一類慾望壓制得越兇，反彈得很可能越大。<text:span text:style-name="T5"><text:s/><text:line-break/><text:line-break/></text:span>台灣家長絕大多數是不敢教，不肯教，只教愛，只教情。<text:span text:style-name="T5"><text:s/><text:line-break/></text:span>孩子有一天驚訝的發現性與慾時，就很難擁有抗拒的能力，因為的確很愉悅很美好。而且從表象來看，和別人一點關係都沒有，我為何不能全然享受自己的肉體<text:span text:style-name="T5">?</text:span>只要做好避孕，就只是我自己的事。<text:span text:style-name="T5"><text:s/><text:line-break/></text:span>是的，在一個成熟的個人來說，的確這樣毫無問題，但是在整體人格教育上，對性與慾，不能只有這一個獨立的概念。<text:span text:style-name="T5"><text:s/><text:line-break/><text:line-break/></text:span>現在課綱之下的所謂性平教育，能力指標編寫得合理，但在現場實務教學上，為甚麼會出現很多強烈的爭議<text:span text:style-name="T5">? <text:line-break/><text:line-break/></text:span>這種「只是自己的事」「個人價值」不是學校教育應該教的。<text:span text:style-name="T5"><text:s/><text:line-break/></text:span>學校成立的目的是「國民義務」，是教育孩子「群體價值」的事務。<text:span text:style-name="T5"><text:s/><text:line-break/></text:span>「個人」個性事務是家庭的權利與責任，是「家教」。<text:span text:style-name="T5"><text:s/><text:line-break/></text:span>教生理解剖是學校的事，不是每個家庭都具有生理學知識。怎樣做愛怎樣避孕則是「家教」，別說台灣家庭都不教，該由誰教，或是家長有沒有教是兩回事。<text:span text:style-name="T5"><text:s/><text:line-break/><text:line-break/></text:span>不能因為家長都不教小孩上完廁所怎樣擦屁股，學校教師就應該帶孩子到廁所排隊，一個一個教怎樣擦屁股。<text:span text:style-name="T5"><text:s/><text:line-break/></text:span>相信非常多教師有這種感慨。政府本就不應該把家長的責任承擔過來，而是應該宣導：「家長們你應該教這個教那個啊！」<text:span text:style-name="T5"><text:s/><text:line-break/></text:span>不肯這樣做的政府，其一、是教師好用，不敢得罪家長，怕選票減少。其二、是正合我意，來把國民教成我想要的德性，而不是家長們期望的個性。<text:span text:style-name="T5"><text:s/><text:line-break/><text:line-break/></text:span>怎樣吃飯、怎樣保持整潔，甚至怎樣自我控制都一樣。這都是「個人生活能力」，不是「群體生存溝通合作能力」。學校的確應該「輔助實踐個性」，但是教養主體、生活素養絕對是家庭。家裡打好基礎，學校才有辦法幫忙開展。<text:span text:style-name="T5"><text:s/><text:line-break/></text:span>尤其是自我控制這種能力，沒有從<text:span text:style-name="T5">0</text:span>歲開始逐漸強化、教養，等幼稚園甚至小學才拜託教師來教，簡直是不負責任又毫無效率。<text:span text:style-name="T5"><text:s/><text:line-break/></text:span>自我控制需要家庭教養，性慾控制當然也是家庭教養，這是一體的，性慾本能太強烈了，沒有從小先教養情緒的自我控制，長大就很可能就是恐怖情人。<text:span text:style-name="T5"><text:s/><text:line-break/></text:span>私人生活，個性歸屬，永遠是家庭責任與權利。<text:span text:style-name="T5"><text:s/><text:line-break/><text:line-break/></text:span>人類自文明創建以來，就已經無可奈何地屬於「群體」。<text:span text:style-name="T5"><text:s/><text:line-break/></text:span>個人教養可以在家庭中學習，但是與群體相關的一切，都需要在學校學習，包含如何溝通、交朋友、合作，而愛情起自於友誼。以及發展出來的愛情觀<text:span text:style-name="T5">(</text:span>兩性平等<text:span text:style-name="T5">)</text:span>、婚姻觀<text:span text:style-name="T5">(</text:span>夫妻與家族溝通合作<text:span text:style-name="T5">)</text:span>、親子倫理關係<text:span text:style-name="T5">(</text:span>代溝與永續學習能力<text:span text:style-name="T5">)</text:span>等等。<text:span text:style-name="T5"><text:s/><text:line-break/><text:line-break/></text:span>學校的性平教育應該教導歧視與平等、友情與愛情、婚姻與責任、親子倫理關係。這些都和人群互動與溝通合作有絕對關係。<text:span text:style-name="T5"><text:s/><text:line-break/></text:span>情慾完全屬於個人，但是婚姻是透過群體友誼逐漸形成的，和群體關係密切。<text:span text:style-name="T5"><text:s/><text:line-break/><text:line-break/></text:span>群體中每一個自我都受到非常多限制，例如：不能隨自己的喜好隨意殺人打人、強暴、亂摸他人身體、拿別人東西等等等等等。<text:span text:style-name="T5"><text:s/><text:line-break/></text:span>這叫共識，共識會形成法律，成為法治。<text:span text:style-name="T5"><text:s/><text:line-break/></text:span>法治還是最低限最基礎的，群體要更能溝通更能合作，還有道德與習俗的共識，例如：禮節與尊重。<text:span text:style-name="T5"><text:s/><text:line-break/></text:span>當然這種共識狀況下，個人就更不自由更被限制。<text:span text:style-name="T5"><text:s/><text:line-break/></text:span>一個良好的群體互動社會，建立在許許多多個人受到限制的條件上。<text:span text:style-name="T5"><text:s/><text:line-break/><text:line-break/></text:span>家庭教養好的，有能力學習到自我控制，觀察思考，不必被法律來控制。還能展現出自我價值的道德性與優雅的尊重、禮儀。<text:span text:style-name="T5"><text:s/><text:line-break/></text:span>家庭沒盡到責任的，沒有自我控制能力的，只好被法律控制，甚至被法律懲罰。<text:span text:style-name="T5"><text:s/><text:line-break/><text:line-break/></text:span>性平教育如果只教性慾與物質、知識，就是一種刻意的無知化、單純肉慾化兒童。把愛情觀、婚姻觀、親子倫理關係通通切割掉。反而回過頭搶奪家庭的權利與義務。<text:span text:style-name="T5"><text:s/><text:line-break/></text:span>人格價值是一體的，沒有一個價值可以單獨切割出來教育。<text:span text:style-name="T5"><text:s/><text:line-break/><text:line-break/></text:span>今天看到這一篇文，再度引發深沉的感慨。<text:span text:style-name="T5"><text:s/><text:line-break/></text:span>群體價值確實只有共識，如果我們的社會共識是：<text:span text:style-name="T5"><text:s/><text:line-break/><text:line-break/></text:span>「只要雙方合意，每個人從<text:span text:style-name="T5">0</text:span>歲起都可以當任何人的孌童，然後到十六歲以後有權利追求任何<text:span text:style-name="T5">0</text:span>歲以上的人當我的孌童。」<text:span text:style-name="T5"><text:s/><text:line-break/></text:span>而所謂的合意定義是：<text:span text:style-name="T5"><text:s/><text:line-break/></text:span>「必須極力抵抗到有性命危險，並且大聲的讓別人聽到你的拒絕。」<text:span text:style-name="T5"><text:s/><text:line-break/><text:line-break/></text:span>這也是共識，我個人對這種共識能不能接受是一回事，但這種社會共識可不可能存在呢？就像殺人祭祀的共識可不可能存在呢？納妾或取四個妻子的共識呢？纏小腳綁馬甲的共識呢？<text:span text:style-name="T5"><text:s/><text:line-break/></text:span>你接受，大家也接受，就會存在！<text:span text:style-name="T5"><text:s/><text:line-break/></text:span>你不接受，大家也不接受，就不會存在！<text:span text:style-name="T5"><text:s/><text:line-break/></text:span>有些人接受，有些人不接受，就從爭執到戰爭，戰勝的人也就強迫不願的人接受了。<text:span text:style-name="T5"><text:s/><text:line-break/></text:span>歷史裡可多了，現在的世界不也還持續著嗎？<text:span text:style-name="T5"><text:s/><text:line-break/></text:span>共識常常連隨著暴力，講不好聽是暴力，講好聽是實力。<text:span text:style-name="T5"><text:s/><text:line-break/><text:line-break/></text:span>而且，有這種共識的社會，孌童本身是不會有「受虐」「不公平」這種概念的，而是自然而然的「合意」，享受性慾的愉悅。<text:span text:style-name="T5"><text:s/><text:line-break/></text:span>這個社會的法治會完全不同於現在，這個社會的善惡風氣，也不會和我們此刻的社會一樣。<text:span text:style-name="T5"><text:s/><text:line-break/><text:line-break/></text:span>沒有普世價值、天賦人權這種事，價值與人權只是「群體共識與實力」，否則雛妓和戰爭早就應該滅絕了。<text:span text:style-name="T5"><text:s/><text:line-break/></text:span>雛妓和孌童的涵義是一樣的！<text:span text:style-name="T5"><text:s/><text:line-break/></text:span>而人性本來就無善無惡，端看這是個怎樣的社會，給予孩子怎樣的家教與國民教育、社會影響。<text:span text:style-name="T5"><text:s/><text:line-break/><text:line-break/></text:span>而人們知不知道怎樣的社會比較適合群體的溝通與合作，同樣需要學習。但是在台灣，學習似乎只是學校的事，離開學校，所有的學習只剩下職業上的必要知識，不會再擴大自己的眼界，努力向上提升。<text:span text:style-name="T5"><text:s/><text:line-break/></text:span>這樣，深知如何利用社會風氣與共識，深知如何引導、製造社會風氣與共識的少數人，便很容易翻轉這個社會的價值。<text:span text:style-name="T5"><text:s/><text:line-break/></text:span>翻轉，是一種創造的契機，但創造的契機從來不會允諾善與惡，是與非，健全進步或潰爛腐敗。人們得自己學會觀察思考判斷，奪得先機或防範未然。<text:span text:style-name="T5"><text:s/><text:line-break/><text:line-break/></text:span>我自知是個愚魯遲鈍的人，常常說錯話，做錯事，思考非常緩慢，而且邏輯散亂。我一直非常「政治不正確」，討論這些事務對我也非常不擅長，但是我是國小教師，這件事和國小學生密切相關，我必須說。<text:span text:style-name="T5"><text:s/><text:line-break/></text:span>更感慨的是：我只是個小學教師，說不出甚麼有脈絡的大道理，我所說的方式與語詞，都只是小學教師教小學生的方式與語詞，瑣碎而口語，很容易聽懂與思考，但是仍然很難讓許多人理解。<text:span text:style-name="T5"><text:s/><text:line-break/><text:line-break/></text:span>這是一個連國小程度都缺乏的社會。<text:span text:style-name="T5"><text:s/><text:line-break/></text:span>不是諷刺，而是非常黑暗的沉痛<text:span text:style-name="T5"><text:s/><text:line-break/><text:line-break/></text:span>以下轉貼自某朋友臉書，看了他的文，有感而發。<text:span text:style-name="T5"><text:s/><text:line-break/>........................................ <text:line-break/></text:span>【「戀童癖很驕傲！」戀童癖組織：我們有權成為<text:span text:style-name="T5">LGBT</text:span>一員】<text:span text:style-name="T5">(2019/8/5) <text:line-break/><text:line-break/></text:span>荷蘭的戀童癖組織「兒童解放陣線<text:span text:style-name="T5"><text:s/>(Kinderbevrijdingsfront)</text:span>」在今年的同志大遊行中發放傳單，公開宣傳並呼籲「孌童合法化」。<text:span text:style-name="T5"><text:s/><text:line-break/></text:span>無獨有偶，瑞典同志大遊行的數名負責人也被起底曾性侵男童而被判有罪。<text:span text:style-name="T5"><text:s/><text:line-break/><text:line-break/></text:span>這個稱為「兒童自決平權行動小組」的陣線<text:span text:style-name="T5"><text:s/>(</text:span>編按：好耳熟的口號<text:span text:style-name="T5">)</text:span>，領導人是<text:span text:style-name="T5">25</text:span>歲的馬克盧修斯<text:span text:style-name="T5"><text:s/>(Mark Lucius) </text:span>，他們所提出的訴求是：「把孩子從父母那裡解放出來」<text:span text:style-name="T5"><text:s/>- </text:span>甚至是學齡前兒童。<text:span text:style-name="T5"><text:s/><text:line-break/><text:line-break/></text:span>早在<text:span text:style-name="T5">2006</text:span>年，荷蘭就有戀童癖者成立的合法黨派，如「慈愛、自由與多元黨<text:span text:style-name="T5">(PNVD)</text:span>」。<text:span text:style-name="T5"><text:s/><text:line-break/><text:line-break/></text:span>「<text:span text:style-name="T5">12</text:span>歲的孩子為什麼不能自主決定做愛？」盧修斯表示，<text:span text:style-name="T5">16</text:span>歲的性愛合法年齡實在太高了，應該要放寬至<text:span text:style-name="T5">12</text:span>歲以下。<text:span text:style-name="T5"><text:s/><text:line-break/><text:line-break/></text:span>盧修斯長久以來都在宣傳及關注戀童癖者的權利，他認為具有指標性意義的同志大遊行也該對戀童癖團體開放，不該把相關組織排除在外。<text:span text:style-name="T5"><text:s/><text:line-break/><text:line-break/></text:span>「我們被視為罪犯，僅僅因為孌童合法化的訴求。」<text:span text:style-name="T5"><text:s/><text:line-break/></text:span>「同志大遊行號稱包容所有的性小眾族群，卻試圖迫使戀童癖者沉默，這是一種虛偽。」<text:span text:style-name="T5"><text:s/><text:line-break/><text:line-break/></text:span>「我們有權成為<text:span text:style-name="T5">LGBT</text:span>的一員！」盧修斯大聲疾呼，並相信會有越來越多民眾支持。<text:span text:style-name="T5"><text:s/><text:line-break/><text:line-break/></text:span>他據此在<text:span text:style-name="T5">3</text:span>月便向荷蘭人權委員會提出了「歧視」的投訴，此案將在<text:span text:style-name="T5">10</text:span>月份展開審理，預計將引發另一波討論。<text:span text:style-name="T5"><text:s/><text:line-break/><text:line-break/>#</text:span>一方面譴責童婚<text:span text:style-name="T5"><text:s/>#</text:span>另一方面鼓吹孌童合法<text:span text:style-name="T5"><text:s/><text:line-break/>#</text:span>西方國家的人權標準叫人好困惑<text:span text:style-name="T5"><text:s/><text:line-break/>https://www.hartvannederland.nl/…/flyers-pedoclub-door-pol…/ <text:line-break/>https://www.breitbart.com/…/leading-member-stockholm-gay-p…/ <text:line-break/>https://www.breitbart.com/…/senior-swedish-gay-pride-activ…/</text:span></text:p>
      <text:p text:style-name="P4"><text:span text:style-name="T3">陳真</text:span><text:s/>  |  2019.08.05 17:27   |   <text:a xlink:type="simple" xlink:href="http://palinfo.habago.org/Entry?Command=Information_PrintForum&amp;iPage=2#FORUM37754"><text:span text:style-name="T4">#</text:span></text:a></text:p>
      <text:p text:style-name="P5">謝謝<text:span text:style-name="T5">Ethan</text:span>，你說的是直播嗎？不會卡卡的嗎？聽說到了晚上就會塞車？</text:p>
      <text:p text:style-name="P4"><text:span text:style-name="T3">陳真</text:span><text:s/>  |  2019.08.05 17:24   |   <text:a xlink:type="simple" xlink:href="http://palinfo.habago.org/Entry?Command=Information_PrintForum&amp;iPage=2#FORUM37753"><text:span text:style-name="T4">#</text:span></text:a></text:p>
      <text:p text:style-name="P6">想到這些事就歸卵泡火，想看個鳳凰真是難如登天。在英國，電視一打開就是鳳凰。台灣不是什麼民主自由社會嗎？共產黨的言論不是多可笑多荒唐嗎？為什麼那麼害怕對岸的媒體？套句黨外時代謝長廷諷刺國民黨的話：<text:span text:style-name="T5"><text:s/><text:line-break/><text:line-break/>"</text:span>既然共產黨的思想言論這麼幼稚可笑，應該趕緊讓他們以及他們的媒體和書籍登陸台灣，那麼，當台灣人看到他們這麼愚蠢可笑，就根本不會想要親共了，國民黨也就不用忙著打壓一堆中共同路人了<text:span text:style-name="T5">"</text:span>。<text:span text:style-name="T5"><text:s/><text:line-break/><text:line-break/></text:span>黨外時代，國民黨拼命把對岸妖魔化。那時候的黨外則剛好相反，總是說中共很不錯啊，很理性啊，不可能打台灣啦，而且兩岸是同胞親骨肉啊，應該多多友好交流，怎麼可以管制呢？怎麼可以抹黑對岸政權與同胞呢？怎麼可以查禁對岸的書籍雜誌呢？怎麼可以忘記我們文化上的根呢？<text:span text:style-name="T5"><text:s/><text:line-break/><text:line-break/></text:span>於是，每次黨外群眾集會，人潮洶湧，總是一堆攤販，到處都在賣大陸的書。我就是在那個時候買了、看了很多大陸作家或思想家的書<text:span text:style-name="T5">(</text:span>很多攤販認識我，會送我書<text:span text:style-name="T5">)</text:span>，包括沈從文、郁達夫、老舍、魯迅、熊十力等等等，以及一些共產黨人和早期國民黨人的書，例如陳獨秀和瞿秋白、郭沫若、沈醉、蔣廷黻等等等。<text:span text:style-name="T5"><text:s/><text:line-break/><text:line-break/></text:span>由此你就能明白台灣政治之詐欺性質，特別是民進黨，它早期是鼓吹與中共友好交往的，並且強烈反軍購，說台灣只要跟中共多多友好交流，根本不需要武器，一年可以省下幾千億，不用跟美國買一堆破銅爛鐵。這就是黨外及八零年代的民進黨的基本論調與思維。<text:span text:style-name="T5"><text:s/><text:line-break/><text:line-break/></text:span>如今，當對岸政權在經濟和政治及社會政策等各方面變得越來越好時，民進黨為了個人政治利益，在大貪官、漢奸老賊李登輝的帶領下，卻反而開始妖魔化對岸，甚至推行仇中反華、抹黑中國人的政策與教材。</text:p>
      <text:p text:style-name="P4">Ethan   |  2019.08.05 16:59   |   <text:a xlink:type="simple" xlink:href="http://palinfo.habago.org/Entry?Command=Information_PrintForum&amp;iPage=2#FORUM37752"><text:span text:style-name="T4">#</text:span></text:a></text:p>
      <text:p text:style-name="P5">我看安博是有看到<text:span text:style-name="T5">cctv,</text:span>也有看到鳳凰電視台</text:p>
      <text:p text:style-name="P4"><text:span text:style-name="T3">陳真</text:span><text:s/>  |  2019.08.05 16:38   |   <text:a xlink:type="simple" xlink:href="http://palinfo.habago.org/Entry?Command=Information_PrintForum&amp;iPage=3#FORUM37751"><text:span text:style-name="T4">#</text:span></text:a></text:p>
      <text:p text:style-name="P5">家裏很久沒有電視，想買一台，但是台灣的節目實在很沒營養，看久了會腦殘，所以想另外買一台電視盒，主要是為了看鳳凰衛視。我指的是直播，不是事後錄製的影片。<text:span text:style-name="T5"><text:s/><text:line-break/><text:line-break/></text:span>去年一月就問過這問題，但一直沒有時間處理這事，這兩天決心來做這事。記得力民是說安博無法看到鳳凰及<text:span text:style-name="T5"><text:s/>cctv</text:span>，所以我想買小米，但不知道該買哪一種越獄版？我人在台灣，是應該買<text:span text:style-name="T5"><text:s/>"</text:span>小米盒子<text:span text:style-name="T5"><text:s/>3 </text:span>增強版<text:span text:style-name="T5"><text:s/>"</text:span>，還是<text:span text:style-name="T5"><text:s/>"</text:span>小米<text:span text:style-name="T5"><text:s/>s </text:span>國際版<text:span text:style-name="T5">"</text:span>？哪一種比較好？</text:p>
      <text:p text:style-name="P4">qegg   |  2019.08.05 11:39   |   <text:a xlink:type="simple" xlink:href="http://palinfo.habago.org/Entry?Command=Information_PrintForum&amp;iPage=3#FORUM37750"><text:span text:style-name="T4">#</text:span></text:a></text:p>
      <text:p text:style-name="P7"><text:span text:style-name="T3">董事长：</text:span><text:span text:style-name="T5"><text:s/><text:line-break/></text:span><text:span text:style-name="T3">共</text:span>产党中央应该是以和谐为主调。但是共党的组织架构也有点像台湾有<text:span text:style-name="T5">“</text:span><text:span text:style-name="T3">大</text:span>绿（民进党）<text:span text:style-name="T5">”“</text:span><text:span text:style-name="T3">小</text:span>绿（时力<text:span text:style-name="T5">/</text:span>绿党<text:span text:style-name="T5">/...</text:span><text:span text:style-name="T3">族繁不及备</text:span>载）<text:span text:style-name="T5">”</text:span><text:span text:style-name="T3">。有一些外</text:span>围<text:span text:style-name="T5">/</text:span>侧翼之类的组织。据我这上网（非常浅薄的）观察，至少在微博上，以共青团为源头就常常发动一些比较激进然后破坏团结，打击异己的言论。例如大陆这边常常把某些台籍演艺人员贴上台独标签迫使他们的作品下架等等的，有许多都是共青团相关的账号转发传播的。<text:span text:style-name="T5"><text:s/><text:line-break/></text:span><text:span text:style-name="T3">但是另外一些</text:span>来自民间但是关心台湾政治的激进账号（例如微博号<text:span text:style-name="T5">“</text:span><text:span text:style-name="T3">台湾那点事儿</text:span><text:span text:style-name="T5">”</text:span><text:span text:style-name="T3">）</text:span>则是三不五时被禁言。<text:span text:style-name="T5"><text:s/><text:line-break/><text:line-break/></text:span><text:span text:style-name="T3">丰</text:span>远：<text:span text:style-name="T5"><text:s/><text:line-break/></text:span><text:span text:style-name="T3">感情我</text:span>们是同学？<text:span text:style-name="T5">ptt</text:span><text:span text:style-name="T3">确实是我大学时候</text:span>开始的小站，我当时<text:span text:style-name="T5">bbs</text:span><text:span text:style-name="T3">玩得很凶。（荒</text:span>废了许多课业<text:span text:style-name="T5">...</text:span><text:span text:style-name="T3">）</text:span></text:p>
      <text:p text:style-name="P4"><text:span text:style-name="T3">陳真</text:span><text:s/>  |  2019.08.05 09:00   |   <text:a xlink:type="simple" xlink:href="http://palinfo.habago.org/Entry?Command=Information_PrintForum&amp;iPage=3#FORUM37749"><text:span text:style-name="T4">#</text:span></text:a></text:p>
      <text:p text:style-name="P5"><text:span text:style-name="T5">1. </text:span>這叫做八卦精神醫學，類似囝仔仙或廟公，唐湘龍雖不是念醫，但很像他們的同學。<text:span text:style-name="T5"><text:s/><text:line-break/><text:line-break/>2. </text:span>美國的<text:span text:style-name="T5"><text:s/>"</text:span>偉大<text:span text:style-name="T5">" </text:span>或說厲害，就是它有個永遠的政府，或者說<text:span text:style-name="T5"><text:s/>"</text:span>公司<text:span text:style-name="T5">"</text:span>：軍火商加大財團。不管誰當總統，都只是它的夥計。夥計的為人如何，基本上不影響公司運作。<text:span text:style-name="T5"><text:s/><text:line-break/><text:line-break/>3. </text:span>川普是近代歷年來美國最好、最不血腥恐怖的一個總統。</text:p>
      <text:p text:style-name="P4"><text:span text:style-name="T3">洋洋</text:span><text:s/>  |  2019.08.05 08:31   |   <text:a xlink:type="simple" xlink:href="http://palinfo.habago.org/Entry?Command=Information_PrintForum&amp;iPage=3#FORUM37748"><text:span text:style-name="T4">#</text:span></text:a></text:p>
      <text:p text:style-name="P6">看到三立就跳過，這次被標題吸引<text:span text:style-name="T5">--</text:span>美<text:span text:style-name="T5">37</text:span>位精神科專家觀察川普言行。<text:span text:style-name="T5"><text:s/><text:line-break/>https://youtu.be/sJC4fac46b8 <text:line-break/><text:line-break/></text:span>節目是大世紀，主播王志郁。<text:span text:style-name="T5"><text:s/><text:line-break/></text:span>追了幾集，討論國際時事，內容很好，風格輕鬆自然，不偏綠立場客觀。</text:p>
      <text:p text:style-name="P4"><text:span text:style-name="T3">洋洋</text:span><text:s/>  |  2019.08.04 18:08   |   <text:a xlink:type="simple" xlink:href="http://palinfo.habago.org/Entry?Command=Information_PrintForum&amp;iPage=3#FORUM37747"><text:span text:style-name="T4">#</text:span></text:a></text:p>
      <text:p text:style-name="P5">瞇著眼看<text:span text:style-name="T5">83</text:span>旺角遊行直播，暴徒用激光照射港警的眼睛，我想港警會衝出來抓人，沒有，他們直挺挺站著。<text:span text:style-name="T5"><text:s/><text:line-break/></text:span>雨傘、瓶子、所有能飛起的，都沿著拋物線升起，我以為港警會衝出來抓人，沒有，他們慢慢地往後退。<text:span text:style-name="T5"><text:s/><text:line-break/></text:span>一個男子大罵暴徒，然後他成了葉問，不對，葉問沒這麼勇。港警來了，我看到他臉上流著血，我以為港警會抓現行犯，沒有，他們帶走了男子。<text:span text:style-name="T5"><text:s/><text:line-break/></text:span>小彈弓不知射向哪裡，自製大彈弓被幾個人合力拉開，這是中古世紀的攻城戰嗎<text:span text:style-name="T5">? <text:line-break/></text:span>警署圍籬內的車被石塊、長棍打爛，大門被暴徒帶來的大鎖反鎖，有人放火，在圍欄邊，在大門口。<text:span text:style-name="T5"><text:s/><text:line-break/></text:span>警車被人群困住，激光、雨傘、棍狀物敲打車體。一個港警靜靜地坐在車裡，好像在滑手機。<text:span text:style-name="T5"><text:s/><text:line-break/></text:span>底下的留言在罵直播的記者，她是暴徒那一夥的。<text:span text:style-name="T5"><text:s/><text:line-break/></text:span>其實，我怎麼覺得這是一場戲。<text:span text:style-name="T5"><text:s/><text:line-break/></text:span>我睡了，凌晨一點半。<text:span text:style-name="T5"><text:s/></text:span></text:p>
      <text:p text:style-name="P4"><text:span text:style-name="T3">陳真</text:span><text:s/>  |  2019.08.04 15:21   |   <text:a xlink:type="simple" xlink:href="http://palinfo.habago.org/Entry?Command=Information_PrintForum&amp;iPage=3#FORUM37746"><text:span text:style-name="T4">#</text:span></text:a></text:p>
      <text:p text:style-name="P6">我不知道<text:span text:style-name="T5"><text:s/>"</text:span>婷婷看世界<text:span text:style-name="T5">" </text:span>的婷婷是誰以及它怎麼看世界。一般來說，當我根本不知道某人是誰時，我就不會對他講什麼懷有很大的興趣了。因為，<text:span text:style-name="T5">"</text:span>誰<text:span text:style-name="T5">" </text:span>還是很重要，他從哪來？住哪？幾歲？是男是女？平常幹些什麼？以什麼維生？出過什麼事沒有？講這樣那樣一些話有沒有什麼好處？<text:span text:style-name="T5">...</text:span>等等等，文字總得黏在一個活生生的人身上才有意義。<text:span text:style-name="T5"><text:s/><text:line-break/><text:line-break/></text:span>所謂以人廢言，同理，以人也能舉言，當我們根本不知道這個<text:span text:style-name="T5"><text:s/>"</text:span>人<text:span text:style-name="T5">" </text:span>是誰時，其實也就只能看看便罷，很難當成一種可靠來源。<text:span text:style-name="T5"><text:s/><text:line-break/><text:line-break/></text:span>但我相信，共產黨不會去成立這樣一個帳號，那不是它的基本作風。共產黨習慣<text:span text:style-name="T5"><text:s/>"</text:span>和諧<text:span text:style-name="T5">"</text:span>，沒事最好，不會自己跑去搞事；它基本上怕熱不怕冷，因為冷好辦事，事情一熱，狀況就多。黨的存在基礎不同，作風自然也就不一樣。共產黨千秋萬世的，冷不會讓它瓦解，但熱會；它根本不需要去熱灶頭才能作飯。我的理解是這樣。</text:p>
      <text:p text:style-name="P4"><text:span text:style-name="T3">陳真</text:span><text:s/>  |  2019.08.04 14:59   |   <text:a xlink:type="simple" xlink:href="http://palinfo.habago.org/Entry?Command=Information_PrintForum&amp;iPage=3#FORUM37745"><text:span text:style-name="T4">#</text:span></text:a></text:p>
      <text:p text:style-name="P5">卡韓政變<text:span text:style-name="T5"><text:s/>(135)</text:span>：要幹啥都行，但應當擺明著幹<text:span text:style-name="T5"><text:s/><text:line-break/><text:line-break/></text:span>陳真<text:span text:style-name="T5"><text:s/>2019. 08. 04. <text:line-break/><text:line-break/><text:line-break/></text:span>昨晚睡了將近<text:span text:style-name="T5">9</text:span>小時，打破過去一年來的最高記錄八小時。一年之中，能夠不受干擾睡超過八小時的日子，比放颱風假的機會還少。為了慶祝這難得的好時光，早上特地找了家從沒去過的早餐店吃，鄰桌是一群年輕男女；比算命看面相的還準，光看他們的長相和講話的神色氣質，我就知道他們是什麼顏色了。不久，就傳來一句關鍵詞：<text:span text:style-name="T5">"</text:span>草包<text:span text:style-name="T5">"</text:span>。我對自己的看面相能力頓時感到很滿意。<text:span text:style-name="T5"><text:s/><text:line-break/><text:line-break/></text:span>就在大約一年前，同樣是在高雄，到處都可以聽到人們<text:span text:style-name="T5"><text:s/>(</text:span>當然也包括年輕男女<text:span text:style-name="T5">) </text:span>對韓國瑜的推崇，如今卻完全相反。同一個韓國瑜，如果有什麼改變，只有變得更好，而不是更壞，但是評價卻完全相反，由此可知洗腦的力量之大。一個原生事物興起，人們的當下反應往往是最直接最可靠的，但是，當主流體制經過一番研判，認為有害於既得利益階層時，洗腦機制就會立即啟動，告訴大家說這是一個應該消滅的癌細胞。<text:span text:style-name="T5"><text:s/><text:line-break/><text:line-break/></text:span>我只要想到人們的腦殘，就對所謂民主選舉完全失去信心。你看，<text:span text:style-name="T5">CIA</text:span>在全世界各地一手主導了各式各樣的所謂爭自由爭民主運動，比方說島内的大腸花反服貿以及什麼反課綱，參與者基本上根本不知道自己是在反對什麼，但他們照樣熱血沸騰，自己都被自己的熱血給感動了，跟著高喊各種仇中反華的口號。<text:span text:style-name="T5"><text:s/><text:line-break/><text:line-break/>CIA</text:span>在全球各地操作這一套手法，蠱惑年輕人為其所用，藉以製造動亂，顛覆它國政權，或侵略之，佔領之，或培植傀儡政權殖民之，或傷害其國力。很多國家因此成為人間煉獄，陷入長期動亂。香港和台灣就是打擊中國的兩顆人肉炸彈。<text:span text:style-name="T5"><text:s/><text:line-break/><text:line-break/></text:span>我還沒說完，今天早上走進早餐店，看到桌上放著一份<text:span text:style-name="T5"><text:s/>CIA</text:span>日報<text:span text:style-name="T5"><text:s/>(</text:span>蘋果日報<text:span text:style-name="T5">)</text:span>，頭版頭條斗大聳動的標題寫著：<text:span text:style-name="T5">"</text:span>光復香港！<text:span text:style-name="T5">" "</text:span>香港暴警沿路開槍！<text:span text:style-name="T5">" </text:span>很多人一走進門，馬上就被這血淋淋的句子給吸引了。我覺得，一個國家，居然自由到放任外國的情治單位操控主流媒體，每天洗腦，這樣一種<text:span text:style-name="T5"><text:s/>"</text:span>自由<text:span text:style-name="T5">" </text:span>像話嗎？哪個西方國家會讓中國或俄國的情治單位控制美國的幾乎所有主流媒體？每天發表煽動性的顛覆言論，每天洗腦讓下一代仇視自己的親人，卻去擁抱把你當成人肉炸彈、不斷製造動亂的敵人。<text:span text:style-name="T5"><text:s/><text:line-break/><text:line-break/></text:span>我覺得講什麼理念都是場面話，政治其實就是鬥爭，就是戰爭，只是不一定馬上射飛彈而已，但是搞暗殺、搞動亂、造謠抹黑與傷害金融與貿易之事，卻是所謂政治之常態性運作。你看，美國至今很後悔當初沒有把中國飛彈之父錢學森給暗殺掉，而讓他回到中國。美國海軍次長<text:span text:style-name="T5"><text:s/>Dan A. Kimball </text:span>曾經如此宣稱：<text:span text:style-name="T5">"</text:span>錢學森無論走到哪，都抵得上<text:span text:style-name="T5">3</text:span>到<text:span text:style-name="T5">5 </text:span>個師的兵力，我寧可把他殺掉，也不會讓他回到中國<text:span text:style-name="T5">"</text:span>。你想，像肖翔和張首晟那樣一些被視為<text:span text:style-name="T5"><text:s/>"</text:span>比核彈威力還大<text:span text:style-name="T5">" </text:span>之等級的革命性科學家，這兩年莫名其妙一個個自殺了、出意外了，有可能是單純事件或什麼憂鬱症嗎？當然不是。<text:span text:style-name="T5"><text:s/><text:line-break/><text:line-break/></text:span>還有像任偉那樣一個萬眾矚目的年輕天才數學家，學成歸國前夕突然就想不開而自殺了。他的師長與同學們說這根本不可能，說他脾氣好，個性開朗，生活愉快，沒有自殺的理由。至今十年，死亡原因迄今諱莫如深。<text:span text:style-name="T5"><text:s/><text:line-break/><text:line-break/></text:span>我想說的是：美國所主導的政治，比我們一般人所想像的還要直接，還要<text:span text:style-name="T5"><text:s/>"</text:span>具體<text:span text:style-name="T5">" (</text:span>暗殺夠具體了吧<text:span text:style-name="T5">)</text:span>，還要更粗糙許多，簡單說就是用盡一切血腥及卑鄙手段，把你弄死，進而侵略之，所謂人性基本上是根本不存在政治裏頭的。我因此對那些所謂社會分析，講一些很膚淺瑣碎的東西，總覺得很低能很無聊，因為那根本不是政治的基本樣貌與架構。<text:span text:style-name="T5"><text:s/><text:line-break/><text:line-break/></text:span>戰爭根本從來沒有停過，只是在不同地區採用不同手段而已。就如<text:span text:style-name="T5"><text:s/>Noam Chomsky </text:span>所說，美國的軍事外交，帶給世界各國一個啟示就是你一定要在武力上壯大自己，否則就只有被侵略被殖民被屠殺一途。<text:span text:style-name="T5">Chomsky </text:span>所言甚是，倘若中國今天依舊積弱不振，八國聯軍早已再度長驅直入、到處姦殺擄掠，據地為王，<text:span text:style-name="T5">"</text:span>拯救<text:span text:style-name="T5">" </text:span>中國人了。<text:span text:style-name="T5"><text:s/><text:line-break/><text:line-break/></text:span>上星期，跟學姊去吃飯，看到餐廳裏頭的人渣自由時報頭版刊登一個半版廣告，標題是：<text:span text:style-name="T5">"</text:span>保衛台灣，重奪香港：香港人給台灣的一封信<text:span text:style-name="T5">"</text:span>。很多腦殘台灣人看了很感動，熱血又沸騰起來，人渣黨更是因此興奮得不得了。全文如文末，很荒唐。裏頭寫著：<text:span text:style-name="T5"><text:s/><text:line-break/><text:line-break/>"</text:span>中國派間諜組織滲透香港製造內戰；不惜威脅毀滅香港逼迫英國交出香港主權與治權，最終成功威迫英國簽下「中英聯合聲明」，把與中共政權毫無歷史交集的香港交給了北京政府手上。<text:span text:style-name="T5">...</text:span>我們<text:span text:style-name="T5">...</text:span>要告訴臺灣人與文明世界的所有人，不要相信中國政府的任何承諾，不要相信他們簽署的任何協議。我們無以答謝臺灣人對香港的尊重及關懷，我們祝福臺灣人能好好保衛你們的國家，把你們的民主、自由承傳下去。假如香港人以死相搏，浴血奮戰而敗，我們希冀台灣會與文明世界的所有人一起挺身而出，重光香港。<text:span text:style-name="T5">" <text:line-break/><text:line-break/></text:span>現代啟示錄的導演柯波拉曾經接受訪問，記者問說：<text:span text:style-name="T5">"</text:span>這是一部反戰電影嗎？<text:span text:style-name="T5">" </text:span>柯波拉說<text:span text:style-name="T5"><text:s/>"</text:span>不是<text:span text:style-name="T5">"</text:span>，我不反戰，我只是反對謊言<text:span text:style-name="T5">"</text:span>。阿桑吉也曾經做過同樣的表述，他相信：揭穿謊言、使黑暗曝光，可以在結構上減少惡行，進而摧毀惡行賴以存在的體制。<text:span text:style-name="T5"><text:s/><text:line-break/><text:line-break/></text:span>至於我自己，意思差不多，但我比較習慣這麼說：你要幹啥都行，但應當擺明著幹，不要講的是人情義理，做的卻全是傷天害理。一堆人渣與腦殘，每天講些什麼民主自由的，講來講去永遠就是那套低能台詞，動不動就蠢血沸騰，實在很讓人受不了。任何一個國家想長治久安，有兩個東西一定要牢牢抓住，一是媒體，一是教育，千萬別相信什麼言論自由那一套鬼話。<text:span text:style-name="T5"><text:s/><text:line-break/><text:line-break/></text:span>言論自由如果那麼好那麼美妙，為何從來沒有一個西方國家推行言論自由？反而滴水不漏地控制所有麥克風，甚至還千方百計想去控制他國的媒體，包括控制中國的兩顆人肉炸彈，每天洗腦，製造動亂，要求中國要更自由更開放；中國都已經完全不設防任你胡作非為了，難道連整個內地也要開放讓你搞動亂搞洗腦？這不是鬼扯蛋嗎？仍然還是那句老話：你要幹啥都行，但應當擺明著幹，不要講的是人情義理，做的卻全是傷天害理。明明就是<text:span text:style-name="T5"><text:s/>CIA </text:span>豢養的狗腿子，何必冒充什麼民主自由人士。<text:span text:style-name="T5"><text:s/><text:line-break/><text:line-break/>========================== <text:line-break/></text:span>保衛台灣，重奪香港：香港人給台灣的一封信<text:span text:style-name="T5"><text:s/><text:line-break/><text:line-break/></text:span>台灣自由時報<text:span text:style-name="T5">2019.07.26</text:span>頭版廣告<text:span text:style-name="T5"><text:s/><text:line-break/><text:line-break/>https://bit.ly/2Y55Erv <text:line-break/><text:line-break/></text:span>向為香港人保存了《南京條約》的臺灣人致謝<text:span text:style-name="T5"><text:s/><text:line-break/><text:line-break/></text:span>我們是一群香港人，有幸通過文字在本報章向臺灣人表達感激之情，希望各位不會介意花點時間閱讀。<text:span text:style-name="T5"><text:s/><text:line-break/><text:line-break/></text:span>今天我們之所以有緣以文相會，緣於<text:span text:style-name="T5"><text:s/>1842 </text:span>年清國與英國所簽訂的南京條約。後來清朝滅亡，南京條約的正本，就由臺灣人繼承至今。正如臺灣前民選總統李登輝先生曾經指出，在法理上，如果英國想要把香港歸還，那合法的繼承者，自然就是南京條約的繼承者。<text:span text:style-name="T5"><text:s/><text:line-break/><text:line-break/></text:span>對，你們臺灣人著實掌握了南京條約這條香港命運的根源，你們讓它靜靜的保存在臺灣。你們沒有因此向我們要求任何東西，沒有命令我們做任何事，細心而莊嚴地為香港人保管這重要的歷史文件。雖然你們不妄談功勞恩德，但我們反而感受到臺灣人尊重香港人對香港的主權。<text:span text:style-name="T5"><text:s/><text:line-break/><text:line-break/></text:span>相比之下，中國政府為了奪取香港，無所不用其極，包括：把我們從聯合國殖民地名單除名，繼而失去國際自決權利；派間諜組織滲透香港製造內戰；不惜威脅毀滅香港逼迫英國交出香港主權與治權，最終成功威迫英國簽下「中英聯合聲明」，把與中共政權毫無歷史交集的香港交給了北京政府手上。<text:span text:style-name="T5"><text:s/><text:line-break/><text:line-break/></text:span>香港淪陷自此開始。不公平的選舉制度讓議會失去代議功能；他們連年濫用基本法「解釋權」，直接干擾香港的立法和司法制度，破壞香港法治；他們每年單向決定從中國向香港殖民五萬人，消耗香港的公共資源幾至極限；他們不斷羞辱港人，更恐嚇以武力鎮壓，或斷水斷糧斷能源；我們曾經引以為傲的皇家警察，也被他們洗腦成只懂得無差別開槍的軍隊。他們肆意綁架奉公守法的香港市民；不斷的清洗我們的文化、語言、文明與歷史，不斷竭力奪走我們的自由。<text:span text:style-name="T5"><text:s/><text:line-break/><text:line-break/></text:span>中國政府既不尊重《南京條約》，也不尊重《中英聯合聲明》，正如英國外交及聯邦事務大臣<text:span text:style-name="T5"><text:s/>Philip Anthony Hammond </text:span>指出，中國已經嚴重違犯了《中英聯合聲明》的莊嚴承諾。<text:span text:style-name="T5"><text:s/><text:line-break/><text:line-break/></text:span>由中國外交部發言人聲稱「中英聯合聲明作為一個歷史文件，不具有任何現實意義，對中國中央政府政府對香港特區的管理也不具備任何約束力」，便可見中國政府的態度與尊重契約精神的臺灣完全對立，他們從不打算尊重與遵守任何承諾，相反卻會單方面以協議約束他人。香港人曾經以世界文明標準天真相信中國政府會信守承諾，結果現在整個香港也得付出沉重的代價。<text:span text:style-name="T5"><text:s/><text:line-break/><text:line-break/></text:span>今天我們僅能以自身為事例，告訴臺灣人與文明世界的所有人，不要相信中國政府的任何承諾，不要相信他們簽署的任何協議。不論《南京條約》與《中英聯合聲明》，對他們而言都只是欺世的廢紙。他們會不斷以承諾欺騙更多人，建立更巨大的霸權<text:span text:style-name="T5"><text:s/>—— </text:span>你們必須當心。<text:span text:style-name="T5"><text:s/><text:line-break/><text:line-break/></text:span>我們無以答謝臺灣人對香港的尊重及關懷，但求在此略述港人慘痛的教訓，希望臺灣朋友接納港人勸諫，引以為戒。<text:span text:style-name="T5"><text:s/><text:line-break/><text:line-break/></text:span>我們祝福臺灣人能好好保衛你們的國家，把你們的民主、自由承傳下去。假如香港人以死相搏，浴血奮戰而敗，我們希冀台灣會與文明世界的所有人一起挺身而出，重光香港。</text:p>
      <text:p text:style-name="P4"><text:span text:style-name="T3">鄭豐遠</text:span><text:s/>  |  2019.08.04 14:29   |   <text:a xlink:type="simple" xlink:href="http://palinfo.habago.org/Entry?Command=Information_PrintForum&amp;iPage=3#FORUM37744"><text:span text:style-name="T4">#</text:span></text:a></text:p>
      <text:p text:style-name="P6">林瑞，<text:span text:style-name="T5"><text:s/><text:line-break/><text:line-break/></text:span>謝謝你的觀點。確實，不是真正活在國內，很多事情不會懂的。這同樣也適用於台灣人，許多大陸人對台灣或台灣人的觀察其實和事實有很大出入，我想應該是一樣的道理。我搬來澳洲前對這個國家的一種想像和期待，與我實際居住三年後有很大不同，好壞都有。<text:span text:style-name="T5"><text:s/><text:line-break/><text:line-break/></text:span>至於我對網路及婷婷看世界的看法，純綷是個人的一種直覺，後者的發文效率、資訊內容以及許多行文內涵<text:span text:style-name="T5"><text:s/>(</text:span>如果那是她的原創<text:span text:style-name="T5">) </text:span>看起來根本不像一般人，不過那也只是我的猜測。<text:span text:style-name="T5"><text:s/><text:line-break/><text:line-break/></text:span>巴勒網不是私人聊天室，不過我還是要謝謝你真誠的祝福。也祝你的公路之行順利<text:span text:style-name="T5">! </text:span>有機會不妨分享一下在大陸的所見所聞讓我們知道<text:span text:style-name="T5"><text:s/>(</text:span>大陸看巴勒網應該不用翻牆吧<text:span text:style-name="T5">?)</text:span>。<text:span text:style-name="T5"><text:s/><text:line-break/><text:line-break/></text:span>豐遠</text:p>
      <text:p text:style-name="P4"><text:span text:style-name="T3">林瑞</text:span><text:s/>  |  2019.08.04 13:22   |   <text:a xlink:type="simple" xlink:href="http://palinfo.habago.org/Entry?Command=Information_PrintForum&amp;iPage=3#FORUM37743"><text:span text:style-name="T4">#</text:span></text:a></text:p>
      <text:p text:style-name="P5">豐遠，<text:span text:style-name="T5"><text:s/><text:line-break/><text:line-break/></text:span>我們生活體驗不同，所以對某些事物的判斷自然也會不同。比如你說的這个婷婷看世界，我專門去看了一下。我的看法，這就是个流量號，根本和政府無關。其實，在自媒體氾濫的年代，愛國在做號公司或者個人眼裡，就只是一個垂直分類，一門生意而已，反正能來粉來點擊，就能變現。像這樣的號，背後若是中宣部，我覺得是蠻可笑的。<text:span text:style-name="T5"><text:s/><text:line-break/><text:line-break/></text:span>共產黨的行事作風不是這樣的，所謂當家不鬧事，共產黨最怕的就是群眾矛盾甚至分裂。網上要是什麼事吵的凶一點，官方有明確態度的就要出來定性。沒有的話，就要通知媒體或者各資訊平臺，把這話題沉下去，不許煽風點火製造對立。<text:span text:style-name="T5"><text:s/><text:line-break/><text:line-break/></text:span>我說的共產黨不是一個人，也不是一個組織，而是一個體制。它在某些方面很靈活，比如涉及民生問題，因為有考核指標，所以可以馬上處理。但它在某些方面是僵硬的，比如意識形態和宣傳領域，因為誰也拿不準做了之後會發生什麼，會不會被問責，所以多一事不如少一事。現在共產黨還處於被動應對輿情向積極主動面對輿情的階段，隨著技術手段的進步，年青公務員的加入，也許這方面以後也會形成比較完善的機制。<text:span text:style-name="T5"><text:s/><text:line-break/><text:line-break/></text:span>關於臺灣的內容，就算現在開了口子，也最多是暴露一些島內政論節目或政客名嘴的可笑言論罷了，要是完全不控制，我想就會有無數的自媒體<text:span text:style-name="T5">24</text:span>小時盯著臺灣，內容都不用編，直接搬就能帶來百萬千萬的點擊，不用幾天恐怕全大陸人民都仇視臺灣人了。<text:span text:style-name="T5"><text:s/><text:line-break/><text:line-break/></text:span>而如果網絡輿情涉及地方政府或者官員，那就比較有趣了，你可以看到各方的角力過程，因為再大的地方官，上面還省委，省委上面還有中央，所以即使他能影響本地媒體，或者雇公關公司帶風向，他也抵不過遍佈全國的地方媒體和北京的中央媒體。尤其現在網絡監督已經被中紀委支持的情況下，基本就是見光死了。<text:span text:style-name="T5"><text:s/><text:line-break/><text:line-break/></text:span>豐遠，我只所以強調網絡和現實的不同，就是因為大陸太大，不能用理解臺灣或香港或澳洲或新西蘭這樣的小地方來理解。在臺灣，可能一件事經過媒體和網絡炒作，馬上街知巷聞，但是在大陸，分分鐘朋友圈里都不是每個人知道，更不用説全國了。<text:span text:style-name="T5"><text:s/><text:line-break/><text:line-break/></text:span>我再舉一個簡單的例子，以前大家都以為淘寶京東的地位，不可能再有人撼動了，畢竟交易量已經這麼大。但不曾想突然又冒出一個拼多多。原來，五環外的世界還有這麼大，原來一二線城市之外的市場這麼大，原來，那是一個完全不同的中國。所以一夜之間，熱詞从消費升級又變成了市場下沉，要沉到七八綫去，要圈那些沒有房貸壓力的小鎮青年中年甚至老年的錢去。<text:span text:style-name="T5"><text:s/><text:line-break/><text:line-break/></text:span>說實在的，我一直在城市長大，各地出差也衹是飛來飛去走馬觀花，我也不瞭解中國。所以我做了計畫，安排明年來一趟半年的公路旅行，沿著國道省道縣道，穿州過省，好好感受一個真實的鄉土中國。<text:span text:style-name="T5"><text:s/><text:line-break/><text:line-break/></text:span>扯一堆，不是要和你辯論，就是提供一個參考吧。豐遠，這裡先預祝你回歸成功！或者不說回歸，而是在中國能找到一份真正感興趣的下半生為之努力的事業！<text:span text:style-name="T5"><text:s/><text:line-break/></text:span></text:p>
      <text:p text:style-name="P4"><text:span text:style-name="T3">洋洋</text:span><text:s/>  |  2019.08.04 08:27   |   <text:a xlink:type="simple" xlink:href="http://palinfo.habago.org/Entry?Command=Information_PrintForum&amp;iPage=3#FORUM37742"><text:span text:style-name="T4">#</text:span></text:a></text:p>
      <text:p text:style-name="P6">豐富的文化寶藏，何其優雅的古詩詞。<text:span text:style-name="T5"><text:s/><text:line-break/>' <text:line-break/>7</text:span>月<text:span text:style-name="T5">31</text:span>日，談判繼續，地點是上海的西郊賓館。<text:span text:style-name="T5"><text:s/><text:line-break/><text:line-break/></text:span>目前，官方消息是雙方還在談。<text:span text:style-name="T5"><text:s/><text:line-break/></text:span>在極其有限的官方照片中，發現了一張合照。<text:span text:style-name="T5"><text:s/><text:line-break/></text:span>在茫茫黑暗之中，分列對坐雙方談判代表。<text:span text:style-name="T5"><text:s/><text:line-break/></text:span>背景，牆上金底黑字的小篆。<text:span text:style-name="T5"><text:s/><text:line-break/><text:line-break/></text:span>這是元代大詞人張養浩的作品《雙調<text:span text:style-name="T5">·</text:span>雁兒落兼得令》。<text:span text:style-name="T5"><text:s/><text:line-break/></text:span>雲來山更佳，雲去山如畫；山因雲晦明，雲共山高下。<text:span text:style-name="T5"><text:s/><text:line-break/><text:line-break/></text:span>這就是祖國的態度。<text:span text:style-name="T5"><text:s/><text:line-break/><text:line-break/><text:line-break/><text:line-break/></text:span>說起張養浩，雖說這個人曾經做過元朝禮部尚書（相當於現在的文化部部長），但大家記得最深的，還是他入過語文課本的作品<text:span text:style-name="T5">—— <text:line-break/><text:line-break/></text:span>《山坡羊<text:span text:style-name="T5">·</text:span>潼關懷古》<text:span text:style-name="T5"><text:s/><text:line-break/><text:line-break/></text:span>峯巒如聚，波濤如怒，山河表裏潼關路。望西都，意躊躇。<text:span text:style-name="T5"><text:s/><text:line-break/></text:span>傷心秦漢經行處，宮闕萬間都做了土。興，百姓苦；亡，百姓苦！<text:span text:style-name="T5"><text:s/><text:line-break/><text:line-break/></text:span>《雙調<text:span text:style-name="T5">·</text:span>雁兒落兼得令》<text:span text:style-name="T5"><text:s/><text:line-break/></text:span>雲來山更佳，雲去山如畫；山因雲晦明，雲共山高下。倚仗立雲沙，回首見山家。野鹿眠山草，山猿戲野花。雲霞，我愛山無價，<text:span text:style-name="T5"><text:s/><text:line-break/></text:span>看時行踏，雲山也愛咱。<text:span text:style-name="T5"><text:s/><text:line-break/><text:line-break/></text:span>參考來源<text:span text:style-name="T5"><text:s/><text:line-break/>https://www.wenxuecity.com/news/2019/08/02/8542970.html</text:span></text:p>
      <text:p text:style-name="P4"><text:span text:style-name="T3">陳真</text:span><text:s/>  |  2019.08.04 02:42   |   <text:a xlink:type="simple" xlink:href="http://palinfo.habago.org/Entry?Command=Information_PrintForum&amp;iPage=3#FORUM37741"><text:span text:style-name="T4">#</text:span></text:a></text:p>
      <text:p text:style-name="P5">卡韓政變<text:span text:style-name="T5"><text:s/>(134)</text:span>：<text:span text:style-name="T5"><text:s/>"</text:span>英國韓國瑜<text:span text:style-name="T5">"--</text:span>柯賓的啟示<text:span text:style-name="T5"><text:s/><text:line-break/><text:line-break/></text:span>陳真<text:span text:style-name="T5"><text:s/>2019. 08. 04. <text:line-break/><text:line-break/><text:line-break/></text:span>世界運轉得很快，複雜陰暗程度遠遠不是好萊塢政治驚悚劇所能比擬，就算是千手觀音分秒寫不停，也跟不上萬分之一的<text:span text:style-name="T5"><text:s/>"</text:span>進度<text:span text:style-name="T5">"</text:span>。但是，狀況雖多，戲碼的情節其實很類似，千百年不變，就像一種定理；只要掌握原理，就掌握了各種演算實例。<text:span text:style-name="T5"><text:s/><text:line-break/><text:line-break/></text:span>最近有位邱香果及其整個研究團隊被加拿大情治人員抓走<text:span text:style-name="T5"><text:s/>(</text:span>不是說加拿大是法治民主國家嗎？<text:span text:style-name="T5">)</text:span>，之前還有肖翔、張首晟和任偉等等之疑似被自殺或被意外。俄國就更多了，短短幾年內，至少數十名重要科學家莫名其妙就被意外了。<text:span text:style-name="T5"><text:s/><text:line-break/><text:line-break/></text:span>美國人自身的案例更多上幾百倍，光是對希拉蕊和柯林頓不敬而被消失的，<text:span text:style-name="T5">A4</text:span>紙張就能列上好幾頁，不過這些大多不是科學家，而是知道太多事情的人。<text:span text:style-name="T5"><text:s/><text:line-break/><text:line-break/></text:span>還好，我知道的很少，我只是懂原理，對實例不在行，而且談論的都不是什麼內幕，全是眾人皆知之事，因此應該還算安全。<text:span text:style-name="T5"><text:s/><text:line-break/><text:line-break/></text:span>上大學之前的那個暑假，就是因為打抱不平，多管閒事，涉入<text:span text:style-name="T5"><text:s/>"</text:span>實例<text:span text:style-name="T5">"</text:span>，馬上遭到報應，被黑白兩道當街在夜市用兩輛黑頭車一前一後包抄，擋住去路，近距離朝頭部開了三槍，兩槍閃過，一槍打中脖子。<text:span text:style-name="T5"><text:s/><text:line-break/><text:line-break/></text:span>我知道誰幹的，但為了家人安全，不能說，也不追究。那年頭，槍擊案很少聽聞，連醫院一聽到是槍傷都不敢接手，找了第三家醫院才願意治療。<text:span text:style-name="T5"><text:s/><text:line-break/><text:line-break/></text:span>我想說的是，一般人理解的政治，跟實際上的政治，真的是完完全全兩碼子事，跟真實狀況差太遠了。即便把所謂<text:span text:style-name="T5"><text:s/>"</text:span>真實<text:span text:style-name="T5">" </text:span>的標準放很低，依舊相去甚遠。你想，在各種職場裏，那麼一丁點環境裏頭，不過三三兩兩幾個成員，鼻屎般大的利益，是是非非就那麼多，那麼複雜，更何況手上擁有上兆利益及數萬個職務任用權之權利爭奪；你鬥我，我鬥他，他鬥你，你再聯合他鬥我，我再聯合你鬥他<text:span text:style-name="T5">...</text:span>權力競逐中，幾乎全是敗類，良善者真是很罕見。<text:span text:style-name="T5"><text:s/><text:line-break/><text:line-break/></text:span>幾年來，我一直大力推崇的<text:span text:style-name="T5"><text:s/>"</text:span>英國韓國瑜<text:span text:style-name="T5">"--</text:span>柯賓<text:span text:style-name="T5"><text:s/>(Jeremy Bernard Corbyn)</text:span>，一如韓國瑜，捲起千堆雪，<text:span text:style-name="T5">"</text:span>賓流<text:span text:style-name="T5">" </text:span>席捲英國，眼看就要勢如破竹地當上英國首相，是一個真正意義上的好人。沒想到，最後還是被<text:span text:style-name="T5"><text:s/>CIA</text:span>給摧毀，換上一個人渣<text:span text:style-name="T5">--"</text:span>英國柯文哲<text:span text:style-name="T5">" </text:span>當首相。我原本以為柯賓肯定會當上英國首相，做為反戰社運同志，頗有厚望焉，不料正不勝邪似乎才是現實常態。<text:span text:style-name="T5"><text:s/><text:line-break/><text:line-break/></text:span>最近談起柯賓，學姊以此告誡，韓國瑜很可能也會跟他一樣下場，根本選不上，要不就是得<text:span text:style-name="T5"><text:s/>"</text:span>棄明投暗<text:span text:style-name="T5">"</text:span>，向美國輸誠表態，宣誓效忠，才有可能保住總統之位。<text:span text:style-name="T5"><text:s/><text:line-break/><text:line-break/></text:span>所謂內行看門道，外行看熱鬧，你只要稍微了解一點點政治之真實樣貌，一定會覺得很可怕，原來我們是活在這樣一種毫無人性的世界中，跟我們平常所誤以為是真實的世界，相去竟如此遙遠，完全不是你平常在媒體上所看到的那麼一回事。<text:span text:style-name="T5"><text:s/><text:line-break/><text:line-break/></text:span>我對什麼宮廷劇絲毫不感興趣，因為那樣一種劇情實在太小兒科了，真實政治根本沒有那麼<text:span text:style-name="T5"><text:s/>"</text:span>單純<text:span text:style-name="T5">"</text:span>。<text:span text:style-name="T5"><text:s/><text:line-break/><text:line-break/></text:span>我忘記我這篇原先要寫些什麼了，其實也不是真的忘記，而是寫不來那麼多事。<text:span text:style-name="T5"><text:s/><text:line-break/><text:line-break/></text:span>韓國瑜初選勝出，但是政壇醜陋戲碼卻越演越烈，不堪入目。去年要不是韓國瑜的橫空出世，現在的台灣政壇肯定平靜無波。當韓國瑜打出一片天，牛鬼蛇神就全來了，大家都想當總統了，而且無所不用其極，不擇手段。<text:span text:style-name="T5"><text:s/><text:line-break/><text:line-break/></text:span>大家說，韓國瑜應當趕緊和郭台銘和王金平及朱立倫整合，團結在一起才有勝算。我倒不覺得有什麼好整合，特別是郭台銘，他不加倍害你就不錯了還整合？<text:span text:style-name="T5"><text:s/><text:line-break/><text:line-break/></text:span>其實，我蠻鼓勵郭台銘和王金平等人脫黨參選，為什麼呢？因為這畢竟是他們的權利，既然那麼想當總統，就不用客氣了，趕緊出來選啊。柯文哲也是，沒什麼好猶豫。<text:span text:style-name="T5"><text:s/><text:line-break/><text:line-break/></text:span>再說，很多人是這樣：他永遠不可能相信自己不如人，除非你把他紮紮實實地打敗，或許才會認輸。<text:span text:style-name="T5"><text:s/><text:line-break/><text:line-break/></text:span>至於說郭、王等人參選，會不會導致韓國瑜落選？我覺得這類利害盤算，不是我們應該煩惱的；我們只需在乎選舉手段的正直與否就行，不要搞抹黑，不要造謠，別出奧步。至於其它，包括勝負，都是其次。我們看球賽，就算希望誰贏，也沒必要因此就希望誰不要參賽，根本沒什麼好整合，也沒什麼好團結<text:span text:style-name="T5"><text:s/>(</text:span>事實上也不可能<text:span text:style-name="T5">)</text:span>，我們只需關心參賽者的手段是否光明正大就行。</text:p>
      <text:p text:style-name="P4"><text:span text:style-name="T3">陳真</text:span><text:s/>  |  2019.08.04 00:10   |   <text:a xlink:type="simple" xlink:href="http://palinfo.habago.org/Entry?Command=Information_PrintForum&amp;iPage=4#FORUM37740"><text:span text:style-name="T4">#</text:span></text:a></text:p>
      <text:p text:style-name="P5">今天帶小孩去科工館玩變身遊戲，穿上一些道具，一會兒變烏龜，一會兒變蝴蝶，穿上企鵝裝，就成了企鵝。玩這東西，就是玩一種隱喻的具象化，可是當戲服道具一脫，依舊變回原形。<text:span text:style-name="T5"><text:s/><text:line-break/><text:line-break/></text:span>我常問小孩：<text:span text:style-name="T5">"</text:span>要是能變身，妳想變成什麼？<text:span text:style-name="T5">" </text:span>她說蝴蝶、恐龍、小白兔<text:span text:style-name="T5">...</text:span>每次答案不太一樣。小孩反問我，我給了她一個超齡回答，說我想變成一個<text:span text:style-name="T5"><text:s/>"</text:span>人<text:span text:style-name="T5">"</text:span>。她有聽沒有懂。<text:span text:style-name="T5">"</text:span>把拔，你不是人嗎？<text:span text:style-name="T5">" </text:span>我說我目前還不是，我只是一條蟲。她更困惑了，不知道我在玩哪一齣。<text:span text:style-name="T5"><text:s/><text:line-break/><text:line-break/></text:span>玩隱喻搞修辭談概念，總該有個終點，當我們來到懸崖終點處，就得決定看是要回頭，還是放手一博，縱身一躍？概念與思想如同任何一個自然定理，最終總會有著一道問題是它自身所無法回答的；就像個圈圈，怎麼繞也繞不出來，惟有縱身一躍，才會蛻變，講白點就是<text:span text:style-name="T5"><text:s/>becoming</text:span>！如果不想當條蟲，那就別想那麼多了，惟有放手一博，也許才會變成一個人。<text:span text:style-name="T5"><text:s/><text:line-break/><text:line-break/></text:span>維根斯坦常祈求上帝，讓他能<text:span text:style-name="T5"><text:s/>"</text:span>直視死亡<text:span text:style-name="T5">"</text:span>，讓他能夠<text:span text:style-name="T5"><text:s/>"</text:span>從一條蟲變成一個人<text:span text:style-name="T5">"</text:span>。羅素認為他有毛病，應該來掛我這一科。但是奇蹟出現了，維根斯坦原本只是一條蟲的名字，但他孤注一擲，縱身一躍，飛過不可能跨越的生物界限，竟然變成一個人！<text:span text:style-name="T5"><text:s/><text:line-break/><text:line-break/></text:span>人事物之間有著種種楚河漢界，謂之範疇，英文叫做<text:span text:style-name="T5">category</text:span>，劃分出兩種截然不同的世界；<text:span text:style-name="T5">“To think is one thing, to exist is another,” said Kierkegaard. </text:span>鴻溝當前，過不去就是過不去，想衝過去只有一個可能，那就是縱身一躍。這就是我所知道有關宗教與生命的一切。<text:span text:style-name="T5"><text:s/><text:line-break/><text:line-break/></text:span>知識、思維與議論是令人厭倦的，到頭來，你還是得面對那個你根本不可能跨得過去的鴻溝懸崖，該怎麼辦呢？只能仰望上蒼，憑著對之無可懷疑的信心，做出抉擇；是抉擇<text:span text:style-name="T5"><text:s/>"</text:span>本身<text:span text:style-name="T5">" </text:span>使人事物有了意義，而非抉擇了<text:span text:style-name="T5"><text:s/>"</text:span>什麼<text:span text:style-name="T5">"</text:span>，更非抉擇的<text:span text:style-name="T5"><text:s/>"</text:span>後果<text:span text:style-name="T5">"</text:span>。回頭是岸，往前就是死路一條，如果你仍決定往前，那我就相信你講的一切不是空口白話。我對林毅夫的印象，約莫如此。<text:span text:style-name="T5"><text:s/><text:line-break/><text:line-break/></text:span>這類想法，相當齊克果。做得到，就是齊克果，做不到，就不過只是一粒奇異果；奇談異論很酷炫，說穿了，一文不值。<text:span text:style-name="T5"><text:s/><text:line-break/><text:line-break/></text:span>講台上的佈道者，口沫橫飛很會講，終究沒有意義，因為重要的不是他怎麼說，而是怎麼活。<text:span text:style-name="T5"><text:s/><text:line-break/><text:line-break/></text:span>國父說，<text:span text:style-name="T5">"</text:span>大凡人類對於一件事，研究當中的道理，最先發生思想。思想貫通之後，便起信仰；有了信仰，就生出力量<text:span text:style-name="T5">"</text:span>。我對國父這條<text:span text:style-name="T5"><text:s/>"</text:span>知之路徑<text:span text:style-name="T5">" </text:span>並不茍同。一個人不會因為熟讀了聖經而變成一個教徒。反之，一個從未讀過聖經的人，卻仍然有可能是個真正意義上的基督徒。信仰的源頭並非來自於思想或知識，反倒是棄智絕學方有智慧，思想與知識的盡頭處，才有信仰。有了信仰，倘若沒有那縱身一躍、放手一博，決心飛越那不可能飛越的鴻溝，哪來力量？</text:p>
      <text:p text:style-name="P4"><text:span text:style-name="T3">鄭豐遠</text:span><text:s/>  |  2019.08.03 22:07   |   <text:a xlink:type="simple" xlink:href="http://palinfo.habago.org/Entry?Command=Information_PrintForum&amp;iPage=4#FORUM37738"><text:span text:style-name="T4">#</text:span></text:a></text:p>
      <text:p text:style-name="P6">謝謝林瑞，<text:span text:style-name="T5"><text:s/><text:line-break/><text:line-break/></text:span>這幾年北上廣深我都去了<text:span text:style-name="T5"><text:s/>(</text:span>北京只匆匆路過<text:span text:style-name="T5">)</text:span>，沒實際生活過，不敢說真正瞭解，但與十五年前去大陸的印象相比<text:span text:style-name="T5"><text:s/>(</text:span>當時去上海及大部份浙江省的城市<text:span text:style-name="T5">)</text:span>，整個國家散發出的一種巨大活力及高強度的競爭環境，還是讓人印象深刻。<text:span text:style-name="T5"><text:s/><text:line-break/><text:line-break/></text:span>我明白你要說什麼，但你說網路是網路，生活是生活，這我是完全不同意的。網路就是社會真正樣貌的一種縮影，你從一個民族在所謂網路上的各種流行語和圖片影音風格，就能知道這個民族是處在一種什麼狀態。中國的網民這五六年來，培養出了一種充滿創意和幽默的中國網路文化。一個國家的人民如果能展現幽默，那代表他強大了、自信了。相對地台灣人已經喪失了這份自信，他的幽默和創意已經完全枯竭了，台灣人在網路上表現出的是不滿和怨念，對自身問題視而不見卻處處向外指責。十幾二十年前的台灣網路文化不是這樣的，因為我從<text:span text:style-name="T5"><text:s/>1995 </text:span>年開始就使用網路了，那時連<text:span text:style-name="T5"><text:s/>http </text:span>網站都還不流行，大多數所謂網站都是<text:span text:style-name="T5"><text:s/>telnet </text:span>協定的<text:span text:style-name="T5">BBS </text:span>站。台灣不是有個什麼批踢踢站台嗎<text:span text:style-name="T5">? </text:span>批踢踢大約出現在<text:span text:style-name="T5"><text:s/>1995-1996 </text:span>年左右吧，最早其實就架在我念書時隔壁宿舍的一台電腦主機裡。當時的批踢踢網路文化並不是現在這樣的。同是華人，你由此就可以看出一種民族人格特質，可以看出生活好壞與政治洗腦對人的影響有多大。<text:span text:style-name="T5"><text:s/><text:line-break/><text:line-break/></text:span>以上是說好的一面，壞的一面是<text:span text:style-name="T5"><text:s/>(</text:span>兩岸在這部份半斤八兩<text:span text:style-name="T5">)</text:span>，網路讓人失去了一種基本的責任感、榮譽感和同理心。許多人把網路當作私領域，彷彿回了家關起門來上網你就可以為所欲為了。因此，你可以看到人真正的嘴臉。不是有個<text:span text:style-name="T5">”</text:span>婷婷看世界<text:span text:style-name="T5">”</text:span>的臉書頁面嗎<text:span text:style-name="T5">? </text:span>這顯然是有官方背景的一個帳號，但官方似乎卻放任其各種對台灣人的各種仇恨辱罵言論，整天就是要動刀動槍、血洗台灣。有次我看不下去，上去留言，我說你們要恨，不是應該去恨美日在背後的煽動操弄，怎麼恨起自己不懂事的同胞<text:span text:style-name="T5">? </text:span>這位婷婷竟然還義正言辭地回嘴，說什麼不認同中國的就不是同胞。我於是說你一個十三億人口的中國，整天說自己是泱泱大國、器宇非凡，就容不下兩千三百萬個誤入歧途的孩子<text:span text:style-name="T5">? </text:span>孩子不認父母，你就不要了<text:span text:style-name="T5">? </text:span>要全宰了<text:span text:style-name="T5">? </text:span>這是一個大國該有的風範嗎<text:span text:style-name="T5">? </text:span>這位婷婷於是就不說話了。<text:span text:style-name="T5"><text:s/><text:line-break/><text:line-break/></text:span>總之，同胞就是同胞，台灣和香港之荒唐，是因為美日殖民所種下的漢奸思想使然，中國應該把矛頭對準真正的敵人，而不是拿自己的同胞開刀。從種種政策看來，中共顯然是很明白這一點的，但多數一般人卻相當缺乏這樣的一種基本認識與態度，這就是我對移民回國的一個擔慮，大陸不是常講什麼地域黑嗎<text:span text:style-name="T5">? </text:span>以現今台灣的這種<text:span text:style-name="T5">”</text:span>口碑<text:span text:style-name="T5">”</text:span>，一個台灣人去大陸要再三考慮是很正常的。不過我同意台灣人應該自己要負上大部份的責任，我也同意一般大陸人對人還是都很友善的，至少我的經驗是這樣。但我並不是在說一種個人層面的問題。<text:span text:style-name="T5"><text:s/><text:line-break/><text:line-break/></text:span>我對移民確實很多顧慮，但你說我<text:span text:style-name="T5">”</text:span>手上還有些籌碼<text:span text:style-name="T5">”</text:span>，如果指的是資產，那你太高估我了，我若到了國內一二線城市，恐怕算是中低收入戶了。不過當我們說起回家，圖的並不是家大業大或榮華富貴<text:span text:style-name="T5">; </text:span>你回家見爹娘時一身穿金載銀或草履布衣，有差別嗎<text:span text:style-name="T5">? </text:span>當然，這說的仍然也不是現實層面的問題。</text:p>
      <text:p text:style-name="P4"><text:span text:style-name="T3">林瑞</text:span><text:s/>  |  2019.08.03 14:19   |   <text:a xlink:type="simple" xlink:href="http://palinfo.habago.org/Entry?Command=Information_PrintForum&amp;iPage=4#FORUM37737"><text:span text:style-name="T4">#</text:span></text:a></text:p>
      <text:p text:style-name="P5">豐遠，你好<text:span text:style-name="T5"><text:s/><text:line-break/><text:line-break/></text:span>想回應一下你關於移民回國的想法。<text:span text:style-name="T5"><text:s/><text:line-break/><text:line-break/></text:span>確實，現在回國創業或者就業的機會不多，而且在中國，<text:span text:style-name="T5">70</text:span>后要和小年輕在學術圈或者領導層之外競爭，都有天然的劣勢。你看央視直播各種太空發射，航天控制中心里，都是八零后在挑大樑就知道了。其實這是體制決定的，中央从八十年代決定杜絕老人政治開始，幹部年輕化人才年輕化就一直是社會主軸，不管什麼行業，年紀到了就必須讓出位置給年輕人。貢獻很大，能耐很大，能夠專門返聘發揮餘熱的都是少數。<text:span text:style-name="T5"><text:s/><text:line-break/><text:line-break/></text:span>所以，要想回國，也許還是要看看你的目的是什麼吧？幾年前我在母校旁投資个商鋪，認識了一對臺灣夫婦，他們在那開個臺灣簡餐店，生意還不錯，飯點常常排隊。後來聊天得知，男主是個工程師，在大陸工作了幾年，原公司不景氣，他又不想回臺灣，而且還很堅定的要兒子女兒都來大陸念大學，所以找不到好工作索性自己開起了夫妻小店。現在他們生活還挺滋潤，寒暑假都不顧店，開著車和小孩在大陸到處轉。其實他們現在的好日子也是被逼出來的，因為當初實在是選項不多。我想豐遠兄反而是手上還有些籌碼並且顧慮也多，所以才不好下決定吧。<text:span text:style-name="T5"><text:s/><text:line-break/><text:line-break/></text:span>關於大陸人對臺灣人的敵視和仇視，網絡是戰場，你在網絡上感受到的，自然是敵對的情緒。或許你嘗試換位思考一下，若干年前，當一個大陸青年，第一次翻牆或者出國，發現最反中的就是臺灣人，各種嘲諷辱駡抹黑，這哪裡是同胞幹出來的事？而且敘事言語之低能和惡毒，隨便放一段就能讓一個普通大陸人憤怒。於是國台辦被大陸網民駡成了跪台辦，對台讓利被駡成喪權辱國。面對這種民意的衝擊，中央也沒辦法，衹能不再封鎖淡化關於臺灣的事情，老共那層紙戳破了，自然你感受到的敵意就越演越烈。而且接下去可以預見的是，不會再有什麼兩岸了，臺灣就是一個省，怎麼可能和整個大陸對等？不愛當中國人別當，還求你不成？臺灣人已經耗盡了大陸的善意和給予的機會。<text:span text:style-name="T5"><text:s/><text:line-break/><text:line-break/></text:span>但是，上面說的是網絡戰場，而不是現實生活。<text:span text:style-name="T5"><text:s/><text:line-break/><text:line-break/></text:span>即使一個經常發表反國民黨言論的我（是的，我不反民進黨，因為那是臺灣人的事，我也不反台獨，因為那是解放軍的事。我只反國民黨，因為這幫偽君子到處騙，滿嘴仁義道德中華正統，看了就惡心），在現實生活中，對臺灣人都是很友善的。更不用説那些上網根本不關心兩岸議題的大多數人了。我說的友善不是表面的客氣，也不僅僅是我，而是大多數人。所以你無論是生活還是工作，半點也不會受到網絡戰場的影響。最多偶爾會碰到幾個愣頭青問你是統是獨。我是从不聊統獨的，無聊的話題。我確實試過有一次徹底斷絕和一個臺灣人的來往，那是因為他白天稱兄道弟大陸真偉大，晚上在臉書嘲諷大陸人配不起這樣的硬體建設。我可以和一個台獨交朋友，但我不會和一個兩面三刀的人有半點關係。<text:span text:style-name="T5"><text:s/><text:line-break/><text:line-break/></text:span>我想說的是，我們是在和人交往。我喜歡你，是因為你的性格和人品，而不是你從哪裡來。因為你是臺灣人就歧視？真心不存在的。當然了，來自發达國家的海外華人的那種優越感，現在也基本沒市場了，所以心態放端正就好。有些臺灣人，來了大陸，還是在自己的小圈子里混，這些人對於大陸其實是脫節的，既然來了，還是應該融入大陸人的生活中。<text:span text:style-name="T5"><text:s/><text:line-break/><text:line-break/></text:span>最後關於定居點給幾個建議。上海就不提了，那裡臺灣人最多，但是除非是工作緣故，不然我還真不推薦。我覺得廣州、深圳、成都這三地，無論是工作生活，還是風土人情，都比較適合臺灣人。廣州和成都，作為省府和區域中心，集中了文化教育醫療的優勢資源，城市的調調比較市井和悠閒，也更加包容和隨意。而深圳就更年輕更活力，應該是理工科的最愛了。<text:span text:style-name="T5"><text:s/><text:line-break/><text:line-break/><text:line-break/><text:line-break/><text:line-break/></text:span></text:p>
      <text:p text:style-name="P4"><text:span text:style-name="T3">洋洋</text:span><text:s/>  |  2019.08.03 10:50   |   <text:a xlink:type="simple" xlink:href="http://palinfo.habago.org/Entry?Command=Information_PrintForum&amp;iPage=4#FORUM37736"><text:span text:style-name="T4">#</text:span></text:a></text:p>
      <text:p text:style-name="P6">林毅夫、侯德健、鄭智化那個年代的叛逆青年<text:span text:style-name="T5"><text:s/><text:line-break/></text:span>來聽鄭智化唱歌吧<text:span text:style-name="T5"><text:s/><text:line-break/><text:line-break/></text:span>老么的故事<text:span text:style-name="T5">- </text:span>鄭智化<text:span text:style-name="T5"><text:s/></text:span>親自演出<text:span text:style-name="T5"><text:s/><text:line-break/>https://youtu.be/YW2Hq2fS2ZE <text:line-break/></text:span>「海山、煤山兩次礦變，在我腦海中留下一生無法抹滅的回憶。創作這首歌的原始動機完全出自一種旁觀者不明究裏的悲天憫人。憑著一股狂熱，我來到九份，訪問了當地的一些在地人，企圖發掘更多礦變發生後對他們造成傷害的事實。出乎我意料的，他們對問題的反應不是激動或悲絕；而是沈澱過的冷靜，一種近乎認命的淡然。親人的死去，固然令人傷痛，但是對礦工而言那是一種宿命；而不是都市人用來大肆渲染的社會問題。」<text:span text:style-name="T5">---</text:span>鄭智化<text:span text:style-name="T5"><text:s/><text:line-break/><text:line-break/></text:span>大國民<text:span text:style-name="T5"><text:s/><text:line-break/>https://youtu.be/9Lv394CKRZE <text:line-break/>26</text:span>年前的歌曲，今天看來，當時的寫景成了今天的神預言。<text:span text:style-name="T5"><text:s/><text:line-break/><text:line-break/></text:span>墮落天使<text:span text:style-name="T5"><text:s/><text:line-break/>https://youtu.be/eRulaJ_5YLM <text:line-break/></text:span>我用音樂寫下了２９年來曾經期盼、沉浮、迷惘及狂愛的青春。<text:span text:style-name="T5"><text:s/><text:line-break/></text:span>這一路走得有點不安；有點孤獨。但是，每當瀕臨絕望的時候，總有一股力量支持著我。<text:span text:style-name="T5"><text:s/><text:line-break/></text:span>　　我想，那是夢<text:span text:style-name="T5">…… <text:line-break/></text:span>　　於是夢寫成了詩；詩又譜成了歌。<text:span text:style-name="T5"><text:s/><text:line-break/></text:span>　　我願是那遊唱詩人，永遠地唱著<text:span text:style-name="T5">…… <text:line-break/><text:line-break/></text:span>墮落，因為天堂無聊、地獄苦痛，所以淪落人間。<text:span text:style-name="T5"><text:s/><text:line-break/></text:span>天使，因為有一張乾淨的臉，卻常做骯髒的事。<text:span text:style-name="T5"><text:s/><text:line-break/></text:span>墮落天使是一首歌；也是一個真實的故事。<text:span text:style-name="T5"><text:s/><text:line-break/></text:span>墮落天使寫一個被現實和愛，兩邊玩弄的世間女子。<text:span text:style-name="T5"><text:s/><text:line-break/></text:span>為了現實，她扮演了一個妓女；<text:span text:style-name="T5"><text:s/><text:line-break/></text:span>為了愛，她扮演了一個母親。<text:span text:style-name="T5"><text:s/><text:line-break/></text:span>這場人生，她扮演過孩子、扮演過女人、扮演過很多角色；但是她從未扮演過自己！<text:span text:style-name="T5"><text:s/><text:line-break/></text:span>墮落天使寫這個時代迷惑的你我；也寫你我對這個時代的迷惑<text:span text:style-name="T5">…… <text:line-break/><text:line-break/></text:span>歌詞<text:span text:style-name="T5"><text:s/><text:line-break/><text:line-break/></text:span>墮落天使<text:span text:style-name="T5"><text:s/><text:line-break/><text:line-break/></text:span>你那張略帶著一點點頹廢的臉孔<text:span text:style-name="T5"><text:s/><text:line-break/></text:span>輕薄的嘴唇含著一千個謊言<text:span text:style-name="T5"><text:s/><text:line-break/></text:span>風一吹看見你瘦啊瘦長的鳥仔腳<text:span text:style-name="T5"><text:s/><text:line-break/></text:span>高高的高跟鞋踩著顛簸的腳步<text:span text:style-name="T5"><text:s/><text:line-break/></text:span>濃妝艷抹要去哪裡　你那蒼白的眼眸<text:span text:style-name="T5"><text:s/><text:line-break/></text:span>不經意回頭卻茫然的竟是熟悉的霓虹燈<text:span text:style-name="T5"><text:s/><text:line-break/></text:span>在嗚咽的巷道尋也尋不回你初次的淚水<text:span text:style-name="T5"><text:s/><text:line-break/></text:span>就把靈魂裝入空虛的口袋　走向另一個陌生<text:span text:style-name="T5"><text:s/><text:line-break/><text:line-break/></text:span>無可救藥的歇斯底里和一派的天真<text:span text:style-name="T5"><text:s/><text:line-break/></text:span>刻意的美麗包裝著一個嫉妒的女人<text:span text:style-name="T5"><text:s/><text:line-break/></text:span>是你攻陷別人　還是別人攻陷你最後的防線<text:span text:style-name="T5"><text:s/><text:line-break/></text:span>當你度過了一個狂歡的夜迎接寂寞的明天<text:span text:style-name="T5"><text:s/><text:line-break/></text:span>你那張略帶著一點點頹廢的臉孔<text:span text:style-name="T5"><text:s/><text:line-break/></text:span>輕薄的嘴唇含著一千個謊言<text:span text:style-name="T5"><text:s/><text:line-break/></text:span>風一吹看見你瘦啊瘦長的鳥仔腳<text:span text:style-name="T5"><text:s/><text:line-break/></text:span>高高的高跟鞋踩著顛簸的腳步</text:p>
      <text:p text:style-name="P4"><text:span text:style-name="T3">甄力民</text:span><text:s/>  |  2019.08.03 08:49   |   <text:a xlink:type="simple" xlink:href="http://palinfo.habago.org/Entry?Command=Information_PrintForum&amp;iPage=4#FORUM37735"><text:span text:style-name="T4">#</text:span></text:a></text:p>
      <text:p text:style-name="P5">很好的文章，看完可以更了解林毅夫一點點<text:span text:style-name="T5"><text:s/><text:line-break/></text:span>網址內的文章排版較好，且有一些照片，建議進入網址閱讀<text:span text:style-name="T5"><text:s/><text:line-break/>https://reurl.cc/3vLW8 <text:line-break/><text:line-break/></text:span>李建興專文：我的表弟─四十年回不了家的林毅夫<text:span text:style-name="T5"><text:s/><text:line-break/><text:line-break/></text:span>「基於對歷史的癖好，我特地去參觀了許多名勝古跡，但是長城的雄壯，故宮的華麗，並沒有在我的心裡留下多少深刻的印象，最令我感到震撼的是，戰國時代，秦李冰父子在成都所築的都江堰，由於都江堰，使四川成為天府之國，而始建迄今已近三千年，但它還在惠及衆生，當我站在江邊，聼那滔滔的水聲，真讓我有大丈夫若不像李冰父子為後世子孫千萬年之幸福，貢獻一己之力量，實有愧此生之嘆！」<text:span text:style-name="T5"><text:s/><text:line-break/></text:span>這是我表弟林毅夫到中國大陸不久寫給我第二封信裡面的一段。<text:span text:style-name="T5"><text:s/><text:line-break/></text:span>林毅夫，現職北京大學教授、新結構經濟學研究院院長、南南合作與發展研究院院長、國家發展研究院教授及名譽院長，於<text:span text:style-name="T5"><text:s/>2002</text:span>年因為居住在宜蘭的父親過逝，本來打算以低姿勢回臺奔喪，未料被媒體曝光並抖出二十三年前他從金門前線游泳到中國大陸的往事。<text:span text:style-name="T5">1979</text:span>年臺灣尚未解嚴，兩岸仍處漢賊不兩立的敵我對立之中，大陸剛剛開啓改革開放，比起已經成為亞洲四小龍之一的臺灣，各方面都落後許多。這消息的傳開果然震撼了臺灣社會，將近一個月各種媒體競相報導關於他的消息，是否能回臺灣？在贊否世論二分的情況下，他的返鄉念頭不得不被打消。在徴得我表弟的同意下，我將他投奔大陸不久寄給我的兩封信公開出來，希望外界能理解當年他冒險游泳到對岸的心路歷程，而以平常心來看待此事。<text:span text:style-name="T5"><text:s/><text:line-break/><text:line-break/></text:span>圖<text:span text:style-name="T5">1</text:span>，林毅夫抵達大陸後給作者的信。（<text:span text:style-name="T5"><text:s/></text:span>李建興提供）<text:span text:style-name="T5"><text:s/><text:line-break/></text:span>（一）故郷時代的回憶<text:span text:style-name="T5"><text:s/><text:line-break/></text:span>林毅夫原名林正義，小我<text:span text:style-name="T5">1</text:span>歳，與我同樣出生於風景秀麗，民風淳樸的臺灣宜蘭，可能是年紀接近以及談話投機，我倆從小就喜歡在一起遊玩，<text:span text:style-name="T5"><text:s/></text:span>長大以後一起讀書談論世事。我表弟從小就表現出無比的勇氣與對理念的固執，記得在小學的時候，有一天在他家門前的水溝邊玩耍，有一位身體高大的中學生前來欺負他，爭吵後打起架來被摔倒在地上，不過馬上爬起來再打下去，再次被摔倒後同樣爬起來又繼續下去，毫不退縮，經過幾番之後反而是那大男孩害怕起來跑離開現場。也還記得在中學的時候，有一天晚上來到我家，當時父親跟親朋們在談論社會上一些不合理的現象，他在旁邊聼了不以為然插了嘴表示意見，大人們則說孩子不懂事，我表弟很不服氣就要爭論起來的時候，我拉他離開到外面騎腳踏車散心，一路上悶悶不樂一言不發，只是咬破了自己的指頭以血滴在手帕上寫了幾個字，我已忘了是什麽字。我倆在中學時代（前省立宜蘭中學），最高興的事是放學後晚上騎著腳踏車，一邊逛街一邊聊天，從生活中的芝麻小事談到社會國家的天下大事，當年吾輩接受的是國民黨所編寫的大中華思想教育，認識到近代史的中國是一個積貧積弱的大國，飽受列強的侵略與瓜分，並處於分裂的狀況，只是我們懷疑國民黨是否如教科書所描述的那麽的偉大，而共產黨則是那麽的邪惡。<text:span text:style-name="T5"><text:s/><text:line-break/><text:line-break/></text:span>圖<text:span text:style-name="T5">2</text:span>，作者（右）大一，林毅夫（左）高三的時候與作者姊姊的孩子在家裡後院合照。（李建興提供）<text:span text:style-name="T5"><text:s/><text:line-break/></text:span>林毅夫從小就喜歡讀歷史書物，並有崇高的理想與抱負，想要為中國的富強做一番轟功偉業。他首次將自己的抱負付諸行動是在臺大一年級，參加成功嶺寒訓後毅然決定投筆從戎，當時的參謀總長曾召見我表弟，建議可以轉到軍校中比較有人氣的中正理工學院或是空軍官校，他的回答是「我是來此接受磨練的，要選擇的當然是訓練最嚴格的陸軍官校」。從最令人嚮往的臺灣大學，轉到一般學生都不願進去的陸軍官校，每當我表弟穿著軍校制服，到臺北醫學院（現臺北醫學大學）附近的吳興街來找我的時候，是可以感覺到他雖然各項成績表現優異，<text:span text:style-name="T5"><text:s/></text:span>但談笑的眉宇常常流露出一絲惆悵，曾經寫信鼓勵他談到人各有志，只要朝著自己的既定目標勇往邁進是不用後悔的。投筆從戎之後，林毅夫在臺北一位朋友的家庭聚會上，認識了就讀於政治大學的現夫人陳雲英，畢業後倆人就結婚了。軍校畢業在陸軍官校當了一年學生連的排長，接著到政治大學企管研究所進修，當時我在臺北三軍總醫院實習，看到我表弟改穿便服進入一般研究所，仿佛他是返回到這現實的社會。<text:span text:style-name="T5"><text:s/><text:line-break/><text:line-break/></text:span>圖<text:span text:style-name="T5">3</text:span>，軍校時期的林毅夫。（李建興提供）<text:span text:style-name="T5"><text:s/><text:line-break/></text:span>林毅夫為了實現自己的理想，在他一生中冒的最大風險應該是在<text:span text:style-name="T5">1979</text:span>年<text:span text:style-name="T5">5</text:span>月，身為金門馬山最前線的連長，竟然冒著生命危險游泳到敵對的中國大陸。在這件事發生前一個月左右，我倆曾在宜蘭的一家餐廳（佳佳）聚會，當時我任職於前省立宜蘭醫院，正在辦理出國手續準備到日本東京大學進修，我表弟則是在金門服役中回臺度假，懷第二胎<text:span text:style-name="T5">5</text:span>個月的陳雲英也在場，<text:span text:style-name="T5"><text:s/></text:span>席中還是像往日一樣談笑風生，只是有説到以後可能很難再見面了！我笑著回答說只要我從日本回臺探親，而你也正好在臺度假的話不就可以見面嗎？還暗示到如果有什麽事情發生，希望能夠照顧他的妻兒，我只以為是在開玩笑一點也不在意。大約一個月後，一位認識林毅夫的大學摯友問我，在金門發生了一件大事展開了三天三夜的雷霆演習，會不會是你表弟闖禍了？這時我才彷然大悟，回答說不錯一定是他，當時我擔心這件事會影響到我的赴日行程，反而是在馬祖服役的我親弟弟受到調查，<text:span text:style-name="T5"><text:s/></text:span>當年<text:span text:style-name="T5">9</text:span>月底我如期的來到了日本。<text:span text:style-name="T5"><text:s/><text:line-break/></text:span>（二）冒險追求的是理想<text:span text:style-name="T5"><text:s/><text:line-break/></text:span>在我踏入東京大學整形外科（骨科）<text:span text:style-name="T5">2</text:span>個月左右，突然有一位在藥學部來自中國大陸的研究員要求跟我見面，我直覺到一定是有關林毅夫之事，在一家咖啡店裏，那位學長遞給我一封我表弟在<text:span text:style-name="T5">1979</text:span>年<text:span text:style-name="T5">8</text:span>月<text:span text:style-name="T5">30</text:span>日寫給我的信，<text:span text:style-name="T5"><text:s/><text:line-break/></text:span>「建興兄：接到此信大概會讓你大吃一驚，但只要回想一下我思想成長的過程，也不致於太驚奇吧！我已順利回到祖國，目前準備再到大學攻讀幾年研究所。<text:span text:style-name="T5"><text:s/><text:line-break/></text:span>在這裡生活飲食都很習慣，<text:span text:style-name="T5"><text:s/></text:span>請不用為我擔心。然而最令我操心的是：不知家裡近況如何<text:span text:style-name="T5">? </text:span>雲英八月初生產，<text:span text:style-name="T5"><text:s/></text:span>是男是女<text:span text:style-name="T5">? </text:span>我父母是否都平安<text:span text:style-name="T5">? </text:span>你有他們的消息嗎<text:span text:style-name="T5">? </text:span>若有，<text:span text:style-name="T5"><text:s/></text:span>懇請來信相告。同時若逢親人返台也請幫我捎個口信回家。<text:span text:style-name="T5">… <text:line-break/></text:span>這封信不知你能否收到，就不多寫了，等下封信再長談吧！回想四個月前我倆還在礁溪飯店，飲酒高歌，促膝長談，而今已天各一方，不知何日方能再相逢！盼望你的回音，<text:span text:style-name="T5">…</text:span>。」<text:span text:style-name="T5"><text:s/><text:line-break/></text:span>能獲悉我表弟還活在人世的消息當然非常振奮，當時正忙著準備日本醫師國家考試，<text:span text:style-name="T5"><text:s/></text:span>但還是抽空很快的就寫了回信，<text:span text:style-name="T5"><text:s/></text:span>鼓勵他並希望他能夠實現自己的理想，不過這次的行動實在超乎我所能理解的範圍，所以在回信上提到，我是希望兩岸能維持現狀，雖然不贊成臺獨但也反對現況下的中國統一，因為兩者都只會帶給臺灣人民更多的不幸。<text:span text:style-name="T5"><text:s/><text:line-break/><text:line-break/></text:span>圖<text:span text:style-name="T5">4</text:span>，抵達中國大陸後的林毅夫，寫信給在日本的作者報平安。（李建興提供）<text:span text:style-name="T5"><text:s/><text:line-break/></text:span>收到了我的回音，翌年<text:span text:style-name="T5">3</text:span>月林毅夫的第二封來信是長篇大論，<text:span text:style-name="T5"><text:s/><text:line-break/></text:span>「建興兄：臨別之際，未及問你將來在東京的位址，因此上封信僅以姑且試之的心情投寄，真沒有想到竟能接到你的回音，轉眼離家已近一載，雖説男兒志在四方，不能眷念兒女私情，而忘卻肩上的責任，但是思鄉之情卻是隨著日月的增長而加深。捧讀來信之際，真讓我深深的體會到了『家書抵萬金』之心情。」<text:span text:style-name="T5"><text:s/><text:line-break/></text:span>首先他說明瞭兩岸間發生了這樣的大事件為何沒有被發布出來，<text:span text:style-name="T5"><text:s/><text:line-break/></text:span>「回國以後，<text:span text:style-name="T5"><text:s/></text:span>原想儘速給家裡捎個消息，<text:span text:style-name="T5"><text:s/></text:span>但顧及親友的安全，<text:span text:style-name="T5"><text:s/></text:span>故不敢莽撞從事。我的回國對台灣當局來說，<text:span text:style-name="T5"><text:s/></text:span>當然是一件很難堪的事情，<text:span text:style-name="T5"><text:s/></text:span>而我在台的知名度，<text:span text:style-name="T5"><text:s/></text:span>更給了大陸一個很好的宣傳機會，<text:span text:style-name="T5"><text:s/></text:span>但為了在台親友的安全，<text:span text:style-name="T5"><text:s/></text:span>經我的要求，<text:span text:style-name="T5"><text:s/></text:span>組織終於同意只要台灣當局，<text:span text:style-name="T5"><text:s/></text:span>不對我的家屬和親友採取迫害行動，<text:span text:style-name="T5"><text:s/></text:span>這邊也就不以我的回國做文章。」<text:span text:style-name="T5"><text:s/><text:line-break/></text:span>之後他敘述了當時大陸經濟的落後情況，不過還是充滿著信心，<text:span text:style-name="T5"><text:s/><text:line-break/></text:span>「在大陸這段時間，経過組織的安排，我參観了許多地方，雖然総得來説，大陸在經濟建設方面還相當落後，人民的生活水準也還很低，但基本上每個人是可以吃得飽，穿得暖的，這在中國五千年的歷史上，不能不説是一項突出的成就，在社會主義建設上，中國應該有更高的成就，但是十年文化大革命的混亂，使整個中國的經濟瀕臨崩潰的邊緣。現在中國從上到下正在実事求是地檢討建國三十年的經驗，<text:span text:style-name="T5"><text:s/></text:span>從中吸取教訓，<text:span text:style-name="T5"><text:s/></text:span>以便為現代化的中國之建設而努力。自從四人幇倒臺以後，整個大陸正在以一個飛耀的速度向前進步，人民充滿朝氣和信心。我深深的相信，中華民族是有希望，有前途的。而做為一個中國人，是值得驕傲，是可以抬頭挺胸昂立於世界之上的。」<text:span text:style-name="T5"><text:s/><text:line-break/></text:span>接著他闡述了文首的那一段抱負，並且對我的台灣前途看法做了反駁，<text:span text:style-name="T5"><text:s/><text:line-break/></text:span>「臺灣的未來，現在正處於十字路口，長期維持那種妾身未明的身份，對臺灣一千七百萬同胞來説，並非終久之計，因此何去何從，我輩應該發揮應盡的影響力。正如你來信所說，臺灣不該獨立，更不因該再次淪為次殖民地，那麽臺灣應該往何處去，這個問題長久以來，一直是我心中思索的主題。基於對文化，歷史，政治，經濟和軍事的認識，我覺得回歸祖國是歷史的必然，也是最佳的選擇方案。做為一個臺灣人，我深愛這塊生我，養我的地方，我願為它的繁榮，幸福奉獻一生的精力；但是做為一個中國人，我覺得臺灣除了是臺灣人的臺灣之外，臺灣還應該對中國的歷史發揮更大的貢獻。長期的分裂，對大陸不利，對臺灣不利，對整個中國的歷史更不利。因此如何在不損害臺灣人民利益的前提下，促使中國早日再度統一，是我輩有志青年無以旁貸的責任。<text:span text:style-name="T5">…</text:span>」<text:span text:style-name="T5"><text:s/><text:line-break/></text:span>接下去他提到了為何要去從事經濟研究，「當然如何才能不降低臺灣人民的生活水準，不改變臺灣人民的生活方式，是一件非常複雜的問題，而我覚得將來臺灣統一以後，最主要的工作還是經濟方面；因此目前我準備再以三年的時間，對經濟理論問題再好好下一番功夫。<text:span text:style-name="T5">…</text:span>」<text:span text:style-name="T5"><text:s/><text:line-break/></text:span>林毅夫最擔心的還是家裏的情況，最後寫到「上次在佳佳餐廳，我原有意將雲英，小龍，小麟托你照顧，而如今你已離開臺灣。雲英一個女子要扶養二個孩子，其艱辛可想而知，小龍已經三歲，正是最需要父親的時候，但卻只能和他母親相依為命，小麟出生，連跟父親見面的機會都沒有，我母多病，我未能盡人子之孝道，對於他們我實在有說不盡的抱歉，但願團圓之日早日來臨。<text:span text:style-name="T5">…</text:span>」<text:span text:style-name="T5"><text:s/><text:line-break/></text:span>（三）豪情壯志的激發<text:span text:style-name="T5"><text:s/><text:line-break/></text:span>在往後將近三年的書信往返中，林毅夫會報告自己的近況以及在大陸的所見所聞。<text:span text:style-name="T5"><text:s/><text:line-break/></text:span>「為了使我能更深入瞭解祖國的実際狀況，組織安排我八月一日起到南京，蘇州，上海，杭州，黃山，廈門等地參観旅行一個月。<text:span text:style-name="T5">“</text:span>江山如此多驕，風景這邊獨好<text:span text:style-name="T5">”</text:span>看到祖國壯麗的山河，實在能夠激發一個人的豪情壯志。記得我倆小的時候經常盼望能夠結伴共遊神州，希望這個夢想在不久的將來即能實現。」<text:span text:style-name="T5"><text:s/></text:span>　<text:span text:style-name="T5"><text:s/><text:line-break/><text:line-break/></text:span>圖<text:span text:style-name="T5">5</text:span>，林毅夫攝於南京長江大橋。（李建興提供）<text:span text:style-name="T5"><text:s/><text:line-break/></text:span>另一封信，「現在暑假已經結束弟又回到學校，這個假期暢遊了嚮往已久的南京，黃山，蘇州，上海，泉州，廈門等地。這些地名在我們高初中的地理課裡均已學過，但非身歷其境，實難想像其美。以前看國畫時，總覺得那是出於畫家的藝術想像，但看了黃山的奇松，怪石，巧雲以後，才覺得畫中所表現的只有不及而無過之。其他各地亦均風景如畫。古人云『行萬裡路讀萬卷書』實良有此也。經過此番遊歷，更発讓弟覚得祖國的偉大和前途的不可限量。」　　　<text:span text:style-name="T5"><text:s/><text:line-break/><text:line-break/></text:span>圖<text:span text:style-name="T5">6</text:span>，林毅夫攝於揚州瘦西湖。（李建興提供）<text:span text:style-name="T5"><text:s/><text:line-break/></text:span>他封信，「國內目前正在審判四人幫，<text:span text:style-name="T5">…</text:span>這次審判我覺得其意義遠超過給予王江張姚等人應得的懲罰。中國在歷史上一向強調人治而輕視法治，結果就使政治的清濁和國家的興衰，維繫在官僚所屬普遍的道德覺悟上，固然我們不容否認歷朝歷代都有許多清官為保護人民的利益而不惜和周遭的惡勢力相搏鬥，但是如果沒有豐富的物質做基礎，這種普遍的道德覺悟是很難得到保證的。結果人治只給了少數當權者為所欲為的方便，下屬的民眾則處於毫無保障的地位。這次審判表明了中國已認清這個歷史病根，而且以極大的決心和魄力來促使中國從人治向法治轉變。<text:span text:style-name="T5"><text:s/><text:line-break/></text:span>另外還有一件事，我想它在中國的歷史上也將是歷史的轉折點和里程碑，不過你在日本也許感受不到，那就是縣一級人民代表的選舉。解放前中國是有過選舉的，但那樣的選舉總是控制在少數官僚，買辦地主階級的手中，談不上是真的民主，而解放後這是第一次真的直接民選。要使中國成為一個現代化的強國，那麼就必須使十億人民的潛力都得到發揮，而民主是實現這一點的重要關鍵之一。但民主也需要有一段學習的過程，想起中國有五千年封建統治的歷史，而目前還有<text:span text:style-name="T5">80%</text:span>的人口生存在農村，可想而知民主並不是一蹴可及的。所以這次選舉雖只在縣人民代表以下的層次舉行，其對教育群眾的意義來說，其重要性是不容忽視的。我想經過一段時間之後民主的觀念和要求會深植在人心之中。<text:span text:style-name="T5">…</text:span>在北大的學生中要選出二位代表，結果有三十多人出來競選，他們透過演講，答辯，大字報等方式和選民做充分的接觸，雖然這些選舉人大多只有二十多歲，可是他們所談的問題範圍之廣和思索之深，確實很令我感到自嘆不如，從這批年青的候選人的思想和熱情中，我看到了中國美麗的前景和希望。」<text:span text:style-name="T5"><text:s/><text:line-break/></text:span>（四）新天地新學習<text:span text:style-name="T5"><text:s/><text:line-break/></text:span>林毅夫在他的第二封來信裡，已說明瞭自己為何要去從事經濟研究，因此要求當局能讓他進入北京大學經濟系就讀，在他的來信裡面也談到了自己的學習情況。<text:span text:style-name="T5"><text:s/><text:line-break/></text:span>「弟回國轉眼已逾一年，<text:span text:style-name="T5"><text:s/></text:span>通過一年來的參觀，<text:span text:style-name="T5"><text:s/></text:span>學習，<text:span text:style-name="T5"><text:s/></text:span>使我對祖國的一切有了更深一層的瞭解。三十年來，<text:span text:style-name="T5"><text:s/></text:span>祖國在社會主義建設上雖幾經極左思潮的破壞，<text:span text:style-name="T5"><text:s/></text:span>然而還是有許多足得驕傲自豪的成就，<text:span text:style-name="T5"><text:s/></text:span>尤其弟回國這一年，<text:span text:style-name="T5"><text:s/></text:span>正逢祖國把一切注意力集中到社會主義四個現代化建設的道路路上來，<text:span text:style-name="T5"><text:s/></text:span>因此雖僅短短的一年，<text:span text:style-name="T5"><text:s/></text:span>但無論在物質生活，<text:span text:style-name="T5"><text:s/></text:span>經濟建設或文化教育上都有許多可喜的進步。今天的大陸就像歷盡嚴冬的大地，<text:span text:style-name="T5"><text:s/></text:span>到處充滿著生命力。<text:span text:style-name="T5">…</text:span>我想我們可以驕傲地說：昏睡一百多年以後，<text:span text:style-name="T5"><text:s/></text:span>中國已經重新站立起來了！<text:span text:style-name="T5"><text:s/><text:line-break/></text:span>然而無可諱言的，<text:span text:style-name="T5"><text:s/></text:span>由於五千年的歷史包袱和三十年的封閉，<text:span text:style-name="T5"><text:s/></text:span>祖國在科學，<text:span text:style-name="T5"><text:s/></text:span>教育，<text:span text:style-name="T5"><text:s/></text:span>經濟，<text:span text:style-name="T5"><text:s/></text:span>社會建設上，<text:span text:style-name="T5"><text:s/></text:span>仍然和先進國家有一段很長的差距。不過這正是我們這一代青年人貢獻智慧和發揮長才的大好園地<text:span text:style-name="T5">! </text:span>希望在不久的將來，<text:span text:style-name="T5"><text:s/></text:span>我們就能夠如同往日一樣，<text:span text:style-name="T5"><text:s/></text:span>再度比肩攜手並進於祖國現代化建設的大道上。<text:span text:style-name="T5"><text:s/><text:line-break/></text:span>目前我正在研究經濟問題，祖國已在前些日子公佈了學位法，因此等你拿到學位時，弟大概又可以獲得另一學位。但這不是最重要的，祖國正在為社會主義建設摸索一條適合中國實際情況的道路！弟希望能夠將過去所學，結合馬列主義的普遍真理和中國的具體實踐，為祖國的建設奉獻一點綿薄之力。同時也為將來台灣統一後的社會主義改造，<text:span text:style-name="T5"><text:s/></text:span>探索一條最有利於祖國和台灣<text:span text:style-name="T5">1700</text:span>萬同胞的道路。」<text:span text:style-name="T5"><text:s/><text:line-break/></text:span>另一封信，「現在學習又將結束，轉眼在北大的學習僅剩一年。這兩年的收穫是很大的。現在我已能掌握歷史唯物主義和唯物辨證法等理論武器，並準備由此理論為前導，結合中國的實際狀況研究一些現實的經濟問題<text:span text:style-name="T5">.</text:span>希望我的研究不僅能給我個人帶來一個學位，同時，對祖國的建設也能夠有所助益。」<text:span text:style-name="T5"><text:s/><text:line-break/></text:span>他封信，「學校已經開學，暑假為了完成兩篇論文，寸步未離校園，現在文章已經完稿，接下來就要開始撰寫畢業論文，到明年，在北大的三年學習就將結束<text:span text:style-name="T5">.</text:span>這段時間對我來講是夠寶貴的了，它加深了我對歷史的認識，也加強了我對祖國的信心，它使我基本掌握歷史唯物主義的觀點，懂得如何觀察社會的現象，也使我初步學會辯證唯物主義的方法，知道怎樣分析事物的變化<text:span text:style-name="T5">.</text:span>人生難得有幾個三年的學習時間，而這三年我的收穫竟是這麼豐碩。你在東大的學習也同樣是進入了第三個年頭了，<text:span text:style-name="T5"><text:s/></text:span>收獲也一定很大吧<text:span text:style-name="T5">!</text:span>！」<text:span text:style-name="T5"><text:s/><text:line-break/></text:span>經過十年文化大革命的破壞後中國開始走改革開放的路線，<text:span text:style-name="T5">1979</text:span>年諾貝爾經濟學獎得主的芝加哥大學名譽退休教授舒爾茨<text:span text:style-name="T5">(T.W.Schultz)</text:span>，於<text:span text:style-name="T5">1981</text:span>年被邀請到北大演講，我表弟臨時充當翻譯工作，那位教授欣賞他的才華邀請他到芝加哥大學去做研究，<text:span text:style-name="T5"><text:s/></text:span>並提供全額獎學金，結果林毅夫到大陸才不到三年的時間，在<text:span text:style-name="T5">1982</text:span>年<text:span text:style-name="T5">4</text:span>月就能到美國深造。當然，<text:span text:style-name="T5"><text:s/></text:span>能夠這樣的順利除了自己的努力之外，<text:span text:style-name="T5"><text:s/></text:span>還必須在各方面能獲得當局的肯定與信任，<text:span text:style-name="T5"><text:s/></text:span>到了美國後的來信也提到「<text:span text:style-name="T5">…</text:span>大陸方面相當尊重我個人的意志，<text:span text:style-name="T5"><text:s/></text:span>因此送我到北大經濟系學習，<text:span text:style-name="T5"><text:s/></text:span>而這次再到美國來深造，<text:span text:style-name="T5"><text:s/></text:span>固然是一個偶然的機遇，<text:span text:style-name="T5"><text:s/></text:span>但基本上，<text:span text:style-name="T5"><text:s/></text:span>還是遵循著這條指導原則。」<text:span text:style-name="T5"><text:s/><text:line-break/></text:span>後來的一封信寫道「芝大經濟系是美國最有名的經濟系之一，功課要求很嚴，競爭壓力特重，每年招收<text:span text:style-name="T5">70</text:span>名左右研究生，但能畢業的只有<text:span text:style-name="T5">15</text:span>名左右，<text:span text:style-name="T5">…</text:span>目前我的狀況還可以，希望能為中國人爭一口氣。」<text:span text:style-name="T5"><text:s/><text:line-break/></text:span>（五）懷鄉思親<text:span text:style-name="T5"><text:s/><text:line-break/>1980</text:span>年春天在一返鄉的機會裏，我將林毅夫已在大陸的事實告知了他的家人，因為身邊沒有帶任何證物開始大家都還不太相信，尤其是我舅媽認為那只是在安慰她的媳婦而已。陳雲英交給了我一張她與兩位幼兒的合照，返回東京後很快的就把它寄給了我表弟，他的回信是「很高興您能幫我寄來雲英和小龍，小麟的照片，並告知家中一切平安的消息，對一個離鄉背井的遊子來説，這是最彌足珍貴的了。照片中的雲英顯得有點憔悴，這些日子也實在夠她辛苦了。唯信中未提及我父母的近況，他們也都平安嗎？」<text:span text:style-name="T5"><text:s/><text:line-break/></text:span>隨著時間的經過，林毅夫的思鄉之情與對家人愧疚之心似乎越來越濃，幾乎在每封信裡都會吐露心聲，「離鄉一年，思鄉之情與日俱深，每讀李白：<text:span text:style-name="T5">“</text:span>誰家玉笛暗飛聲，散入春風滿洛城，此夜曲中聞折柳，何人不起故園情<text:span text:style-name="T5">”</text:span>之句，輒潸然淚下。這一年來家中不知起了多少變化，我父母是否還健康？雲英是否還像過去那麽堅強？小龍，小麟都很可愛吧？家中經濟狀況若何？想兄必已度假歸來，君自故鄉來，應知故鄉事，家中近況如何，急盼來信告知！」<text:span text:style-name="T5"><text:s/><text:line-break/></text:span>另一封信，「<text:span text:style-name="T5">12</text:span>日是小龍的生日，已經<text:span text:style-name="T5">4</text:span>整歲了，大概已經長得很高很大。記得我還在金門時，他成天跟他媽媽吵著要爸爸，現在是否還這樣？如果是一定使雲英很傷心。小麟也一歲多了，應該已是很逗人。短期間和他們是不可能再團聚，希望他們都能生活得很好。」<text:span text:style-name="T5"><text:s/><text:line-break/></text:span>他封信，「最令我擔心的還是家裏的情形，父母都已上了年紀，尤其我媽一向多病，現在是否還安康？對雲英，小龍，小麟更是有愧於心，不知他們最近的生活過得如何？我想<text:span text:style-name="T5">10</text:span>年<text:span text:style-name="T5">20</text:span>年內是很難和他們再見面了。雲英現在的想法是怎樣呢？當然像王寳釧那樣苦守寒窗十八載，以後一家團圓是一個很感人的悲喜劇，可是對一個女人來説，這未免太殘酷了。<text:span text:style-name="T5">…</text:span>」<text:span text:style-name="T5"><text:s/><text:line-break/></text:span>再一封，「時光過得真快，今天又是中秋節了。古人說『每逢佳節倍思親』，您今天的心情大概也跟我一樣吧<text:span text:style-name="T5">!</text:span>秋天的北京是最美的了，酷暑早已過去，天氣清涼宜人<text:span text:style-name="T5">;</text:span>雖然沒有春天的繁花似錦，但是，早黃的銀杏，剛紅的丹楓，襯托著處處翠綠，也把大地點綴得五彩繽紛。長期生活在亞熱帶的人是領略不到四時變化的美的。到北京來已經是第三個秋天了，可是，北京的秋天給人的印象永遠是那麼新鮮。東京的緯度和北京相當，異國的秋天也一樣令人不禁懷鄉思親吧<text:span text:style-name="T5">?!</text:span>記得高中的國文課本中有一首唐詩，『懷君屬秋夜，散步詠涼天，空山松子落，幽人應未眠』，今夜，對著當空明月，您是否也是久久難眠<text:span text:style-name="T5">? </text:span>」<text:span text:style-name="T5"><text:s/><text:line-break/></text:span>到了美國後的來信寫到「『為大事者，不顧家』，當初我是抱著這種心情離開的，但是，三年多來對於家中的老母，嬌妻，幼子及兄弟，姊妹，親戚，朋友，我還總是縈縈於懷不敢或忘。在短期內回台灣和家人團聚，讓他們分享我的成功和失敗是不可能的，但在我力所及的範圍內，我一定要為他們做些事情。對於小龍和小曦我也要盡力負起為人之父所應盡的責任。對于雲英的感懷，我也未嘗淡忘，如果她能到美國來夫妻團聚，<text:span text:style-name="T5"><text:s/></text:span>即是上上之策，如果不能，我想與其要她守活寡，不如讓她改嫁來得合人情一點。希望她能體會我這點心意。」<text:span text:style-name="T5"><text:s/><text:line-break/></text:span>經過我的轉達，在宜蘭的陳雲英知道這是從天上掉下來的機會，問題是台灣方面能否放人，她先參加了來日本旅遊的旅行團刺探能否出國，成功後就充滿了希望開始補託福申請學校，在<text:span text:style-name="T5">1983</text:span>年<text:span text:style-name="T5">1</text:span>月終於能赴美尋夫。夫妻兩人在美國戲劇性的團聚後，<text:span text:style-name="T5"><text:s/></text:span>才把留在台灣的孩子一個一個接過去，<text:span text:style-name="T5"><text:s/></text:span>雖然說只是<text:span text:style-name="T5">4</text:span>年而不是想像中的<text:span text:style-name="T5">10</text:span>年、<text:span text:style-name="T5">20</text:span>年的離別，<text:span text:style-name="T5"><text:s/></text:span>但對一個家庭來講那已經是夠長的了<text:span text:style-name="T5">! </text:span>其間的辛酸與煎熬是不言可喻。過了不久雲英寄來了一家人在美國樂融融的團圓照。<text:span text:style-name="T5"><text:s/><text:line-break/><text:line-break/></text:span>圖<text:span text:style-name="T5">7</text:span>，<text:span text:style-name="T5">1983</text:span>年，林毅夫一家終於在美國團圓。（李建興提供）<text:span text:style-name="T5"><text:s/><text:line-break/></text:span>（六）兄弟間的高牆<text:span text:style-name="T5"><text:s/><text:line-break/></text:span>很遺憾的是在這段書信往返期間，我倆兄弟間的感情是發生了很大的變化，這也難怪，因為倆人所走的路實在是越離越遠，一位是現實的，隨機應變，朝先進國家日本；另一位是理想的，堅持己念，往落後地區中國大陸去發展。倆人在信上為臺灣的前途問題辯論不休，我表弟來信寫到「建興兄：<text:span text:style-name="T5">…</text:span>時間過得真快，記得第一次接到您的來信是去年的除夕，轉眼除夕又快到了。按照我們家鄉的演算法我過了年就是<text:span text:style-name="T5">30</text:span>歲了，但閉起眼睛來，我還可以清晰地記起，在美英（我姊姊）剛結婚時所租的中山路那個房子二樓的小客廳裏，我倆高談闊論的情形，那大概已是<text:span text:style-name="T5">16</text:span>，<text:span text:style-name="T5">7</text:span>年前的往事了，和那時相比，我的想法竟然沒有多大的變化，不知是執著，還是沒長進！<text:span text:style-name="T5"><text:s/><text:line-break/></text:span>回國已快二年了，我還堅信我的看法是正確的，祖國的富強是我們所應該追求的最高目標，雖然國內在許多方面還很落後，但是<text:span text:style-name="T5">960</text:span>平方公里的土地，和<text:span text:style-name="T5">10</text:span>億人口，其潛力是巨大的，只要方向正確，政治穩定，很快就可以站得起來。<text:span text:style-name="T5">… <text:line-break/></text:span>如今已屆而立之年了，套用胡適講過的一句話『作了過江老卒，只有勇往直前』為了理想的實現，我會盡我的最大努力。」<text:span text:style-name="T5"><text:s/><text:line-break/></text:span>除了對臺灣前途意見相左以外，我總懷疑以他當時的學歷，<text:span text:style-name="T5"><text:s/></text:span>背景，又不願被政治利用的同時，在那茫茫大地單靠一個人的奮鬥，到底能發揮什麽作用呢？簡直就像唐吉訶德想去完成那不可能實現的夢，<text:span text:style-name="T5"><text:s/></text:span>有一陣子我倆弄得很尷尬到不知如何提筆的程度。<text:span text:style-name="T5"><text:s/><text:line-break/></text:span>我表弟到美國後的第一封來信，「建興兄：弟來美國已是四個多月，幾次提筆想寫封信和你談談，總不知從何談起而作罷。而你似乎也是欲言還休，這種沉默的僵局總要有人打破，因此，就讓我來談談吧！<text:span text:style-name="T5"><text:s/></text:span>我倆從小同穿一條褲子長大，你我之間的感情是超乎我們之間的親情和一般的友情。每當我心灰意冷或是志得意滿，想找個共醉一場的時候，第一個浮現我心底的人總是你。我心目中你是最瞭解我的人，也是我最可依賴的朋友。然而時間和空間的距離，似乎已在我們的心中築起一堵厚厚的高牆，使我們都難於再像過去那樣無所不談。當然我們都不可能停留在讀小學的思想狀態，把一切社會上不公平的現象簡單地歸咎於國民黨的統治。人總是在變的，一個人的思想也是應該隨著經驗的不斷積累而逐漸成熟，然我們的變化似乎是朝著不同的方向而發展。不過我相信我們的動脈是相同的，我們的內心對生我們，養我們的地方都懷有深厚的感情和強烈的責任感。因此，我們沒有自我疏遠的理由，只要我們能有機會再開誠佈公地談談，我們都會發現我們的共同點是多於不同點，我們的目標是殊途同歸。<text:span text:style-name="T5"><text:s/><text:line-break/></text:span>三年前，我拋妻別子離開家鄉，回到大陸，並不是出自一時的衝動，而是經過長久的思索和周密的計劃，這一點你應該可以想像得到的。從我選擇進入官校以後，我的內心就一直存在著一個不解的矛盾，一方面，我是一個臺灣人，因此，我希望為臺灣的政治地位而奮鬥；一方面，我又覺得自己是一個中國人，因此，我也不斷憧憬著中國的強大。對於個人來説，只要我在蔣軍中堅持下去，飛黃騰達並非不可及之物。但內心這個衝突，卻永遠得不到解決。所以，回歸是我解決這個矛盾的唯一出路。<text:span text:style-name="T5">……</text:span>」<text:span text:style-name="T5"><text:s/><text:line-break/></text:span>最後的來信寫到「我倆現在的觀點是稍有不同，但我想共同點還是多於不同點，不論統一與否總應以臺灣<text:span text:style-name="T5">1700</text:span>萬同胞的利益為出發點。因期末考在即，未能多寫，等寒假時再詳談。」<text:span text:style-name="T5"><text:s/><text:line-break/><text:line-break/></text:span>圖<text:span text:style-name="T5">8</text:span>，林毅夫赴美後給作者的信函。（李建興提供）<text:span text:style-name="T5"><text:s/><text:line-break/></text:span>（七）東京的再會<text:span text:style-name="T5"><text:s/><text:line-break/>1986</text:span>年，<text:span text:style-name="T5"><text:s/></text:span>林毅夫在完成芝大的學業後第一次來到東京，相隔七年的再會我們似乎忘掉了彼此間的爭執，徹夜暢談中仿佛回到了少年時光，或許有些是幸運吧<text:span text:style-name="T5">!</text:span>我開始相信他的所做所為是理智的。我表弟本來有考慮來東京大學做一年間的後博士課程研究，<text:span text:style-name="T5"><text:s/></text:span>不過實在沒有他所想學的，<text:span text:style-name="T5"><text:s/></text:span>所以選擇去了耶魯大學；不然的話，<text:span text:style-name="T5"><text:s/></text:span>兄弟間有較長的溝通時間，<text:span text:style-name="T5"><text:s/></text:span>或許我能提早理解他的研究將會對日後中國經濟發展所做的貢獻。<text:span text:style-name="T5"><text:s/><text:line-break/></text:span>還有，在這次的見面我發現他有驚人的記憶力，不僅精通中國歷史，對日本歷史也很熟悉。泉嶽寺在我家附近，裡面有淺野長矩及赤穗義士之墓，是日本國定史跡，歷史事件是發生在江戶時代的<text:span text:style-name="T5">1702</text:span>年<text:span text:style-name="T5">12</text:span>月<text:span text:style-name="T5">14</text:span>日，四十幾位義士為一年前主君淺野的含冤而死報仇，殺死仇家，<text:span text:style-name="T5"><text:s/></text:span>以其首級祭祀亡主英靈，<text:span text:style-name="T5"><text:s/></text:span>雖然是一忠義之舉，<text:span text:style-name="T5"><text:s/></text:span>還是被當時的德川幕府判決全員要切腹，<text:span text:style-name="T5"><text:s/></text:span>後屍身陪葬主君於泉嶽寺。每當臺灣的親朋來訪，我都會帶他們去泉嶽寺參觀並作簡單的介紹，讓我驚訝的是我表弟竟然比我更熟悉那段歷史，反而是他在作講解，連義士的人數應該是<text:span text:style-name="T5">46</text:span>位而不是<text:span text:style-name="T5">47</text:span>位元等細節部分，都能記得清清楚楚。不用說，<text:span text:style-name="T5"><text:s/></text:span>當年他到大陸各地旅遊的時候，也是同樣的情形吧<text:span text:style-name="T5">! <text:line-break/><text:line-break/></text:span>圖<text:span text:style-name="T5">9</text:span>，<text:span text:style-name="T5">1988</text:span>年林毅夫與作者的母親和孩子。（李建興提供）<text:span text:style-name="T5"><text:s/><text:line-break/></text:span>當時我表弟在美國已有工作並有相當的收入，我曾經建議不如就留在美國繼續發展算了，不過他還是沒有改變要為中國奉獻的初衷，翌年，在耶魯大學研究後就舉家返回中國大陸，任職國務院農村發展研究中心發展研究所副所長。他還在國外的大學兼任客座教授，<text:span text:style-name="T5"><text:s/></text:span>出國的機會很多，<text:span text:style-name="T5"><text:s/></text:span>每路過東京順道來訪，<text:span text:style-name="T5"><text:s/></text:span>在歡談中看來一切都相當稱心如意。<text:span text:style-name="T5"><text:s/><text:line-break/></text:span>沒料到<text:span text:style-name="T5">1989</text:span>年爆發天安門事件，中國大陸似乎又要返回到那暗黑的時代，我表弟聽説也遭到了一些麻煩，有一陣子無法出國，還好中國的改革開放政策沒有改變，不久就能復出，<text:span text:style-name="T5">2</text:span>，<text:span text:style-name="T5">3</text:span>年後又有機會來到東京，他看來是有點疲憊。上世紀<text:span text:style-name="T5">80</text:span>年代是日本經濟的巔峰，我對我表弟說「你看！日本是這麽的繁榮，社會是這麽的有秩序，人民又是這麽的勤奮，中國怎麽能跟人家比呢？」，他不服氣的回答說「八，九十年前，有一位歐美作家在書上描寫當時日本工廠的情況，工人是那麽的骯髒與懶散，談到這個國家怎麽會有前途呢？」，就是這樣他對中國的未來總是抱著無窮的信心與希望。<text:span text:style-name="T5"><text:s/><text:line-break/></text:span>（八）中國的奇蹟<text:span text:style-name="T5"><text:s/><text:line-break/></text:span>中國大陸在改革開放初期的上世紀<text:span text:style-name="T5">80</text:span>年代，經濟狀況還相當的不穩定，市場經濟的部分導入是刺激了經濟成長，不過因為過度通貨膨脹的關係，卻造成了社會的不安與混亂；政府不得不改弦易轍，又恢復到原來的計劃經濟，而此政策又讓激發起來的經濟成長變得死氣沉沉。決策當局不斷的遊走在市場經濟或是計劃經濟的困境中，而市場經濟所導致的社會不安與混亂則是越來越嚴重，天安門事件也就是在這背景下發生的，西方媒體包括日本在內評論中國經濟混亂的原因，不是市場經濟的導入不徹底，就是社會制度的不合適。<text:span text:style-name="T5"><text:s/><text:line-break/></text:span>從<text:span text:style-name="T5">1988</text:span>年，林毅夫的團隊就開始研究這「一活就亂，一亂就收，一收就死」的原因，發現這個亂象並不是如外界所指責的那樣，而是發展戰略出了問題。中國大陸向來的經濟策略，就像其他許多開發中國家，是優先發展資本集中的重工業，在國家資金不足的情形下，整個產業結構與價格機制不得不被扭曲，在此狀況下的市場開放無疑的造成了社會混亂。林毅夫指出，只要改變發展戰略一切問題就可迎刃而解，以亞洲四小龍（臺灣，韓國，香港，新加坡）的經濟成功為例，即應優先發展勞力集中的輕工業，以「比較優勢戰略」取代「超越戰略」，中國經濟就能長期的穩定發展。他的經濟理論被決策當局所採納，果然如他所預測，<text:span text:style-name="T5">1992</text:span>年後的中國經濟，不但能長期維持高度成長成為世界工廠，之前的那種「活<text:span text:style-name="T5">-</text:span>亂」現象也奇跡似的不再發生了。<text:span text:style-name="T5"><text:s/><text:line-break/>1994</text:span>年出版的『中國的奇蹟：發展戰略與經濟改革』一書被翻譯成多種語言暢銷世界各國，當年他送給我一日譯本，我還半開玩笑的問到這本書的賞味期限有多久，我表弟回答說<text:span text:style-name="T5">4</text:span>，<text:span text:style-name="T5">5</text:span>年沒問題吧！如今已逾<text:span text:style-name="T5">20</text:span>年，那本書的許多主張都還是今日中國大陸的經濟指南。還有，他關於中國農村、農民、農業等「三農」問題的研究，也受到當局的青睞，林毅夫一躍成為中國經濟界的大紅人。<text:span text:style-name="T5">1994</text:span>年他創立北京大學中國經濟研究中心，<text:span text:style-name="T5">2008</text:span>年被升格為北京大學國家發展研究院，現在還繼續地站在自己的崗位上，夙夜匪懈的為中國經濟發展在做研究。<text:span text:style-name="T5"><text:s/><text:line-break/><text:line-break/></text:span>圖<text:span text:style-name="T5">10 </text:span>，<text:span text:style-name="T5">1998</text:span>年林毅夫在北大校園。（李建興提供）<text:span text:style-name="T5"><text:s/><text:line-break/></text:span>（九）走向世界<text:span text:style-name="T5"><text:s/><text:line-break/></text:span>隨著中國經濟的快速成長，林毅夫在國際經濟界的地位也扶搖直上，<text:span text:style-name="T5">2005</text:span>年他接受英國劍橋大學的邀請，在<text:span text:style-name="T5">2007</text:span>年登上國際經濟學界最高峰的講壇―馬歇爾講座，該講座被稱為諾貝爾經濟學獎的登龍門。他的演講內容後來被整理成書『經濟發展與轉型：思潮，戰略和自生能力』，由英國劍橋大學出版社出版，創下該出版社的紀錄，<text:span text:style-name="T5"><text:s/></text:span>共有<text:span text:style-name="T5">5</text:span>位諾貝爾得獎者寫推薦文，<text:span text:style-name="T5"><text:s/></text:span>其中之一的推薦文是「林不僅影響了中國政府和企業界的思想，而且影響了美國與西歐的經濟分析」。由於他的學術成就，而榮膺英國科學院外籍院士和開發中國家科學院院士，<text:span text:style-name="T5"><text:s/></text:span>並且獲得歐美等海外<text:span text:style-name="T5">10</text:span>個大學的榮譽博士學位。<text:span text:style-name="T5"><text:s/><text:line-break/>2008</text:span>年，世界銀行任命林毅夫為世行的高級副行長兼首席經濟學家，這是被認為經濟學家在國際上的最高職位，歷來均由先進國家的大師級經濟學家擔任，連當時還是世界第二位經濟大國的日本，他們的經濟學者也從來沒有過這樣的榮譽，<text:span text:style-name="T5"><text:s/></text:span>這消息在日本也有相當大的報導。世界銀行的夢想是致力於一個沒有貧困的世界，我表弟的任命毫無疑問的是想利用他在中國的經驗，也能應用於世界其他開發中國家，幫忙解決這些國家的貧窮問題。林毅夫的角色儼然從中囯走向世界，他必須和來自各個開發中國家與先進國家的優秀經濟學家，<text:span text:style-name="T5"><text:s/></text:span>及政府領導人做對面的直接交流。<text:span text:style-name="T5"><text:s/><text:line-break/></text:span>針對歷來的經濟學是以先進國家的構造為藍圖，林毅夫立足於他<text:span text:style-name="T5">20</text:span>多年來的研究成果，<text:span text:style-name="T5"><text:s/></text:span>從<text:span text:style-name="T5">2009</text:span>年開始倡導他所定名的「新結構經濟學」，是主張根據各個國家的發展程度，從開發中國家有什麽（也就是要素稟賦），和能做好什麽（也就是比較優勢）著手推動一個國家的發展。<text:span text:style-name="T5">2011</text:span>年他正式在耶魯大學著名的庫茲涅茨年度講座上發表，<text:span text:style-name="T5"><text:s/>2012</text:span>年在世行任期結束前，以『新結構經濟學：反思經濟發展與政策的理論框架』一書由世界銀行出版社出版，書的推薦文之一寫到「世界銀行一直致力於實現一個沒有貧困的世界。在這部傑出的著作中，其首席經濟學家林毅夫設立了一個讓這個夢想成為現實的經濟路線圖。<text:span text:style-name="T5">…</text:span>」。這本書的價值，<text:span text:style-name="T5"><text:s/></text:span>如同他的<text:span text:style-name="T5">1994</text:span>年著書『中國的奇蹟：發展戰略與經濟改革』所激發起的中國經濟的高度成長，<text:span text:style-name="T5"><text:s/></text:span>也將會帶動世界其他開發中國家的經濟騰飛。<text:span text:style-name="T5"><text:s/><text:line-break/><text:line-break/></text:span>圖<text:span text:style-name="T5">11</text:span>，<text:span text:style-name="T5">2017</text:span>年<text:span text:style-name="T5">8</text:span>月作者在北大林毅夫的辦公室。（李建興提供）<text:span text:style-name="T5"><text:s/><text:line-break/></text:span>雖已屆退休年齡，<text:span text:style-name="T5">2015</text:span>年年底林毅夫又在北京大學成立新結構經濟學研究中心，推動新結構經濟學研究的深化，傳播和運用，並擔任<text:span text:style-name="T5">2016</text:span>年才成立的南南合作與發展學院的院長。去年他與塞勒斯汀<text:span text:style-name="T8">・</text:span>孟加教授合著的一本書『戰勝命運－跨越貧困陷阱<text:span text:style-name="T5"><text:s/></text:span>創造經濟奇蹟』，是為非洲等發展中國家精心的勾畫了一通往繁榮的實用路線圖。有<text:span text:style-name="T5">3</text:span>位諾貝爾經濟學得獎者寫了推薦文，<text:span text:style-name="T5"><text:s/></text:span>其中之一寫道「這部力作為廣大發展中國家帶來了令人振奮的消息。一個國家不需要發展到相當程度才能實現經濟增長，<text:span text:style-name="T5"><text:s/></text:span>以色列對內蓋夫沙漠的開發和馬裡生機勃勃的芒果業就是最好的證明。歷史上也不乏關於經濟在教育貧乏和基礎設施薄弱的情況下實現起飛和持續增長的鮮活例證。」<text:span text:style-name="T5"><text:s/><text:line-break/></text:span>（十）結語<text:span text:style-name="T5"><text:s/><text:line-break/></text:span>回想半世紀前當我們還是中學生的時候，我表弟就有大志，想要為積貧積弱的中國做一番轟功偉業，<text:span text:style-name="T5"><text:s/></text:span>當時想像他未來的職業不是軍人就是政治家，我猜他也是抱著同樣的念頭吧！才會有日後的投筆從戎之舉。實在不敢相信今天竟然是以一位世界馳名的經濟學家，不僅對中國大陸，對整個世界的經濟發展也都做了莫大的貢獻。他的足跡已走遍了世界各角落，且特別樂意到那些需要他幫忙的地方，比如非洲等開發中的國家；遺憾的是卻還不能回到生他、養他的故鄉台灣去奉獻自己。<text:span text:style-name="T5"><text:s/><text:line-break/>1979</text:span>年<text:span text:style-name="T5">5</text:span>月<text:span text:style-name="T5">16</text:span>日的事件尚未解套，然而沒有那一天的決行就沒有今日的林毅夫，為了理想的實現，在不知何日才能再相見的情況下，那天晚上他要拋妻別子，要離開老父老母與親朋們，要離鄉背井去那更貧困的地方，要在黑夜裏冒著生命危險游泳到敵岸。時代是在改變，兩岸間雖然還有相當大的對抗意識，但比起半年世紀前的敵意是降低了許多，人民間已可以自由往來交流，如果處在今日當年的事件就不可能發生。臺灣人民的意識形態是有相當大的變化，<text:span text:style-name="T5"><text:s/></text:span>但是事件至今已將近<text:span text:style-name="T5">40</text:span>年，我表弟是否能回到他魂牽夢縈的故鄉，<text:span text:style-name="T5"><text:s/></text:span>顯然已不是甚麼法律問題，<text:span text:style-name="T5"><text:s/></text:span>而是純粹的政治考量，看來只能期待兩岸間的緊張關係能有所改善罷了！</text:p>
      <text:p text:style-name="P4"><text:span text:style-name="T3">鄭豐遠</text:span><text:s/>  |  2019.08.03 07:38   |   <text:a xlink:type="simple" xlink:href="http://palinfo.habago.org/Entry?Command=Information_PrintForum&amp;iPage=4#FORUM37734"><text:span text:style-name="T4">#</text:span></text:a></text:p>
      <text:p text:style-name="P6">學姐英明。以下是轉載自【婷婷看世界】臉書頁面<text:span text:style-name="T5"><text:s/>(https://tinyurl.com/yy75f27k)</text:span>。香港如此，台灣亦如此。香港人和台灣人似乎缺乏一種重要的基本的生物屬性，那就是認清楚<text:span text:style-name="T5">"</text:span>我是誰<text:span text:style-name="T5">"</text:span>。拜英國和美日殖民所賜，幾代香港人和台灣人附帶享受了不同於同時代其他發展中國家的物質經濟水平，但絕大多數人就這麼硬生生在政治意識形態的洗腦下成為腦殘，忘了自己祖宗是誰，進而認賊作父、打壓迫害羞辱起自己祖宗和同胞來。生而為人，還有比這更可恥和悲哀的事嗎<text:span text:style-name="T5">? </text:span>今天就算妳是別人的養女，在無盡的愛中平安長大成人，總有一天妳也要明白自己有個生母和生父，是他們讓妳誕生到了這個世界上，是他們賦與了妳生命。<text:span text:style-name="T5"><text:s/><text:line-break/><text:line-break/></text:span>我相信，這樣的心理變態亂象，終有一天會成為過去。只是這集體治療的陣痛期，恐怕沒個二三十年是渡不過去的。在這段期間，作為一個心理正常的台灣人或香港人，恐怕是有的你受的了。<text:span text:style-name="T5"><text:s/><text:line-break/><text:line-break/></text:span>這兩年無數次找機會去大陸<text:span text:style-name="T5">"</text:span>考察<text:span text:style-name="T5">"</text:span>或上網做功課，看有沒有什麼好的回歸<text:span text:style-name="T5"><text:s/>(</text:span>台灣人叫<text:span text:style-name="T5">"</text:span>滾回<text:span text:style-name="T5">") </text:span>祖國的方法。今年底可能又有機會去一趟，但我對<text:span text:style-name="T5">"</text:span>移民<text:span text:style-name="T5">"</text:span>回家愈來愈不抱希望，除了自身能力不足，大陸人對台灣人愈來愈敵視和歧視也是一個重要原因。<text:span text:style-name="T5"><text:s/><text:line-break/><text:line-break/></text:span>一個數千年來都是世界文明中心的偉大文明，經歷了兩百年的巨大羞辱和苦難，如今迎來了幾乎可說是必然的一種復興，這種復興雖是歷史規律之必然，對一代人來說卻是也千載難逢之機運。這樣一種史詩般的民族振興，身為華人沒有躬逢其盛就算了，竟然還數典忘祖、認賊作父，打壓抹黑迫害起自己的同胞來了。對此我在心裡懷抱著強烈的恨，但這樣一種恨，或說這樣一種痛苦，恐怕除了同類，兩方的同胞都是無法理解的。<text:span text:style-name="T5"><text:s/><text:line-break/><text:line-break/></text:span>已過不惑之年，但這五年來卻無時充滿了迷惘和困惑。我究竟該往何處去，我究竟該怎麼活，才對得起心中的那股恨<text:span text:style-name="T5">? <text:line-break/><text:line-break/>-------------------------------------- <text:line-break/><text:line-break/></text:span>【問媽媽<text:span text:style-name="T5">“</text:span>能不能搬到內地住<text:span text:style-name="T5">”</text:span>的香港女生，發來這樣一封信】<text:span text:style-name="T5"><text:s/><text:line-break/><text:line-break/></text:span>昨天采訪一位香港警嫂時，有一句話讓《環球時報》記者感慨至深。香港警嫂<text:span text:style-name="T5">May</text:span>說，最近激進示威者對警察的攻擊蔓延到警察親屬的身上，<text:span text:style-name="T5">“7</text:span>月份立法會受沖擊後，上大學的女兒一天深夜給我發短信說，媽媽，我們能不能搬到內地住？這裏太可怕了。<text:span text:style-name="T5">” <text:line-break/><text:line-break/></text:span>今天，這位警嫂又交給我們女兒最近寫的一封信。<text:span text:style-name="T5"><text:s/><text:line-break/><text:line-break/></text:span>她告訴記者，<text:span text:style-name="T5">19</text:span>歲的女兒<text:span text:style-name="T5">6</text:span>月底在學校論壇上匿名發布了這封信。在信中，女兒首先反駁了激進示威者打著<text:span text:style-name="T5">“</text:span>和平示威<text:span text:style-name="T5">”</text:span>的幌子進行暴力沖擊，並指責他們用尖頭鐵枝，磚塊等襲擊執法的警察。<text:span text:style-name="T5"><text:s/><text:line-break/><text:line-break/></text:span>她還在信中批評了示威者對國家的抹黑。她說，很多人從來沒有去過內地，對中國的發展幾乎沒有任何認識。<text:span text:style-name="T5">“</text:span>一個十三億多人口的大國家要發展不是像妳們玩遊戲機隨便按幾個鍵就能完成的。<text:span text:style-name="T5">” <text:line-break/><text:line-break/></text:span>她說，很多人對內地的印象還留在幾十年前。<text:span text:style-name="T5">“</text:span>妳們可否與時俱進？<text:span text:style-name="T5">”</text:span>不要整天覺得人家不跟妳一個陣營就是一頭<text:span text:style-name="T5">“</text:span>港豬<text:span text:style-name="T5">”</text:span>就是<text:span text:style-name="T5">“</text:span>五毛<text:span text:style-name="T5">”</text:span>。不要認為妳們能代表大部分人的意見。<text:span text:style-name="T5"><text:s/><text:line-break/><text:line-break/></text:span>發表這封信後，她同時也把它發給了她媽媽。<text:span text:style-name="T5">May</text:span>告訴《環球時報》記者，她看了這封信之後，覺得非常安慰，<text:span text:style-name="T5">“</text:span>我對女兒很放心了，覺得她真的長大了，懂事了。<text:span text:style-name="T5">” <text:line-break/><text:line-break/></text:span>以下是<text:span text:style-name="T5">May</text:span>的女兒信件摘錄：<text:span text:style-name="T5"><text:s/><text:line-break/><text:line-break/></text:span>其實一直不想出聲，但看到這個<text:span text:style-name="T5">secret</text:span>變成妳們全是對的，其他人就是錯的就真是很生氣。妳們的新聞就永遠是真的，別人在網上看到的直播就是假的。<text:span text:style-name="T5"><text:s/><text:line-break/><text:line-break/></text:span>他們示威者用的鐵棍，不只是用來砸人的，而是有人用來插人的<text:span text:style-name="T5">!</text:span>鐵棍的頭還要削尖，一樣可以用來殺人的<text:span text:style-name="T5">! <text:line-break/><text:line-break/></text:span>一開始前線的警員很多都沒有全面的防護，有很多片段顯示並不是每個警察都穿了防彈背心。所以不要再<text:span text:style-name="T5">“</text:span>美言<text:span text:style-name="T5">”</text:span>妳們用的<text:span text:style-name="T5">“</text:span>平民用品<text:span text:style-name="T5">”</text:span>不是致命武器了<text:span text:style-name="T5">! <text:line-break/><text:line-break/></text:span>用磚頭砸，即使有頭盔一樣會死人的，所以如果妳們規規矩矩，警察會無緣無故搞妳嗎？是有人打警察扔東西在先。不只是扔水瓶子和頭盔，難道妳們一定要弄死一名警察才肯承認自己用的是致命武器嗎？<text:span text:style-name="T5"><text:s/><text:line-break/><text:line-break/></text:span>那用妳們自己的道理說，警察<text:span text:style-name="T5">“</text:span>開槍<text:span text:style-name="T5">”(</text:span>打橡皮子彈，編者註<text:span text:style-name="T5">)</text:span>妳們有死人嗎？而且大家知不知道，無論妳有沒有沖擊，只要妳在非法集會的範圍內，警察勸退妳，且再三警告妳，妳又不走，那肯定會記妳有份參與了，可以直接拘捕妳，結果妳們又無緣無故要警察放什麽人呢？<text:span text:style-name="T5"><text:s/><text:line-break/><text:line-break/></text:span>不要說誰砸磚頭就優先抓誰，妳不砸就可以不用被抓，一個兩個戴著口罩和帽子，難道妳要警察一個個辨認後再抓嗎？<text:span text:style-name="T5"><text:s/><text:line-break/><text:line-break/></text:span>整天說警察用暴力武器，那是要取決於妳們有什麽準備嘛。要是用的東西對妳們沒什麽影響，那還叫驅散嗎？還叫清場嗎？<text:span text:style-name="T5"><text:s/><text:line-break/><text:line-break/></text:span>整天說以前<text:span text:style-name="T5">(</text:span>警察，編者註<text:span text:style-name="T5">)</text:span>沒這麽多催淚彈，沒有那麽暴力，那以前的示威者又何曾帶這麽多裝備呢？以前警察用普普通通的胡椒噴霧就可以驅散人群，但現在妳們都戴著口罩和護目鏡，難道還用胡椒噴霧慢慢噴妳嗎？<text:span text:style-name="T5"><text:s/><text:line-break/><text:line-break/></text:span>一扔催淚彈過去就有人把它澆滅，不扔多幾個難道等妳們逐一澆滅嗎？扔了這麽多還不走，不打妳橡膠子彈那怎麽驅散？妳們要警察動之以情跪下來求妳們走才對咯？<text:span text:style-name="T5"><text:s/><text:line-break/><text:line-break/></text:span>再說要求提供警員的電話，人家內部紀律處分，妳又不信，難道要人家給妳電話起底公審騷擾人家全家嗎？個個都說警察戴著面罩認不出，那妳們又何嘗不是呢？個個都包得看不清，破壞警署又要遮蓋閉路電視又不給警察錄像，又要耍威風又要戴頭盔。妳們這麽正義為什麽要遮頭遮臉鬼鬼祟祟的？還說有很多外國聲援妳們。<text:span text:style-name="T5"><text:s/><text:line-break/><text:line-break/></text:span>妳們一直<text:span text:style-name="T5">“</text:span>反送中<text:span text:style-name="T5">”</text:span>，沒人阻止妳們，明白妳們有自己的擔憂，但這不代表妳可以強迫別人跟妳一起去<text:span text:style-name="T5">“</text:span>反送中<text:span text:style-name="T5">”</text:span>，不跟妳一起反，就罵別人是<text:span text:style-name="T5">“</text:span>港豬<text:span text:style-name="T5">”</text:span>和<text:span text:style-name="T5">“</text:span>五毛<text:span text:style-name="T5">”</text:span>。<text:span text:style-name="T5"><text:s/><text:line-break/><text:line-break/></text:span>整天說我們在<text:span text:style-name="T5">ff(</text:span>幻想，編者註<text:span text:style-name="T5">)</text:span>妳們有外國勢力，我沒說過妳們收了錢，但是那些主導者收了錢有很奇怪嗎？幾次大型示威之前，永遠都那麽碰巧會有幾個泛民<text:span text:style-name="T5">(</text:span>反對派<text:span text:style-name="T5">)</text:span>議員或反對派一起去美國的，可能是巧合吧，每次示威之前都一定要去美國放松一下？那我希望下次那些議員避嫌，別每次都去美國玩再回香港搞事情。<text:span text:style-name="T5"><text:s/><text:line-break/><text:line-break/></text:span>原本一個修訂逃犯條例，演變成了國際要制裁中國，根本就是變質成了反中國的遊行。妳們這麽憎恨中國，不承認自己是中國的一份子，那麽我希望大家剪壞妳們的護照身份證和回鄉證，這些證件上面全部都寫明是中國香港，有本事的話扔掉這些證件吧。<text:span text:style-name="T5"><text:s/><text:line-break/><text:line-break/></text:span>天天說中國人的素質有多差，香港人真的自我感覺良好，覺得自己很高素質。說<text:span text:style-name="T5">A</text:span>國家<text:span text:style-name="T5">B</text:span>國家不歡迎中國人是因為中國人素質低，香港人其實也沒有好到哪裏去。就說說大家都喜歡的日本人吧，他們很多商鋪在網上寫不歡迎中國人也包括不喜歡香港人，但是中國人起碼錢多消費多，貢獻了很大的旅遊業收益，人家才不會不讓中國人進商鋪呢<text:span text:style-name="T5">! <text:line-break/><text:line-break/></text:span>有些人又天天說幾十年前家裏的長輩是如何偷渡過來香港，逃離中國管治之類的。妳們也說了，是幾十年前的事情，有好多老人家的兄弟姐妹在內地也發展得很好啊，有一棟樓呢，生活不用愁，不用後悔當初沒有偷渡到香港。<text:span text:style-name="T5"><text:s/><text:line-break/><text:line-break/></text:span>內地越來越多大學排名比香港的大學高，越來越多的國外公司邀請中國人去幫忙，國外的醫院也請中國醫生去協助研究、去交流。<text:span text:style-name="T5"><text:s/><text:line-break/><text:line-break/></text:span>妳們就說以前他們的毒奶粉和地溝油怎麽不好，都十年過去了，現在還有沒有出現過這麽大的問題？<text:span text:style-name="T5"><text:s/><text:line-break/><text:line-break/></text:span>人會進步，國家也一樣會進步。一個<text:span text:style-name="T5">13</text:span>億人口的國家由以前落後饑荒的狀態，短短幾十年進步到大國之一，妳以為這是玩遊戲按幾下就可以改善國家的嗎？以前有腐敗，現在也正在打擊，拘捕了好多貪官。以前貧窮，現在不同的地區慢慢地也開始富起來了。大家還停留在以前中國是很差的印象，妳們是否能與時俱進。人做錯了尚且會改，更何況是一個國家。<text:span text:style-name="T5"><text:s/><text:line-break/><text:line-break/></text:span>然後有些評論又會叫人滾回大陸，不然就爆粗問候全家。現在回到香港都只會覺得作為香港人是多麽卑微，自己很多方面都沒人家那麽厲害。<text:span text:style-name="T5"><text:s/><text:line-break/><text:line-break/></text:span>究竟妳們這些<text:span text:style-name="T5">“</text:span>英雄們<text:span text:style-name="T5">”</text:span>的自我感覺良好完結了嗎？不要整天覺得人家不跟妳一個陣營就是一頭<text:span text:style-name="T5">“</text:span>港豬<text:span text:style-name="T5">”</text:span>就是<text:span text:style-name="T5">“</text:span>五毛<text:span text:style-name="T5">”</text:span>，不要覺得妳們代表了大部人的意見，聲稱什麽都要幫香港市民爭取。事實上有很多香港人都不需要妳們這麽<text:span text:style-name="T5">“</text:span>熱心<text:span text:style-name="T5">”</text:span>，妳只要一天還留在香港、拿著香港護照和身份證，妳就不能否認妳是中國的一份子。香港已經回歸了，這麽喜歡外國的話妳就不要留在香港了，因為現在的香港終究是中國香港，而不是妳們要的港英政府。</text:p>
      <text:p text:style-name="P4"><text:span text:style-name="T3">陳真</text:span><text:s/>  |  2019.08.03 03:05   |   <text:a xlink:type="simple" xlink:href="http://palinfo.habago.org/Entry?Command=Information_PrintForum&amp;iPage=4#FORUM37733"><text:span text:style-name="T4">#</text:span></text:a></text:p>
      <text:p text:style-name="P5">卡韓政變<text:span text:style-name="T5"><text:s/>(133)</text:span>：民進黨把台灣人當白痴<text:span text:style-name="T5"><text:s/><text:line-break/><text:line-break/><text:line-break/></text:span>陳真<text:span text:style-name="T5"><text:s/>2019. 08. 03. <text:line-break/><text:line-break/><text:line-break/></text:span>蔡英文於今年<text:span text:style-name="T5">7</text:span>月<text:span text:style-name="T5"><text:s/>13</text:span>日出訪「友邦」海地共和國，「送給」海地政府<text:span text:style-name="T5">45</text:span>億<text:span text:style-name="T5"><text:s/>(</text:span>按：這句話已構成犯罪，我準備等著「落網」<text:span text:style-name="T5">)</text:span>。有民眾不滿凱子金援外交，於是在臉書和<text:span text:style-name="T5">Line</text:span>群組裏頭批評說：「高雄市登革熱防治經費需要五千萬，中央只給了兩千多萬，卻一口氣送給了海地<text:span text:style-name="T5">45</text:span>億，這是什麼政府！」對此大表不滿。<text:span text:style-name="T5"><text:s/><text:line-break/><text:line-break/></text:span>蔡英文聽了很不爽，當她人都還在國外參訪時，隨即在<text:span text:style-name="T5">17</text:span>日之海外記者會上開罵說這些都是「假消息」，是「有人刻意操弄」，因此下令刑事局「偵辦查處」。蔡英文說，「五千萬的登革熱經費並沒有變成兩千多萬，所以是造謠」。可是，目前只撥給高市府兩千六百六十萬，誰知道剩下的錢幾時才會撥下？這樣就叫做「造謠」？<text:span text:style-name="T5"><text:s/><text:line-break/><text:line-break/></text:span>蔡英文一聲令下，它媽的真是效率有夠快，居然一下就「破案」了。就在上星期四<text:span text:style-name="T5"><text:s/>(7</text:span>月<text:span text:style-name="T5">25</text:span>日<text:span text:style-name="T5">)</text:span>，刑事局宣布「破案」，朱姓男子等數人「落網」，包括轉發訊息者亦遭逮捕。警方分析臉書指出：「分享次數超過<text:span text:style-name="T5">8</text:span>百次以上，超過千人瀏覽，已對社會安寧造成廣大影響」，旋即在全台各縣市逮捕一干「嫌犯」移送法辦。<text:span text:style-name="T5"><text:s/><text:line-break/><text:line-break/></text:span>最離譜的是，其中還包括一位<text:span text:style-name="T5">75</text:span>歲的阿嬤，她在私人的<text:span text:style-name="T5"><text:s/>Line </text:span>群組中張貼這個所謂「假消息」，竟遭人截圖告發，警方依觸犯社會秩序維護法，指控她「散佈謠言，影響公共安寧」，移送法辦，坐牢三天或罰款三萬。<text:span text:style-name="T5"><text:s/><text:line-break/><text:line-break/></text:span>私人之間的談話，被他人截圖外流，竟然就要被抓，說她「影響公共安寧」，這不會太荒唐嗎？要抓也是應該抓那個截圖外流散佈訊息者不是嗎？更何況，這些訊息千真萬確，哪來假消息？<text:span text:style-name="T5"><text:s/><text:line-break/><text:line-break/></text:span>蔡英文說，<text:span text:style-name="T5">45</text:span>億是「貸款」，是「借」給海地政府，不是「送」，因此是「造謠」，必須抓起來。可是，台灣過去幾十年來四處「借」給一堆「友邦」，動輒數十億，幾時償還過？更不用說像海地這樣一個極度貪污腐敗的強盜政府。借得出去，拿得回來嗎？有可能嗎？<text:span text:style-name="T5"><text:s/><text:line-break/><text:line-break/></text:span>如果這是假消息，為何海內外媒體大多如此報導？為何不去控告這些媒體或去函更正？而是只會抓網友，甚至抓一個私下抱怨的<text:span text:style-name="T5">75</text:span>歲阿嬤。比方說，就連向來親美親台親得很用力的英國泰晤士報，斗大標題都是這麼寫的，寫得很難聽哦：<text:span text:style-name="T5"><text:s/><text:line-break/><text:line-break/>https://bit.ly/2KbXchs <text:line-break/><text:line-break/>"Taiwan stumps up $150m after Haiti threat to withdraw support"</text:span>。<text:span text:style-name="T5"><text:s/><text:line-break/><text:line-break/>stump up </text:span>就是被迫掏腰包的意思。翻成中文就是「海地威脅斷交，台灣花錢消災」，簡單說就是勒索。許多海外媒體就是這麼報導的。如果是借錢給海地，日後本金回收，當然就不叫做勒索，問題是：事實是這樣嗎？更接近事實的說法是：這其實就是賄賂。<text:span text:style-name="T5"><text:s/><text:line-break/><text:line-break/></text:span>可是，蔡英文卻睜眼說瞎話，詐騙台灣人。她說。這<text:span text:style-name="T5">45</text:span>億元不但是「貸款」，而且是有著「很大商業性質」的貸款，是一種「投資」，叫做<text:span text:style-name="T5"><text:s/>ODA</text:span>。蔡英文這些話，完全就是詐欺，把台灣人當白癡。<text:span text:style-name="T5"><text:s/><text:line-break/><text:line-break/>ODA (Official Development Assistance) </text:span>翻成中文就是「政府開發協助」，簡單說就是透過近乎「半買半相送」的優惠貸款，藉以擴大政治影響版圖，同時也改善對方經濟與民生建設，是由政府主導的一種金援，而非什麼商業投資。<text:span text:style-name="T5"><text:s/><text:line-break/><text:line-break/>ODA</text:span>之所謂「優惠貸款」，依據<text:span text:style-name="T5">OECD (</text:span>經濟合作與發展組織<text:span text:style-name="T5">) </text:span>的定義，最少須含有<text:span text:style-name="T5">25%</text:span>的「贈與成分」（<text:span text:style-name="T5">grant element</text:span>，簡稱<text:span text:style-name="T5"><text:s/>GE</text:span>）。<text:span text:style-name="T5">GE</text:span>並非融資總額的某個百分比，而是有個複雜的計算公式。總而言之，這樣一種政府金援，基本上就是肉包子打狗，正常狀況下雖不至於全部有去無回，但也不會有什麼「商機」在裏頭，因為它根本就不是一種商業投資。<text:span text:style-name="T5"><text:s/><text:line-break/><text:line-break/></text:span>理論上，倘若一個國家很有錢<text:span text:style-name="T5"><text:s/>(</text:span>通常是已開發國家<text:span text:style-name="T5">)</text:span>，那麼，在某個合理範圍內，富國幫助窮國，天經地義，沒有理由反對。問題不在於<text:span text:style-name="T5"><text:s/>ODA </text:span>本身，而是在於民進黨的<text:span text:style-name="T5"><text:s/>ODA </text:span>非常荒唐且完全不透明。乾淨的可能性是零！為什麼呢？因為種種行徑，匪夷所思。<text:span text:style-name="T5"><text:s/><text:line-break/><text:line-break/></text:span>首先，蔡英文及整個民進黨，居然把<text:span text:style-name="T5"><text:s/>ODA </text:span>說成是一種民間商業融資，否認它是一種政府援助。這就是說謊，把台灣人當白痴。你想，若非被迫，哪家私人銀行敢借幾十億元給海地那樣一種跟搶匪根本沒兩樣的所謂政府？銀行當然是會把錢借給信用良好且有能力償還者，誰會借給一群貪得無饜的搶匪？<text:span text:style-name="T5"><text:s/><text:line-break/><text:line-break/></text:span>但是，民進黨卻睜眼說瞎話，說<text:span text:style-name="T5"><text:s/>ODA </text:span>乃是「以債信良好的國家做為承作對象」，而海地就是第一個雀屏中選者，還把它宣傳成一種了不起的政績。可是，海地如果稱得上「債信良好」，那麼全世界就絕對找不到一個債信不良的國家了。事實上，海地甚至連被評等的資格也沒有，因為根本不用評。但是，民進黨卻居然胡扯說選中海地是「經過專業嚴謹的評估與作業程序」。<text:span text:style-name="T5"><text:s/><text:line-break/><text:line-break/></text:span>根據世界經濟論壇「<text:span text:style-name="T5">2018</text:span>全球競爭力<text:span text:style-name="T5">The Global Competitiveness Index 4.0</text:span>報告」，海地競爭力在全球<text:span text:style-name="T5">140</text:span>個參與評等之經濟體中排名第<text:span text:style-name="T5">138</text:span>名，倒數第三名。世界銀行<text:span text:style-name="T5">2018</text:span>年<text:span text:style-name="T5">10</text:span>月公布的「<text:span text:style-name="T5">Doing Business 2019</text:span>」經商環境報告，海地「經商容易度排名」<text:span text:style-name="T5">(Ease of Doing Business Ranking) </text:span>在全球<text:span text:style-name="T5">190</text:span>個經濟體中排名第<text:span text:style-name="T5">182</text:span>名，一樣是末段班。至於信評方面，從來也沒有過，這也能說是「債信良好」？此外，海地公衛設施與民生基礎建設極差，因為都被貪污光了，國民平均壽命僅有<text:span text:style-name="T5">42</text:span>歲。<text:span text:style-name="T5"><text:s/><text:line-break/><text:line-break/></text:span>今年<text:span text:style-name="T5">7</text:span>月<text:span text:style-name="T5">11</text:span>日，蔡英文展開為期<text:span text:style-name="T5">12</text:span>天的所謂「自由民主永續之旅」，第一站就是海地。台灣媒體一面倒地吹捧，說是什麼與全世界展開民主戰略結盟，宣揚台灣民主價值云云，鬼話連篇，一派胡言。<text:span text:style-name="T5"><text:s/><text:line-break/><text:line-break/></text:span>事實上，海地經常陷入動亂，反貪腐示威抗議不斷，光是過去一年來，暴亂之中就死了數十人，傷者無數。今年六月，一位報導海地總統貪污的記者，疑似被官方派人謀殺，案發時間就在蔡英文出訪海地的前一個月。<text:span text:style-name="T5"><text:s/><text:line-break/><text:line-break/></text:span>海地民眾抗議不斷的原因就是因為主政者瘋狂肆無忌憚的貪污，導致嚴重的通貨膨漲，民不聊生。而貪污的主角之一就是台灣的這位「民主友人」<text:span text:style-name="T5">--2017</text:span>年<text:span text:style-name="T5">2</text:span>月甫上任的海地總統摩依士<text:span text:style-name="T5"><text:s/>(Jovenel Moïse)</text:span>。<text:span text:style-name="T5"><text:s/><text:line-break/><text:line-break/>2018</text:span>年<text:span text:style-name="T5">5</text:span>月底，就在接二連三的邦交國與台灣斷交之際，一如藍營之前海地大使楊承達所預料，這位「民主友人」就趕緊跑來趁火打劫，向台灣威脅要錢了。而且如楊大使先前所說，「金援金額很可能會是天文數字」。甚至可能是為了怕夜長夢多，竟然在所謂聯合公報裏頭還規定時間，必須在<text:span text:style-name="T5">60</text:span>天內完成勒索程序<text:span text:style-name="T5"><text:s/>(</text:span>聯合公報第四條<text:span text:style-name="T5">)</text:span>，真的非常離譜，就跟綁匪限期交出贖金的作風差不多。<text:span text:style-name="T5"><text:s/><text:line-break/><text:line-break/></text:span>早在摩依士於<text:span text:style-name="T5"><text:s/>2017</text:span>年當選總統之前，他以及他所屬的政黨就已涉入許多貪污案件，其中金額最大的一項集體貪瀆，就是委內瑞拉所倡議的一個地區性能源合作組織，叫做「石油加勒比計劃」（<text:span text:style-name="T5">Petrocaribe</text:span>），涉案者除摩依士之外，還包括與之友好的兩位海地前總統及十多名官員、民代及大財團。貪污情況之嚴重與荒唐程度，恐怕十個阿扁也比不上。<text:span text:style-name="T5"><text:s/><text:line-break/><text:line-break/>2016</text:span>年，海地國會就「石油加勒比計畫」的貪污情況展開調查。今年一月和五月，海地高等審計法院發表調查報告，直指整個貪污集團的核心人物就是摩依士總統，旋即引爆群眾怒火，發生暴動，死傷多人。<text:span text:style-name="T5"><text:s/><text:line-break/><text:line-break/></text:span>調查報告中詳列一長串貪瀆腐敗事證。比方說，很多所謂民生基礎建設淪為「幽靈」建築，根本不存在；所謂修馬路也是修「幽靈」馬路，根本沒動工，錢全進了這位貪污總統以及一群貪官污吏和財團的口袋中，貪瀆金額佔能源計劃援助款項<text:span text:style-name="T5">38</text:span>億美元<text:span text:style-name="T5"><text:s/>(</text:span>折合台幣一千兩百多億<text:span text:style-name="T5">) </text:span>的至少六成，亦即大約二十億美元，相當於台幣六百多億遭到私吞濫用，貪婪程度只能用無法無天、肆無忌憚來形容。<text:span text:style-name="T5"><text:s/><text:line-break/><text:line-break/></text:span>再舉個例，<text:span text:style-name="T5">2014</text:span>年，摩依士當總統前，掛名兩家空頭工程公司<text:span text:style-name="T5"><text:s/>Agritrans </text:span>和<text:span text:style-name="T5"><text:s/>Betexs </text:span>的負責人，和當時擔任海地總統的好朋友馬德立<text:span text:style-name="T5"><text:s/>(Michel Martelly) </text:span>政府簽約，假裝說要修馬路，同樣是幾千萬元拿走了，結果修的卻是根本不存在的「幽靈」馬路，膽大包天的貪瀆程度，簡直匪夷所思。<text:span text:style-name="T5"><text:s/><text:line-break/><text:line-break/></text:span>更離譜的是，同一個標案，貪污一次還不夠，竟然還一魚二吃；同一個道路修建計畫，海地政府竟然和摩依士分別掛名的那兩家空頭公司同時簽約，收取兩次費用，卻修建出根本不存在的「幽靈」道路，什麼也沒做。<text:span text:style-name="T5"><text:s/><text:line-break/><text:line-break/></text:span>諸多媒體引述外媒指出，台灣除了金援海地四十五億元之外，這位特別喜歡修建幽靈馬路的摩依士總統，還跟蔡英文另外要求了一筆五千萬美元<text:span text:style-name="T5"><text:s/>(</text:span>折合台幣十五億<text:span text:style-name="T5">) </text:span>的修馬路援助款項。台灣方面有沒有偷偷從其它什麼祕密外交的經費管道給出這筆錢我不知道，但你相信這傢伙倘若拿了這十五億，會真的去修馬路嗎？你相信這些錢從台灣流向海地的過程中，一路上都會乾乾淨淨地用來修馬路嗎？修個馬路需要花那麼多錢嗎？海地人民窮得根本連飯都沒得吃了，政府卻整天搞修馬路計畫，你相信這些事之清白嗎？我是完全不信的。為什麼？因為我不是白痴。但是，民進黨顯然把台灣人當白癡，把國庫當成私人金庫。<text:span text:style-name="T5"><text:s/><text:line-break/><text:line-break/></text:span>海地幾任政府之貪婪腐敗，使得海地成為全世界貪腐問題最嚴重的國家之一，這也具體說明了為何在親美政府摩依士上任總統以來的這兩年，海地「反貪腐、有飯吃」的抗議示威與暴動更甚以往，宛如無政府狀態。今年二月，就連美國都宣佈從海地撤僑，各國也紛紛發布紅色旅遊警示或關閉大使館。因為狀況過於嚴重，就連平常不提國際新聞的台灣也有一些相關報導。持續將近一整年的激烈反貪腐示威的第一項要求就是「有飯吃」：<text:span text:style-name="T5"><text:s/><text:line-break/><text:line-break/></text:span>今年二月：<text:span text:style-name="T5">https://bit.ly/2LSp6Be <text:line-break/><text:line-break/></text:span>今年六月：<text:span text:style-name="T5">https://bit.ly/2KcQ3h3 <text:line-break/><text:line-break/></text:span>各位不妨打開上述兩段報導影片看看，看看蔡英文的「自由民主永續之旅」之第一站「民主友邦」海地是什麼樣的一種狀況？看看蔡英文所謂的「商業投資」或「商業融資」又是具有如何的「龐大商機」？你家如果開銀行，敢把幾十億借給這樣一群貪婪無度的政治犯罪集團嗎？這樣一種「投資」，倘若沒有洗錢、汙錢或五鬼搬運的企圖盤算及政治壓力與黑幕在裏頭，你信嗎？民進黨向國人炫耀的<text:span text:style-name="T5"><text:s/>ODA </text:span>首例<text:span text:style-name="T5">--</text:span>海地，說是經過「嚴謹的專業評估與作業流程」，你信嗎？<text:span text:style-name="T5"><text:s/><text:line-break/><text:line-break/></text:span>民進黨強調，除了編列十五億之利息補貼屬於國家預算外，這一千多億的所謂<text:span text:style-name="T5"><text:s/>ODA</text:span>，純粹是由私人銀行融資，並不會動用納稅人的錢，希望大家放心。這話更是鬼扯蛋。如果不是被迫迎合官方政策，哪個私人銀行會想借錢給海地這樣一個貪腐前科累累的政府？而且，私人銀行出資恐怕更有問題，因為這意味著它無須接受立法院監督。<text:span text:style-name="T5"><text:s/><text:line-break/><text:line-break/></text:span>立委高金素梅有段話講得很對，容我直接引用如下：<text:span text:style-name="T5"><text:s/><text:line-break/><text:line-break/></text:span>「行政院說『不是外交援助，而是我國商業銀行融資給外國政府⋯』，暗示這是商業行為。大家看看最近爆發的『慶富獵雷艦聯貸<text:span text:style-name="T6">䅁』，組織銀行團聯貸案的就是『商業銀行』，名叫『第一商業銀行』，第一銀行的董事長和總經理是財政部派任的，十家聯貸銀行團的銀行，清一色是公股行庫，董事長總經理全是官派。真正民間商業銀行絶不碰這種高風險的政治貸款，公股的商業銀行卻必須配合政策承作。慶富聯貸案就是未來『</text:span><text:span text:style-name="T5">ODA</text:span>模式融資海外公共工程』的寫照。」<text:span text:style-name="T5"><text:s/><text:line-break/><text:line-break/></text:span>銀行錢多得是，搬走個幾百億也許根本不為人所察覺，但是到頭來，難道不就是銀行存款人自身必須承擔起一切風險與損失？要是借出的錢拿不回來怎麼辦？<text:span text:style-name="T5"><text:s/><text:line-break/><text:line-break/></text:span>民進黨說，拿不回來就依據「紐約公約」<text:span text:style-name="T5">(The Convention on the Recognition and Enforcement of Foreign Arbitral Awards) </text:span>提告啊。這又是在鬼扯了。海地民眾幾年來死傷那麼多人，不斷抗議示威與暴動，尚且都討不回來一毛錢，連想要求一堆貪瀆者下台都辦不到<text:span text:style-name="T5"><text:s/>(</text:span>而且還越貪越狠<text:span text:style-name="T5">)</text:span>，你以為那些貪官污吏會跟你打什麼「紐約公約」的仲裁官司？然後依據仲裁結果還你錢？有可能嗎？當然不可能。<text:span text:style-name="T5"><text:s/><text:line-break/><text:line-break/></text:span>部份綠媒卻用力護航，除了睜眼說瞎話歌頌摩依士如何勤政愛民之外，並說「成為呆帳」只是一種「假設」，痛罵批評者以「假設性的問題」來「誤導社會大眾」。可是，如果你了解海地，了解民進黨，了解一點國際現實，了解島內外這些行不由徑、貪得無饜的政客，你會相信這是一種了不起的政績嗎？<text:span text:style-name="T5"><text:s/><text:line-break/><text:line-break/></text:span>至於有人說，台灣又不是「紐約公約」的締約國，怎麼申請仲裁？這話其實不對。因為我查過「紐約公約」的網站，台灣當然不是締約國，但海地是，而且沒有申請「互惠保留」<text:span text:style-name="T5">(reciprocity reservation)</text:span>。這意思是說，海地願意接受非締約國之仲裁效力。問題是，你認為海地那樣一種宛若叢林社會的政治環境，那些貪官污吏會鳥你什麼「紐約公約」嗎？<text:span text:style-name="T5"><text:s/><text:line-break/><text:line-break/></text:span>另外，總統府網站上能找到這份聯合公報：<text:span text:style-name="T5"><text:s/><text:line-break/><text:line-break/>https://www.president.gov.tw/NEWS/23387 <text:line-break/><text:line-break/></text:span>第五條寫著：「兩國元首重申對於民主價值及原則之重視，並且共同崇尚自由及法治」。真是很不可思議。民進黨卻很得意，說是向全世界推廣民主，推廣台灣價值，建立民主戰略夥伴云云，鬼話連篇。<text:span text:style-name="T5"><text:s/><text:line-break/><text:line-break/></text:span>台灣凱子外交，行之有年，以<text:span text:style-name="T5"><text:s/>ODA</text:span>為例，往年平均約三億多美元，蔡英文一上台，卻馬上調高十幾倍，變成<text:span text:style-name="T5"><text:s/>35 </text:span>億美元，亦即一千多億台幣，援助對象包括所謂新南向諸國與友邦。這樣一種內神通外鬼式的金援外交，僅在利息補貼之預算方面需經立院審查，無異黑箱作業；因其不受監督，很可能會有根本無法為外界所知之掏空行庫、洗錢及五鬼搬運和中飽私囊等貪污行為出現。請問你信得過民進黨這個貪婪無度的政治詐騙集團嗎？<text:span text:style-name="T5"><text:s/><text:line-break/><text:line-break/></text:span>這個人渣黨，做賊心虛，為了嚇阻人民批評，竟然大量透過司法手段來對付批評民眾。今年一月，刑事局成立「假訊息查處小組」，全國警察機關成員任務編組竟然高達<text:span text:style-name="T5">111</text:span>人。真是非常離譜。警察是吃飽太閒嗎？<text:span text:style-name="T5"><text:s/><text:line-break/><text:line-break/></text:span>其實，台灣人真是太溫和了，連「送給海地<text:span text:style-name="T5">45</text:span>億，這是什麼政府！」這樣一句如此溫和的批評，竟然也要被司法追殺。它媽的這如果不是人渣黨，什麼是人渣黨？<text:span text:style-name="T5"><text:s/><text:line-break/><text:line-break/></text:span>這回透過<text:span text:style-name="T5"><text:s/>ODA </text:span>金援海地四十五億，雖已是天文數字，但是後頭不知道還有沒有更可怕的事。去年<text:span text:style-name="T5"><text:s/>(2018</text:span>年<text:span text:style-name="T5">) 4</text:span>月<text:span text:style-name="T5">2</text:span>日，親民黨黨團召開一個記者會：<text:span text:style-name="T5"><text:s/><text:line-break/><text:line-break/>https://news.tvbs.com.tw/life/894440 <text:line-break/><text:line-break/></text:span>指控蔡英文竟然打算把全國的農業金庫七千億元全部投入<text:span text:style-name="T5"><text:s/>ODA</text:span>，藉以推動所謂新南向政策。親民黨痛批，農業金庫放款率低，農民平常想借錢，難如登天，民進黨卻竟然要把這七千億元拿去其它國家進行政治豪賭。此事究竟如何，並無下文。我只能說，大家腦子最好清醒一點，認清是非，認清善惡；不要以為政治好像只是一種不須付出代價的身外事。<text:span text:style-name="T5"><text:s/><text:line-break/><text:line-break/></text:span>這二十年來，豺狼當道，人渣橫行，忠良之士卻飽受污名與踐踏，歸根結底問題仍是在於人民實在太好騙，特別是年輕一代，真的是大多近乎腦殘。這樣講很不禮貌，聽起來好像很驕傲，但我還能用什麼樣更謙和含蓄的方式來訴說這個可悲的基本事實呢？<text:span text:style-name="T5"><text:s/><text:line-break/><text:line-break/></text:span>昨天學姊跟我講了個笑話，我覺得挺有意思。她說，<text:span text:style-name="T5">"</text:span>民主就是一群火雞，投票贊成聖誕節。<text:span text:style-name="T5">" </text:span>依我看，台灣恰恰就是這麼一回事。人民被詐騙集團操弄與洗腦，認賊作父，親手葬送自己原本燦爛輝煌的前景。自欺欺人，寧不悲乎？<text:span text:style-name="T5"><text:s/><text:line-break/><text:line-break/>========================== <text:line-break/><text:line-break/></text:span>又一個千億元黑洞<text:span text:style-name="T5"><text:s/><text:line-break/><text:line-break/><text:line-break/>2017/10/16 <text:line-break/><text:line-break/></text:span>中國時報<text:span text:style-name="T5"><text:s/></text:span>主筆室<text:span text:style-name="T5"><text:s/><text:line-break/><text:line-break/></text:span>蔡總統在參加世界台商年會時表示，要以千億元作為「政府開發協助」（<text:span text:style-name="T5">ODA</text:span>）計畫，以支持新南向政策。這是蔡政府另外一個千億元的財政大黑洞，立委高金素梅批評將成為「洗錢」，不是沒道理。<text:span text:style-name="T5"><text:s/><text:line-break/><text:line-break/></text:span>依照蔡英文的說法，這筆錢是用來當專案融資基金，必要時可補貼利差，目標是協助台灣企業與新南向國家的公共工程合作，理想上可協助台商拿到東南亞國家的公共工程，並促進台灣與這些國家的關係。<text:span text:style-name="T5"><text:s/><text:line-break/><text:line-break/></text:span>不過蔡政府還沒有說清楚：這筆錢從哪裡來？依照什麼機制、有什麼徵信過程，如何決定融資對象與額度？當然，更重要的是，萬一發生問題，可以如何確保債權。如果沒有細膩的規畫，沒有找來有金融專業又正派者主其事，確實可能大開洗錢、官商勾結的大門。<text:span text:style-name="T5"><text:s/><text:line-break/><text:line-break/></text:span>試想，某政商關係良好者，拿出沒有什麼價值資產的海外公司向政府申請融資，如果沒有專業把關，廠商拿到貸款後，就因「經營不善」而倒閉，政府手上的擔保品卻沒有價值，只能徒呼負負；即使政府有心透過金融機構追討債權，但畢竟「錢不是自家」的，又碰上政商關係硬者，也是有心無力吧。<text:span text:style-name="T5"><text:s/><text:line-break/><text:line-break/></text:span>至於效益，看看東協國家與大陸政治、經濟關係如此密切，大陸拿出來融資援外的資金更數百倍於台灣，寄望因此打開與東協國家的關係，太過於一廂情願了。<text:span text:style-name="T5"><text:s/><text:line-break/><text:line-break/></text:span>蔡政府的經濟藍圖過分依賴政府撒錢，動輒百億、千億的國家級貿易公司、投資基金、農產品貿易公司、公共建設計畫，這次的<text:span text:style-name="T5">ODA</text:span>計畫算是為台灣再增加一個千億元的財政黑洞。台灣到底有多少個千億元可供蔡政府如此揮霍？<text:span text:style-name="T5"><text:s/><text:line-break/><text:line-break/>============== <text:line-break/><text:line-break/></text:span>【即時短評】打假還是打手？忘了本分的刑事局<text:span text:style-name="T5"><text:s/><text:line-break/><text:line-break/></text:span>聯合報<text:span text:style-name="T5"><text:s/></text:span>記者陳金松<text:span text:style-name="T5"><text:s/><text:line-break/><text:line-break/>2019-07-30 <text:line-break/><text:line-break/><text:line-break/></text:span>刑事局最近積極「打假」，轉傳「蔡英文修官邸一億兩千萬」訊息的朱姓退伍軍人昨天被依社維法移送裁處。圖／刑事局提供<text:span text:style-name="T5"><text:s/><text:line-break/><text:line-break/></text:span>最近的刑事局很忙，不是忙著各地頻傳的槍擊案，也不是總統蔡英文上台時信誓旦旦的掃毒和打詐，而是忙著抓上級交辦的「假消息」；從蔡英文「海地金援<text:span text:style-name="T5">45</text:span>億」、「修官邸<text:span text:style-name="T5">1</text:span>億<text:span text:style-name="T5">2</text:span>千萬」，到蘇貞昌「公祭擲筆」，不利的言論刑事局全卯足全力抓人，不管是原始造謠者，還是不滿時局的轉貼民眾。<text:span text:style-name="T5"><text:s/><text:line-break/><text:line-break/></text:span>資訊爆炸年代，網路各種似是而非的訊息充斥，不只政治人物，市井小民也深受其害；假消息不是不能抓，任何造謠傷害訊息，當事人都有權提告，政府也有責任防杜；重點是全民應同一標準，依法行政，而不是對特定人士服務。<text:span text:style-name="T5"><text:s/><text:line-break/><text:line-break/></text:span>看看刑事局今年一月成立的「假訊息查處小組」，全國警察機關成員任務編組達<text:span text:style-name="T5">111</text:span>人，統計至今偵破<text:span text:style-name="T5">26</text:span>件；捫心自問，有幾件和一般民眾有關。<text:span text:style-name="T5"><text:s/><text:line-break/><text:line-break/></text:span>網路爭議訊息氾濫，有些造謠，有些只是質疑或調侃，真的要抓，不但抓不完，也有侵犯言論自由之虞，要警察擔查證責任不僅荒謬，也不是法治國家該有的精神；何況只查辦上級指示案件，連轉傳的不知情者也照抓不誤，和「東廠」何異。<text:span text:style-name="T5"><text:s/><text:line-break/><text:line-break/></text:span>身為刑事專業龍頭，刑事局職司全國重大刑案重責，天天忙著辦違反社會秩序維護法的假消息，忘了自己本業，基層早叫苦不已，高層卻依然故我，何其悲哀。<text:span text:style-name="T5"><text:s/><text:line-break/><text:line-break/></text:span>假消息不可怕，可怕的是麻木不仁的政府，還有甘為打手、忘了自己本分的警察高層。看看仍然困擾著社會大眾的毒品、詐騙、槍擊案，刑事局的角色，如今在那裡？</text:p>
      <text:p text:style-name="P4"><text:span text:style-name="T3">洋洋</text:span><text:s/>  |  2019.08.02 19:07   |   <text:a xlink:type="simple" xlink:href="http://palinfo.habago.org/Entry?Command=Information_PrintForum&amp;iPage=4#FORUM37732"><text:span text:style-name="T4">#</text:span></text:a></text:p>
      <text:p text:style-name="P6">關於林毅夫台灣方面謠傳說他是抱著籃球游過去，並且帶著機密文件。<text:span text:style-name="T5"><text:s/><text:line-break/></text:span>他做了澄清<text:span text:style-name="T5"><text:s/><text:line-break/>----------------- <text:line-break/>2010</text:span>年，林毅夫接受《紐約客》雜誌採訪時表示，在金門時，他的想法已經經歷一場劇變，只想著：我想讓中國富強，但是絕大部分中國人都住在中國大陸；所以，如果我到大陸，可以有更大的貢獻。林毅夫也首度說出泅海游往大陸的經過，他用自由式游了近三個小時，上了岸，因認為海灘必埋有地雷，不敢擅自走動，便用手電筒打信號，解放軍駐防部隊派出一名士兵逮捕他。<text:span text:style-name="T5"><text:s/><text:line-break/><text:line-break/>2012</text:span>年<text:span text:style-name="T5">4</text:span>月，林毅夫回憶當年「叛逃」事件談及外界稱他為「現代吳三桂」，對他有兩大質疑，一個是「傷害很多人」，另外則是「攜帶機密文件到對岸」。<text:span text:style-name="T5"><text:s/><text:line-break/><text:line-break/></text:span>林毅夫表示：「當時政府以人間蒸發的方式把影響降到最低，原先的營長高華柱仕途未受影響，離開時的營長侯金生也正常退伍，旅長、師長也從中將、上將退伍」，並認為「選擇<text:span text:style-name="T5">1979</text:span>年<text:span text:style-name="T5">5</text:span>月<text:span text:style-name="T5">16</text:span>日離開，是很困難的選擇，因為女兒尚未出世。」他表示，「我在<text:span text:style-name="T5">2</text:span>月<text:span text:style-name="T5">16</text:span>日離開高營長（高華柱），因為當時規定一個人離開三個月，過去的長官不負政治責任，到任不到三個月，當時的長官也不用負責；選擇當天離開，兩位長官因此沒事。」<text:span text:style-name="T5"><text:s/><text:line-break/></text:span>林毅夫憶述，當時到大陸只帶兩種東西，一個是能證明他是中華民國軍官的證件，另外則是水壺、救生衣等救生用品，沒帶四顆籃球和機密文件渡海。並略為激動的說：「有沒有帶機密文件，兩邊國防部都可以查。此外，他服役的連上沒有四顆籃球，而且游泳怎麼馱著四個籃球，重點是連上並沒有那些機密文件。<text:span text:style-name="T5"><text:s/><text:line-break/>--------------- <text:line-break/></text:span>同是台灣大學校友的鄭鴻生也認爲，林毅夫「雖然對國府的幻想破滅，但並沒有失去對臺灣前途的關切，而他新認識到的臺灣前途卻是在於中國的統一。<text:span text:style-name="T5">......</text:span>，這也是他當時冒著九死一生游到對岸的心志所在」。當時就讀台大哲學系、也參與校園運動的鄭鴻生表示，他相當程度可以理解林毅夫入伍之後的驚人之舉；當過兵的人，或多或少體會過軍隊體制的腐敗與落後，熱血青年林毅夫受到的衝擊肯定更大，「那個年代，對國民黨理想破滅的人多得是，有人加入黨外，那他在部隊裡怎麼辦？他有個機會在前線。」</text:p>
      <text:p text:style-name="P4"><text:span text:style-name="T3">鄭豐遠</text:span><text:s/>  |  2019.08.02 14:35   |   <text:a xlink:type="simple" xlink:href="http://palinfo.habago.org/Entry?Command=Information_PrintForum&amp;iPage=4#FORUM37731"><text:span text:style-name="T4">#</text:span></text:a></text:p>
      <text:p text:style-name="P5">《問答神州》專訪第十三屆全國政協常委、經濟委員會副主任林毅夫<text:span text:style-name="T5"><text:s/>20190719 <text:line-break/>https://www.youtube.com/watch?v=6k0NadHS4wI <text:line-break/><text:line-break/></text:span>不知道是不是出於職業病，很多女主播很喜歡插話<text:span text:style-name="T5"><text:s/>(</text:span>包括這一位<text:span text:style-name="T5">)</text:span>，不過至少經濟政治問題不是兒戲，沒有太多綜藝節目的做作。我對經濟一竅不通，相關知識屬於吃瓜群眾這一等級。不過看一個人也許不一定只是看他的知識內涵，也看他的氣質神情。另外一個我常關注的學者是陳平，一個從物理學家轉職的經濟學家。<text:span text:style-name="T5"><text:s/><text:line-break/><text:line-break/></text:span>第一次聽到林毅夫這名字是在<text:span text:style-name="T5"><text:s/>2002 </text:span>年，在<text:span text:style-name="T5"><text:s/>Card228 </text:span>上陳真寫的一篇《投奔怒海：林毅夫與江文也》，但我直到去年才真正從網路視頻中見到他講話的神情樣貌。林毅夫因為<text:span text:style-name="T5"><text:s/>1979 </text:span>年<text:span text:style-name="T5">"</text:span>判逃<text:span text:style-name="T5">"</text:span>大陸<text:span text:style-name="T5"><text:s/>(</text:span>那年我三歲<text:span text:style-name="T5">)</text:span>，至今仍是台灣的通緝犯，連<text:span text:style-name="T5"><text:s/>2002 </text:span>年其父過逝時都無法回台奔喪。<text:span text:style-name="T5"><text:s/><text:line-break/><text:line-break/></text:span>一個月前，買了一台幾乎沒人要的、機齡<text:span text:style-name="T5"><text:s/>26 </text:span>年的老機器，買沒幾天就壞了。機器老舊，二十多年前卻是台幣約五六十萬的高檔設備。把機子拆開，密密麻麻的電線和十幾個電路板非常嚇人。機器早就停產，也沒人會維修，我不想就這麼放棄，於是經過兩週的研究學習，買了些電子元件來鼓搗，昨天竟然就被我給修好了，我還順手修好了一旁壞掉的咖啡磨豆機。這類事再來個幾次，我看我連電視都會修了。<text:span text:style-name="T5"><text:s/><text:line-break/><text:line-break/></text:span>對這類雜耍大師般的種種生活技能，有時候我對自己都感到非常佩服，但往往佩服了一秒，自己就忍不住笑了<text:span text:style-name="T5">; </text:span>人之才情稟賦似乎註定有大有小，小者如我對於各種可有可無的技能擁有掌握的熱情，但似乎也就如此了。格局大者如林毅夫，關心的究竟是些什麼東西，一般人難以想像，更別說能明白或體會其初衷與情懷。<text:span text:style-name="T5"><text:s/><text:line-break/><text:line-break/></text:span>以下是林毅夫在<text:span text:style-name="T5"><text:s/>1980 </text:span>寫信給其日本的表哥的一封信<text:span text:style-name="T5"><text:s/>(</text:span>源自<text:span text:style-name="T5"><text:s/>https://zh.wikipedia.org/wiki/</text:span>林毅夫叛逃事件<text:span text:style-name="T5">) <text:line-break/><text:line-break/>-------------------------------- <text:line-break/><text:line-break/></text:span>建興兄：<text:span text:style-name="T5"><text:s/><text:line-break/><text:line-break/></text:span>　　臨別之際，未及問你將來在東京的地址，因此上封信僅以姑且試之的心情投寄，真沒想到竟能接到你的回音。轉眼離家已近一載，雖說男兒志在四方，不能眷念兒女私情，而忘卻肩上的責任；但是思鄉之情卻是隨著日月的增長而加深。捧讀來信之際，真讓我深深地體會到了<text:span text:style-name="T5">“</text:span>家書抵萬金<text:span text:style-name="T5">”</text:span>之心情。<text:span text:style-name="T5"><text:s/><text:line-break/><text:line-break/></text:span>　　回國以後，原想儘速給家裏捎個消息，但顧及親友的安全，故不敢莽撞從事。我的回國對台灣當局來說，當然是一件很難堪的事情，而我在臺的知名度，更給了大陸一個很好的宣傳機會。但為了在臺親友的安全，經我的要求，組織終於同意，只要台灣當局不對我的家屬和親友採取迫害行動，這邊也就不以我的回國做文章。<text:span text:style-name="T5"><text:s/><text:line-break/><text:line-break/></text:span>　　在大陸這段時間，經組織的安排，我參觀了許多地方，雖然總的來說，大陸在經濟建設方面還相當落後，人民的生活水準也還很低，但基本上每個人是可以吃得飽、穿得暖的，這在中國五千年的歷史上，不能不說是一項突出的成就。在社會主義建設上，中國應該有更高的成就，但是十年<text:span text:style-name="T5">“</text:span>文化大革命<text:span text:style-name="T5">”</text:span>的混亂，使整個中國的經濟瀕臨崩潰的邊緣。現在中國從上到下正在實事求是地檢討建國<text:span text:style-name="T5">30</text:span>年來的經驗，從中吸取教訓，以便為現代化的中國之建設而努力。<text:span text:style-name="T5"><text:s/><text:line-break/><text:line-break/></text:span>　　自從<text:span text:style-name="T5">“</text:span>四人幫<text:span text:style-name="T5">”</text:span>倒臺以後，整個大陸正在以一個飛躍的速度向前進步，人民充滿朝氣和信心。我深深地相信，中華民族是有希望、有前途的。而做為一個中國人，是值得驕傲，是可以抬頭挺胸昂立於世界之上的。基於對歷史的癖好，我特地去參觀了許多名勝古跡，但是長城的雄壯，故宮的華麗，並沒有在我心裏留下多少深刻的印象。最令我感到震撼的是，戰國時代，秦李冰父子在成都所築的都江堰。由於都江堰，使四川成為天府之國，而始建迄今已近三千年，但是它還在惠及眾生。當我站在江邊，聽那滔滔的水聲，真讓我有大丈夫若不像李冰父子為後世子孫千萬年之幸福，貢獻一己之力量，實有愧此生之嘆！<text:span text:style-name="T5"><text:s/><text:line-break/><text:line-break/></text:span>　　台灣的未來，現在正處於十字路口，長期維持那種妾身未明的身份，對台灣一千七百萬同胞來說，並非終久之計。因此何去何從，我輩應當發揮應盡的影響力。正如你來信所說，台灣不該獨立，更不應該再次淪為次殖民地。那麼台灣到底應該往何處去，這個問題長久以來，一直是我心中思索的主題。基於對文化、歷史、政治、經濟和軍事的認識，我覺得回歸祖國是歷史的必然，也是最佳的選擇方案。<text:span text:style-name="T5"><text:s/><text:line-break/><text:line-break/></text:span>　　做為一個台灣人，我深愛這塊生我、養我的地方，我願為它的繁榮、幸福奉獻一生的精力；但是做為一個中國人，我覺得台灣除了是台灣人的台灣之外，台灣還應該能對中國的歷史發揮更大的貢獻。長期的分裂，對大陸不利，對台灣不利，對整個中國的歷史更不利。因此，如何在不損害台灣人民利益的前提下，促使中國早日再度統一，是我輩有志青年無以旁貸的責任。<text:span text:style-name="T5"><text:s/><text:line-break/><text:line-break/></text:span>　　現在大陸對台灣這<text:span text:style-name="T5">30</text:span>年來在經濟、社會、文化建設上的成就，是充分肯定的；而大陸在提出和平統一台灣政策的同時，也再三保證，尊重台灣現行的狀況和現行制度，不使台灣人民蒙受損失，不改變台灣人民的生活方式。而從我所接觸中，感覺到大陸當局是充滿誠意的。當然如何才能不降低台灣人民的生活水準，不改變台灣人民的生活方式，是一件非常複雜的問題，而我覺得將來台灣統一以後，最主要的工作還是經濟方面。因此，目前我準備再以三年的時間，對經濟理論問題再好好下一番工夫。<text:span text:style-name="T5"><text:s/><text:line-break/><text:line-break/></text:span>　　在台灣我雖也曾是被吹捧的對象，可是國民黨對我只是利用，而不是真正的培養；現在這邊則是真正重視我，培養我。<text:span text:style-name="T5"><text:s/><text:line-break/><text:line-break/></text:span>　　目前我的生活除了偶感單調寂寞外，一切都令人非常滿意。上次在佳佳餐廳，我原有意將雲英、小龍、小麟托你照顧，而如今你也已經離開台灣。雲英一個女子要撫養兩個孩子，其艱辛可想而知。小龍已經<text:span text:style-name="T5">3</text:span>歲，正是最需要父親的時候，但卻只能和他母親相依為命。小麟出生，連跟父親見面的機會都沒有。我母多病，我未能盡人子應有之孝道，對於他們我實在有說不盡的抱歉，但望團圓之日早日來臨。<text:span text:style-name="T5"><text:s/><text:line-break/><text:line-break/></text:span>　　對雲英請代我多鼓勵她。也請你轉告大哥大嫂，要他們對家庭多負點責任，將來我會十倍、百倍奉還。雲英的生日是<text:span text:style-name="T5">2</text:span>月<text:span text:style-name="T5">16</text:span>日，我母親是農曆五月份生的，我父親是農曆八月初七生，小麟應是陽曆<text:span text:style-name="T5">8</text:span>月<text:span text:style-name="T5">5</text:span>日左右生的吧？小龍則是<text:span text:style-name="T5">12</text:span>月<text:span text:style-name="T5">12</text:span>日生日，這些日子若方便，請代我向他們送些禮物，我和雲英之間有個小名叫方方，在禮物上寫上這個名字，她就會了解的。<text:span text:style-name="T5"><text:s/><text:line-break/><text:line-break/></text:span>　　目前我唯一能聯繫的親人就是你，但是你也應該特別小心，不要給國民黨當局抓到任何把柄，免得惹來一身麻煩。消息最好採用口傳，以免留下痕跡。現在你大概忙著準備<text:span text:style-name="T5">4</text:span>月份的考試吧！等考完試再進一步聯繫。請代我向建成兄嫂問好。最後，我們台灣人應有一個志氣，不但要做台灣的主人，而且要做中國的主人，讓我們為中國的統一、富強而努力吧！<text:span text:style-name="T5"><text:s/><text:line-break/><text:line-break/>——</text:span>林毅夫，《<text:span text:style-name="T6">给表兄李建兴的信</text:span><text:span text:style-name="T5">--</text:span>台湾人也要做中国的主人》<text:span text:style-name="T5"><text:s/></text:span></text:p>
      <text:p text:style-name="P4"><text:span text:style-name="T3">李念淨</text:span><text:s/>  |  2019.08.02 14:33   |   <text:a xlink:type="simple" xlink:href="http://palinfo.habago.org/Entry?Command=Information_PrintForum&amp;iPage=4#FORUM37730"><text:span text:style-name="T4">#</text:span></text:a></text:p>
      <text:p text:style-name="P6"><text:span text:style-name="T5">http://news.dwnews.com/china/big5/news/2019-08-01/60143696.html <text:line-break/><text:line-break/></text:span>大陸突然叫停台灣自由行<text:span text:style-name="T5"><text:s/></text:span>董建華爆幕后真正原因<text:span text:style-name="T5"><text:s/>2019-08-01 22:57:32</text:span>（多維新聞）<text:span text:style-name="T5"><text:s/><text:line-break/><text:line-break/></text:span>對于大陸為何突然叫停台灣自由行，外界紛紛猜測，中共喉舌指民進黨頻生事端，挾洋自重，而香港前特首董建華則透露根源所在。<text:span text:style-name="T5"><text:s/><text:line-break/><text:line-break/></text:span>北京時間<text:span text:style-name="T5">8</text:span>月<text:span text:style-name="T5">1</text:span>日，實名認證為香港衛視綜合台副台長<text:span text:style-name="T5">“</text:span>秦楓<text:span text:style-name="T5">”</text:span>在社交媒體稱，董建華在<text:span text:style-name="T5">7</text:span>月<text:span text:style-name="T5">31</text:span>日出席解放軍駐香港部隊酒會時點出大陸叫停台灣自由行的根本原因。董建華說，<text:span text:style-name="T5">“</text:span>香港這次暴亂，國家已查明大部分資金是台灣民進黨蔡英文資助的，目的是要配合美國搞亂香港，然后攻擊<text:span text:style-name="T5">‘</text:span>一國兩制<text:span text:style-name="T5">’</text:span>失敗，煽動台灣民眾撈選票，以求連任。<text:span text:style-name="T5">” </text:span>這位香港前特首強調，<text:span text:style-name="T5">“</text:span>中央及時取消所有城市赴台自由行，下一步還有會懲罰動作<text:span text:style-name="T5">”</text:span>。同一天，董建華還在其他公開場合點名美國和台灣是香港暴力事件頻发的幕后黑手。<text:span text:style-name="T5"><text:s/>7</text:span>月<text:span text:style-name="T5">31</text:span>日，大陸稱鑒于当前兩岸<text:span text:style-name="T6">关系，決定暫停台灣自由行。另据台灣媒體稱，大陸還准備縮減大陸游客赴台团體旅游規模。估算指，一旦成行，大陸每月赴台人數僅有每省</text:span><text:span text:style-name="T5">500</text:span>人。<text:span text:style-name="T5"><text:s/><text:line-break/><text:line-break/></text:span>結合董建華的言論<text:span text:style-name="T5">——</text:span>台灣試圖攻擊<text:span text:style-name="T5">“</text:span>一國兩制<text:span text:style-name="T5">”</text:span>，再看中共政治局委員楊潔篪<text:span text:style-name="T5">8</text:span>月<text:span text:style-name="T5">1</text:span>日力挺<text:span text:style-name="T5">“</text:span>一國兩制<text:span text:style-name="T5">”</text:span>的表態，應是意有所指。楊潔篪指，<text:span text:style-name="T5">“</text:span>一國兩制<text:span text:style-name="T5">”</text:span>在香港取得<text:span text:style-name="T5">“</text:span>舉世公認<text:span text:style-name="T5">”</text:span>成功，是解決遺留問題最佳方案，也是香港長期繁榮穩定的最佳制度安排。<text:span text:style-name="T5"><text:s/><text:line-break/><text:line-break/>7</text:span>月<text:span text:style-name="T5">31</text:span>日，中共喉舌《人民日報》发表評論，稱，大陸暫停台灣自由行，原因何在？民進黨当局恐怕門兒清。頻生事端，不是挾洋自重，就是動輒<text:span text:style-name="T5">“</text:span>碰瓷<text:span text:style-name="T5">”</text:span>。<text:span text:style-name="T5"><text:s/></text:span>在解放軍駐香港部隊酒會上，駐港部隊司令陳道祥就香港局勢表態，強烈譴責香港極端暴力事件，此事絕不能容忍。駐港部隊則发布《不忘初心<text:span text:style-name="T5"><text:s/></text:span>守護香江》視頻，暗示已做好應對香港暴力事件的准備。</text:p>
      <text:p text:style-name="P4"><text:span text:style-name="T3">老羊</text:span><text:s/>  |  2019.08.02 06:54   |   <text:a xlink:type="simple" xlink:href="http://palinfo.habago.org/Entry?Command=Information_PrintForum&amp;iPage=4#FORUM37729"><text:span text:style-name="T4">#</text:span></text:a></text:p>
      <text:p text:style-name="P11"><text:span text:style-name="T3">新的火鍋大王的視頻；仍然值得一看，仍然被油管</text:span><text:s/>demonetized<text:span text:style-name="T3">。內容為早期華人在美國受到的種種非人待遇。</text:span><text:s/><text:line-break/><text:line-break/>https://youtu.be/WiMb7RaR9F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